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0000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两两相似度" table:style-name="ta1">
        <table:shapes>
          <draw:frame draw:z-index="0" draw:style-name="gr1" svg:width="15.999cm" svg:height="8.999cm" svg:x="12.959cm" svg:y="0.18cm">
            <draw:object draw:notify-on-update-of-ranges="两两相似度.C1:两两相似度.C7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Topic2</text:p>
          </table:table-cell>
          <table:table-cell office:value-type="string">
            <text:p>Topic38</text:p>
          </table:table-cell>
          <table:table-cell office:value-type="float" office:value="0.568972391257248">
            <text:p>0.5689723913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9</text:p>
          </table:table-cell>
          <table:table-cell office:value-type="float" office:value="0.54929446880573">
            <text:p>0.5492944688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</text:p>
          </table:table-cell>
          <table:table-cell office:value-type="float" office:value="0.530140220690985">
            <text:p>0.5301402207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8</text:p>
          </table:table-cell>
          <table:table-cell office:value-type="float" office:value="0.52000592420849">
            <text:p>0.5200059242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9</text:p>
          </table:table-cell>
          <table:table-cell office:value-type="float" office:value="0.510402534564019">
            <text:p>0.5104025346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9</text:p>
          </table:table-cell>
          <table:table-cell office:value-type="float" office:value="0.507079140957263">
            <text:p>0.507079141</text:p>
          </table:table-cell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5</text:p>
          </table:table-cell>
          <table:table-cell office:value-type="float" office:value="0.453881035667558">
            <text:p>0.453881035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2</text:p>
          </table:table-cell>
          <table:table-cell office:value-type="float" office:value="0.423552673761612">
            <text:p>0.4235526738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2</text:p>
          </table:table-cell>
          <table:table-cell office:value-type="float" office:value="0.423060616263265">
            <text:p>0.4230606163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5</text:p>
          </table:table-cell>
          <table:table-cell office:value-type="float" office:value="0.408596231582267">
            <text:p>0.4085962316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6</text:p>
          </table:table-cell>
          <table:table-cell office:value-type="float" office:value="0.385909881759146">
            <text:p>0.3859098818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7</text:p>
          </table:table-cell>
          <table:table-cell office:value-type="float" office:value="0.383440963045089">
            <text:p>0.383440963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5</text:p>
          </table:table-cell>
          <table:table-cell office:value-type="float" office:value="0.370541312278348">
            <text:p>0.3705413123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2</text:p>
          </table:table-cell>
          <table:table-cell office:value-type="float" office:value="0.367797484191661">
            <text:p>0.3677974842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31</text:p>
          </table:table-cell>
          <table:table-cell office:value-type="float" office:value="0.366198030461353">
            <text:p>0.3661980305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0</text:p>
          </table:table-cell>
          <table:table-cell office:value-type="float" office:value="0.352210895069117">
            <text:p>0.3522108951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2</text:p>
          </table:table-cell>
          <table:table-cell office:value-type="float" office:value="0.350210920412332">
            <text:p>0.3502109204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7</text:p>
          </table:table-cell>
          <table:table-cell office:value-type="float" office:value="0.344864878226639">
            <text:p>0.3448648782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4</text:p>
          </table:table-cell>
          <table:table-cell office:value-type="float" office:value="0.341415974278165">
            <text:p>0.3414159743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5</text:p>
          </table:table-cell>
          <table:table-cell office:value-type="float" office:value="0.331343195478339">
            <text:p>0.3313431955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7</text:p>
          </table:table-cell>
          <table:table-cell office:value-type="float" office:value="0.32817789208217">
            <text:p>0.3281778921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4</text:p>
          </table:table-cell>
          <table:table-cell office:value-type="float" office:value="0.325839530481994">
            <text:p>0.3258395305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4</text:p>
          </table:table-cell>
          <table:table-cell office:value-type="float" office:value="0.322926485445105">
            <text:p>0.3229264854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2</text:p>
          </table:table-cell>
          <table:table-cell office:value-type="float" office:value="0.322405671048464">
            <text:p>0.322405671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1</text:p>
          </table:table-cell>
          <table:table-cell office:value-type="float" office:value="0.322337066642917">
            <text:p>0.3223370666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7</text:p>
          </table:table-cell>
          <table:table-cell office:value-type="float" office:value="0.315073450295653">
            <text:p>0.3150734503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4</text:p>
          </table:table-cell>
          <table:table-cell office:value-type="float" office:value="0.313094210248372">
            <text:p>0.3130942102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2</text:p>
          </table:table-cell>
          <table:table-cell office:value-type="float" office:value="0.312861446095088">
            <text:p>0.3128614461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2</text:p>
          </table:table-cell>
          <table:table-cell office:value-type="float" office:value="0.310194549940787">
            <text:p>0.3101945499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4</text:p>
          </table:table-cell>
          <table:table-cell office:value-type="float" office:value="0.305534249265188">
            <text:p>0.3055342493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0</text:p>
          </table:table-cell>
          <table:table-cell office:value-type="float" office:value="0.298400164941989">
            <text:p>0.298400164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1</text:p>
          </table:table-cell>
          <table:table-cell office:value-type="float" office:value="0.295086240530262">
            <text:p>0.2950862405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0</text:p>
          </table:table-cell>
          <table:table-cell office:value-type="float" office:value="0.293925879424369">
            <text:p>0.2939258794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0</text:p>
          </table:table-cell>
          <table:table-cell office:value-type="float" office:value="0.288228704830128">
            <text:p>0.2882287048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4</text:p>
          </table:table-cell>
          <table:table-cell office:value-type="float" office:value="0.28505988640653">
            <text:p>0.2850598864</text:p>
          </table:table-cell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32</text:p>
          </table:table-cell>
          <table:table-cell office:value-type="float" office:value="0.283698184469536">
            <text:p>0.2836981845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2</text:p>
          </table:table-cell>
          <table:table-cell office:value-type="float" office:value="0.280085395442293">
            <text:p>0.2800853954</text:p>
          </table:table-cell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5</text:p>
          </table:table-cell>
          <table:table-cell office:value-type="float" office:value="0.27590441055008">
            <text:p>0.2759044106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0</text:p>
          </table:table-cell>
          <table:table-cell office:value-type="float" office:value="0.270627711545333">
            <text:p>0.2706277115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2</text:p>
          </table:table-cell>
          <table:table-cell office:value-type="float" office:value="0.266264108127115">
            <text:p>0.2662641081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5</text:p>
          </table:table-cell>
          <table:table-cell office:value-type="float" office:value="0.264466429105335">
            <text:p>0.2644664291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4</text:p>
          </table:table-cell>
          <table:table-cell office:value-type="float" office:value="0.262598000696181">
            <text:p>0.2625980007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1</text:p>
          </table:table-cell>
          <table:table-cell office:value-type="float" office:value="0.260783818978592">
            <text:p>0.260783819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9</text:p>
          </table:table-cell>
          <table:table-cell office:value-type="float" office:value="0.260081515655483">
            <text:p>0.2600815157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3</text:p>
          </table:table-cell>
          <table:table-cell office:value-type="float" office:value="0.258692711857693">
            <text:p>0.2586927119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7</text:p>
          </table:table-cell>
          <table:table-cell office:value-type="float" office:value="0.257845670905659">
            <text:p>0.2578456709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1</text:p>
          </table:table-cell>
          <table:table-cell office:value-type="float" office:value="0.257426189738825">
            <text:p>0.2574261897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9</text:p>
          </table:table-cell>
          <table:table-cell office:value-type="float" office:value="0.254760035908837">
            <text:p>0.2547600359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1</text:p>
          </table:table-cell>
          <table:table-cell office:value-type="float" office:value="0.247008931185115">
            <text:p>0.2470089312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7</text:p>
          </table:table-cell>
          <table:table-cell office:value-type="float" office:value="0.245874512169202">
            <text:p>0.2458745122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5</text:p>
          </table:table-cell>
          <table:table-cell office:value-type="float" office:value="0.240307307652837">
            <text:p>0.2403073077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9</text:p>
          </table:table-cell>
          <table:table-cell office:value-type="float" office:value="0.239552426531495">
            <text:p>0.2395524265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2</text:p>
          </table:table-cell>
          <table:table-cell office:value-type="float" office:value="0.236681670190549">
            <text:p>0.2366816702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2</text:p>
          </table:table-cell>
          <table:table-cell office:value-type="float" office:value="0.235682427434644">
            <text:p>0.2356824274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5</text:p>
          </table:table-cell>
          <table:table-cell office:value-type="float" office:value="0.231781212809464">
            <text:p>0.2317812128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13</text:p>
          </table:table-cell>
          <table:table-cell office:value-type="float" office:value="0.230905711188579">
            <text:p>0.2309057112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2</text:p>
          </table:table-cell>
          <table:table-cell office:value-type="float" office:value="0.230444912903584">
            <text:p>0.2304449129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1</text:p>
          </table:table-cell>
          <table:table-cell office:value-type="float" office:value="0.225773985055282">
            <text:p>0.2257739851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27</text:p>
          </table:table-cell>
          <table:table-cell office:value-type="float" office:value="0.220012447311639">
            <text:p>0.2200124473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4</text:p>
          </table:table-cell>
          <table:table-cell office:value-type="float" office:value="0.215489413598453">
            <text:p>0.2154894136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8</text:p>
          </table:table-cell>
          <table:table-cell office:value-type="float" office:value="0.214359827519818">
            <text:p>0.2143598275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3</text:p>
          </table:table-cell>
          <table:table-cell office:value-type="float" office:value="0.211961374915794">
            <text:p>0.211961374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7</text:p>
          </table:table-cell>
          <table:table-cell office:value-type="float" office:value="0.211571164723759">
            <text:p>0.2115711647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6</text:p>
          </table:table-cell>
          <table:table-cell office:value-type="float" office:value="0.211487961916263">
            <text:p>0.2114879619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9</text:p>
          </table:table-cell>
          <table:table-cell office:value-type="float" office:value="0.210825354533114">
            <text:p>0.2108253545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2</text:p>
          </table:table-cell>
          <table:table-cell office:value-type="float" office:value="0.208767505115387">
            <text:p>0.2087675051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9</text:p>
          </table:table-cell>
          <table:table-cell office:value-type="float" office:value="0.207808946396148">
            <text:p>0.2078089464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1</text:p>
          </table:table-cell>
          <table:table-cell office:value-type="float" office:value="0.206300257211258">
            <text:p>0.2063002572</text:p>
          </table:table-cell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34</text:p>
          </table:table-cell>
          <table:table-cell office:value-type="float" office:value="0.201520712418949">
            <text:p>0.2015207124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5</text:p>
          </table:table-cell>
          <table:table-cell office:value-type="float" office:value="0.200175307967088">
            <text:p>0.200175308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2</text:p>
          </table:table-cell>
          <table:table-cell office:value-type="float" office:value="0.200129979828423">
            <text:p>0.2001299798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8</text:p>
          </table:table-cell>
          <table:table-cell office:value-type="float" office:value="0.199463330740091">
            <text:p>0.1994633307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1</text:p>
          </table:table-cell>
          <table:table-cell office:value-type="float" office:value="0.193632822886051">
            <text:p>0.1936328229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32</text:p>
          </table:table-cell>
          <table:table-cell office:value-type="float" office:value="0.192545859884829">
            <text:p>0.1925458599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1</text:p>
          </table:table-cell>
          <table:table-cell office:value-type="float" office:value="0.192262647422476">
            <text:p>0.1922626474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7</text:p>
          </table:table-cell>
          <table:table-cell office:value-type="float" office:value="0.191923926543538">
            <text:p>0.1919239265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6</text:p>
          </table:table-cell>
          <table:table-cell office:value-type="float" office:value="0.189405430040091">
            <text:p>0.18940543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6</text:p>
          </table:table-cell>
          <table:table-cell office:value-type="float" office:value="0.188604472743985">
            <text:p>0.1886044727</text:p>
          </table:table-cell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7</text:p>
          </table:table-cell>
          <table:table-cell office:value-type="float" office:value="0.187789662682928">
            <text:p>0.187789662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</text:p>
          </table:table-cell>
          <table:table-cell office:value-type="float" office:value="0.18774844051946">
            <text:p>0.1877484405</text:p>
          </table:table-cell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27</text:p>
          </table:table-cell>
          <table:table-cell office:value-type="float" office:value="0.185799665109422">
            <text:p>0.1857996651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0</text:p>
          </table:table-cell>
          <table:table-cell office:value-type="float" office:value="0.185110129895336">
            <text:p>0.185110129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8</text:p>
          </table:table-cell>
          <table:table-cell office:value-type="float" office:value="0.182174500839505">
            <text:p>0.1821745008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8</text:p>
          </table:table-cell>
          <table:table-cell office:value-type="float" office:value="0.177204102583422">
            <text:p>0.1772041026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4</text:p>
          </table:table-cell>
          <table:table-cell office:value-type="float" office:value="0.176418753068238">
            <text:p>0.1764187531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1</text:p>
          </table:table-cell>
          <table:table-cell office:value-type="float" office:value="0.173460042362157">
            <text:p>0.1734600424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</text:p>
          </table:table-cell>
          <table:table-cell office:value-type="float" office:value="0.173435458124282">
            <text:p>0.1734354581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31</text:p>
          </table:table-cell>
          <table:table-cell office:value-type="float" office:value="0.171004138481738">
            <text:p>0.1710041385</text:p>
          </table:table-cell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4</text:p>
          </table:table-cell>
          <table:table-cell office:value-type="float" office:value="0.170631015427001">
            <text:p>0.1706310154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7</text:p>
          </table:table-cell>
          <table:table-cell office:value-type="float" office:value="0.165951382451785">
            <text:p>0.1659513825</text:p>
          </table:table-cell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</text:p>
          </table:table-cell>
          <table:table-cell office:value-type="float" office:value="0.165383893171954">
            <text:p>0.1653838932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3</text:p>
          </table:table-cell>
          <table:table-cell office:value-type="float" office:value="0.164023634370048">
            <text:p>0.1640236344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4</text:p>
          </table:table-cell>
          <table:table-cell office:value-type="float" office:value="0.163923466653406">
            <text:p>0.1639234667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6</text:p>
          </table:table-cell>
          <table:table-cell office:value-type="float" office:value="0.16045115430488">
            <text:p>0.160451154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8</text:p>
          </table:table-cell>
          <table:table-cell office:value-type="float" office:value="0.155984220976992">
            <text:p>0.155984221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5</text:p>
          </table:table-cell>
          <table:table-cell office:value-type="float" office:value="0.155175304927683">
            <text:p>0.1551753049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1</text:p>
          </table:table-cell>
          <table:table-cell office:value-type="float" office:value="0.153106320079679">
            <text:p>0.1531063201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</text:p>
          </table:table-cell>
          <table:table-cell office:value-type="float" office:value="0.152762983870559">
            <text:p>0.1527629839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2</text:p>
          </table:table-cell>
          <table:table-cell office:value-type="float" office:value="0.151730266685242">
            <text:p>0.1517302667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1</text:p>
          </table:table-cell>
          <table:table-cell office:value-type="float" office:value="0.151576752722571">
            <text:p>0.1515767527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7</text:p>
          </table:table-cell>
          <table:table-cell office:value-type="float" office:value="0.150880576255014">
            <text:p>0.1508805763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0</text:p>
          </table:table-cell>
          <table:table-cell office:value-type="float" office:value="0.150044950924223">
            <text:p>0.1500449509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2</text:p>
          </table:table-cell>
          <table:table-cell office:value-type="float" office:value="0.149221443473886">
            <text:p>0.1492214435</text:p>
          </table:table-cell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34</text:p>
          </table:table-cell>
          <table:table-cell office:value-type="float" office:value="0.148617583525064">
            <text:p>0.1486175835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6</text:p>
          </table:table-cell>
          <table:table-cell office:value-type="float" office:value="0.148392949714878">
            <text:p>0.148392949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7</text:p>
          </table:table-cell>
          <table:table-cell office:value-type="float" office:value="0.147671003837002">
            <text:p>0.1476710038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3</text:p>
          </table:table-cell>
          <table:table-cell office:value-type="float" office:value="0.146657585578459">
            <text:p>0.1466575856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0</text:p>
          </table:table-cell>
          <table:table-cell office:value-type="float" office:value="0.146123505318184">
            <text:p>0.1461235053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7</text:p>
          </table:table-cell>
          <table:table-cell office:value-type="float" office:value="0.146050031853398">
            <text:p>0.1460500319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0</text:p>
          </table:table-cell>
          <table:table-cell office:value-type="float" office:value="0.144963406633666">
            <text:p>0.1449634066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37</text:p>
          </table:table-cell>
          <table:table-cell office:value-type="float" office:value="0.144279861175699">
            <text:p>0.1442798612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6</text:p>
          </table:table-cell>
          <table:table-cell office:value-type="float" office:value="0.143841717997572">
            <text:p>0.143841718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7</text:p>
          </table:table-cell>
          <table:table-cell office:value-type="float" office:value="0.143515687625995">
            <text:p>0.1435156876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6</text:p>
          </table:table-cell>
          <table:table-cell office:value-type="float" office:value="0.143286822662633">
            <text:p>0.1432868227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4</text:p>
          </table:table-cell>
          <table:table-cell office:value-type="float" office:value="0.143095476297438">
            <text:p>0.1430954763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0</text:p>
          </table:table-cell>
          <table:table-cell office:value-type="float" office:value="0.14292315157923">
            <text:p>0.1429231516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</text:p>
          </table:table-cell>
          <table:table-cell office:value-type="float" office:value="0.142500745551244">
            <text:p>0.1425007456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5</text:p>
          </table:table-cell>
          <table:table-cell office:value-type="float" office:value="0.140863949437696">
            <text:p>0.1408639494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3</text:p>
          </table:table-cell>
          <table:table-cell office:value-type="float" office:value="0.140703920107426">
            <text:p>0.1407039201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5</text:p>
          </table:table-cell>
          <table:table-cell office:value-type="float" office:value="0.140432639570015">
            <text:p>0.1404326396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4</text:p>
          </table:table-cell>
          <table:table-cell office:value-type="float" office:value="0.139039535804661">
            <text:p>0.1390395358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0</text:p>
          </table:table-cell>
          <table:table-cell office:value-type="float" office:value="0.138846632408084">
            <text:p>0.1388466324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3</text:p>
          </table:table-cell>
          <table:table-cell office:value-type="float" office:value="0.138544538651299">
            <text:p>0.1385445387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4</text:p>
          </table:table-cell>
          <table:table-cell office:value-type="float" office:value="0.138123612146634">
            <text:p>0.1381236121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12</text:p>
          </table:table-cell>
          <table:table-cell office:value-type="float" office:value="0.13790155912163">
            <text:p>0.1379015591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3</text:p>
          </table:table-cell>
          <table:table-cell office:value-type="float" office:value="0.137597428642171">
            <text:p>0.1375974286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5</text:p>
          </table:table-cell>
          <table:table-cell office:value-type="float" office:value="0.136785773006688">
            <text:p>0.13678577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</text:p>
          </table:table-cell>
          <table:table-cell office:value-type="float" office:value="0.134987490073862">
            <text:p>0.1349874901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3</text:p>
          </table:table-cell>
          <table:table-cell office:value-type="float" office:value="0.13463381251712">
            <text:p>0.1346338125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9</text:p>
          </table:table-cell>
          <table:table-cell office:value-type="float" office:value="0.133625188534736">
            <text:p>0.1336251885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6</text:p>
          </table:table-cell>
          <table:table-cell office:value-type="float" office:value="0.133520542735007">
            <text:p>0.1335205427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8</text:p>
          </table:table-cell>
          <table:table-cell office:value-type="float" office:value="0.131588596108342">
            <text:p>0.1315885961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8</text:p>
          </table:table-cell>
          <table:table-cell office:value-type="float" office:value="0.129032258064516">
            <text:p>0.1290322581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4</text:p>
          </table:table-cell>
          <table:table-cell office:value-type="float" office:value="0.127268405768369">
            <text:p>0.1272684058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5</text:p>
          </table:table-cell>
          <table:table-cell office:value-type="float" office:value="0.126342756731803">
            <text:p>0.1263427567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0</text:p>
          </table:table-cell>
          <table:table-cell office:value-type="float" office:value="0.125123236389166">
            <text:p>0.1251232364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6</text:p>
          </table:table-cell>
          <table:table-cell office:value-type="float" office:value="0.124831544400932">
            <text:p>0.1248315444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9</text:p>
          </table:table-cell>
          <table:table-cell office:value-type="float" office:value="0.124387630955409">
            <text:p>0.124387631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1</text:p>
          </table:table-cell>
          <table:table-cell office:value-type="float" office:value="0.124077508293066">
            <text:p>0.1240775083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</text:p>
          </table:table-cell>
          <table:table-cell office:value-type="float" office:value="0.121905608691114">
            <text:p>0.1219056087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8</text:p>
          </table:table-cell>
          <table:table-cell office:value-type="float" office:value="0.116200495937617">
            <text:p>0.1162004959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3</text:p>
          </table:table-cell>
          <table:table-cell office:value-type="float" office:value="0.115679970579286">
            <text:p>0.1156799706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5</text:p>
          </table:table-cell>
          <table:table-cell office:value-type="float" office:value="0.11555095309783">
            <text:p>0.1155509531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5</text:p>
          </table:table-cell>
          <table:table-cell office:value-type="float" office:value="0.115036858887647">
            <text:p>0.1150368589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4</text:p>
          </table:table-cell>
          <table:table-cell office:value-type="float" office:value="0.115007087119934">
            <text:p>0.1150070871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5</text:p>
          </table:table-cell>
          <table:table-cell office:value-type="float" office:value="0.112184474007053">
            <text:p>0.112184474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2</text:p>
          </table:table-cell>
          <table:table-cell office:value-type="float" office:value="0.112178852870963">
            <text:p>0.1121788529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8</text:p>
          </table:table-cell>
          <table:table-cell office:value-type="float" office:value="0.111999047160383">
            <text:p>0.1119990472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7</text:p>
          </table:table-cell>
          <table:table-cell office:value-type="float" office:value="0.111483604639347">
            <text:p>0.1114836046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2</text:p>
          </table:table-cell>
          <table:table-cell office:value-type="float" office:value="0.110863163497483">
            <text:p>0.1108631635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7</text:p>
          </table:table-cell>
          <table:table-cell office:value-type="float" office:value="0.11082185588506">
            <text:p>0.1108218559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9</text:p>
          </table:table-cell>
          <table:table-cell office:value-type="float" office:value="0.109071406430983">
            <text:p>0.1090714064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9</text:p>
          </table:table-cell>
          <table:table-cell office:value-type="float" office:value="0.108882272055444">
            <text:p>0.1088822721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0</text:p>
          </table:table-cell>
          <table:table-cell office:value-type="float" office:value="0.107835199634357">
            <text:p>0.1078351996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9</text:p>
          </table:table-cell>
          <table:table-cell office:value-type="float" office:value="0.10683990783803">
            <text:p>0.1068399078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5</text:p>
          </table:table-cell>
          <table:table-cell office:value-type="float" office:value="0.106218597481994">
            <text:p>0.1062185975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1</text:p>
          </table:table-cell>
          <table:table-cell office:value-type="float" office:value="0.106145877167223">
            <text:p>0.1061458772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7</text:p>
          </table:table-cell>
          <table:table-cell office:value-type="float" office:value="0.104267540625609">
            <text:p>0.1042675406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5</text:p>
          </table:table-cell>
          <table:table-cell office:value-type="float" office:value="0.102658526111238">
            <text:p>0.1026585261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8</text:p>
          </table:table-cell>
          <table:table-cell office:value-type="float" office:value="0.102453381310396">
            <text:p>0.1024533813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9</text:p>
          </table:table-cell>
          <table:table-cell office:value-type="float" office:value="0.10230521500121">
            <text:p>0.102305215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1</text:p>
          </table:table-cell>
          <table:table-cell office:value-type="float" office:value="0.102143742427374">
            <text:p>0.1021437424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0</text:p>
          </table:table-cell>
          <table:table-cell office:value-type="float" office:value="0.100470292363068">
            <text:p>0.1004702924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6</text:p>
          </table:table-cell>
          <table:table-cell office:value-type="float" office:value="0.100380945368233">
            <text:p>0.1003809454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5</text:p>
          </table:table-cell>
          <table:table-cell office:value-type="float" office:value="0.0996554859765352">
            <text:p>0.099655486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8</text:p>
          </table:table-cell>
          <table:table-cell office:value-type="float" office:value="0.0990855158114582">
            <text:p>0.0990855158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9</text:p>
          </table:table-cell>
          <table:table-cell office:value-type="float" office:value="0.0979334770011776">
            <text:p>0.09793347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4</text:p>
          </table:table-cell>
          <table:table-cell office:value-type="float" office:value="0.0974650948477949">
            <text:p>0.0974650948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7</text:p>
          </table:table-cell>
          <table:table-cell office:value-type="float" office:value="0.0958598852663698">
            <text:p>0.0958598853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4</text:p>
          </table:table-cell>
          <table:table-cell office:value-type="float" office:value="0.0955786006991024">
            <text:p>0.0955786007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9</text:p>
          </table:table-cell>
          <table:table-cell office:value-type="float" office:value="0.0954261954261954">
            <text:p>0.0954261954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</text:p>
          </table:table-cell>
          <table:table-cell office:value-type="float" office:value="0.0952781348085151">
            <text:p>0.0952781348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4</text:p>
          </table:table-cell>
          <table:table-cell office:value-type="float" office:value="0.095138142305903">
            <text:p>0.095138142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4</text:p>
          </table:table-cell>
          <table:table-cell office:value-type="float" office:value="0.0941071563708377">
            <text:p>0.0941071564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0</text:p>
          </table:table-cell>
          <table:table-cell office:value-type="float" office:value="0.093909730473981">
            <text:p>0.0939097305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1</text:p>
          </table:table-cell>
          <table:table-cell office:value-type="float" office:value="0.0936794330046728">
            <text:p>0.09367943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5</text:p>
          </table:table-cell>
          <table:table-cell office:value-type="float" office:value="0.093515019817669">
            <text:p>0.0935150198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4</text:p>
          </table:table-cell>
          <table:table-cell office:value-type="float" office:value="0.0922537853867258">
            <text:p>0.0922537854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1</text:p>
          </table:table-cell>
          <table:table-cell office:value-type="float" office:value="0.0921380252878255">
            <text:p>0.092138025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1</text:p>
          </table:table-cell>
          <table:table-cell office:value-type="float" office:value="0.0918476603193309">
            <text:p>0.0918476603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</text:p>
          </table:table-cell>
          <table:table-cell office:value-type="float" office:value="0.0914844722751999">
            <text:p>0.0914844723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4</text:p>
          </table:table-cell>
          <table:table-cell office:value-type="float" office:value="0.0911373582404171">
            <text:p>0.0911373582</text:p>
          </table:table-cell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23</text:p>
          </table:table-cell>
          <table:table-cell office:value-type="float" office:value="0.0905352181929933">
            <text:p>0.0905352182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5</text:p>
          </table:table-cell>
          <table:table-cell office:value-type="float" office:value="0.0901887204723472">
            <text:p>0.0901887205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</text:p>
          </table:table-cell>
          <table:table-cell office:value-type="float" office:value="0.0901346549084149">
            <text:p>0.0901346549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5</text:p>
          </table:table-cell>
          <table:table-cell office:value-type="float" office:value="0.0897048323474548">
            <text:p>0.0897048323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6</text:p>
          </table:table-cell>
          <table:table-cell office:value-type="float" office:value="0.0893437325621193">
            <text:p>0.0893437326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5</text:p>
          </table:table-cell>
          <table:table-cell office:value-type="float" office:value="0.0884613669581589">
            <text:p>0.088461367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1</text:p>
          </table:table-cell>
          <table:table-cell office:value-type="float" office:value="0.087372994284105">
            <text:p>0.0873729943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5</text:p>
          </table:table-cell>
          <table:table-cell office:value-type="float" office:value="0.0861815589810509">
            <text:p>0.086181559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6</text:p>
          </table:table-cell>
          <table:table-cell office:value-type="float" office:value="0.0857545698510518">
            <text:p>0.0857545699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6</text:p>
          </table:table-cell>
          <table:table-cell office:value-type="float" office:value="0.0857468967061629">
            <text:p>0.0857468967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7</text:p>
          </table:table-cell>
          <table:table-cell office:value-type="float" office:value="0.0847306504958563">
            <text:p>0.0847306505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7</text:p>
          </table:table-cell>
          <table:table-cell office:value-type="float" office:value="0.0845802596842751">
            <text:p>0.0845802597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8</text:p>
          </table:table-cell>
          <table:table-cell office:value-type="float" office:value="0.0842302650590299">
            <text:p>0.0842302651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3</text:p>
          </table:table-cell>
          <table:table-cell office:value-type="float" office:value="0.0841949388120942">
            <text:p>0.0841949388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3</text:p>
          </table:table-cell>
          <table:table-cell office:value-type="float" office:value="0.0831602162520875">
            <text:p>0.0831602163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5</text:p>
          </table:table-cell>
          <table:table-cell office:value-type="float" office:value="0.0831330534756122">
            <text:p>0.0831330535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7</text:p>
          </table:table-cell>
          <table:table-cell office:value-type="float" office:value="0.0825743701430481">
            <text:p>0.0825743701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7</text:p>
          </table:table-cell>
          <table:table-cell office:value-type="float" office:value="0.0824381439253804">
            <text:p>0.082438143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1</text:p>
          </table:table-cell>
          <table:table-cell office:value-type="float" office:value="0.082291698317425">
            <text:p>0.082291698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4</text:p>
          </table:table-cell>
          <table:table-cell office:value-type="float" office:value="0.0821884024275504">
            <text:p>0.0821884024</text:p>
          </table:table-cell>
        </table:table-row>
        <table:table-row table:style-name="ro1">
          <table:table-cell office:value-type="string">
            <text:p>Topic25</text:p>
          </table:table-cell>
          <table:table-cell office:value-type="string">
            <text:p>Topic3</text:p>
          </table:table-cell>
          <table:table-cell office:value-type="float" office:value="0.0813345624597895">
            <text:p>0.0813345625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3</text:p>
          </table:table-cell>
          <table:table-cell office:value-type="float" office:value="0.0812058426526957">
            <text:p>0.0812058427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23</text:p>
          </table:table-cell>
          <table:table-cell office:value-type="float" office:value="0.080514612357935">
            <text:p>0.0805146124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5</text:p>
          </table:table-cell>
          <table:table-cell office:value-type="float" office:value="0.0800317823238693">
            <text:p>0.0800317823</text:p>
          </table:table-cell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5</text:p>
          </table:table-cell>
          <table:table-cell office:value-type="float" office:value="0.0790856921928702">
            <text:p>0.0790856922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3</text:p>
          </table:table-cell>
          <table:table-cell office:value-type="float" office:value="0.0789652869015812">
            <text:p>0.0789652869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16</text:p>
          </table:table-cell>
          <table:table-cell office:value-type="float" office:value="0.0786051215320749">
            <text:p>0.0786051215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7</text:p>
          </table:table-cell>
          <table:table-cell office:value-type="float" office:value="0.0783696664573154">
            <text:p>0.0783696665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7</text:p>
          </table:table-cell>
          <table:table-cell office:value-type="float" office:value="0.077129164554629">
            <text:p>0.0771291646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5</text:p>
          </table:table-cell>
          <table:table-cell office:value-type="float" office:value="0.0769620724900187">
            <text:p>0.0769620725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9</text:p>
          </table:table-cell>
          <table:table-cell office:value-type="float" office:value="0.0768439996678617">
            <text:p>0.0768439997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4</text:p>
          </table:table-cell>
          <table:table-cell office:value-type="float" office:value="0.0758487738763692">
            <text:p>0.075848773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5</text:p>
          </table:table-cell>
          <table:table-cell office:value-type="float" office:value="0.0757770765294637">
            <text:p>0.0757770765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12</text:p>
          </table:table-cell>
          <table:table-cell office:value-type="float" office:value="0.0751810085445249">
            <text:p>0.0751810085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5</text:p>
          </table:table-cell>
          <table:table-cell office:value-type="float" office:value="0.0749230133952977">
            <text:p>0.0749230134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5</text:p>
          </table:table-cell>
          <table:table-cell office:value-type="float" office:value="0.074654143061195">
            <text:p>0.0746541431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5</text:p>
          </table:table-cell>
          <table:table-cell office:value-type="float" office:value="0.0745874051162513">
            <text:p>0.0745874051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5</text:p>
          </table:table-cell>
          <table:table-cell office:value-type="float" office:value="0.0741476897009751">
            <text:p>0.0741476897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</text:p>
          </table:table-cell>
          <table:table-cell office:value-type="float" office:value="0.0736212716244703">
            <text:p>0.0736212716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27</text:p>
          </table:table-cell>
          <table:table-cell office:value-type="float" office:value="0.0729366239591555">
            <text:p>0.072936624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3</text:p>
          </table:table-cell>
          <table:table-cell office:value-type="float" office:value="0.0727682506611107">
            <text:p>0.0727682507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4</text:p>
          </table:table-cell>
          <table:table-cell office:value-type="float" office:value="0.072626147077553">
            <text:p>0.0726261471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9</text:p>
          </table:table-cell>
          <table:table-cell office:value-type="float" office:value="0.0723406078876714">
            <text:p>0.0723406079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8</text:p>
          </table:table-cell>
          <table:table-cell office:value-type="float" office:value="0.071680723008108">
            <text:p>0.071680723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</text:p>
          </table:table-cell>
          <table:table-cell office:value-type="float" office:value="0.071515574959282">
            <text:p>0.071515575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4</text:p>
          </table:table-cell>
          <table:table-cell office:value-type="float" office:value="0.0711216101637279">
            <text:p>0.0711216102</text:p>
          </table:table-cell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25</text:p>
          </table:table-cell>
          <table:table-cell office:value-type="float" office:value="0.0699041584489197">
            <text:p>0.0699041584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7</text:p>
          </table:table-cell>
          <table:table-cell office:value-type="float" office:value="0.0692330208144406">
            <text:p>0.0692330208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8</text:p>
          </table:table-cell>
          <table:table-cell office:value-type="float" office:value="0.069126573015167">
            <text:p>0.069126573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2</text:p>
          </table:table-cell>
          <table:table-cell office:value-type="float" office:value="0.0690341525268198">
            <text:p>0.0690341525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4</text:p>
          </table:table-cell>
          <table:table-cell office:value-type="float" office:value="0.0688391124230179">
            <text:p>0.0688391124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3</text:p>
          </table:table-cell>
          <table:table-cell office:value-type="float" office:value="0.0687132259950491">
            <text:p>0.068713226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2</text:p>
          </table:table-cell>
          <table:table-cell office:value-type="float" office:value="0.0683220504960191">
            <text:p>0.0683220505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</text:p>
          </table:table-cell>
          <table:table-cell office:value-type="float" office:value="0.0682006538054238">
            <text:p>0.0682006538</text:p>
          </table:table-cell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</text:p>
          </table:table-cell>
          <table:table-cell office:value-type="float" office:value="0.0680903119590783">
            <text:p>0.068090312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5</text:p>
          </table:table-cell>
          <table:table-cell office:value-type="float" office:value="0.067837076477781">
            <text:p>0.0678370765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5</text:p>
          </table:table-cell>
          <table:table-cell office:value-type="float" office:value="0.0663738394640969">
            <text:p>0.0663738395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24</text:p>
          </table:table-cell>
          <table:table-cell office:value-type="float" office:value="0.0661006279024137">
            <text:p>0.0661006279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3</text:p>
          </table:table-cell>
          <table:table-cell office:value-type="float" office:value="0.0653178659065487">
            <text:p>0.0653178659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5</text:p>
          </table:table-cell>
          <table:table-cell office:value-type="float" office:value="0.0648813093130658">
            <text:p>0.0648813093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13</text:p>
          </table:table-cell>
          <table:table-cell office:value-type="float" office:value="0.0645131643268967">
            <text:p>0.0645131643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1</text:p>
          </table:table-cell>
          <table:table-cell office:value-type="float" office:value="0.0642327403925514">
            <text:p>0.0642327404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2</text:p>
          </table:table-cell>
          <table:table-cell office:value-type="float" office:value="0.0641114414039375">
            <text:p>0.0641114414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16</text:p>
          </table:table-cell>
          <table:table-cell office:value-type="float" office:value="0.0639360830815039">
            <text:p>0.0639360831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32</text:p>
          </table:table-cell>
          <table:table-cell office:value-type="float" office:value="0.0639115630846113">
            <text:p>0.0639115631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0</text:p>
          </table:table-cell>
          <table:table-cell office:value-type="float" office:value="0.0636157770052317">
            <text:p>0.063615777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</text:p>
          </table:table-cell>
          <table:table-cell office:value-type="float" office:value="0.0634551652626514">
            <text:p>0.0634551653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3</text:p>
          </table:table-cell>
          <table:table-cell office:value-type="float" office:value="0.0628820713523304">
            <text:p>0.0628820714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7</text:p>
          </table:table-cell>
          <table:table-cell office:value-type="float" office:value="0.0617383456712207">
            <text:p>0.0617383457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3</text:p>
          </table:table-cell>
          <table:table-cell office:value-type="float" office:value="0.0616981330312319">
            <text:p>0.061698133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5</text:p>
          </table:table-cell>
          <table:table-cell office:value-type="float" office:value="0.0614910293466656">
            <text:p>0.0614910293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39</text:p>
          </table:table-cell>
          <table:table-cell office:value-type="float" office:value="0.0610407804174852">
            <text:p>0.0610407804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8</text:p>
          </table:table-cell>
          <table:table-cell office:value-type="float" office:value="0.0607693529394628">
            <text:p>0.0607693529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7</text:p>
          </table:table-cell>
          <table:table-cell office:value-type="float" office:value="0.0607403951532329">
            <text:p>0.0607403952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9</text:p>
          </table:table-cell>
          <table:table-cell office:value-type="float" office:value="0.0603409552527967">
            <text:p>0.0603409553</text:p>
          </table:table-cell>
        </table:table-row>
        <table:table-row table:style-name="ro1">
          <table:table-cell office:value-type="string">
            <text:p>Topic29</text:p>
          </table:table-cell>
          <table:table-cell office:value-type="string">
            <text:p>Topic27</text:p>
          </table:table-cell>
          <table:table-cell office:value-type="float" office:value="0.0597635403083789">
            <text:p>0.0597635403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9</text:p>
          </table:table-cell>
          <table:table-cell office:value-type="float" office:value="0.0597489301059761">
            <text:p>0.0597489301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2</text:p>
          </table:table-cell>
          <table:table-cell office:value-type="float" office:value="0.0593136872307767">
            <text:p>0.0593136872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4</text:p>
          </table:table-cell>
          <table:table-cell office:value-type="float" office:value="0.059138351541533">
            <text:p>0.0591383515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0</text:p>
          </table:table-cell>
          <table:table-cell office:value-type="float" office:value="0.0588047014377165">
            <text:p>0.0588047014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1</text:p>
          </table:table-cell>
          <table:table-cell office:value-type="float" office:value="0.0581914043191984">
            <text:p>0.0581914043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0</text:p>
          </table:table-cell>
          <table:table-cell office:value-type="float" office:value="0.0581669109144699">
            <text:p>0.0581669109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3</text:p>
          </table:table-cell>
          <table:table-cell office:value-type="float" office:value="0.0581261024860957">
            <text:p>0.0581261025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5</text:p>
          </table:table-cell>
          <table:table-cell office:value-type="float" office:value="0.0577816121545377">
            <text:p>0.0577816122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9</text:p>
          </table:table-cell>
          <table:table-cell office:value-type="float" office:value="0.0575118134549324">
            <text:p>0.0575118135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9</text:p>
          </table:table-cell>
          <table:table-cell office:value-type="float" office:value="0.0565108951837751">
            <text:p>0.0565108952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</text:p>
          </table:table-cell>
          <table:table-cell office:value-type="float" office:value="0.056293664536932">
            <text:p>0.0562936645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9</text:p>
          </table:table-cell>
          <table:table-cell office:value-type="float" office:value="0.0557472103544865">
            <text:p>0.0557472104</text:p>
          </table:table-cell>
        </table:table-row>
        <table:table-row table:style-name="ro1">
          <table:table-cell office:value-type="string">
            <text:p>Topic29</text:p>
          </table:table-cell>
          <table:table-cell office:value-type="string">
            <text:p>Topic3</text:p>
          </table:table-cell>
          <table:table-cell office:value-type="float" office:value="0.0555249268942215">
            <text:p>0.0555249269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0</text:p>
          </table:table-cell>
          <table:table-cell office:value-type="float" office:value="0.0553812010203424">
            <text:p>0.055381201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4</text:p>
          </table:table-cell>
          <table:table-cell office:value-type="float" office:value="0.0548017116230758">
            <text:p>0.0548017116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1</text:p>
          </table:table-cell>
          <table:table-cell office:value-type="float" office:value="0.0543331657103276">
            <text:p>0.0543331657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8</text:p>
          </table:table-cell>
          <table:table-cell office:value-type="float" office:value="0.0541666705411831">
            <text:p>0.0541666705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8</text:p>
          </table:table-cell>
          <table:table-cell office:value-type="float" office:value="0.0540869946571723">
            <text:p>0.0540869947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4</text:p>
          </table:table-cell>
          <table:table-cell office:value-type="float" office:value="0.0534795908312315">
            <text:p>0.0534795908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4</text:p>
          </table:table-cell>
          <table:table-cell office:value-type="float" office:value="0.0531647388461814">
            <text:p>0.0531647388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0</text:p>
          </table:table-cell>
          <table:table-cell office:value-type="float" office:value="0.0531178454195286">
            <text:p>0.0531178454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1</text:p>
          </table:table-cell>
          <table:table-cell office:value-type="float" office:value="0.0530823833617185">
            <text:p>0.0530823834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1</text:p>
          </table:table-cell>
          <table:table-cell office:value-type="float" office:value="0.0530685013892189">
            <text:p>0.0530685014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2</text:p>
          </table:table-cell>
          <table:table-cell office:value-type="float" office:value="0.0530063190334657">
            <text:p>0.05300631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3</text:p>
          </table:table-cell>
          <table:table-cell office:value-type="float" office:value="0.052797786825347">
            <text:p>0.0527977868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8</text:p>
          </table:table-cell>
          <table:table-cell office:value-type="float" office:value="0.0525015270964641">
            <text:p>0.0525015271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1</text:p>
          </table:table-cell>
          <table:table-cell office:value-type="float" office:value="0.0523543659811651">
            <text:p>0.052354366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0</text:p>
          </table:table-cell>
          <table:table-cell office:value-type="float" office:value="0.0523425582436339">
            <text:p>0.0523425582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9</text:p>
          </table:table-cell>
          <table:table-cell office:value-type="float" office:value="0.0521456074068424">
            <text:p>0.0521456074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5</text:p>
          </table:table-cell>
          <table:table-cell office:value-type="float" office:value="0.051740453134318">
            <text:p>0.0517404531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8</text:p>
          </table:table-cell>
          <table:table-cell office:value-type="float" office:value="0.0514717162352344">
            <text:p>0.0514717162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29</text:p>
          </table:table-cell>
          <table:table-cell office:value-type="float" office:value="0.0512096423653859">
            <text:p>0.0512096424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3</text:p>
          </table:table-cell>
          <table:table-cell office:value-type="float" office:value="0.0510074314640067">
            <text:p>0.0510074315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5</text:p>
          </table:table-cell>
          <table:table-cell office:value-type="float" office:value="0.0506184426515294">
            <text:p>0.050618442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6</text:p>
          </table:table-cell>
          <table:table-cell office:value-type="float" office:value="0.0504849834879523">
            <text:p>0.0504849835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5</text:p>
          </table:table-cell>
          <table:table-cell office:value-type="float" office:value="0.0501388236010268">
            <text:p>0.0501388236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3</text:p>
          </table:table-cell>
          <table:table-cell office:value-type="float" office:value="0.0498126624096046">
            <text:p>0.0498126624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8</text:p>
          </table:table-cell>
          <table:table-cell office:value-type="float" office:value="0.0496688067287067">
            <text:p>0.0496688067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</text:p>
          </table:table-cell>
          <table:table-cell office:value-type="float" office:value="0.0496040644294667">
            <text:p>0.0496040644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8</text:p>
          </table:table-cell>
          <table:table-cell office:value-type="float" office:value="0.0494279898379436">
            <text:p>0.0494279898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1</text:p>
          </table:table-cell>
          <table:table-cell office:value-type="float" office:value="0.0493917957851997">
            <text:p>0.0493917958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7</text:p>
          </table:table-cell>
          <table:table-cell office:value-type="float" office:value="0.048989318869127">
            <text:p>0.048989318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5</text:p>
          </table:table-cell>
          <table:table-cell office:value-type="float" office:value="0.0482668244842745">
            <text:p>0.0482668245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9</text:p>
          </table:table-cell>
          <table:table-cell office:value-type="float" office:value="0.0481788328275152">
            <text:p>0.0481788328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4</text:p>
          </table:table-cell>
          <table:table-cell office:value-type="float" office:value="0.0478239917757169">
            <text:p>0.0478239918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15</text:p>
          </table:table-cell>
          <table:table-cell office:value-type="float" office:value="0.0474582870776929">
            <text:p>0.0474582871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9</text:p>
          </table:table-cell>
          <table:table-cell office:value-type="float" office:value="0.0473181368999359">
            <text:p>0.0473181369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8</text:p>
          </table:table-cell>
          <table:table-cell office:value-type="float" office:value="0.0469958734317719">
            <text:p>0.0469958734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</text:p>
          </table:table-cell>
          <table:table-cell office:value-type="float" office:value="0.0468026685821173">
            <text:p>0.0468026686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7</text:p>
          </table:table-cell>
          <table:table-cell office:value-type="float" office:value="0.0467891351495622">
            <text:p>0.0467891351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0</text:p>
          </table:table-cell>
          <table:table-cell office:value-type="float" office:value="0.046760038432025">
            <text:p>0.0467600384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7</text:p>
          </table:table-cell>
          <table:table-cell office:value-type="float" office:value="0.0467025209714722">
            <text:p>0.046702521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23</text:p>
          </table:table-cell>
          <table:table-cell office:value-type="float" office:value="0.0465828487657494">
            <text:p>0.0465828488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20</text:p>
          </table:table-cell>
          <table:table-cell office:value-type="float" office:value="0.046526027274157">
            <text:p>0.0465260273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7</text:p>
          </table:table-cell>
          <table:table-cell office:value-type="float" office:value="0.0464356793016009">
            <text:p>0.0464356793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7</text:p>
          </table:table-cell>
          <table:table-cell office:value-type="float" office:value="0.0455117722819559">
            <text:p>0.0455117723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2</text:p>
          </table:table-cell>
          <table:table-cell office:value-type="float" office:value="0.0451919842954431">
            <text:p>0.0451919843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5</text:p>
          </table:table-cell>
          <table:table-cell office:value-type="float" office:value="0.0451709788245936">
            <text:p>0.0451709788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8</text:p>
          </table:table-cell>
          <table:table-cell office:value-type="float" office:value="0.0443797662328313">
            <text:p>0.0443797662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</text:p>
          </table:table-cell>
          <table:table-cell office:value-type="float" office:value="0.0442129342389926">
            <text:p>0.0442129342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2</text:p>
          </table:table-cell>
          <table:table-cell office:value-type="float" office:value="0.0440149165592495">
            <text:p>0.0440149166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34</text:p>
          </table:table-cell>
          <table:table-cell office:value-type="float" office:value="0.0430105948183942">
            <text:p>0.0430105948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5</text:p>
          </table:table-cell>
          <table:table-cell office:value-type="float" office:value="0.0427599523946452">
            <text:p>0.0427599524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6</text:p>
          </table:table-cell>
          <table:table-cell office:value-type="float" office:value="0.0422557958699635">
            <text:p>0.0422557959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5</text:p>
          </table:table-cell>
          <table:table-cell office:value-type="float" office:value="0.0421016999249093">
            <text:p>0.0421016999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9</text:p>
          </table:table-cell>
          <table:table-cell office:value-type="float" office:value="0.0417223405458565">
            <text:p>0.0417223405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1</text:p>
          </table:table-cell>
          <table:table-cell office:value-type="float" office:value="0.0411638092999147">
            <text:p>0.0411638093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16</text:p>
          </table:table-cell>
          <table:table-cell office:value-type="float" office:value="0.0408186089211023">
            <text:p>0.0408186089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5</text:p>
          </table:table-cell>
          <table:table-cell office:value-type="float" office:value="0.0408086203822742">
            <text:p>0.0408086204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9</text:p>
          </table:table-cell>
          <table:table-cell office:value-type="float" office:value="0.0407200093427881">
            <text:p>0.0407200093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3</text:p>
          </table:table-cell>
          <table:table-cell office:value-type="float" office:value="0.0406764440323093">
            <text:p>0.040676444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4</text:p>
          </table:table-cell>
          <table:table-cell office:value-type="float" office:value="0.0404138967449724">
            <text:p>0.040413896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5</text:p>
          </table:table-cell>
          <table:table-cell office:value-type="float" office:value="0.04040367410235">
            <text:p>0.0404036741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0</text:p>
          </table:table-cell>
          <table:table-cell office:value-type="float" office:value="0.0399884548742426">
            <text:p>0.0399884549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0</text:p>
          </table:table-cell>
          <table:table-cell office:value-type="float" office:value="0.0399740877121204">
            <text:p>0.0399740877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1</text:p>
          </table:table-cell>
          <table:table-cell office:value-type="float" office:value="0.039946726167311">
            <text:p>0.0399467262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6</text:p>
          </table:table-cell>
          <table:table-cell office:value-type="float" office:value="0.0396252502245572">
            <text:p>0.0396252502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9</text:p>
          </table:table-cell>
          <table:table-cell office:value-type="float" office:value="0.0391951000110831">
            <text:p>0.0391951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5</text:p>
          </table:table-cell>
          <table:table-cell office:value-type="float" office:value="0.0391645821163055">
            <text:p>0.0391645821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3</text:p>
          </table:table-cell>
          <table:table-cell office:value-type="float" office:value="0.0390247505315902">
            <text:p>0.0390247505</text:p>
          </table:table-cell>
        </table:table-row>
        <table:table-row table:style-name="ro1">
          <table:table-cell office:value-type="string">
            <text:p>Topic29</text:p>
          </table:table-cell>
          <table:table-cell office:value-type="string">
            <text:p>Topic23</text:p>
          </table:table-cell>
          <table:table-cell office:value-type="float" office:value="0.038866571226721">
            <text:p>0.0388665712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15</text:p>
          </table:table-cell>
          <table:table-cell office:value-type="float" office:value="0.0383148591497305">
            <text:p>0.0383148591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5</text:p>
          </table:table-cell>
          <table:table-cell office:value-type="float" office:value="0.0382961102541877">
            <text:p>0.0382961103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4</text:p>
          </table:table-cell>
          <table:table-cell office:value-type="float" office:value="0.0380904497843499">
            <text:p>0.0380904498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9</text:p>
          </table:table-cell>
          <table:table-cell office:value-type="float" office:value="0.0379782733710936">
            <text:p>0.0379782734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4</text:p>
          </table:table-cell>
          <table:table-cell office:value-type="float" office:value="0.0379589278855457">
            <text:p>0.0379589279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2</text:p>
          </table:table-cell>
          <table:table-cell office:value-type="float" office:value="0.0376216522862389">
            <text:p>0.0376216523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1</text:p>
          </table:table-cell>
          <table:table-cell office:value-type="float" office:value="0.0376211411304592">
            <text:p>0.0376211411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2</text:p>
          </table:table-cell>
          <table:table-cell office:value-type="float" office:value="0.0375771309459422">
            <text:p>0.0375771309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</text:p>
          </table:table-cell>
          <table:table-cell office:value-type="float" office:value="0.0371976716940885">
            <text:p>0.0371976717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</text:p>
          </table:table-cell>
          <table:table-cell office:value-type="float" office:value="0.0370201230215212">
            <text:p>0.037020123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3</text:p>
          </table:table-cell>
          <table:table-cell office:value-type="float" office:value="0.0366657300702043">
            <text:p>0.0366657301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9</text:p>
          </table:table-cell>
          <table:table-cell office:value-type="float" office:value="0.0366028807663714">
            <text:p>0.0366028808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8</text:p>
          </table:table-cell>
          <table:table-cell office:value-type="float" office:value="0.0362280163177618">
            <text:p>0.0362280163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9</text:p>
          </table:table-cell>
          <table:table-cell office:value-type="float" office:value="0.0361261801497762">
            <text:p>0.0361261801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8</text:p>
          </table:table-cell>
          <table:table-cell office:value-type="float" office:value="0.0357578560868832">
            <text:p>0.0357578561</text:p>
          </table:table-cell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25</text:p>
          </table:table-cell>
          <table:table-cell office:value-type="float" office:value="0.0356620205659875">
            <text:p>0.0356620206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14</text:p>
          </table:table-cell>
          <table:table-cell office:value-type="float" office:value="0.0355924797664528">
            <text:p>0.0355924798</text:p>
          </table:table-cell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3</text:p>
          </table:table-cell>
          <table:table-cell office:value-type="float" office:value="0.0352229654456507">
            <text:p>0.0352229654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2</text:p>
          </table:table-cell>
          <table:table-cell office:value-type="float" office:value="0.0350998214575556">
            <text:p>0.0350998215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9</text:p>
          </table:table-cell>
          <table:table-cell office:value-type="float" office:value="0.0350184652695964">
            <text:p>0.035018465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</text:p>
          </table:table-cell>
          <table:table-cell office:value-type="float" office:value="0.0349965281633932">
            <text:p>0.0349965282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</text:p>
          </table:table-cell>
          <table:table-cell office:value-type="float" office:value="0.0345951585337397">
            <text:p>0.0345951585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25</text:p>
          </table:table-cell>
          <table:table-cell office:value-type="float" office:value="0.0342065873907569">
            <text:p>0.0342065874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8</text:p>
          </table:table-cell>
          <table:table-cell office:value-type="float" office:value="0.0341441686928817">
            <text:p>0.0341441687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7</text:p>
          </table:table-cell>
          <table:table-cell office:value-type="float" office:value="0.0336831358456588">
            <text:p>0.0336831358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3</text:p>
          </table:table-cell>
          <table:table-cell office:value-type="float" office:value="0.0336562413016076">
            <text:p>0.0336562413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8</text:p>
          </table:table-cell>
          <table:table-cell office:value-type="float" office:value="0.0336325350673026">
            <text:p>0.0336325351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8</text:p>
          </table:table-cell>
          <table:table-cell office:value-type="float" office:value="0.0335742856630374">
            <text:p>0.0335742857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4</text:p>
          </table:table-cell>
          <table:table-cell office:value-type="float" office:value="0.0335375946072014">
            <text:p>0.0335375946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3</text:p>
          </table:table-cell>
          <table:table-cell office:value-type="float" office:value="0.0335028013149975">
            <text:p>0.0335028013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0</text:p>
          </table:table-cell>
          <table:table-cell office:value-type="float" office:value="0.0334067138383314">
            <text:p>0.0334067138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8</text:p>
          </table:table-cell>
          <table:table-cell office:value-type="float" office:value="0.0332200586876947">
            <text:p>0.0332200587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9</text:p>
          </table:table-cell>
          <table:table-cell office:value-type="float" office:value="0.0330704169925378">
            <text:p>0.033070417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8</text:p>
          </table:table-cell>
          <table:table-cell office:value-type="float" office:value="0.0330109541448517">
            <text:p>0.0330109541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</text:p>
          </table:table-cell>
          <table:table-cell office:value-type="float" office:value="0.0330016871058092">
            <text:p>0.0330016871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4</text:p>
          </table:table-cell>
          <table:table-cell office:value-type="float" office:value="0.0329796231351278">
            <text:p>0.0329796231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0</text:p>
          </table:table-cell>
          <table:table-cell office:value-type="float" office:value="0.0328997523046261">
            <text:p>0.0328997523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1</text:p>
          </table:table-cell>
          <table:table-cell office:value-type="float" office:value="0.032884172896838">
            <text:p>0.0328841729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</text:p>
          </table:table-cell>
          <table:table-cell office:value-type="float" office:value="0.03284873891338">
            <text:p>0.0328487389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0</text:p>
          </table:table-cell>
          <table:table-cell office:value-type="float" office:value="0.0328261140619934">
            <text:p>0.0328261141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9</text:p>
          </table:table-cell>
          <table:table-cell office:value-type="float" office:value="0.032799848210577">
            <text:p>0.0327998482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</text:p>
          </table:table-cell>
          <table:table-cell office:value-type="float" office:value="0.0327792765352595">
            <text:p>0.0327792765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0</text:p>
          </table:table-cell>
          <table:table-cell office:value-type="float" office:value="0.0327755911178321">
            <text:p>0.0327755911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0</text:p>
          </table:table-cell>
          <table:table-cell office:value-type="float" office:value="0.0325195658019503">
            <text:p>0.0325195658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0</text:p>
          </table:table-cell>
          <table:table-cell office:value-type="float" office:value="0.0324071384491269">
            <text:p>0.0324071384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</text:p>
          </table:table-cell>
          <table:table-cell office:value-type="float" office:value="0.0322338165051819">
            <text:p>0.0322338165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4</text:p>
          </table:table-cell>
          <table:table-cell office:value-type="float" office:value="0.0320761477143052">
            <text:p>0.0320761477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5</text:p>
          </table:table-cell>
          <table:table-cell office:value-type="float" office:value="0.0319296730090349">
            <text:p>0.031929673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5</text:p>
          </table:table-cell>
          <table:table-cell office:value-type="float" office:value="0.0318997354788003">
            <text:p>0.0318997355</text:p>
          </table:table-cell>
        </table:table-row>
        <table:table-row table:style-name="ro1">
          <table:table-cell office:value-type="string">
            <text:p>Topic29</text:p>
          </table:table-cell>
          <table:table-cell office:value-type="string">
            <text:p>Topic34</text:p>
          </table:table-cell>
          <table:table-cell office:value-type="float" office:value="0.0317682876691117">
            <text:p>0.0317682877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34</text:p>
          </table:table-cell>
          <table:table-cell office:value-type="float" office:value="0.0316778086551851">
            <text:p>0.0316778087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5</text:p>
          </table:table-cell>
          <table:table-cell office:value-type="float" office:value="0.0315624519954902">
            <text:p>0.031562452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4</text:p>
          </table:table-cell>
          <table:table-cell office:value-type="float" office:value="0.0314662666075962">
            <text:p>0.0314662666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5</text:p>
          </table:table-cell>
          <table:table-cell office:value-type="float" office:value="0.0313746738000764">
            <text:p>0.0313746738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6</text:p>
          </table:table-cell>
          <table:table-cell office:value-type="float" office:value="0.0311890338271059">
            <text:p>0.0311890338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31</text:p>
          </table:table-cell>
          <table:table-cell office:value-type="float" office:value="0.0310937739538814">
            <text:p>0.031093774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25</text:p>
          </table:table-cell>
          <table:table-cell office:value-type="float" office:value="0.0306776501297349">
            <text:p>0.0306776501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5</text:p>
          </table:table-cell>
          <table:table-cell office:value-type="float" office:value="0.0306459335350062">
            <text:p>0.0306459335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9</text:p>
          </table:table-cell>
          <table:table-cell office:value-type="float" office:value="0.0305835297622523">
            <text:p>0.0305835298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27</text:p>
          </table:table-cell>
          <table:table-cell office:value-type="float" office:value="0.0305402228999397">
            <text:p>0.0305402229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5</text:p>
          </table:table-cell>
          <table:table-cell office:value-type="float" office:value="0.030537627539562">
            <text:p>0.0305376275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3</text:p>
          </table:table-cell>
          <table:table-cell office:value-type="float" office:value="0.0305094053450951">
            <text:p>0.0305094053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1</text:p>
          </table:table-cell>
          <table:table-cell office:value-type="float" office:value="0.0304579384691079">
            <text:p>0.0304579385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7</text:p>
          </table:table-cell>
          <table:table-cell office:value-type="float" office:value="0.0303456354890456">
            <text:p>0.0303456355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4</text:p>
          </table:table-cell>
          <table:table-cell office:value-type="float" office:value="0.0302492488576915">
            <text:p>0.0302492489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1</text:p>
          </table:table-cell>
          <table:table-cell office:value-type="float" office:value="0.0300007348078478">
            <text:p>0.0300007348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2</text:p>
          </table:table-cell>
          <table:table-cell office:value-type="float" office:value="0.0299098005870867">
            <text:p>0.0299098006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6</text:p>
          </table:table-cell>
          <table:table-cell office:value-type="float" office:value="0.0298174986580784">
            <text:p>0.0298174987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</text:p>
          </table:table-cell>
          <table:table-cell office:value-type="float" office:value="0.0297800767021131">
            <text:p>0.0297800767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29</text:p>
          </table:table-cell>
          <table:table-cell office:value-type="float" office:value="0.0296143243439535">
            <text:p>0.0296143243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4</text:p>
          </table:table-cell>
          <table:table-cell office:value-type="float" office:value="0.029335444568511">
            <text:p>0.0293354446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39</text:p>
          </table:table-cell>
          <table:table-cell office:value-type="float" office:value="0.0292901061082048">
            <text:p>0.0292901061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9</text:p>
          </table:table-cell>
          <table:table-cell office:value-type="float" office:value="0.0290926223537709">
            <text:p>0.0290926224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7</text:p>
          </table:table-cell>
          <table:table-cell office:value-type="float" office:value="0.0287218964511019">
            <text:p>0.0287218965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2</text:p>
          </table:table-cell>
          <table:table-cell office:value-type="float" office:value="0.0286435260265359">
            <text:p>0.028643526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5</text:p>
          </table:table-cell>
          <table:table-cell office:value-type="float" office:value="0.0286015252789202">
            <text:p>0.0286015253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7</text:p>
          </table:table-cell>
          <table:table-cell office:value-type="float" office:value="0.0281751060125585">
            <text:p>0.028175106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</text:p>
          </table:table-cell>
          <table:table-cell office:value-type="float" office:value="0.0280285553769758">
            <text:p>0.0280285554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4</text:p>
          </table:table-cell>
          <table:table-cell office:value-type="float" office:value="0.0278940646624278">
            <text:p>0.0278940647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12</text:p>
          </table:table-cell>
          <table:table-cell office:value-type="float" office:value="0.0278707242423762">
            <text:p>0.0278707242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5</text:p>
          </table:table-cell>
          <table:table-cell office:value-type="float" office:value="0.0277331811993128">
            <text:p>0.0277331812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</text:p>
          </table:table-cell>
          <table:table-cell office:value-type="float" office:value="0.0276254888818154">
            <text:p>0.0276254889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6</text:p>
          </table:table-cell>
          <table:table-cell office:value-type="float" office:value="0.0276129707112971">
            <text:p>0.0276129707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</text:p>
          </table:table-cell>
          <table:table-cell office:value-type="float" office:value="0.0276105531697322">
            <text:p>0.0276105532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4</text:p>
          </table:table-cell>
          <table:table-cell office:value-type="float" office:value="0.027322616623293">
            <text:p>0.0273226166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5</text:p>
          </table:table-cell>
          <table:table-cell office:value-type="float" office:value="0.0272908722224285">
            <text:p>0.0272908722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31</text:p>
          </table:table-cell>
          <table:table-cell office:value-type="float" office:value="0.0270518962870553">
            <text:p>0.0270518963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5</text:p>
          </table:table-cell>
          <table:table-cell office:value-type="float" office:value="0.0269636067747792">
            <text:p>0.0269636068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34</text:p>
          </table:table-cell>
          <table:table-cell office:value-type="float" office:value="0.026938638921846">
            <text:p>0.0269386389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6</text:p>
          </table:table-cell>
          <table:table-cell office:value-type="float" office:value="0.02655675395513">
            <text:p>0.026556754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6</text:p>
          </table:table-cell>
          <table:table-cell office:value-type="float" office:value="0.0264553827827977">
            <text:p>0.0264553828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2</text:p>
          </table:table-cell>
          <table:table-cell office:value-type="float" office:value="0.0260399342059086">
            <text:p>0.0260399342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6</text:p>
          </table:table-cell>
          <table:table-cell office:value-type="float" office:value="0.0256968820681766">
            <text:p>0.0256968821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0</text:p>
          </table:table-cell>
          <table:table-cell office:value-type="float" office:value="0.0255255925227966">
            <text:p>0.0255255925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5</text:p>
          </table:table-cell>
          <table:table-cell office:value-type="float" office:value="0.0254633427916229">
            <text:p>0.0254633428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0</text:p>
          </table:table-cell>
          <table:table-cell office:value-type="float" office:value="0.0253845866277874">
            <text:p>0.0253845866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5</text:p>
          </table:table-cell>
          <table:table-cell office:value-type="float" office:value="0.0252503457272041">
            <text:p>0.0252503457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7</text:p>
          </table:table-cell>
          <table:table-cell office:value-type="float" office:value="0.0251430496715936">
            <text:p>0.0251430497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2</text:p>
          </table:table-cell>
          <table:table-cell office:value-type="float" office:value="0.0250478683912313">
            <text:p>0.0250478684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15</text:p>
          </table:table-cell>
          <table:table-cell office:value-type="float" office:value="0.0248741420390462">
            <text:p>0.024874142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7</text:p>
          </table:table-cell>
          <table:table-cell office:value-type="float" office:value="0.0247256952538551">
            <text:p>0.0247256953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2</text:p>
          </table:table-cell>
          <table:table-cell office:value-type="float" office:value="0.0246218733851934">
            <text:p>0.0246218734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8</text:p>
          </table:table-cell>
          <table:table-cell office:value-type="float" office:value="0.0243341163687004">
            <text:p>0.0243341164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3</text:p>
          </table:table-cell>
          <table:table-cell office:value-type="float" office:value="0.0240638466890763">
            <text:p>0.0240638467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4</text:p>
          </table:table-cell>
          <table:table-cell office:value-type="float" office:value="0.0237565264906716">
            <text:p>0.0237565265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</text:p>
          </table:table-cell>
          <table:table-cell office:value-type="float" office:value="0.0237469086271678">
            <text:p>0.0237469086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0</text:p>
          </table:table-cell>
          <table:table-cell office:value-type="float" office:value="0.0237212840923429">
            <text:p>0.0237212841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5</text:p>
          </table:table-cell>
          <table:table-cell office:value-type="float" office:value="0.0237092304868206">
            <text:p>0.0237092305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3</text:p>
          </table:table-cell>
          <table:table-cell office:value-type="float" office:value="0.0235913187289242">
            <text:p>0.0235913187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8</text:p>
          </table:table-cell>
          <table:table-cell office:value-type="float" office:value="0.0234038644734055">
            <text:p>0.0234038645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6</text:p>
          </table:table-cell>
          <table:table-cell office:value-type="float" office:value="0.0233465350091379">
            <text:p>0.023346535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9</text:p>
          </table:table-cell>
          <table:table-cell office:value-type="float" office:value="0.0233206142309512">
            <text:p>0.0233206142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9</text:p>
          </table:table-cell>
          <table:table-cell office:value-type="float" office:value="0.0231211665914302">
            <text:p>0.0231211666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4</text:p>
          </table:table-cell>
          <table:table-cell office:value-type="float" office:value="0.0230801232502794">
            <text:p>0.0230801233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4</text:p>
          </table:table-cell>
          <table:table-cell office:value-type="float" office:value="0.0230131643100927">
            <text:p>0.0230131643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4</text:p>
          </table:table-cell>
          <table:table-cell office:value-type="float" office:value="0.0230052119164586">
            <text:p>0.0230052119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5</text:p>
          </table:table-cell>
          <table:table-cell office:value-type="float" office:value="0.0229497063675619">
            <text:p>0.0229497064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5</text:p>
          </table:table-cell>
          <table:table-cell office:value-type="float" office:value="0.0229033566953393">
            <text:p>0.0229033567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2</text:p>
          </table:table-cell>
          <table:table-cell office:value-type="float" office:value="0.022899903119029">
            <text:p>0.0228999031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5</text:p>
          </table:table-cell>
          <table:table-cell office:value-type="float" office:value="0.0228239734158203">
            <text:p>0.0228239734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4</text:p>
          </table:table-cell>
          <table:table-cell office:value-type="float" office:value="0.0228133963524329">
            <text:p>0.0228133964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7</text:p>
          </table:table-cell>
          <table:table-cell office:value-type="float" office:value="0.0228103796357457">
            <text:p>0.0228103796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7</text:p>
          </table:table-cell>
          <table:table-cell office:value-type="float" office:value="0.0223793362679958">
            <text:p>0.0223793363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5</text:p>
          </table:table-cell>
          <table:table-cell office:value-type="float" office:value="0.0223020548303327">
            <text:p>0.0223020548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7</text:p>
          </table:table-cell>
          <table:table-cell office:value-type="float" office:value="0.0222622171002623">
            <text:p>0.0222622171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3</text:p>
          </table:table-cell>
          <table:table-cell office:value-type="float" office:value="0.0221081323618738">
            <text:p>0.0221081324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</text:p>
          </table:table-cell>
          <table:table-cell office:value-type="float" office:value="0.0219963171749236">
            <text:p>0.0219963172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4</text:p>
          </table:table-cell>
          <table:table-cell office:value-type="float" office:value="0.0215792741507162">
            <text:p>0.0215792742</text:p>
          </table:table-cell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27</text:p>
          </table:table-cell>
          <table:table-cell office:value-type="float" office:value="0.0214828437203279">
            <text:p>0.0214828437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8</text:p>
          </table:table-cell>
          <table:table-cell office:value-type="float" office:value="0.0214699397732367">
            <text:p>0.0214699398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5</text:p>
          </table:table-cell>
          <table:table-cell office:value-type="float" office:value="0.0214180690876882">
            <text:p>0.0214180691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4</text:p>
          </table:table-cell>
          <table:table-cell office:value-type="float" office:value="0.0210682476206594">
            <text:p>0.0210682476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5</text:p>
          </table:table-cell>
          <table:table-cell office:value-type="float" office:value="0.0210127880522704">
            <text:p>0.0210127881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2</text:p>
          </table:table-cell>
          <table:table-cell office:value-type="float" office:value="0.0206991852853353">
            <text:p>0.0206991853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35</text:p>
          </table:table-cell>
          <table:table-cell office:value-type="float" office:value="0.0206762551408468">
            <text:p>0.0206762551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0</text:p>
          </table:table-cell>
          <table:table-cell office:value-type="float" office:value="0.0206074903079512">
            <text:p>0.0206074903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7</text:p>
          </table:table-cell>
          <table:table-cell office:value-type="float" office:value="0.0205447084859799">
            <text:p>0.0205447085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1</text:p>
          </table:table-cell>
          <table:table-cell office:value-type="float" office:value="0.0204319103536228">
            <text:p>0.0204319104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</text:p>
          </table:table-cell>
          <table:table-cell office:value-type="float" office:value="0.0202691670961239">
            <text:p>0.0202691671</text:p>
          </table:table-cell>
        </table:table-row>
        <table:table-row table:style-name="ro1">
          <table:table-cell office:value-type="string">
            <text:p>Topic29</text:p>
          </table:table-cell>
          <table:table-cell office:value-type="string">
            <text:p>Topic25</text:p>
          </table:table-cell>
          <table:table-cell office:value-type="float" office:value="0.0200210958463935">
            <text:p>0.0200210958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8</text:p>
          </table:table-cell>
          <table:table-cell office:value-type="float" office:value="0.0199058030618177">
            <text:p>0.0199058031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1</text:p>
          </table:table-cell>
          <table:table-cell office:value-type="float" office:value="0.0196721989494768">
            <text:p>0.0196721989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3</text:p>
          </table:table-cell>
          <table:table-cell office:value-type="float" office:value="0.019582440579999">
            <text:p>0.0195824406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9</text:p>
          </table:table-cell>
          <table:table-cell office:value-type="float" office:value="0.0194831290936789">
            <text:p>0.0194831291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</text:p>
          </table:table-cell>
          <table:table-cell office:value-type="float" office:value="0.0193944992263816">
            <text:p>0.0193944992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23</text:p>
          </table:table-cell>
          <table:table-cell office:value-type="float" office:value="0.0192462973431869">
            <text:p>0.019246297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0</text:p>
          </table:table-cell>
          <table:table-cell office:value-type="float" office:value="0.0192290352912601">
            <text:p>0.0192290353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7</text:p>
          </table:table-cell>
          <table:table-cell office:value-type="float" office:value="0.0191305839296896">
            <text:p>0.0191305839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13</text:p>
          </table:table-cell>
          <table:table-cell office:value-type="float" office:value="0.0189954911858855">
            <text:p>0.0189954912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3</text:p>
          </table:table-cell>
          <table:table-cell office:value-type="float" office:value="0.0189722295104885">
            <text:p>0.0189722295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1</text:p>
          </table:table-cell>
          <table:table-cell office:value-type="float" office:value="0.018948304681869">
            <text:p>0.0189483047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4</text:p>
          </table:table-cell>
          <table:table-cell office:value-type="float" office:value="0.0189367491988471">
            <text:p>0.0189367492</text:p>
          </table:table-cell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29</text:p>
          </table:table-cell>
          <table:table-cell office:value-type="float" office:value="0.018783844705508">
            <text:p>0.0187838447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5</text:p>
          </table:table-cell>
          <table:table-cell office:value-type="float" office:value="0.0187643025253882">
            <text:p>0.0187643025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4</text:p>
          </table:table-cell>
          <table:table-cell office:value-type="float" office:value="0.0186051492875811">
            <text:p>0.0186051493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0</text:p>
          </table:table-cell>
          <table:table-cell office:value-type="float" office:value="0.0185719758860764">
            <text:p>0.0185719759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6</text:p>
          </table:table-cell>
          <table:table-cell office:value-type="float" office:value="0.0184539624635104">
            <text:p>0.0184539625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12</text:p>
          </table:table-cell>
          <table:table-cell office:value-type="float" office:value="0.0184427805098465">
            <text:p>0.0184427805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0</text:p>
          </table:table-cell>
          <table:table-cell office:value-type="float" office:value="0.0184254087362953">
            <text:p>0.0184254087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1</text:p>
          </table:table-cell>
          <table:table-cell office:value-type="float" office:value="0.0184165758926223">
            <text:p>0.0184165759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5</text:p>
          </table:table-cell>
          <table:table-cell office:value-type="float" office:value="0.0183896691014882">
            <text:p>0.0183896691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5</text:p>
          </table:table-cell>
          <table:table-cell office:value-type="float" office:value="0.0183808411440486">
            <text:p>0.0183808411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8</text:p>
          </table:table-cell>
          <table:table-cell office:value-type="float" office:value="0.0182999418168456">
            <text:p>0.0182999418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7</text:p>
          </table:table-cell>
          <table:table-cell office:value-type="float" office:value="0.0182205066839255">
            <text:p>0.0182205067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9</text:p>
          </table:table-cell>
          <table:table-cell office:value-type="float" office:value="0.0182091072579518">
            <text:p>0.0182091073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</text:p>
          </table:table-cell>
          <table:table-cell office:value-type="float" office:value="0.0181896348668021">
            <text:p>0.0181896349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3</text:p>
          </table:table-cell>
          <table:table-cell office:value-type="float" office:value="0.0181260147640425">
            <text:p>0.0181260148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12</text:p>
          </table:table-cell>
          <table:table-cell office:value-type="float" office:value="0.0181028930249704">
            <text:p>0.018102893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4</text:p>
          </table:table-cell>
          <table:table-cell office:value-type="float" office:value="0.0180692659868848">
            <text:p>0.018069266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1</text:p>
          </table:table-cell>
          <table:table-cell office:value-type="float" office:value="0.0178515757621172">
            <text:p>0.0178515758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16</text:p>
          </table:table-cell>
          <table:table-cell office:value-type="float" office:value="0.0176959643721251">
            <text:p>0.0176959644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</text:p>
          </table:table-cell>
          <table:table-cell office:value-type="float" office:value="0.017643894459198">
            <text:p>0.0176438945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3</text:p>
          </table:table-cell>
          <table:table-cell office:value-type="float" office:value="0.017553739690846">
            <text:p>0.0175537397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5</text:p>
          </table:table-cell>
          <table:table-cell office:value-type="float" office:value="0.0175159601221296">
            <text:p>0.0175159601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5</text:p>
          </table:table-cell>
          <table:table-cell office:value-type="float" office:value="0.0174775084522377">
            <text:p>0.0174775085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</text:p>
          </table:table-cell>
          <table:table-cell office:value-type="float" office:value="0.0173236776755045">
            <text:p>0.0173236777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2</text:p>
          </table:table-cell>
          <table:table-cell office:value-type="float" office:value="0.0172976160773017">
            <text:p>0.0172976161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29</text:p>
          </table:table-cell>
          <table:table-cell office:value-type="float" office:value="0.0170476140329043">
            <text:p>0.017047614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0</text:p>
          </table:table-cell>
          <table:table-cell office:value-type="float" office:value="0.0168891247639786">
            <text:p>0.0168891248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9</text:p>
          </table:table-cell>
          <table:table-cell office:value-type="float" office:value="0.0168647674959065">
            <text:p>0.0168647675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4</text:p>
          </table:table-cell>
          <table:table-cell office:value-type="float" office:value="0.0167377958247875">
            <text:p>0.0167377958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3</text:p>
          </table:table-cell>
          <table:table-cell office:value-type="float" office:value="0.0167332030918203">
            <text:p>0.0167332031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39</text:p>
          </table:table-cell>
          <table:table-cell office:value-type="float" office:value="0.0166899094998385">
            <text:p>0.0166899095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5</text:p>
          </table:table-cell>
          <table:table-cell office:value-type="float" office:value="0.016674737444098">
            <text:p>0.0166747374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6</text:p>
          </table:table-cell>
          <table:table-cell office:value-type="float" office:value="0.0164941746164755">
            <text:p>0.0164941746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9</text:p>
          </table:table-cell>
          <table:table-cell office:value-type="float" office:value="0.0161230606935097">
            <text:p>0.0161230607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3</text:p>
          </table:table-cell>
          <table:table-cell office:value-type="float" office:value="0.0160887323389069">
            <text:p>0.0160887323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24</text:p>
          </table:table-cell>
          <table:table-cell office:value-type="float" office:value="0.0160461164145303">
            <text:p>0.0160461164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8</text:p>
          </table:table-cell>
          <table:table-cell office:value-type="float" office:value="0.0159658229728146">
            <text:p>0.015965823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1</text:p>
          </table:table-cell>
          <table:table-cell office:value-type="float" office:value="0.0158981062436838">
            <text:p>0.0158981062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2</text:p>
          </table:table-cell>
          <table:table-cell office:value-type="float" office:value="0.0157959982088567">
            <text:p>0.0157959982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</text:p>
          </table:table-cell>
          <table:table-cell office:value-type="float" office:value="0.0156350540823926">
            <text:p>0.0156350541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5</text:p>
          </table:table-cell>
          <table:table-cell office:value-type="float" office:value="0.0156215452351884">
            <text:p>0.0156215452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7</text:p>
          </table:table-cell>
          <table:table-cell office:value-type="float" office:value="0.015456156774243">
            <text:p>0.0154561568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8</text:p>
          </table:table-cell>
          <table:table-cell office:value-type="float" office:value="0.0152009144812637">
            <text:p>0.0152009145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5</text:p>
          </table:table-cell>
          <table:table-cell office:value-type="float" office:value="0.0151160235054599">
            <text:p>0.0151160235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6</text:p>
          </table:table-cell>
          <table:table-cell office:value-type="float" office:value="0.0150600292923761">
            <text:p>0.0150600293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6</text:p>
          </table:table-cell>
          <table:table-cell office:value-type="float" office:value="0.0150557860318516">
            <text:p>0.015055786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3</text:p>
          </table:table-cell>
          <table:table-cell office:value-type="float" office:value="0.0149722046983702">
            <text:p>0.0149722047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6</text:p>
          </table:table-cell>
          <table:table-cell office:value-type="float" office:value="0.0149125296457475">
            <text:p>0.0149125296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7</text:p>
          </table:table-cell>
          <table:table-cell office:value-type="float" office:value="0.014640517908796">
            <text:p>0.0146405179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31</text:p>
          </table:table-cell>
          <table:table-cell office:value-type="float" office:value="0.0143933161038343">
            <text:p>0.0143933161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4</text:p>
          </table:table-cell>
          <table:table-cell office:value-type="float" office:value="0.0141540209039445">
            <text:p>0.014154020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</text:p>
          </table:table-cell>
          <table:table-cell office:value-type="float" office:value="0.0141062795001649">
            <text:p>0.0141062795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3</text:p>
          </table:table-cell>
          <table:table-cell office:value-type="float" office:value="0.014029613801097">
            <text:p>0.0140296138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8</text:p>
          </table:table-cell>
          <table:table-cell office:value-type="float" office:value="0.0140260618503266">
            <text:p>0.0140260619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4</text:p>
          </table:table-cell>
          <table:table-cell office:value-type="float" office:value="0.0139189735957989">
            <text:p>0.0139189736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0</text:p>
          </table:table-cell>
          <table:table-cell office:value-type="float" office:value="0.0137133879271446">
            <text:p>0.0137133879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4</text:p>
          </table:table-cell>
          <table:table-cell office:value-type="float" office:value="0.0136932053849431">
            <text:p>0.0136932054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3</text:p>
          </table:table-cell>
          <table:table-cell office:value-type="float" office:value="0.0136578947854023">
            <text:p>0.0136578948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9</text:p>
          </table:table-cell>
          <table:table-cell office:value-type="float" office:value="0.0136279693788967">
            <text:p>0.0136279694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39</text:p>
          </table:table-cell>
          <table:table-cell office:value-type="float" office:value="0.013619963225232">
            <text:p>0.0136199632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9</text:p>
          </table:table-cell>
          <table:table-cell office:value-type="float" office:value="0.013562510080244">
            <text:p>0.0135625101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8</text:p>
          </table:table-cell>
          <table:table-cell office:value-type="float" office:value="0.0135466903488725">
            <text:p>0.0135466903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4</text:p>
          </table:table-cell>
          <table:table-cell office:value-type="float" office:value="0.0134343222035391">
            <text:p>0.0134343222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3</text:p>
          </table:table-cell>
          <table:table-cell office:value-type="float" office:value="0.0133942027584571">
            <text:p>0.0133942028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14</text:p>
          </table:table-cell>
          <table:table-cell office:value-type="float" office:value="0.0130628310178851">
            <text:p>0.013062831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4</text:p>
          </table:table-cell>
          <table:table-cell office:value-type="float" office:value="0.0129451239103374">
            <text:p>0.0129451239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12</text:p>
          </table:table-cell>
          <table:table-cell office:value-type="float" office:value="0.0128732368343001">
            <text:p>0.0128732368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6</text:p>
          </table:table-cell>
          <table:table-cell office:value-type="float" office:value="0.0128380670399661">
            <text:p>0.012838067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5</text:p>
          </table:table-cell>
          <table:table-cell office:value-type="float" office:value="0.0127133432564949">
            <text:p>0.0127133433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3</text:p>
          </table:table-cell>
          <table:table-cell office:value-type="float" office:value="0.0126799306993572">
            <text:p>0.0126799307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1</text:p>
          </table:table-cell>
          <table:table-cell office:value-type="float" office:value="0.0126741877423784">
            <text:p>0.0126741877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8</text:p>
          </table:table-cell>
          <table:table-cell office:value-type="float" office:value="0.0126064926015666">
            <text:p>0.0126064926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</text:p>
          </table:table-cell>
          <table:table-cell office:value-type="float" office:value="0.0125391507128365">
            <text:p>0.0125391507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8</text:p>
          </table:table-cell>
          <table:table-cell office:value-type="float" office:value="0.012507999243342">
            <text:p>0.0125079992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14</text:p>
          </table:table-cell>
          <table:table-cell office:value-type="float" office:value="0.0124233063257584">
            <text:p>0.0124233063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4</text:p>
          </table:table-cell>
          <table:table-cell office:value-type="float" office:value="0.0121911958498057">
            <text:p>0.0121911958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3</text:p>
          </table:table-cell>
          <table:table-cell office:value-type="float" office:value="0.0121104973167394">
            <text:p>0.0121104973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2</text:p>
          </table:table-cell>
          <table:table-cell office:value-type="float" office:value="0.0120628608161654">
            <text:p>0.0120628608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7</text:p>
          </table:table-cell>
          <table:table-cell office:value-type="float" office:value="0.0119405466174021">
            <text:p>0.0119405466</text:p>
          </table:table-cell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5</text:p>
          </table:table-cell>
          <table:table-cell office:value-type="float" office:value="0.0118177148280478">
            <text:p>0.0118177148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0</text:p>
          </table:table-cell>
          <table:table-cell office:value-type="float" office:value="0.0116559002261353">
            <text:p>0.0116559002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1</text:p>
          </table:table-cell>
          <table:table-cell office:value-type="float" office:value="0.0113333863085542">
            <text:p>0.0113333863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0</text:p>
          </table:table-cell>
          <table:table-cell office:value-type="float" office:value="0.011320839199805">
            <text:p>0.0113208392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8</text:p>
          </table:table-cell>
          <table:table-cell office:value-type="float" office:value="0.0111271197990693">
            <text:p>0.0111271198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13</text:p>
          </table:table-cell>
          <table:table-cell office:value-type="float" office:value="0.0111247869721644">
            <text:p>0.011124787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3</text:p>
          </table:table-cell>
          <table:table-cell office:value-type="float" office:value="0.0110831458491818">
            <text:p>0.0110831458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32</text:p>
          </table:table-cell>
          <table:table-cell office:value-type="float" office:value="0.0110805628858206">
            <text:p>0.011080562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5</text:p>
          </table:table-cell>
          <table:table-cell office:value-type="float" office:value="0.0110261929797204">
            <text:p>0.011026193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15</text:p>
          </table:table-cell>
          <table:table-cell office:value-type="float" office:value="0.0108218825837879">
            <text:p>0.0108218826</text:p>
          </table:table-cell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9</text:p>
          </table:table-cell>
          <table:table-cell office:value-type="float" office:value="0.0106664378082309">
            <text:p>0.0106664378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9</text:p>
          </table:table-cell>
          <table:table-cell office:value-type="float" office:value="0.010659052442538">
            <text:p>0.0106590524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0</text:p>
          </table:table-cell>
          <table:table-cell office:value-type="float" office:value="0.0106096663926269">
            <text:p>0.0106096664</text:p>
          </table:table-cell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3</text:p>
          </table:table-cell>
          <table:table-cell office:value-type="float" office:value="0.0105089295351835">
            <text:p>0.0105089295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13</text:p>
          </table:table-cell>
          <table:table-cell office:value-type="float" office:value="0.0104357895592239">
            <text:p>0.0104357896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20</text:p>
          </table:table-cell>
          <table:table-cell office:value-type="float" office:value="0.0102685970778772">
            <text:p>0.0102685971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0</text:p>
          </table:table-cell>
          <table:table-cell office:value-type="float" office:value="0.0102162843812442">
            <text:p>0.0102162844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2</text:p>
          </table:table-cell>
          <table:table-cell office:value-type="float" office:value="0.0102119928940074">
            <text:p>0.0102119929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1</text:p>
          </table:table-cell>
          <table:table-cell office:value-type="float" office:value="0.0101932796543854">
            <text:p>0.0101932797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6</text:p>
          </table:table-cell>
          <table:table-cell office:value-type="float" office:value="0.0101824886749299">
            <text:p>0.0101824887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0</text:p>
          </table:table-cell>
          <table:table-cell office:value-type="float" office:value="0.0101265510267483">
            <text:p>0.010126551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4</text:p>
          </table:table-cell>
          <table:table-cell office:value-type="float" office:value="0.0101070233580406">
            <text:p>0.0101070234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4</text:p>
          </table:table-cell>
          <table:table-cell office:value-type="float" office:value="0.0100550502910978">
            <text:p>0.0100550503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4</text:p>
          </table:table-cell>
          <table:table-cell office:value-type="float" office:value="0.0100357246550614">
            <text:p>0.0100357247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9</text:p>
          </table:table-cell>
          <table:table-cell office:value-type="float" office:value="0.00999838462231845">
            <text:p>0.0099983846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4</text:p>
          </table:table-cell>
          <table:table-cell office:value-type="float" office:value="0.00982725322536266">
            <text:p>0.0098272532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12</text:p>
          </table:table-cell>
          <table:table-cell office:value-type="float" office:value="0.00981375054716955">
            <text:p>0.0098137505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6</text:p>
          </table:table-cell>
          <table:table-cell office:value-type="float" office:value="0.00967272982453476">
            <text:p>0.0096727298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0</text:p>
          </table:table-cell>
          <table:table-cell office:value-type="float" office:value="0.00964079868345538">
            <text:p>0.0096407987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0</text:p>
          </table:table-cell>
          <table:table-cell office:value-type="float" office:value="0.00962470857661599">
            <text:p>0.0096247086</text:p>
          </table:table-cell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</text:p>
          </table:table-cell>
          <table:table-cell office:value-type="float" office:value="0.00953128619070361">
            <text:p>0.0095312862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5</text:p>
          </table:table-cell>
          <table:table-cell office:value-type="float" office:value="0.00937905166515963">
            <text:p>0.009379051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9</text:p>
          </table:table-cell>
          <table:table-cell office:value-type="float" office:value="0.0093430002893811">
            <text:p>0.0093430003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0</text:p>
          </table:table-cell>
          <table:table-cell office:value-type="float" office:value="0.00924661303675771">
            <text:p>0.009246613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5</text:p>
          </table:table-cell>
          <table:table-cell office:value-type="float" office:value="0.00918183768944729">
            <text:p>0.0091818377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</text:p>
          </table:table-cell>
          <table:table-cell office:value-type="float" office:value="0.0091447526790131">
            <text:p>0.0091447527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3</text:p>
          </table:table-cell>
          <table:table-cell office:value-type="float" office:value="0.0091312580694416">
            <text:p>0.0091312581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6</text:p>
          </table:table-cell>
          <table:table-cell office:value-type="float" office:value="0.00907278756722482">
            <text:p>0.0090727876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7</text:p>
          </table:table-cell>
          <table:table-cell office:value-type="float" office:value="0.0090612734993291">
            <text:p>0.0090612735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3</text:p>
          </table:table-cell>
          <table:table-cell office:value-type="float" office:value="0.00904621845817949">
            <text:p>0.0090462185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4</text:p>
          </table:table-cell>
          <table:table-cell office:value-type="float" office:value="0.00891857823324027">
            <text:p>0.0089185782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0</text:p>
          </table:table-cell>
          <table:table-cell office:value-type="float" office:value="0.00880724734011649">
            <text:p>0.0088072473</text:p>
          </table:table-cell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4</text:p>
          </table:table-cell>
          <table:table-cell office:value-type="float" office:value="0.00865338659610701">
            <text:p>0.0086533866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5</text:p>
          </table:table-cell>
          <table:table-cell office:value-type="float" office:value="0.00849699631840876">
            <text:p>0.0084969963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1</text:p>
          </table:table-cell>
          <table:table-cell office:value-type="float" office:value="0.0083773346017959">
            <text:p>0.0083773346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7</text:p>
          </table:table-cell>
          <table:table-cell office:value-type="float" office:value="0.00834258530260181">
            <text:p>0.0083425853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0</text:p>
          </table:table-cell>
          <table:table-cell office:value-type="float" office:value="0.00822935438376558">
            <text:p>0.0082293544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5</text:p>
          </table:table-cell>
          <table:table-cell office:value-type="float" office:value="0.00821032825258398">
            <text:p>0.0082103283</text:p>
          </table:table-cell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3</text:p>
          </table:table-cell>
          <table:table-cell office:value-type="float" office:value="0.00813108751085389">
            <text:p>0.0081310875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3</text:p>
          </table:table-cell>
          <table:table-cell office:value-type="float" office:value="0.00804713451461513">
            <text:p>0.0080471345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1</text:p>
          </table:table-cell>
          <table:table-cell office:value-type="float" office:value="0.00794134587469161">
            <text:p>0.0079413459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2</text:p>
          </table:table-cell>
          <table:table-cell office:value-type="float" office:value="0.00786705804307043">
            <text:p>0.007867058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</text:p>
          </table:table-cell>
          <table:table-cell office:value-type="float" office:value="0.00785409483043347">
            <text:p>0.0078540948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5</text:p>
          </table:table-cell>
          <table:table-cell office:value-type="float" office:value="0.0078374976500867">
            <text:p>0.0078374977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5</text:p>
          </table:table-cell>
          <table:table-cell office:value-type="float" office:value="0.00776839965575836">
            <text:p>0.0077683997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34</text:p>
          </table:table-cell>
          <table:table-cell office:value-type="float" office:value="0.00774053532674222">
            <text:p>0.007740535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9</text:p>
          </table:table-cell>
          <table:table-cell office:value-type="float" office:value="0.00768797948429401">
            <text:p>0.0076879795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4</text:p>
          </table:table-cell>
          <table:table-cell office:value-type="float" office:value="0.00767482667167318">
            <text:p>0.0076748267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9</text:p>
          </table:table-cell>
          <table:table-cell office:value-type="float" office:value="0.00763731056249253">
            <text:p>0.0076373106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1</text:p>
          </table:table-cell>
          <table:table-cell office:value-type="float" office:value="0.00737561742429842">
            <text:p>0.0073756174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0</text:p>
          </table:table-cell>
          <table:table-cell office:value-type="float" office:value="0.00721794154191824">
            <text:p>0.0072179415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4</text:p>
          </table:table-cell>
          <table:table-cell office:value-type="float" office:value="0.00711171872560893">
            <text:p>0.007111718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0</text:p>
          </table:table-cell>
          <table:table-cell office:value-type="float" office:value="0.00705949860959446">
            <text:p>0.0070594986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9</text:p>
          </table:table-cell>
          <table:table-cell office:value-type="float" office:value="0.00703855921457183">
            <text:p>0.0070385592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4</text:p>
          </table:table-cell>
          <table:table-cell office:value-type="float" office:value="0.00700859243511384">
            <text:p>0.0070085924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8</text:p>
          </table:table-cell>
          <table:table-cell office:value-type="float" office:value="0.0069995121346818">
            <text:p>0.0069995121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3</text:p>
          </table:table-cell>
          <table:table-cell office:value-type="float" office:value="0.00699772653047563">
            <text:p>0.0069977265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0</text:p>
          </table:table-cell>
          <table:table-cell office:value-type="float" office:value="0.00692779229740184">
            <text:p>0.0069277923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7</text:p>
          </table:table-cell>
          <table:table-cell office:value-type="float" office:value="0.00686571728154144">
            <text:p>0.0068657173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9</text:p>
          </table:table-cell>
          <table:table-cell office:value-type="float" office:value="0.00683641397994416">
            <text:p>0.006836414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0</text:p>
          </table:table-cell>
          <table:table-cell office:value-type="float" office:value="0.00672584109293424">
            <text:p>0.0067258411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4</text:p>
          </table:table-cell>
          <table:table-cell office:value-type="float" office:value="0.0066550517893128">
            <text:p>0.0066550518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3</text:p>
          </table:table-cell>
          <table:table-cell office:value-type="float" office:value="0.00665136834503384">
            <text:p>0.0066513683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7</text:p>
          </table:table-cell>
          <table:table-cell office:value-type="float" office:value="0.0065291711549366">
            <text:p>0.0065291712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13</text:p>
          </table:table-cell>
          <table:table-cell office:value-type="float" office:value="0.00651572480387778">
            <text:p>0.0065157248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13</text:p>
          </table:table-cell>
          <table:table-cell office:value-type="float" office:value="0.00650517222527915">
            <text:p>0.0065051722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7</text:p>
          </table:table-cell>
          <table:table-cell office:value-type="float" office:value="0.00640612623129139">
            <text:p>0.0064061262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9</text:p>
          </table:table-cell>
          <table:table-cell office:value-type="float" office:value="0.00639812358377426">
            <text:p>0.0063981236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0</text:p>
          </table:table-cell>
          <table:table-cell office:value-type="float" office:value="0.00638068975750907">
            <text:p>0.0063806898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34</text:p>
          </table:table-cell>
          <table:table-cell office:value-type="float" office:value="0.00635268760280577">
            <text:p>0.0063526876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0</text:p>
          </table:table-cell>
          <table:table-cell office:value-type="float" office:value="0.00634224982767691">
            <text:p>0.0063422498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</text:p>
          </table:table-cell>
          <table:table-cell office:value-type="float" office:value="0.00632354460875547">
            <text:p>0.0063235446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2</text:p>
          </table:table-cell>
          <table:table-cell office:value-type="float" office:value="0.00628156239898541">
            <text:p>0.0062815624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9</text:p>
          </table:table-cell>
          <table:table-cell office:value-type="float" office:value="0.00614181067717029">
            <text:p>0.006141810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3</text:p>
          </table:table-cell>
          <table:table-cell office:value-type="float" office:value="0.00613181277737203">
            <text:p>0.0061318128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7</text:p>
          </table:table-cell>
          <table:table-cell office:value-type="float" office:value="0.00611132214600139">
            <text:p>0.0061113221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5</text:p>
          </table:table-cell>
          <table:table-cell office:value-type="float" office:value="0.00608478062558969">
            <text:p>0.0060847806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2</text:p>
          </table:table-cell>
          <table:table-cell office:value-type="float" office:value="0.00607609228529407">
            <text:p>0.0060760923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6</text:p>
          </table:table-cell>
          <table:table-cell office:value-type="float" office:value="0.00595382904005184">
            <text:p>0.005953829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32</text:p>
          </table:table-cell>
          <table:table-cell office:value-type="float" office:value="0.00568353334988026">
            <text:p>0.0056835333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25</text:p>
          </table:table-cell>
          <table:table-cell office:value-type="float" office:value="0.00565696707287741">
            <text:p>0.0056569671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5</text:p>
          </table:table-cell>
          <table:table-cell office:value-type="float" office:value="0.00558922302174582">
            <text:p>0.005589223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3</text:p>
          </table:table-cell>
          <table:table-cell office:value-type="float" office:value="0.00556302887739516">
            <text:p>0.0055630289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14</text:p>
          </table:table-cell>
          <table:table-cell office:value-type="float" office:value="0.00549055801369925">
            <text:p>0.005490558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0</text:p>
          </table:table-cell>
          <table:table-cell office:value-type="float" office:value="0.00543535551737594">
            <text:p>0.0054353555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14</text:p>
          </table:table-cell>
          <table:table-cell office:value-type="float" office:value="0.00539070120503007">
            <text:p>0.0053907012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5</text:p>
          </table:table-cell>
          <table:table-cell office:value-type="float" office:value="0.00533144377544906">
            <text:p>0.0053314438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2</text:p>
          </table:table-cell>
          <table:table-cell office:value-type="float" office:value="0.00527574317347949">
            <text:p>0.0052757432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7</text:p>
          </table:table-cell>
          <table:table-cell office:value-type="float" office:value="0.00503250409444446">
            <text:p>0.0050325041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5</text:p>
          </table:table-cell>
          <table:table-cell office:value-type="float" office:value="0.00501417745112">
            <text:p>0.0050141775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2</text:p>
          </table:table-cell>
          <table:table-cell office:value-type="float" office:value="0.00494544077767926">
            <text:p>0.0049454408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6</text:p>
          </table:table-cell>
          <table:table-cell office:value-type="float" office:value="0.00491441378613787">
            <text:p>0.0049144138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0</text:p>
          </table:table-cell>
          <table:table-cell office:value-type="float" office:value="0.00490162107338327">
            <text:p>0.0049016211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15</text:p>
          </table:table-cell>
          <table:table-cell office:value-type="float" office:value="0.00489897810809369">
            <text:p>0.0048989781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3</text:p>
          </table:table-cell>
          <table:table-cell office:value-type="float" office:value="0.00488401608636482">
            <text:p>0.0048840161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</text:p>
          </table:table-cell>
          <table:table-cell office:value-type="float" office:value="0.00474271132475965">
            <text:p>0.0047427113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6</text:p>
          </table:table-cell>
          <table:table-cell office:value-type="float" office:value="0.00465679084775593">
            <text:p>0.0046567908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6</text:p>
          </table:table-cell>
          <table:table-cell office:value-type="float" office:value="0.00463299688098753">
            <text:p>0.0046329969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32</text:p>
          </table:table-cell>
          <table:table-cell office:value-type="float" office:value="0.00445761432690776">
            <text:p>0.0044576143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28</text:p>
          </table:table-cell>
          <table:table-cell office:value-type="float" office:value="0.00443382877046619">
            <text:p>0.0044338288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4</text:p>
          </table:table-cell>
          <table:table-cell office:value-type="float" office:value="0.00442090213057209">
            <text:p>0.0044209021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6</text:p>
          </table:table-cell>
          <table:table-cell office:value-type="float" office:value="0.00436097112266323">
            <text:p>0.0043609711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4</text:p>
          </table:table-cell>
          <table:table-cell office:value-type="float" office:value="0.00435205641595679">
            <text:p>0.0043520564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3</text:p>
          </table:table-cell>
          <table:table-cell office:value-type="float" office:value="0.00434620591412305">
            <text:p>0.0043462059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4</text:p>
          </table:table-cell>
          <table:table-cell office:value-type="float" office:value="0.00429076413555898">
            <text:p>0.0042907641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1</text:p>
          </table:table-cell>
          <table:table-cell office:value-type="float" office:value="0.00423239150558174">
            <text:p>0.0042323915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0</text:p>
          </table:table-cell>
          <table:table-cell office:value-type="float" office:value="0.00420916329778648">
            <text:p>0.0042091633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0</text:p>
          </table:table-cell>
          <table:table-cell office:value-type="float" office:value="0.00390263788027111">
            <text:p>0.0039026379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</text:p>
          </table:table-cell>
          <table:table-cell office:value-type="float" office:value="0.00377974178939348">
            <text:p>0.0037797418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</text:p>
          </table:table-cell>
          <table:table-cell office:value-type="float" office:value="0.00347202706549349">
            <text:p>0.0034720271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9</text:p>
          </table:table-cell>
          <table:table-cell office:value-type="float" office:value="0.00339666849852214">
            <text:p>0.0033966685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0</text:p>
          </table:table-cell>
          <table:table-cell office:value-type="float" office:value="0.00337411615610671">
            <text:p>0.0033741162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0</text:p>
          </table:table-cell>
          <table:table-cell office:value-type="float" office:value="0.00329843559911585">
            <text:p>0.0032984356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34</text:p>
          </table:table-cell>
          <table:table-cell office:value-type="float" office:value="0.00328157903233329">
            <text:p>0.003281579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4</text:p>
          </table:table-cell>
          <table:table-cell office:value-type="float" office:value="0.00304567067107077">
            <text:p>0.0030456707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0</text:p>
          </table:table-cell>
          <table:table-cell office:value-type="float" office:value="0.00303615300798997">
            <text:p>0.003036153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8</text:p>
          </table:table-cell>
          <table:table-cell office:value-type="float" office:value="0.00302679550880816">
            <text:p>0.0030267955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5</text:p>
          </table:table-cell>
          <table:table-cell office:value-type="float" office:value="0.00301970346591327">
            <text:p>0.0030197035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</text:p>
          </table:table-cell>
          <table:table-cell office:value-type="float" office:value="0.00297924771479718">
            <text:p>0.0029792477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8</text:p>
          </table:table-cell>
          <table:table-cell office:value-type="float" office:value="0.00294603365037148">
            <text:p>0.0029460337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2</text:p>
          </table:table-cell>
          <table:table-cell office:value-type="float" office:value="0.00290666540470397">
            <text:p>0.0029066654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2</text:p>
          </table:table-cell>
          <table:table-cell office:value-type="float" office:value="0.00283234222136966">
            <text:p>0.0028323422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9</text:p>
          </table:table-cell>
          <table:table-cell office:value-type="float" office:value="0.00281896744761522">
            <text:p>0.0028189674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7</text:p>
          </table:table-cell>
          <table:table-cell office:value-type="float" office:value="0.00280776092307885">
            <text:p>0.0028077609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9</text:p>
          </table:table-cell>
          <table:table-cell office:value-type="float" office:value="0.00268050143320807">
            <text:p>0.0026805014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</text:p>
          </table:table-cell>
          <table:table-cell office:value-type="float" office:value="0.00266879009805108">
            <text:p>0.0026687901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4</text:p>
          </table:table-cell>
          <table:table-cell office:value-type="float" office:value="0.00265859986514615">
            <text:p>0.0026585999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</text:p>
          </table:table-cell>
          <table:table-cell office:value-type="float" office:value="0.00262019235627341">
            <text:p>0.0026201924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2</text:p>
          </table:table-cell>
          <table:table-cell office:value-type="float" office:value="0.00257008122175783">
            <text:p>0.0025700812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2</text:p>
          </table:table-cell>
          <table:table-cell office:value-type="float" office:value="0.00244339425753712">
            <text:p>0.0024433943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0</text:p>
          </table:table-cell>
          <table:table-cell office:value-type="float" office:value="0.00237512068219326">
            <text:p>0.0023751207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32</text:p>
          </table:table-cell>
          <table:table-cell office:value-type="float" office:value="0.00234178393118683">
            <text:p>0.0023417839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7</text:p>
          </table:table-cell>
          <table:table-cell office:value-type="float" office:value="0.00230169873156183">
            <text:p>0.0023016987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5</text:p>
          </table:table-cell>
          <table:table-cell office:value-type="float" office:value="0.00225285699047731">
            <text:p>0.002252857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4</text:p>
          </table:table-cell>
          <table:table-cell office:value-type="float" office:value="0.00225266726860639">
            <text:p>0.0022526673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4</text:p>
          </table:table-cell>
          <table:table-cell office:value-type="float" office:value="0.00224977912935895">
            <text:p>0.0022497791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2</text:p>
          </table:table-cell>
          <table:table-cell office:value-type="float" office:value="0.00222881849050211">
            <text:p>0.0022288185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5</text:p>
          </table:table-cell>
          <table:table-cell office:value-type="float" office:value="0.00210648354588424">
            <text:p>0.0021064835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4</text:p>
          </table:table-cell>
          <table:table-cell office:value-type="float" office:value="0.00205462721011034">
            <text:p>0.0020546272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5</text:p>
          </table:table-cell>
          <table:table-cell office:value-type="float" office:value="0.00200374134738299">
            <text:p>0.0020037413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2</text:p>
          </table:table-cell>
          <table:table-cell office:value-type="float" office:value="0.00189907955902018">
            <text:p>0.0018990796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2</text:p>
          </table:table-cell>
          <table:table-cell office:value-type="float" office:value="0.00189306283246863">
            <text:p>0.0018930628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2</text:p>
          </table:table-cell>
          <table:table-cell office:value-type="float" office:value="0.00182072807648592">
            <text:p>0.0018207281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0</text:p>
          </table:table-cell>
          <table:table-cell office:value-type="float" office:value="0.00143038225872424">
            <text:p>0.0014303823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2</text:p>
          </table:table-cell>
          <table:table-cell office:value-type="float" office:value="0.00120811411702017">
            <text:p>0.0012081141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2</text:p>
          </table:table-cell>
          <table:table-cell office:value-type="float" office:value="0.00118916491593065">
            <text:p>0.0011891649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2</text:p>
          </table:table-cell>
          <table:table-cell office:value-type="float" office:value="0.00114578318199292">
            <text:p>0.0011457832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</table:table>
      <table:table table:name="相似度排序" table:style-name="ta1">
        <table:shapes>
          <draw:frame draw:z-index="0" draw:style-name="gr1" svg:width="15.997cm" svg:height="8.991cm" svg:x="13.216cm" svg:y="1.681cm">
            <draw:object draw:notify-on-update-of-ranges="相似度排序.B1:相似度排序.B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Topic38</text:p>
          </table:table-cell>
          <table:table-cell office:value-type="float" office:value="0.128737938449512">
            <text:p>0.1287379384</text:p>
          </table:table-cell>
          <table:table-cell/>
        </table:table-row>
        <table:table-row table:style-name="ro1">
          <table:table-cell office:value-type="string">
            <text:p>Topic19</text:p>
          </table:table-cell>
          <table:table-cell office:value-type="float" office:value="0.126139852907277">
            <text:p>0.1261398529</text:p>
          </table:table-cell>
          <table:table-cell table:formula="of:=[.B1]-[.B2]" office:value-type="float" office:value="0.00259808554223501">
            <text:p>0.0025980855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float" office:value="0.121987918426158">
            <text:p>0.1219879184</text:p>
          </table:table-cell>
          <table:table-cell table:formula="of:=[.B2]-[.B3]" office:value-type="float" office:value="0.00415193448111899">
            <text:p>0.0041519345</text:p>
          </table:table-cell>
        </table:table-row>
        <table:table-row table:style-name="ro1">
          <table:table-cell office:value-type="string">
            <text:p>Topic27</text:p>
          </table:table-cell>
          <table:table-cell office:value-type="float" office:value="0.119294826499195">
            <text:p>0.1192948265</text:p>
          </table:table-cell>
          <table:table-cell table:formula="of:=[.B3]-[.B4]" office:value-type="float" office:value="0.002693091926963">
            <text:p>0.0026930919</text:p>
          </table:table-cell>
        </table:table-row>
        <table:table-row table:style-name="ro1">
          <table:table-cell office:value-type="string">
            <text:p>Topic39</text:p>
          </table:table-cell>
          <table:table-cell office:value-type="float" office:value="0.114996504146744">
            <text:p>0.1149965041</text:p>
          </table:table-cell>
          <table:table-cell table:formula="of:=[.B4]-[.B5]" office:value-type="float" office:value="0.00429832235245101">
            <text:p>0.0042983224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float" office:value="0.114059370672358">
            <text:p>0.1140593707</text:p>
          </table:table-cell>
          <table:table-cell table:formula="of:=[.B5]-[.B6]" office:value-type="float" office:value="0.000937133474385995">
            <text:p>0.0009371335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float" office:value="0.106002843846771">
            <text:p>0.1060028438</text:p>
          </table:table-cell>
          <table:table-cell table:formula="of:=[.B6]-[.B7]" office:value-type="float" office:value="0.008056526825587">
            <text:p>0.0080565268</text:p>
          </table:table-cell>
        </table:table-row>
        <table:table-row table:style-name="ro1">
          <table:table-cell office:value-type="string">
            <text:p>Topic5</text:p>
          </table:table-cell>
          <table:table-cell office:value-type="float" office:value="0.10072261806932">
            <text:p>0.1007226181</text:p>
          </table:table-cell>
          <table:table-cell table:formula="of:=[.B7]-[.B8]" office:value-type="float" office:value="0.00528022577745102">
            <text:p>0.0052802258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float" office:value="0.0906261355769015">
            <text:p>0.0906261356</text:p>
          </table:table-cell>
          <table:table-cell table:style-name="ce1" table:formula="of:=[.B8]-[.B9]" office:value-type="float" office:value="0.0100964824924185">
            <text:p>0.0100964825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float" office:value="0.0876011948328313">
            <text:p>0.0876011948</text:p>
          </table:table-cell>
          <table:table-cell table:formula="of:=[.B9]-[.B10]" office:value-type="float" office:value="0.0030249407440702">
            <text:p>0.0030249407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float" office:value="0.083050491934924">
            <text:p>0.0830504919</text:p>
          </table:table-cell>
          <table:table-cell table:formula="of:=[.B10]-[.B11]" office:value-type="float" office:value="0.00455070289790729">
            <text:p>0.0045507029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float" office:value="0.0807514784318485">
            <text:p>0.0807514784</text:p>
          </table:table-cell>
          <table:table-cell table:formula="of:=[.B11]-[.B12]" office:value-type="float" office:value="0.0022990135030755">
            <text:p>0.0022990135</text:p>
          </table:table-cell>
        </table:table-row>
        <table:table-row table:style-name="ro1">
          <table:table-cell office:value-type="string">
            <text:p>Topic10</text:p>
          </table:table-cell>
          <table:table-cell office:value-type="float" office:value="0.0784834716960754">
            <text:p>0.0784834717</text:p>
          </table:table-cell>
          <table:table-cell table:formula="of:=[.B12]-[.B13]" office:value-type="float" office:value="0.0022680067357731">
            <text:p>0.0022680067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float" office:value="0.0772328968826594">
            <text:p>0.0772328969</text:p>
          </table:table-cell>
          <table:table-cell table:formula="of:=[.B13]-[.B14]" office:value-type="float" office:value="0.00125057481341601">
            <text:p>0.0012505748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float" office:value="0.0757302103899324">
            <text:p>0.0757302104</text:p>
          </table:table-cell>
          <table:table-cell table:formula="of:=[.B14]-[.B15]" office:value-type="float" office:value="0.001502686492727">
            <text:p>0.0015026865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float" office:value="0.0732382583399033">
            <text:p>0.0732382583</text:p>
          </table:table-cell>
          <table:table-cell table:formula="of:=[.B15]-[.B16]" office:value-type="float" office:value="0.0024919520500291">
            <text:p>0.0024919521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float" office:value="0.0710750700651635">
            <text:p>0.0710750701</text:p>
          </table:table-cell>
          <table:table-cell table:formula="of:=[.B16]-[.B17]" office:value-type="float" office:value="0.0021631882747398">
            <text:p>0.0021631883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float" office:value="0.0677547868003448">
            <text:p>0.0677547868</text:p>
          </table:table-cell>
          <table:table-cell table:formula="of:=[.B17]-[.B18]" office:value-type="float" office:value="0.0033202832648187">
            <text:p>0.0033202833</text:p>
          </table:table-cell>
        </table:table-row>
        <table:table-row table:style-name="ro1">
          <table:table-cell office:value-type="string">
            <text:p>Topic34</text:p>
          </table:table-cell>
          <table:table-cell office:value-type="float" office:value="0.0671532485184146">
            <text:p>0.0671532485</text:p>
          </table:table-cell>
          <table:table-cell table:formula="of:=[.B18]-[.B19]" office:value-type="float" office:value="0.0006015382819302">
            <text:p>0.0006015383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float" office:value="0.0669226869363019">
            <text:p>0.0669226869</text:p>
          </table:table-cell>
          <table:table-cell table:formula="of:=[.B19]-[.B20]" office:value-type="float" office:value="0.000230561582112709">
            <text:p>0.0002305616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float" office:value="0.0663324351492246">
            <text:p>0.0663324351</text:p>
          </table:table-cell>
          <table:table-cell table:formula="of:=[.B20]-[.B21]" office:value-type="float" office:value="0.000590251787077292">
            <text:p>0.0005902518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float" office:value="0.0653239351617607">
            <text:p>0.0653239352</text:p>
          </table:table-cell>
          <table:table-cell table:formula="of:=[.B21]-[.B22]" office:value-type="float" office:value="0.0010084999874639">
            <text:p>0.0010085</text:p>
          </table:table-cell>
        </table:table-row>
        <table:table-row table:style-name="ro1">
          <table:table-cell office:value-type="string">
            <text:p>Topic25</text:p>
          </table:table-cell>
          <table:table-cell office:value-type="float" office:value="0.0543366582532615">
            <text:p>0.0543366583</text:p>
          </table:table-cell>
          <table:table-cell table:style-name="ce1" table:formula="of:=[.B22]-[.B23]" office:value-type="float" office:value="0.0109872769084992">
            <text:p>0.0109872769</text:p>
          </table:table-cell>
        </table:table-row>
        <table:table-row table:style-name="ro1">
          <table:table-cell office:value-type="string">
            <text:p>Topic0</text:p>
          </table:table-cell>
          <table:table-cell office:value-type="float" office:value="0.0540100784726767">
            <text:p>0.0540100785</text:p>
          </table:table-cell>
          <table:table-cell table:formula="of:=[.B23]-[.B24]" office:value-type="float" office:value="0.000326579780584799">
            <text:p>0.0003265798</text:p>
          </table:table-cell>
        </table:table-row>
        <table:table-row table:style-name="ro1">
          <table:table-cell office:value-type="string">
            <text:p>Topic8</text:p>
          </table:table-cell>
          <table:table-cell office:value-type="float" office:value="0.0520809565539467">
            <text:p>0.0520809566</text:p>
          </table:table-cell>
          <table:table-cell table:formula="of:=[.B24]-[.B25]" office:value-type="float" office:value="0.00192912191873">
            <text:p>0.0019291219</text:p>
          </table:table-cell>
        </table:table-row>
        <table:table-row table:style-name="ro1">
          <table:table-cell office:value-type="string">
            <text:p>Topic37</text:p>
          </table:table-cell>
          <table:table-cell office:value-type="float" office:value="0.0519526153888668">
            <text:p>0.0519526154</text:p>
          </table:table-cell>
          <table:table-cell table:formula="of:=[.B25]-[.B26]" office:value-type="float" office:value="0.000128341165079898">
            <text:p>0.0001283412</text:p>
          </table:table-cell>
        </table:table-row>
        <table:table-row table:style-name="ro1">
          <table:table-cell office:value-type="string">
            <text:p>Topic29</text:p>
          </table:table-cell>
          <table:table-cell office:value-type="float" office:value="0.0490509820533424">
            <text:p>0.0490509821</text:p>
          </table:table-cell>
          <table:table-cell table:formula="of:=[.B26]-[.B27]" office:value-type="float" office:value="0.0029016333355244">
            <text:p>0.0029016333</text:p>
          </table:table-cell>
        </table:table-row>
        <table:table-row table:style-name="ro1">
          <table:table-cell office:value-type="string">
            <text:p>Topic22</text:p>
          </table:table-cell>
          <table:table-cell office:value-type="float" office:value="0.0448615289270648">
            <text:p>0.0448615289</text:p>
          </table:table-cell>
          <table:table-cell table:formula="of:=[.B27]-[.B28]" office:value-type="float" office:value="0.0041894531262776">
            <text:p>0.0041894531</text:p>
          </table:table-cell>
        </table:table-row>
        <table:table-row table:style-name="ro1">
          <table:table-cell office:value-type="string">
            <text:p>Topic21</text:p>
          </table:table-cell>
          <table:table-cell office:value-type="float" office:value="0.0433761889520246">
            <text:p>0.043376189</text:p>
          </table:table-cell>
          <table:table-cell table:formula="of:=[.B28]-[.B29]" office:value-type="float" office:value="0.0014853399750402">
            <text:p>0.00148534</text:p>
          </table:table-cell>
        </table:table-row>
        <table:table-row table:style-name="ro1">
          <table:table-cell office:value-type="string">
            <text:p>Topic3</text:p>
          </table:table-cell>
          <table:table-cell office:value-type="float" office:value="0.0421399392156132">
            <text:p>0.0421399392</text:p>
          </table:table-cell>
          <table:table-cell table:formula="of:=[.B29]-[.B30]" office:value-type="float" office:value="0.0012362497364114">
            <text:p>0.0012362497</text:p>
          </table:table-cell>
        </table:table-row>
        <table:table-row table:style-name="ro1">
          <table:table-cell office:value-type="string">
            <text:p>Topic35</text:p>
          </table:table-cell>
          <table:table-cell office:value-type="float" office:value="0.039146654533762">
            <text:p>0.0391466545</text:p>
          </table:table-cell>
          <table:table-cell table:formula="of:=[.B30]-[.B31]" office:value-type="float" office:value="0.0029932846818512">
            <text:p>0.0029932847</text:p>
          </table:table-cell>
        </table:table-row>
        <table:table-row table:style-name="ro1">
          <table:table-cell office:value-type="string">
            <text:p>Topic23</text:p>
          </table:table-cell>
          <table:table-cell office:value-type="float" office:value="0.0377417054859586">
            <text:p>0.0377417055</text:p>
          </table:table-cell>
          <table:table-cell table:formula="of:=[.B31]-[.B32]" office:value-type="float" office:value="0.0014049490478034">
            <text:p>0.001404949</text:p>
          </table:table-cell>
        </table:table-row>
        <table:table-row table:style-name="ro1">
          <table:table-cell office:value-type="string">
            <text:p>Topic28</text:p>
          </table:table-cell>
          <table:table-cell office:value-type="float" office:value="0.0373928980446756">
            <text:p>0.037392898</text:p>
          </table:table-cell>
          <table:table-cell table:formula="of:=[.B32]-[.B33]" office:value-type="float" office:value="0.000348807441283003">
            <text:p>0.0003488074</text:p>
          </table:table-cell>
        </table:table-row>
        <table:table-row table:style-name="ro1">
          <table:table-cell office:value-type="string">
            <text:p>Topic17</text:p>
          </table:table-cell>
          <table:table-cell office:value-type="float" office:value="0.0367323550765605">
            <text:p>0.0367323551</text:p>
          </table:table-cell>
          <table:table-cell table:formula="of:=[.B33]-[.B34]" office:value-type="float" office:value="0.000660542968115095">
            <text:p>0.000660543</text:p>
          </table:table-cell>
        </table:table-row>
        <table:table-row table:style-name="ro1">
          <table:table-cell office:value-type="string">
            <text:p>Topic33</text:p>
          </table:table-cell>
          <table:table-cell office:value-type="float" office:value="0.0348939864529982">
            <text:p>0.0348939865</text:p>
          </table:table-cell>
          <table:table-cell table:formula="of:=[.B34]-[.B35]" office:value-type="float" office:value="0.00183836862356231">
            <text:p>0.0018383686</text:p>
          </table:table-cell>
        </table:table-row>
        <table:table-row table:style-name="ro1">
          <table:table-cell office:value-type="string">
            <text:p>Topic15</text:p>
          </table:table-cell>
          <table:table-cell office:value-type="float" office:value="0.0323203739270395">
            <text:p>0.0323203739</text:p>
          </table:table-cell>
          <table:table-cell table:formula="of:=[.B35]-[.B36]" office:value-type="float" office:value="0.0025736125259587">
            <text:p>0.0025736125</text:p>
          </table:table-cell>
        </table:table-row>
        <table:table-row table:style-name="ro1">
          <table:table-cell office:value-type="string">
            <text:p>Topic26</text:p>
          </table:table-cell>
          <table:table-cell office:value-type="float" office:value="0.0322974109497633">
            <text:p>0.0322974109</text:p>
          </table:table-cell>
          <table:table-cell table:formula="of:=[.B36]-[.B37]" office:value-type="float" office:value="0.0000229629772761988">
            <text:p>0.000022963</text:p>
          </table:table-cell>
        </table:table-row>
        <table:table-row table:style-name="ro1">
          <table:table-cell office:value-type="string">
            <text:p>Topic24</text:p>
          </table:table-cell>
          <table:table-cell office:value-type="float" office:value="0.0315036448315939">
            <text:p>0.0315036448</text:p>
          </table:table-cell>
          <table:table-cell table:formula="of:=[.B37]-[.B38]" office:value-type="float" office:value="0.000793766118169399">
            <text:p>0.0007937661</text:p>
          </table:table-cell>
        </table:table-row>
        <table:table-row table:style-name="ro1">
          <table:table-cell office:value-type="string">
            <text:p>Topic9</text:p>
          </table:table-cell>
          <table:table-cell office:value-type="float" office:value="0.0295636968047756">
            <text:p>0.0295636968</text:p>
          </table:table-cell>
          <table:table-cell table:formula="of:=[.B38]-[.B39]" office:value-type="float" office:value="0.0019399480268183">
            <text:p>0.001939948</text:p>
          </table:table-cell>
        </table:table-row>
        <table:table-row table:style-name="ro1">
          <table:table-cell office:value-type="string">
            <text:p>Topic20</text:p>
          </table:table-cell>
          <table:table-cell office:value-type="float" office:value="0.0149600069209608">
            <text:p>0.0149600069</text:p>
          </table:table-cell>
          <table:table-cell table:formula="of:=[.B39]-[.B40]" office:value-type="float" office:value="0.0146036898838148">
            <text:p>0.0146036899</text:p>
          </table:table-cell>
        </table:table-row>
      </table:table>
      <table:table table:name="第一层" table:style-name="ta1">
        <table:shapes>
          <draw:frame draw:z-index="0" draw:style-name="gr1" svg:width="15.997cm" svg:height="9.004cm" svg:x="12.996cm" svg:y="1.408cm">
            <draw:object draw:notify-on-update-of-ranges="第一层.C1:第一层.C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Topic38</text:p>
          </table:table-cell>
          <table:table-cell office:value-type="string">
            <text:p>Topic2</text:p>
          </table:table-cell>
          <table:table-cell office:value-type="float" office:value="0.568972391257248">
            <text:p>0.5689723913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9</text:p>
          </table:table-cell>
          <table:table-cell office:value-type="float" office:value="0.54929446880573">
            <text:p>0.5492944688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</text:p>
          </table:table-cell>
          <table:table-cell office:value-type="float" office:value="0.530140220690985">
            <text:p>0.5301402207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8</text:p>
          </table:table-cell>
          <table:table-cell office:value-type="float" office:value="0.52000592420849">
            <text:p>0.5200059242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9</text:p>
          </table:table-cell>
          <table:table-cell office:value-type="float" office:value="0.510402534564019">
            <text:p>0.5104025346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9</text:p>
          </table:table-cell>
          <table:table-cell office:value-type="float" office:value="0.507079140957263">
            <text:p>0.507079141</text:p>
          </table:table-cell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39</text:p>
          </table:table-cell>
          <table:table-cell office:value-type="float" office:value="0.453881035667558">
            <text:p>0.4538810357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19</text:p>
          </table:table-cell>
          <table:table-cell office:value-type="float" office:value="0.423552673761612">
            <text:p>0.4235526738</text:p>
          </table:table-cell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5</text:p>
          </table:table-cell>
          <table:table-cell office:value-type="float" office:value="0.408596231582267">
            <text:p>0.4085962316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7</text:p>
          </table:table-cell>
          <table:table-cell office:value-type="float" office:value="0.383440963045089">
            <text:p>0.383440963</text:p>
          </table:table-cell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5</text:p>
          </table:table-cell>
          <table:table-cell office:value-type="float" office:value="0.370541312278348">
            <text:p>0.3705413123</text:p>
          </table:table-cell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</text:p>
          </table:table-cell>
          <table:table-cell office:value-type="float" office:value="0.344864878226639">
            <text:p>0.3448648782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5</text:p>
          </table:table-cell>
          <table:table-cell office:value-type="float" office:value="0.331343195478339">
            <text:p>0.3313431955</text:p>
          </table:table-cell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9</text:p>
          </table:table-cell>
          <table:table-cell office:value-type="float" office:value="0.32817789208217">
            <text:p>0.3281778921</text:p>
          </table:table-cell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8</text:p>
          </table:table-cell>
          <table:table-cell office:value-type="float" office:value="0.315073450295653">
            <text:p>0.3150734503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7</text:p>
          </table:table-cell>
          <table:table-cell office:value-type="float" office:value="0.245874512169202">
            <text:p>0.2458745122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5</text:p>
          </table:table-cell>
          <table:table-cell office:value-type="float" office:value="0.240307307652837">
            <text:p>0.240307307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9</text:p>
          </table:table-cell>
          <table:table-cell office:value-type="float" office:value="0.210825354533114">
            <text:p>0.2108253545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8</text:p>
          </table:table-cell>
          <table:table-cell office:value-type="float" office:value="0.199463330740091">
            <text:p>0.1994633307</text:p>
          </table:table-cell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9</text:p>
          </table:table-cell>
          <table:table-cell office:value-type="float" office:value="0.187789662682928">
            <text:p>0.1877896627</text:p>
          </table:table-cell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</text:p>
          </table:table-cell>
          <table:table-cell office:value-type="float" office:value="0.18774844051946">
            <text:p>0.1877484405</text:p>
          </table:table-cell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5</text:p>
          </table:table-cell>
          <table:table-cell office:value-type="float" office:value="0.185799665109422">
            <text:p>0.1857996651</text:p>
          </table:table-cell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9</text:p>
          </table:table-cell>
          <table:table-cell office:value-type="float" office:value="0.147671003837002">
            <text:p>0.1476710038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7</text:p>
          </table:table-cell>
          <table:table-cell office:value-type="float" office:value="0.0641114414039375">
            <text:p>0.0641114414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39</text:p>
          </table:table-cell>
          <table:table-cell office:value-type="float" office:value="0.013619963225232">
            <text:p>0.0136199632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</text:p>
          </table:table-cell>
          <table:table-cell office:value-type="float" office:value="0.0128732368343001">
            <text:p>0.0128732368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38</text:p>
          </table:table-cell>
          <table:table-cell office:value-type="float" office:value="0.00981375054716955">
            <text:p>0.0098137505</text:p>
          </table:table-cell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5</text:p>
          </table:table-cell>
          <table:table-cell office:value-type="float" office:value="0.00776839965575836">
            <text:p>0.0077683997</text:p>
          </table:table-cell>
        </table:table-row>
      </table:table>
      <table:table table:name="第二层" table:style-name="ta1">
        <table:shapes>
          <draw:frame draw:z-index="0" draw:style-name="gr1" svg:width="15.997cm" svg:height="8.991cm" svg:x="11.592cm" svg:y="1.814cm">
            <draw:object draw:notify-on-update-of-ranges="第二层.C1:第二层.C9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Topic16</text:p>
          </table:table-cell>
          <table:table-cell office:value-type="string">
            <text:p>Topic31</text:p>
          </table:table-cell>
          <table:table-cell office:value-type="float" office:value="0.366198030461353">
            <text:p>0.3661980305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0</text:p>
          </table:table-cell>
          <table:table-cell office:value-type="float" office:value="0.352210895069117">
            <text:p>0.3522108951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</text:p>
          </table:table-cell>
          <table:table-cell office:value-type="float" office:value="0.325839530481994">
            <text:p>0.3258395305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8</text:p>
          </table:table-cell>
          <table:table-cell office:value-type="float" office:value="0.322926485445105">
            <text:p>0.3229264854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6</text:p>
          </table:table-cell>
          <table:table-cell office:value-type="float" office:value="0.322337066642917">
            <text:p>0.3223370666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0</text:p>
          </table:table-cell>
          <table:table-cell office:value-type="float" office:value="0.298400164941989">
            <text:p>0.2984001649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6</text:p>
          </table:table-cell>
          <table:table-cell office:value-type="float" office:value="0.295086240530262">
            <text:p>0.2950862405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6</text:p>
          </table:table-cell>
          <table:table-cell office:value-type="float" office:value="0.293925879424369">
            <text:p>0.2939258794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4</text:p>
          </table:table-cell>
          <table:table-cell office:value-type="float" office:value="0.262598000696181">
            <text:p>0.2625980007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1</text:p>
          </table:table-cell>
          <table:table-cell office:value-type="float" office:value="0.260783818978592">
            <text:p>0.260783819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3</text:p>
          </table:table-cell>
          <table:table-cell office:value-type="float" office:value="0.258692711857693">
            <text:p>0.2586927119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3</text:p>
          </table:table-cell>
          <table:table-cell office:value-type="float" office:value="0.215489413598453">
            <text:p>0.2154894136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3</text:p>
          </table:table-cell>
          <table:table-cell office:value-type="float" office:value="0.211961374915794">
            <text:p>0.211961374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6</text:p>
          </table:table-cell>
          <table:table-cell office:value-type="float" office:value="0.211487961916263">
            <text:p>0.2114879619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1</text:p>
          </table:table-cell>
          <table:table-cell office:value-type="float" office:value="0.192262647422476">
            <text:p>0.1922626474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10</text:p>
          </table:table-cell>
          <table:table-cell office:value-type="float" office:value="0.189405430040091">
            <text:p>0.18940543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6</text:p>
          </table:table-cell>
          <table:table-cell office:value-type="float" office:value="0.188604472743985">
            <text:p>0.1886044727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4</text:p>
          </table:table-cell>
          <table:table-cell office:value-type="float" office:value="0.176418753068238">
            <text:p>0.1764187531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8</text:p>
          </table:table-cell>
          <table:table-cell office:value-type="float" office:value="0.173435458124282">
            <text:p>0.1734354581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31</text:p>
          </table:table-cell>
          <table:table-cell office:value-type="float" office:value="0.171004138481738">
            <text:p>0.1710041385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3</text:p>
          </table:table-cell>
          <table:table-cell office:value-type="float" office:value="0.164023634370048">
            <text:p>0.1640236344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1</text:p>
          </table:table-cell>
          <table:table-cell office:value-type="float" office:value="0.151576752722571">
            <text:p>0.1515767527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0</text:p>
          </table:table-cell>
          <table:table-cell office:value-type="float" office:value="0.150044950924223">
            <text:p>0.1500449509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6</text:p>
          </table:table-cell>
          <table:table-cell office:value-type="float" office:value="0.148392949714878">
            <text:p>0.1483929497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</text:p>
          </table:table-cell>
          <table:table-cell office:value-type="float" office:value="0.146657585578459">
            <text:p>0.1466575856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4</text:p>
          </table:table-cell>
          <table:table-cell office:value-type="float" office:value="0.143841717997572">
            <text:p>0.143841718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4</text:p>
          </table:table-cell>
          <table:table-cell office:value-type="float" office:value="0.138123612146634">
            <text:p>0.1381236121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4</text:p>
          </table:table-cell>
          <table:table-cell office:value-type="float" office:value="0.127268405768369">
            <text:p>0.1272684058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0</text:p>
          </table:table-cell>
          <table:table-cell office:value-type="float" office:value="0.124077508293066">
            <text:p>0.1240775083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3</text:p>
          </table:table-cell>
          <table:table-cell office:value-type="float" office:value="0.112178852870963">
            <text:p>0.1121788529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0</text:p>
          </table:table-cell>
          <table:table-cell office:value-type="float" office:value="0.110863163497483">
            <text:p>0.1108631635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6</text:p>
          </table:table-cell>
          <table:table-cell office:value-type="float" office:value="0.106145877167223">
            <text:p>0.1061458772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4</text:p>
          </table:table-cell>
          <table:table-cell office:value-type="float" office:value="0.095138142305903">
            <text:p>0.0951381423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0</text:p>
          </table:table-cell>
          <table:table-cell office:value-type="float" office:value="0.0941071563708377">
            <text:p>0.0941071564</text:p>
          </table:table-cell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</text:p>
          </table:table-cell>
          <table:table-cell office:value-type="float" office:value="0.0922537853867258">
            <text:p>0.0922537854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4</text:p>
          </table:table-cell>
          <table:table-cell office:value-type="float" office:value="0.0901346549084149">
            <text:p>0.0901346549</text:p>
          </table:table-cell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0</text:p>
          </table:table-cell>
          <table:table-cell office:value-type="float" office:value="0.0821884024275504">
            <text:p>0.0821884024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8</text:p>
          </table:table-cell>
          <table:table-cell office:value-type="float" office:value="0.0789652869015812">
            <text:p>0.078965286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4</text:p>
          </table:table-cell>
          <table:table-cell office:value-type="float" office:value="0.072626147077553">
            <text:p>0.0726261471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1</text:p>
          </table:table-cell>
          <table:table-cell office:value-type="float" office:value="0.0683220504960191">
            <text:p>0.0683220505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6</text:p>
          </table:table-cell>
          <table:table-cell office:value-type="float" office:value="0.0581261024860957">
            <text:p>0.0581261025</text:p>
          </table:table-cell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4</text:p>
          </table:table-cell>
          <table:table-cell office:value-type="float" office:value="0.0530823833617185">
            <text:p>0.0530823834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8</text:p>
          </table:table-cell>
          <table:table-cell office:value-type="float" office:value="0.0530063190334657">
            <text:p>0.053006319</text:p>
          </table:table-cell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1</text:p>
          </table:table-cell>
          <table:table-cell office:value-type="float" office:value="0.0478239917757169">
            <text:p>0.0478239918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6</text:p>
          </table:table-cell>
          <table:table-cell office:value-type="float" office:value="0.0468026685821173">
            <text:p>0.0468026686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34</text:p>
          </table:table-cell>
          <table:table-cell office:value-type="float" office:value="0.0430105948183942">
            <text:p>0.0430105948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0</text:p>
          </table:table-cell>
          <table:table-cell office:value-type="float" office:value="0.0399884548742426">
            <text:p>0.0399884549</text:p>
          </table:table-cell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0</text:p>
          </table:table-cell>
          <table:table-cell office:value-type="float" office:value="0.0399740877121204">
            <text:p>0.0399740877</text:p>
          </table:table-cell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6</text:p>
          </table:table-cell>
          <table:table-cell office:value-type="float" office:value="0.0379589278855456">
            <text:p>0.0379589279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</text:p>
          </table:table-cell>
          <table:table-cell office:value-type="float" office:value="0.0375771309459422">
            <text:p>0.0375771309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</text:p>
          </table:table-cell>
          <table:table-cell office:value-type="float" office:value="0.0345951585337397">
            <text:p>0.0345951585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4</text:p>
          </table:table-cell>
          <table:table-cell office:value-type="float" office:value="0.0335028013149975">
            <text:p>0.0335028013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0</text:p>
          </table:table-cell>
          <table:table-cell office:value-type="float" office:value="0.0322338165051819">
            <text:p>0.0322338165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8</text:p>
          </table:table-cell>
          <table:table-cell office:value-type="float" office:value="0.0300007348078478">
            <text:p>0.0300007348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</text:p>
          </table:table-cell>
          <table:table-cell office:value-type="float" office:value="0.0276105531697322">
            <text:p>0.0276105532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18</text:p>
          </table:table-cell>
          <table:table-cell office:value-type="float" office:value="0.0264553827827977">
            <text:p>0.0264553828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0</text:p>
          </table:table-cell>
          <table:table-cell office:value-type="float" office:value="0.0253845866277874">
            <text:p>0.0253845866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4</text:p>
          </table:table-cell>
          <table:table-cell office:value-type="float" office:value="0.0230801232502794">
            <text:p>0.0230801233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13</text:p>
          </table:table-cell>
          <table:table-cell office:value-type="float" office:value="0.0189954911858855">
            <text:p>0.0189954912</text:p>
          </table:table-cell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1</text:p>
          </table:table-cell>
          <table:table-cell office:value-type="float" office:value="0.018948304681869">
            <text:p>0.0189483047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8</text:p>
          </table:table-cell>
          <table:table-cell office:value-type="float" office:value="0.0184539624635104">
            <text:p>0.0184539625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1</text:p>
          </table:table-cell>
          <table:table-cell office:value-type="float" office:value="0.0178515757621172">
            <text:p>0.0178515758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6</text:p>
          </table:table-cell>
          <table:table-cell office:value-type="float" office:value="0.0149125296457475">
            <text:p>0.0149125296</text:p>
          </table:table-cell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8</text:p>
          </table:table-cell>
          <table:table-cell office:value-type="float" office:value="0.0139189735957989">
            <text:p>0.0139189736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4</text:p>
          </table:table-cell>
          <table:table-cell office:value-type="float" office:value="0.0136932053849431">
            <text:p>0.0136932054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6</text:p>
          </table:table-cell>
          <table:table-cell office:value-type="float" office:value="0.0128380670399661">
            <text:p>0.012838067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6</text:p>
          </table:table-cell>
          <table:table-cell office:value-type="float" office:value="0.012507999243342">
            <text:p>0.0125079992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6</text:p>
          </table:table-cell>
          <table:table-cell office:value-type="float" office:value="0.0124233063257584">
            <text:p>0.0124233063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0</text:p>
          </table:table-cell>
          <table:table-cell office:value-type="float" office:value="0.0121104973167394">
            <text:p>0.0121104973</text:p>
          </table:table-cell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0</text:p>
          </table:table-cell>
          <table:table-cell office:value-type="float" office:value="0.0106096663926269">
            <text:p>0.0106096664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4</text:p>
          </table:table-cell>
          <table:table-cell office:value-type="float" office:value="0.0101070233580406">
            <text:p>0.0101070234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4</text:p>
          </table:table-cell>
          <table:table-cell office:value-type="float" office:value="0.0100357246550614">
            <text:p>0.0100357247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8</text:p>
          </table:table-cell>
          <table:table-cell office:value-type="float" office:value="0.00924661303675771">
            <text:p>0.009246613</text:p>
          </table:table-cell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1</text:p>
          </table:table-cell>
          <table:table-cell office:value-type="float" office:value="0.0091447526790131">
            <text:p>0.0091447527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34</text:p>
          </table:table-cell>
          <table:table-cell office:value-type="float" office:value="0.00774053532674222">
            <text:p>0.0077405353</text:p>
          </table:table-cell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0</text:p>
          </table:table-cell>
          <table:table-cell office:value-type="float" office:value="0.00767482667167318">
            <text:p>0.0076748267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0</text:p>
          </table:table-cell>
          <table:table-cell office:value-type="float" office:value="0.00711171872560893">
            <text:p>0.0071117187</text:p>
          </table:table-cell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1</text:p>
          </table:table-cell>
          <table:table-cell office:value-type="float" office:value="0.00491441378613787">
            <text:p>0.0049144138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0</text:p>
          </table:table-cell>
          <table:table-cell office:value-type="float" office:value="0.00445761432690776">
            <text:p>0.0044576143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4</text:p>
          </table:table-cell>
          <table:table-cell office:value-type="float" office:value="0.00435205641595679">
            <text:p>0.0043520564</text:p>
          </table:table-cell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4</text:p>
          </table:table-cell>
          <table:table-cell office:value-type="float" office:value="0.00429076413555898">
            <text:p>0.0042907641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6</text:p>
          </table:table-cell>
          <table:table-cell office:value-type="float" office:value="0.00257008122175783">
            <text:p>0.0025700812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6</text:p>
          </table:table-cell>
          <table:table-cell office:value-type="float" office:value="0.00234178393118683">
            <text:p>0.0023417839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4</text:p>
          </table:table-cell>
          <table:table-cell office:value-type="float" office:value="0.00224977912935895">
            <text:p>0.0022497791</text:p>
          </table:table-cell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4</text:p>
          </table:table-cell>
          <table:table-cell office:value-type="float" office:value="0.00189306283246863">
            <text:p>0.0018930628</text:p>
          </table:table-cell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2</text:p>
          </table:table-cell>
          <table:table-cell office:value-type="float" office:value="0.00120811411702017">
            <text:p>0.0012081141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2</text:p>
          </table:table-cell>
          <table:table-cell office:value-type="float" office:value="0.00118916491593065">
            <text:p>0.0011891649</text:p>
          </table:table-cell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1</text:p>
          </table:table-cell>
          <table:table-cell office:value-type="float" office:value="0">
            <text:p>0</text:p>
          </table:table-cell>
        </table:table-row>
      </table:table>
      <table:table table:name="工作表5" table:style-name="ta1">
        <table:table-column table:style-name="co1" table:number-columns-repeated="13" table:default-cell-style-name="Default"/>
        <table:table-row table:style-name="ro1">
          <table:table-cell office:value-type="string">
            <text:p>Topic2</text:p>
          </table:table-cell>
          <table:table-cell office:value-type="string">
            <text:p>Topic38</text:p>
          </table:table-cell>
          <table:table-cell office:value-type="float" office:value="0.568972391257248">
            <text:p>0.5689723913</text:p>
          </table:table-cell>
          <table:table-cell office:value-type="string">
            <text:p>手机</text:p>
          </table:table-cell>
          <table:table-cell office:value-type="string">
            <text:p>麻烦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苹果</text:p>
          </table:table-cell>
          <table:table-cell office:value-type="string">
            <text:p>没送</text:p>
          </table:table-cell>
          <table:table-cell office:value-type="string">
            <text:p>真心</text:p>
          </table:table-cell>
          <table:table-cell table:number-columns-repeated="3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</text:p>
          </table:table-cell>
          <table:table-cell office:value-type="float" office:value="0.54929446880573">
            <text:p>0.5492944688</text:p>
          </table:table-cell>
          <table:table-cell office:value-type="string">
            <text:p>手机</text:p>
          </table:table-cell>
          <table:table-cell office:value-type="string">
            <text:p>小心</text:p>
          </table:table-cell>
          <table:table-cell office:value-type="string">
            <text:p>逼</text:p>
          </table:table-cell>
          <table:table-cell office:value-type="string">
            <text:p>稳定</text:p>
          </table:table-cell>
          <table:table-cell office:value-type="string">
            <text:p>苹果</text:p>
          </table:table-cell>
          <table:table-cell office:value-type="string">
            <text:p>真的</text:p>
          </table:table-cell>
          <table:table-cell table:number-columns-repeated="4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</text:p>
          </table:table-cell>
          <table:table-cell office:value-type="float" office:value="0.530140220690985">
            <text:p>0.5301402207</text:p>
          </table:table-cell>
          <table:table-cell office:value-type="string">
            <text:p>顺手</text:p>
          </table:table-cell>
          <table:table-cell office:value-type="string">
            <text:p>手机</text:p>
          </table:table-cell>
          <table:table-cell office:value-type="string">
            <text:p>款</text:p>
          </table:table-cell>
          <table:table-cell office:value-type="string">
            <text:p>真心</text:p>
          </table:table-cell>
          <table:table-cell office:value-type="string">
            <text:p>苹果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8</text:p>
          </table:table-cell>
          <table:table-cell office:value-type="float" office:value="0.52000592420849">
            <text:p>0.5200059242</text:p>
          </table:table-cell>
          <table:table-cell office:value-type="string">
            <text:p>没的说</text:p>
          </table:table-cell>
          <table:table-cell office:value-type="string">
            <text:p>手机</text:p>
          </table:table-cell>
          <table:table-cell office:value-type="string">
            <text:p>天</text:p>
          </table:table-cell>
          <table:table-cell office:value-type="string">
            <text:p>希望</text:p>
          </table:table-cell>
          <table:table-cell office:value-type="string">
            <text:p>苹果</text:p>
          </table:table-cell>
          <table:table-cell office:value-type="string">
            <text:p>死</text:p>
          </table:table-cell>
          <table:table-cell office:value-type="string">
            <text:p>真心</text:p>
          </table:table-cell>
          <table:table-cell table:number-columns-repeated="3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38</text:p>
          </table:table-cell>
          <table:table-cell office:value-type="float" office:value="0.510402534564019">
            <text:p>0.5104025346</text:p>
          </table:table-cell>
          <table:table-cell office:value-type="string">
            <text:p>手机</text:p>
          </table:table-cell>
          <table:table-cell office:value-type="string">
            <text:p>试用</text:p>
          </table:table-cell>
          <table:table-cell office:value-type="string">
            <text:p>苹果</text:p>
          </table:table-cell>
          <table:table-cell office:value-type="string">
            <text:p>精致</text:p>
          </table:table-cell>
          <table:table-cell office:value-type="string">
            <text:p>东东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9</text:p>
          </table:table-cell>
          <table:table-cell office:value-type="float" office:value="0.507079140957263">
            <text:p>0.507079141</text:p>
          </table:table-cell>
          <table:table-cell office:value-type="string">
            <text:p>一款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office:value-type="string">
            <text:p>完美</text:p>
          </table:table-cell>
          <table:table-cell table:number-columns-repeated="6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5</text:p>
          </table:table-cell>
          <table:table-cell office:value-type="float" office:value="0.453881035667558">
            <text:p>0.4538810357</text:p>
          </table:table-cell>
          <table:table-cell office:value-type="string">
            <text:p>东西</text:p>
          </table:table-cell>
          <table:table-cell office:value-type="string">
            <text:p>小心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office:value-type="string">
            <text:p>真的</text:p>
          </table:table-cell>
          <table:table-cell office:value-type="string">
            <text:p>适合</text:p>
          </table:table-cell>
          <table:table-cell table:number-columns-repeated="4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2</text:p>
          </table:table-cell>
          <table:table-cell office:value-type="float" office:value="0.423552673761612">
            <text:p>0.4235526738</text:p>
          </table:table-cell>
          <table:table-cell office:value-type="string">
            <text:p>完</text:p>
          </table:table-cell>
          <table:table-cell office:value-type="string">
            <text:p>买</text:p>
          </table:table-cell>
          <table:table-cell office:value-type="string">
            <text:p>弄</text:p>
          </table:table-cell>
          <table:table-cell office:value-type="string">
            <text:p>京东</text:p>
          </table:table-cell>
          <table:table-cell office:value-type="string">
            <text:p>估计</text:p>
          </table:table-cell>
          <table:table-cell table:number-columns-repeated="5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2</text:p>
          </table:table-cell>
          <table:table-cell office:value-type="float" office:value="0.423060616263265">
            <text:p>0.4230606163</text:p>
          </table:table-cell>
          <table:table-cell office:value-type="string">
            <text:p>买</text:p>
          </table:table-cell>
          <table:table-cell office:value-type="string">
            <text:p>摔</text:p>
          </table:table-cell>
          <table:table-cell table:number-columns-repeated="8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5</text:p>
          </table:table-cell>
          <table:table-cell office:value-type="float" office:value="0.408596231582267">
            <text:p>0.4085962316</text:p>
          </table:table-cell>
          <table:table-cell office:value-type="string">
            <text:p>小心</text:p>
          </table:table-cell>
          <table:table-cell office:value-type="string">
            <text:p>挺好用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office:value-type="string">
            <text:p>真的</text:p>
          </table:table-cell>
          <table:table-cell table:number-columns-repeated="5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9</text:p>
          </table:table-cell>
          <table:table-cell office:value-type="float" office:value="0.385909881759146">
            <text:p>0.3859098818</text:p>
          </table:table-cell>
          <table:table-cell office:value-type="string">
            <text:p>配件</text:p>
          </table:table-cell>
          <table:table-cell office:value-type="string">
            <text:p>东西</text:p>
          </table:table-cell>
          <table:table-cell office:value-type="string">
            <text:p>网购</text:p>
          </table:table-cell>
          <table:table-cell office:value-type="string">
            <text:p>第一次</text:p>
          </table:table-cell>
          <table:table-cell office:value-type="string">
            <text:p>选择</text:p>
          </table:table-cell>
          <table:table-cell office:value-type="string">
            <text:p>京东</text:p>
          </table:table-cell>
          <table:table-cell office:value-type="string">
            <text:p>JD</text:p>
          </table:table-cell>
          <table:table-cell table:number-columns-repeated="3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2</text:p>
          </table:table-cell>
          <table:table-cell office:value-type="float" office:value="0.383440963045089">
            <text:p>0.383440963</text:p>
          </table:table-cell>
          <table:table-cell office:value-type="string">
            <text:p>买</text:p>
          </table:table-cell>
          <table:table-cell office:value-type="string">
            <text:p>京东</text:p>
          </table:table-cell>
          <table:table-cell office:value-type="string">
            <text:p>指纹识别</text:p>
          </table:table-cell>
          <table:table-cell office:value-type="string">
            <text:p>大件</text:p>
          </table:table-cell>
          <table:table-cell office:value-type="string">
            <text:p>划算</text:p>
          </table:table-cell>
          <table:table-cell office:value-type="string">
            <text:p>性能</text:p>
          </table:table-cell>
          <table:table-cell table:number-columns-repeated="4"/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5</text:p>
          </table:table-cell>
          <table:table-cell office:value-type="float" office:value="0.370541312278348">
            <text:p>0.3705413123</text:p>
          </table:table-cell>
          <table:table-cell office:value-type="string">
            <text:p>挺不错</text:p>
          </table:table-cell>
          <table:table-cell office:value-type="float" office:value="5000">
            <text:p>5000</text:p>
          </table:table-cell>
          <table:table-cell office:value-type="string">
            <text:p>没的说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2</text:p>
          </table:table-cell>
          <table:table-cell office:value-type="float" office:value="0.367797484191661">
            <text:p>0.3677974842</text:p>
          </table:table-cell>
          <table:table-cell office:value-type="string">
            <text:p>5S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office:value-type="string">
            <text:p>完美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6</text:p>
          </table:table-cell>
          <table:table-cell office:value-type="float" office:value="0.366198030461353">
            <text:p>0.3661980305</text:p>
          </table:table-cell>
          <table:table-cell office:value-type="string">
            <text:p>S</text:p>
          </table:table-cell>
          <table:table-cell office:value-type="string">
            <text:p>真心</text:p>
          </table:table-cell>
          <table:table-cell office:value-type="string">
            <text:p>通病</text:p>
          </table:table-cell>
          <table:table-cell office:value-type="string">
            <text:p>感觉</text:p>
          </table:table-cell>
          <table:table-cell office:value-type="string">
            <text:p>太</text:p>
          </table:table-cell>
          <table:table-cell office:value-type="string">
            <text:p>不行</text:p>
          </table:table-cell>
          <table:table-cell table:number-columns-repeated="4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0</text:p>
          </table:table-cell>
          <table:table-cell office:value-type="float" office:value="0.352210895069117">
            <text:p>0.3522108951</text:p>
          </table:table-cell>
          <table:table-cell office:value-type="string">
            <text:p>商城</text:p>
          </table:table-cell>
          <table:table-cell office:value-type="string">
            <text:p>京东</text:p>
          </table:table-cell>
          <table:table-cell office:value-type="string">
            <text:p>网购</text:p>
          </table:table-cell>
          <table:table-cell office:value-type="string">
            <text:p>省心</text:p>
          </table:table-cell>
          <table:table-cell office:value-type="string">
            <text:p>购买</text:p>
          </table:table-cell>
          <table:table-cell table:number-columns-repeated="5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2</text:p>
          </table:table-cell>
          <table:table-cell office:value-type="float" office:value="0.350210920412332">
            <text:p>0.3502109204</text:p>
          </table:table-cell>
          <table:table-cell office:value-type="string">
            <text:p>谱</text:p>
          </table:table-cell>
          <table:table-cell office:value-type="string">
            <text:p>专卖店</text:p>
          </table:table-cell>
          <table:table-cell office:value-type="string">
            <text:p>京东</text:p>
          </table:table-cell>
          <table:table-cell office:value-type="string">
            <text:p>电子产品</text:p>
          </table:table-cell>
          <table:table-cell office:value-type="string">
            <text:p>选</text:p>
          </table:table-cell>
          <table:table-cell office:value-type="string">
            <text:p>图</text:p>
          </table:table-cell>
          <table:table-cell office:value-type="string">
            <text:p>京东上</text:p>
          </table:table-cell>
          <table:table-cell table:number-columns-repeated="3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</text:p>
          </table:table-cell>
          <table:table-cell office:value-type="float" office:value="0.344864878226639">
            <text:p>0.3448648782</text:p>
          </table:table-cell>
          <table:table-cell office:value-type="string">
            <text:p>回</text:p>
          </table:table-cell>
          <table:table-cell office:value-type="string">
            <text:p>次</text:p>
          </table:table-cell>
          <table:table-cell office:value-type="string">
            <text:p>手机</text:p>
          </table:table-cell>
          <table:table-cell office:value-type="string">
            <text:p>款</text:p>
          </table:table-cell>
          <table:table-cell office:value-type="string">
            <text:p>功能</text:p>
          </table:table-cell>
          <table:table-cell office:value-type="string">
            <text:p>水果</text:p>
          </table:table-cell>
          <table:table-cell office:value-type="string">
            <text:p>没什么</text:p>
          </table:table-cell>
          <table:table-cell office:value-type="string">
            <text:p>真心</text:p>
          </table:table-cell>
          <table:table-cell office:value-type="string">
            <text:p>做</text:p>
          </table:table-cell>
          <table:table-cell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4</text:p>
          </table:table-cell>
          <table:table-cell office:value-type="float" office:value="0.341415974278165">
            <text:p>0.3414159743</text:p>
          </table:table-cell>
          <table:table-cell office:value-type="string">
            <text:p>5S</text:p>
          </table:table-cell>
          <table:table-cell office:value-type="string">
            <text:p>手机</text:p>
          </table:table-cell>
          <table:table-cell office:value-type="string">
            <text:p>外面</text:p>
          </table:table-cell>
          <table:table-cell office:value-type="string">
            <text:p>完美</text:p>
          </table:table-cell>
          <table:table-cell office:value-type="string">
            <text:p>包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5</text:p>
          </table:table-cell>
          <table:table-cell office:value-type="float" office:value="0.331343195478339">
            <text:p>0.3313431955</text:p>
          </table:table-cell>
          <table:table-cell office:value-type="string">
            <text:p>没的说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9</text:p>
          </table:table-cell>
          <table:table-cell office:value-type="float" office:value="0.32817789208217">
            <text:p>0.3281778921</text:p>
          </table:table-cell>
          <table:table-cell office:value-type="string">
            <text:p>软件</text:p>
          </table:table-cell>
          <table:table-cell office:value-type="string">
            <text:p>手机</text:p>
          </table:table-cell>
          <table:table-cell office:value-type="string">
            <text:p>买</text:p>
          </table:table-cell>
          <table:table-cell office:value-type="string">
            <text:p>东西</text:p>
          </table:table-cell>
          <table:table-cell office:value-type="string">
            <text:p>卖</text:p>
          </table:table-cell>
          <table:table-cell office:value-type="string">
            <text:p>卡</text:p>
          </table:table-cell>
          <table:table-cell office:value-type="string">
            <text:p>京东</text:p>
          </table:table-cell>
          <table:table-cell office:value-type="string">
            <text:p>失望</text:p>
          </table:table-cell>
          <table:table-cell office:value-type="string">
            <text:p>发</text:p>
          </table:table-cell>
          <table:table-cell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</text:p>
          </table:table-cell>
          <table:table-cell office:value-type="float" office:value="0.325839530481994">
            <text:p>0.3258395305</text:p>
          </table:table-cell>
          <table:table-cell office:value-type="string">
            <text:p>买</text:p>
          </table:table-cell>
          <table:table-cell office:value-type="string">
            <text:p>评论</text:p>
          </table:table-cell>
          <table:table-cell office:value-type="string">
            <text:p>评价</text:p>
          </table:table-cell>
          <table:table-cell office:value-type="string">
            <text:p>没用</text:p>
          </table:table-cell>
          <table:table-cell table:number-columns-repeated="6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8</text:p>
          </table:table-cell>
          <table:table-cell office:value-type="float" office:value="0.322926485445105">
            <text:p>0.3229264854</text:p>
          </table:table-cell>
          <table:table-cell office:value-type="string">
            <text:p>买</text:p>
          </table:table-cell>
          <table:table-cell office:value-type="string">
            <text:p>触屏</text:p>
          </table:table-cell>
          <table:table-cell table:number-columns-repeated="8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2</text:p>
          </table:table-cell>
          <table:table-cell office:value-type="float" office:value="0.322405671048464">
            <text:p>0.322405671</text:p>
          </table:table-cell>
          <table:table-cell office:value-type="string">
            <text:p>第二个</text:p>
          </table:table-cell>
          <table:table-cell office:value-type="string">
            <text:p>买</text:p>
          </table:table-cell>
          <table:table-cell office:value-type="string">
            <text:p>弄</text:p>
          </table:table-cell>
          <table:table-cell office:value-type="string">
            <text:p>电子产品</text:p>
          </table:table-cell>
          <table:table-cell table:number-columns-repeated="6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6</text:p>
          </table:table-cell>
          <table:table-cell office:value-type="float" office:value="0.322337066642917">
            <text:p>0.3223370666</text:p>
          </table:table-cell>
          <table:table-cell office:value-type="string">
            <text:p>快递</text:p>
          </table:table-cell>
          <table:table-cell office:value-type="string">
            <text:p>服务</text:p>
          </table:table-cell>
          <table:table-cell office:value-type="string">
            <text:p>配送</text:p>
          </table:table-cell>
          <table:table-cell office:value-type="string">
            <text:p>升级</text:p>
          </table:table-cell>
          <table:table-cell office:value-type="string">
            <text:p>京东</text:p>
          </table:table-cell>
          <table:table-cell table:number-columns-repeated="5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8</text:p>
          </table:table-cell>
          <table:table-cell office:value-type="float" office:value="0.315073450295653">
            <text:p>0.3150734503</text:p>
          </table:table-cell>
          <table:table-cell office:value-type="string">
            <text:p>几次</text:p>
          </table:table-cell>
          <table:table-cell office:value-type="string">
            <text:p>S</text:p>
          </table:table-cell>
          <table:table-cell office:value-type="float" office:value="5000">
            <text:p>5000</text:p>
          </table:table-cell>
          <table:table-cell office:value-type="string">
            <text:p>手机</text:p>
          </table:table-cell>
          <table:table-cell office:value-type="string">
            <text:p>失望</text:p>
          </table:table-cell>
          <table:table-cell office:value-type="string">
            <text:p>真心</text:p>
          </table:table-cell>
          <table:table-cell office:value-type="string">
            <text:p>唯一</text:p>
          </table:table-cell>
          <table:table-cell table:number-columns-repeated="3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9</text:p>
          </table:table-cell>
          <table:table-cell office:value-type="float" office:value="0.313094210248372">
            <text:p>0.3130942102</text:p>
          </table:table-cell>
          <table:table-cell office:value-type="string">
            <text:p>买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</text:p>
          </table:table-cell>
          <table:table-cell office:value-type="float" office:value="0.312861446095088">
            <text:p>0.3128614461</text:p>
          </table:table-cell>
          <table:table-cell office:value-type="string">
            <text:p>第三部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table:number-columns-repeated="7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2</text:p>
          </table:table-cell>
          <table:table-cell office:value-type="float" office:value="0.310194549940787">
            <text:p>0.3101945499</text:p>
          </table:table-cell>
          <table:table-cell office:value-type="string">
            <text:p>买</text:p>
          </table:table-cell>
          <table:table-cell office:value-type="string">
            <text:p>京东</text:p>
          </table:table-cell>
          <table:table-cell office:value-type="string">
            <text:p>数码产品</text:p>
          </table:table-cell>
          <table:table-cell office:value-type="string">
            <text:p>支持</text:p>
          </table:table-cell>
          <table:table-cell table:number-columns-repeated="6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8</text:p>
          </table:table-cell>
          <table:table-cell office:value-type="float" office:value="0.305534249265188">
            <text:p>0.3055342493</text:p>
          </table:table-cell>
          <table:table-cell office:value-type="string">
            <text:p>手机</text:p>
          </table:table-cell>
          <table:table-cell office:value-type="string">
            <text:p>痕迹</text:p>
          </table:table-cell>
          <table:table-cell table:number-columns-repeated="8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0</text:p>
          </table:table-cell>
          <table:table-cell office:value-type="float" office:value="0.298400164941989">
            <text:p>0.2984001649</text:p>
          </table:table-cell>
          <table:table-cell office:value-type="string">
            <text:p>快递</text:p>
          </table:table-cell>
          <table:table-cell office:value-type="string">
            <text:p>太</text:p>
          </table:table-cell>
          <table:table-cell office:value-type="string">
            <text:p>手机店</text:p>
          </table:table-cell>
          <table:table-cell office:value-type="string">
            <text:p>外</text:p>
          </table:table-cell>
          <table:table-cell office:value-type="string">
            <text:p>京东</text:p>
          </table:table-cell>
          <table:table-cell office:value-type="string">
            <text:p>自营</text:p>
          </table:table-cell>
          <table:table-cell office:value-type="string">
            <text:p>确实</text:p>
          </table:table-cell>
          <table:table-cell table:number-columns-repeated="3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1</text:p>
          </table:table-cell>
          <table:table-cell office:value-type="float" office:value="0.295086240530262">
            <text:p>0.2950862405</text:p>
          </table:table-cell>
          <table:table-cell office:value-type="string">
            <text:p>东西</text:p>
          </table:table-cell>
          <table:table-cell office:value-type="string">
            <text:p>京东</text:p>
          </table:table-cell>
          <table:table-cell office:value-type="string">
            <text:p>体验</text:p>
          </table:table-cell>
          <table:table-cell office:value-type="string">
            <text:p>第二次</text:p>
          </table:table-cell>
          <table:table-cell table:number-columns-repeated="6"/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0</text:p>
          </table:table-cell>
          <table:table-cell office:value-type="float" office:value="0.293925879424369">
            <text:p>0.2939258794</text:p>
          </table:table-cell>
          <table:table-cell office:value-type="string">
            <text:p>拿到</text:p>
          </table:table-cell>
          <table:table-cell office:value-type="string">
            <text:p>反正</text:p>
          </table:table-cell>
          <table:table-cell office:value-type="string">
            <text:p>里</text:p>
          </table:table-cell>
          <table:table-cell office:value-type="string">
            <text:p>快递</text:p>
          </table:table-cell>
          <table:table-cell office:value-type="string">
            <text:p>京东</text:p>
          </table:table-cell>
          <table:table-cell office:value-type="string">
            <text:p>不靠</text:p>
          </table:table-cell>
          <table:table-cell office:value-type="string">
            <text:p>实在</text:p>
          </table:table-cell>
          <table:table-cell table:number-columns-repeated="3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8</text:p>
          </table:table-cell>
          <table:table-cell office:value-type="float" office:value="0.288228704830128">
            <text:p>0.2882287048</text:p>
          </table:table-cell>
          <table:table-cell office:value-type="string">
            <text:p>想要</text:p>
          </table:table-cell>
          <table:table-cell office:value-type="string">
            <text:p>机</text:p>
          </table:table-cell>
          <table:table-cell office:value-type="string">
            <text:p>说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</text:p>
          </table:table-cell>
          <table:table-cell office:value-type="float" office:value="0.28505988640653">
            <text:p>0.2850598864</text:p>
          </table:table-cell>
          <table:table-cell office:value-type="string">
            <text:p>手机</text:p>
          </table:table-cell>
          <table:table-cell office:value-type="string">
            <text:p>昨天</text:p>
          </table:table-cell>
          <table:table-cell table:number-columns-repeated="8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9</text:p>
          </table:table-cell>
          <table:table-cell office:value-type="float" office:value="0.283698184469536">
            <text:p>0.2836981845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office:value-type="string">
            <text:p>提高</text:p>
          </table:table-cell>
          <table:table-cell office:value-type="string">
            <text:p>完美</text:p>
          </table:table-cell>
          <table:table-cell table:number-columns-repeated="6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8</text:p>
          </table:table-cell>
          <table:table-cell office:value-type="float" office:value="0.280085395442293">
            <text:p>0.2800853954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table:number-columns-repeated="8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5</text:p>
          </table:table-cell>
          <table:table-cell office:value-type="float" office:value="0.27590441055008">
            <text:p>0.2759044106</text:p>
          </table:table-cell>
          <table:table-cell office:value-type="string">
            <text:p>系统</text:p>
          </table:table-cell>
          <table:table-cell office:value-type="string">
            <text:p>恢复</text:p>
          </table:table-cell>
          <table:table-cell office:value-type="string">
            <text:p>适合</text:p>
          </table:table-cell>
          <table:table-cell office:value-type="string">
            <text:p>真的</text:p>
          </table:table-cell>
          <table:table-cell office:value-type="string">
            <text:p>感受</text:p>
          </table:table-cell>
          <table:table-cell office:value-type="string">
            <text:p>产品</text:p>
          </table:table-cell>
          <table:table-cell office:value-type="string">
            <text:p>确实</text:p>
          </table:table-cell>
          <table:table-cell table:number-columns-repeated="3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8</text:p>
          </table:table-cell>
          <table:table-cell office:value-type="float" office:value="0.270627711545333">
            <text:p>0.2706277115</text:p>
          </table:table-cell>
          <table:table-cell office:value-type="string">
            <text:p>说</text:p>
          </table:table-cell>
          <table:table-cell table:number-columns-repeated="9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30</text:p>
          </table:table-cell>
          <table:table-cell office:value-type="float" office:value="0.266264108127115">
            <text:p>0.2662641081</text:p>
          </table:table-cell>
          <table:table-cell office:value-type="string">
            <text:p>拿到</text:p>
          </table:table-cell>
          <table:table-cell office:value-type="string">
            <text:p>京东</text:p>
          </table:table-cell>
          <table:table-cell office:value-type="string">
            <text:p>回家</text:p>
          </table:table-cell>
          <table:table-cell office:value-type="string">
            <text:p>支持</text:p>
          </table:table-cell>
          <table:table-cell office:value-type="string">
            <text:p>回来</text:p>
          </table:table-cell>
          <table:table-cell table:number-columns-repeated="5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5</text:p>
          </table:table-cell>
          <table:table-cell office:value-type="float" office:value="0.264466429105335">
            <text:p>0.2644664291</text:p>
          </table:table-cell>
          <table:table-cell office:value-type="string">
            <text:p>颜色</text:p>
          </table:table-cell>
          <table:table-cell office:value-type="string">
            <text:p>喜欢</text:p>
          </table:table-cell>
          <table:table-cell office:value-type="string">
            <text:p>拍照</text:p>
          </table:table-cell>
          <table:table-cell office:value-type="string">
            <text:p>依然</text:p>
          </table:table-cell>
          <table:table-cell table:number-columns-repeated="6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4</text:p>
          </table:table-cell>
          <table:table-cell office:value-type="float" office:value="0.262598000696181">
            <text:p>0.2625980007</text:p>
          </table:table-cell>
          <table:table-cell office:value-type="string">
            <text:p>同学</text:p>
          </table:table-cell>
          <table:table-cell office:value-type="string">
            <text:p>评论</text:p>
          </table:table-cell>
          <table:table-cell office:value-type="string">
            <text:p>买</text:p>
          </table:table-cell>
          <table:table-cell table:number-columns-repeated="7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1</text:p>
          </table:table-cell>
          <table:table-cell office:value-type="float" office:value="0.260783818978592">
            <text:p>0.260783819</text:p>
          </table:table-cell>
          <table:table-cell office:value-type="string">
            <text:p>第一次</text:p>
          </table:table-cell>
          <table:table-cell office:value-type="string">
            <text:p>专卖店</text:p>
          </table:table-cell>
          <table:table-cell office:value-type="string">
            <text:p>京东</text:p>
          </table:table-cell>
          <table:table-cell office:value-type="string">
            <text:p>值</text:p>
          </table:table-cell>
          <table:table-cell office:value-type="string">
            <text:p>赶上</text:p>
          </table:table-cell>
          <table:table-cell office:value-type="string">
            <text:p>机子</text:p>
          </table:table-cell>
          <table:table-cell table:number-columns-repeated="4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9</text:p>
          </table:table-cell>
          <table:table-cell office:value-type="float" office:value="0.260081515655483">
            <text:p>0.2600815157</text:p>
          </table:table-cell>
          <table:table-cell office:value-type="string">
            <text:p>苹果</text:p>
          </table:table-cell>
          <table:table-cell office:value-type="string">
            <text:p>店</text:p>
          </table:table-cell>
          <table:table-cell office:value-type="string">
            <text:p>花</text:p>
          </table:table-cell>
          <table:table-cell table:number-columns-repeated="7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0</text:p>
          </table:table-cell>
          <table:table-cell office:value-type="float" office:value="0.258692711857693">
            <text:p>0.2586927119</text:p>
          </table:table-cell>
          <table:table-cell office:value-type="string">
            <text:p>仔细</text:p>
          </table:table-cell>
          <table:table-cell office:value-type="string">
            <text:p>京东</text:p>
          </table:table-cell>
          <table:table-cell office:value-type="string">
            <text:p>听说</text:p>
          </table:table-cell>
          <table:table-cell office:value-type="string">
            <text:p>支持</text:p>
          </table:table-cell>
          <table:table-cell office:value-type="string">
            <text:p>送货</text:p>
          </table:table-cell>
          <table:table-cell table:number-columns-repeated="5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4</text:p>
          </table:table-cell>
          <table:table-cell office:value-type="float" office:value="0.257845670905659">
            <text:p>0.2578456709</text:p>
          </table:table-cell>
          <table:table-cell office:value-type="string">
            <text:p>买</text:p>
          </table:table-cell>
          <table:table-cell office:value-type="string">
            <text:p>客服</text:p>
          </table:table-cell>
          <table:table-cell office:value-type="string">
            <text:p>更新</text:p>
          </table:table-cell>
          <table:table-cell office:value-type="string">
            <text:p>水果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8</text:p>
          </table:table-cell>
          <table:table-cell office:value-type="float" office:value="0.257426189738825">
            <text:p>0.2574261897</text:p>
          </table:table-cell>
          <table:table-cell office:value-type="string">
            <text:p>S</text:p>
          </table:table-cell>
          <table:table-cell office:value-type="string">
            <text:p>挺不错</text:p>
          </table:table-cell>
          <table:table-cell office:value-type="string">
            <text:p>天</text:p>
          </table:table-cell>
          <table:table-cell office:value-type="string">
            <text:p>刚刚</text:p>
          </table:table-cell>
          <table:table-cell office:value-type="string">
            <text:p>感觉</text:p>
          </table:table-cell>
          <table:table-cell office:value-type="string">
            <text:p>真心</text:p>
          </table:table-cell>
          <table:table-cell office:value-type="string">
            <text:p>机子</text:p>
          </table:table-cell>
          <table:table-cell table:number-columns-repeated="3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9</text:p>
          </table:table-cell>
          <table:table-cell office:value-type="float" office:value="0.254760035908837">
            <text:p>0.2547600359</text:p>
          </table:table-cell>
          <table:table-cell office:value-type="string">
            <text:p>买</text:p>
          </table:table-cell>
          <table:table-cell office:value-type="string">
            <text:p>果断</text:p>
          </table:table-cell>
          <table:table-cell table:number-columns-repeated="8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</text:p>
          </table:table-cell>
          <table:table-cell office:value-type="float" office:value="0.247008931185115">
            <text:p>0.2470089312</text:p>
          </table:table-cell>
          <table:table-cell office:value-type="string">
            <text:p>手机</text:p>
          </table:table-cell>
          <table:table-cell office:value-type="string">
            <text:p>降价</text:p>
          </table:table-cell>
          <table:table-cell office:value-type="string">
            <text:p>流量</text:p>
          </table:table-cell>
          <table:table-cell office:value-type="string">
            <text:p>没什么</text:p>
          </table:table-cell>
          <table:table-cell office:value-type="string">
            <text:p>检查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7</text:p>
          </table:table-cell>
          <table:table-cell office:value-type="float" office:value="0.245874512169202">
            <text:p>0.2458745122</text:p>
          </table:table-cell>
          <table:table-cell office:value-type="string">
            <text:p>手机</text:p>
          </table:table-cell>
          <table:table-cell office:value-type="string">
            <text:p>真心</text:p>
          </table:table-cell>
          <table:table-cell office:value-type="string">
            <text:p>iphone</text:p>
          </table:table-cell>
          <table:table-cell office:value-type="string">
            <text:p>款</text:p>
          </table:table-cell>
          <table:table-cell table:number-columns-repeated="6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5</text:p>
          </table:table-cell>
          <table:table-cell office:value-type="float" office:value="0.240307307652837">
            <text:p>0.2403073077</text:p>
          </table:table-cell>
          <table:table-cell office:value-type="string">
            <text:p>肯定</text:p>
          </table:table-cell>
          <table:table-cell office:value-type="string">
            <text:p>软件</text:p>
          </table:table-cell>
          <table:table-cell office:value-type="string">
            <text:p>下手</text:p>
          </table:table-cell>
          <table:table-cell office:value-type="string">
            <text:p>东西</text:p>
          </table:table-cell>
          <table:table-cell office:value-type="string">
            <text:p>没得说</text:p>
          </table:table-cell>
          <table:table-cell office:value-type="string">
            <text:p>手机</text:p>
          </table:table-cell>
          <table:table-cell table:number-columns-repeated="4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9</text:p>
          </table:table-cell>
          <table:table-cell office:value-type="float" office:value="0.239552426531495">
            <text:p>0.2395524265</text:p>
          </table:table-cell>
          <table:table-cell office:value-type="string">
            <text:p>完</text:p>
          </table:table-cell>
          <table:table-cell office:value-type="string">
            <text:p>买</text:p>
          </table:table-cell>
          <table:table-cell office:value-type="string">
            <text:p>弄</text:p>
          </table:table-cell>
          <table:table-cell office:value-type="string">
            <text:p>宝</text:p>
          </table:table-cell>
          <table:table-cell table:number-columns-repeated="6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2</text:p>
          </table:table-cell>
          <table:table-cell office:value-type="float" office:value="0.236681670190549">
            <text:p>0.2366816702</text:p>
          </table:table-cell>
          <table:table-cell office:value-type="string">
            <text:p>第二个</text:p>
          </table:table-cell>
          <table:table-cell office:value-type="string">
            <text:p>换卡</text:p>
          </table:table-cell>
          <table:table-cell office:value-type="string">
            <text:p>京东</text:p>
          </table:table-cell>
          <table:table-cell office:value-type="string">
            <text:p>一周</text:p>
          </table:table-cell>
          <table:table-cell table:number-columns-repeated="6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2</text:p>
          </table:table-cell>
          <table:table-cell office:value-type="float" office:value="0.235682427434644">
            <text:p>0.2356824274</text:p>
          </table:table-cell>
          <table:table-cell office:value-type="string">
            <text:p>完</text:p>
          </table:table-cell>
          <table:table-cell office:value-type="string">
            <text:p>买</text:p>
          </table:table-cell>
          <table:table-cell office:value-type="string">
            <text:p>精致</text:p>
          </table:table-cell>
          <table:table-cell table:number-columns-repeated="7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5</text:p>
          </table:table-cell>
          <table:table-cell office:value-type="float" office:value="0.231781212809464">
            <text:p>0.2317812128</text:p>
          </table:table-cell>
          <table:table-cell office:value-type="string">
            <text:p>买</text:p>
          </table:table-cell>
          <table:table-cell office:value-type="string">
            <text:p>没用</text:p>
          </table:table-cell>
          <table:table-cell office:value-type="string">
            <text:p>果断</text:p>
          </table:table-cell>
          <table:table-cell table:number-columns-repeated="7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7</text:p>
          </table:table-cell>
          <table:table-cell office:value-type="float" office:value="0.230905711188579">
            <text:p>0.2309057112</text:p>
          </table:table-cell>
          <table:table-cell office:value-type="string">
            <text:p>到货</text:p>
          </table:table-cell>
          <table:table-cell office:value-type="string">
            <text:p>速度</text:p>
          </table:table-cell>
          <table:table-cell office:value-type="string">
            <text:p>日</text:p>
          </table:table-cell>
          <table:table-cell office:value-type="string">
            <text:p>京东</text:p>
          </table:table-cell>
          <table:table-cell office:value-type="string">
            <text:p>收到</text:p>
          </table:table-cell>
          <table:table-cell table:number-columns-repeated="5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2</text:p>
          </table:table-cell>
          <table:table-cell office:value-type="float" office:value="0.230444912903584">
            <text:p>0.2304449129</text:p>
          </table:table-cell>
          <table:table-cell office:value-type="string">
            <text:p>买</text:p>
          </table:table-cell>
          <table:table-cell office:value-type="string">
            <text:p>京东上</text:p>
          </table:table-cell>
          <table:table-cell table:number-columns-repeated="8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9</text:p>
          </table:table-cell>
          <table:table-cell office:value-type="float" office:value="0.225773985055282">
            <text:p>0.2257739851</text:p>
          </table:table-cell>
          <table:table-cell office:value-type="string">
            <text:p>东西</text:p>
          </table:table-cell>
          <table:table-cell office:value-type="string">
            <text:p>配送</text:p>
          </table:table-cell>
          <table:table-cell office:value-type="string">
            <text:p>京东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0</text:p>
          </table:table-cell>
          <table:table-cell office:value-type="float" office:value="0.220012447311639">
            <text:p>0.2200124473</text:p>
          </table:table-cell>
          <table:table-cell office:value-type="string">
            <text:p>功能</text:p>
          </table:table-cell>
          <table:table-cell office:value-type="string">
            <text:p>真心</text:p>
          </table:table-cell>
          <table:table-cell office:value-type="string">
            <text:p>拉</text:p>
          </table:table-cell>
          <table:table-cell office:value-type="string">
            <text:p>京东</text:p>
          </table:table-cell>
          <table:table-cell office:value-type="string">
            <text:p>花</text:p>
          </table:table-cell>
          <table:table-cell office:value-type="string">
            <text:p>水果</text:p>
          </table:table-cell>
          <table:table-cell table:number-columns-repeated="4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3</text:p>
          </table:table-cell>
          <table:table-cell office:value-type="float" office:value="0.215489413598453">
            <text:p>0.2154894136</text:p>
          </table:table-cell>
          <table:table-cell office:value-type="string">
            <text:p>评论</text:p>
          </table:table-cell>
          <table:table-cell office:value-type="string">
            <text:p>有个</text:p>
          </table:table-cell>
          <table:table-cell office:value-type="string">
            <text:p>评价</text:p>
          </table:table-cell>
          <table:table-cell office:value-type="string">
            <text:p>买</text:p>
          </table:table-cell>
          <table:table-cell table:number-columns-repeated="6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8</text:p>
          </table:table-cell>
          <table:table-cell office:value-type="float" office:value="0.214359827519818">
            <text:p>0.2143598275</text:p>
          </table:table-cell>
          <table:table-cell office:value-type="string">
            <text:p>想要</text:p>
          </table:table-cell>
          <table:table-cell office:value-type="string">
            <text:p>买</text:p>
          </table:table-cell>
          <table:table-cell office:value-type="string">
            <text:p>前</text:p>
          </table:table-cell>
          <table:table-cell office:value-type="string">
            <text:p>卖</text:p>
          </table:table-cell>
          <table:table-cell office:value-type="string">
            <text:p>弄</text:p>
          </table:table-cell>
          <table:table-cell table:number-columns-repeated="5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3</text:p>
          </table:table-cell>
          <table:table-cell office:value-type="float" office:value="0.211961374915794">
            <text:p>0.2119613749</text:p>
          </table:table-cell>
          <table:table-cell office:value-type="string">
            <text:p>京东</text:p>
          </table:table-cell>
          <table:table-cell office:value-type="string">
            <text:p>宝贝</text:p>
          </table:table-cell>
          <table:table-cell office:value-type="string">
            <text:p>分配</text:p>
          </table:table-cell>
          <table:table-cell office:value-type="string">
            <text:p>很快</text:p>
          </table:table-cell>
          <table:table-cell office:value-type="string">
            <text:p>神速</text:p>
          </table:table-cell>
          <table:table-cell table:number-columns-repeated="5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7</text:p>
          </table:table-cell>
          <table:table-cell office:value-type="float" office:value="0.211571164723759">
            <text:p>0.2115711647</text:p>
          </table:table-cell>
          <table:table-cell office:value-type="string">
            <text:p>东西</text:p>
          </table:table-cell>
          <table:table-cell office:value-type="string">
            <text:p>京东</text:p>
          </table:table-cell>
          <table:table-cell office:value-type="string">
            <text:p>款</text:p>
          </table:table-cell>
          <table:table-cell office:value-type="string">
            <text:p>几次</text:p>
          </table:table-cell>
          <table:table-cell table:number-columns-repeated="6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6</text:p>
          </table:table-cell>
          <table:table-cell office:value-type="float" office:value="0.211487961916263">
            <text:p>0.2114879619</text:p>
          </table:table-cell>
          <table:table-cell office:value-type="string">
            <text:p>极速</text:p>
          </table:table-cell>
          <table:table-cell office:value-type="string">
            <text:p>太小</text:p>
          </table:table-cell>
          <table:table-cell office:value-type="string">
            <text:p>卡机</text:p>
          </table:table-cell>
          <table:table-cell office:value-type="string">
            <text:p>京东</text:p>
          </table:table-cell>
          <table:table-cell office:value-type="string">
            <text:p>表扬</text:p>
          </table:table-cell>
          <table:table-cell table:number-columns-repeated="5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19</text:p>
          </table:table-cell>
          <table:table-cell office:value-type="float" office:value="0.210825354533114">
            <text:p>0.2108253545</text:p>
          </table:table-cell>
          <table:table-cell office:value-type="string">
            <text:p>手机</text:p>
          </table:table-cell>
          <table:table-cell office:value-type="string">
            <text:p>东西</text:p>
          </table:table-cell>
          <table:table-cell office:value-type="string">
            <text:p>做工</text:p>
          </table:table-cell>
          <table:table-cell office:value-type="string">
            <text:p>前</text:p>
          </table:table-cell>
          <table:table-cell office:value-type="string">
            <text:p>东东</text:p>
          </table:table-cell>
          <table:table-cell table:number-columns-repeated="5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2</text:p>
          </table:table-cell>
          <table:table-cell office:value-type="float" office:value="0.208767505115387">
            <text:p>0.2087675051</text:p>
          </table:table-cell>
          <table:table-cell office:value-type="string">
            <text:p>反应速度</text:p>
          </table:table-cell>
          <table:table-cell office:value-type="string">
            <text:p>加</text:p>
          </table:table-cell>
          <table:table-cell office:value-type="string">
            <text:p>一点点</text:p>
          </table:table-cell>
          <table:table-cell office:value-type="string">
            <text:p>理由</text:p>
          </table:table-cell>
          <table:table-cell office:value-type="string">
            <text:p>好多</text:p>
          </table:table-cell>
          <table:table-cell office:value-type="string">
            <text:p>贵</text:p>
          </table:table-cell>
          <table:table-cell office:value-type="string">
            <text:p>东西</text:p>
          </table:table-cell>
          <table:table-cell table:number-columns-repeated="3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9</text:p>
          </table:table-cell>
          <table:table-cell office:value-type="float" office:value="0.207808946396148">
            <text:p>0.2078089464</text:p>
          </table:table-cell>
          <table:table-cell office:value-type="string">
            <text:p>苹果</text:p>
          </table:table-cell>
          <table:table-cell office:value-type="string">
            <text:p>适合</text:p>
          </table:table-cell>
          <table:table-cell table:number-columns-repeated="8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8</text:p>
          </table:table-cell>
          <table:table-cell office:value-type="float" office:value="0.206300257211258">
            <text:p>0.2063002572</text:p>
          </table:table-cell>
          <table:table-cell office:value-type="string">
            <text:p>S</text:p>
          </table:table-cell>
          <table:table-cell office:value-type="string">
            <text:p>手机</text:p>
          </table:table-cell>
          <table:table-cell office:value-type="string">
            <text:p>精致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5</text:p>
          </table:table-cell>
          <table:table-cell office:value-type="float" office:value="0.201520712418949">
            <text:p>0.2015207124</text:p>
          </table:table-cell>
          <table:table-cell office:value-type="string">
            <text:p>质量</text:p>
          </table:table-cell>
          <table:table-cell office:value-type="string">
            <text:p>手机</text:p>
          </table:table-cell>
          <table:table-cell table:number-columns-repeated="8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5</text:p>
          </table:table-cell>
          <table:table-cell office:value-type="float" office:value="0.200175307967088">
            <text:p>0.200175308</text:p>
          </table:table-cell>
          <table:table-cell office:value-type="string">
            <text:p>买</text:p>
          </table:table-cell>
          <table:table-cell office:value-type="string">
            <text:p>性能</text:p>
          </table:table-cell>
          <table:table-cell table:number-columns-repeated="8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6</text:p>
          </table:table-cell>
          <table:table-cell office:value-type="float" office:value="0.200129979828423">
            <text:p>0.2001299798</text:p>
          </table:table-cell>
          <table:table-cell office:value-type="string">
            <text:p>拿到</text:p>
          </table:table-cell>
          <table:table-cell office:value-type="string">
            <text:p>京东</text:p>
          </table:table-cell>
          <table:table-cell table:number-columns-repeated="8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8</text:p>
          </table:table-cell>
          <table:table-cell office:value-type="float" office:value="0.199463330740091">
            <text:p>0.1994633307</text:p>
          </table:table-cell>
          <table:table-cell office:value-type="string">
            <text:p>手机</text:p>
          </table:table-cell>
          <table:table-cell office:value-type="string">
            <text:p>失望</text:p>
          </table:table-cell>
          <table:table-cell office:value-type="string">
            <text:p>懂</text:p>
          </table:table-cell>
          <table:table-cell office:value-type="string">
            <text:p>东东</text:p>
          </table:table-cell>
          <table:table-cell table:number-columns-repeated="6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8</text:p>
          </table:table-cell>
          <table:table-cell office:value-type="float" office:value="0.193632822886051">
            <text:p>0.1936328229</text:p>
          </table:table-cell>
          <table:table-cell office:value-type="string">
            <text:p>正品</text:p>
          </table:table-cell>
          <table:table-cell office:value-type="string">
            <text:p>年</text:p>
          </table:table-cell>
          <table:table-cell office:value-type="string">
            <text:p>懂</text:p>
          </table:table-cell>
          <table:table-cell office:value-type="string">
            <text:p>东东</text:p>
          </table:table-cell>
          <table:table-cell office:value-type="string">
            <text:p>机子</text:p>
          </table:table-cell>
          <table:table-cell table:number-columns-repeated="5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4</text:p>
          </table:table-cell>
          <table:table-cell office:value-type="float" office:value="0.192545859884829">
            <text:p>0.1925458599</text:p>
          </table:table-cell>
          <table:table-cell office:value-type="string">
            <text:p>4G</text:p>
          </table:table-cell>
          <table:table-cell office:value-type="string">
            <text:p>版</text:p>
          </table:table-cell>
          <table:table-cell office:value-type="string">
            <text:p>升级</text:p>
          </table:table-cell>
          <table:table-cell office:value-type="string">
            <text:p>i</text:p>
          </table:table-cell>
          <table:table-cell office:value-type="string">
            <text:p>换机</text:p>
          </table:table-cell>
          <table:table-cell table:number-columns-repeated="5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8</text:p>
          </table:table-cell>
          <table:table-cell office:value-type="float" office:value="0.192262647422476">
            <text:p>0.1922626474</text:p>
          </table:table-cell>
          <table:table-cell office:value-type="string">
            <text:p>两次</text:p>
          </table:table-cell>
          <table:table-cell office:value-type="string">
            <text:p>感觉</text:p>
          </table:table-cell>
          <table:table-cell table:number-columns-repeated="8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7</text:p>
          </table:table-cell>
          <table:table-cell office:value-type="float" office:value="0.191923926543538">
            <text:p>0.1919239265</text:p>
          </table:table-cell>
          <table:table-cell office:value-type="string">
            <text:p>第一天</text:p>
          </table:table-cell>
          <table:table-cell office:value-type="string">
            <text:p>专卖店</text:p>
          </table:table-cell>
          <table:table-cell office:value-type="string">
            <text:p>买东西</text:p>
          </table:table-cell>
          <table:table-cell office:value-type="string">
            <text:p>京东</text:p>
          </table:table-cell>
          <table:table-cell table:number-columns-repeated="6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6</text:p>
          </table:table-cell>
          <table:table-cell office:value-type="float" office:value="0.189405430040091">
            <text:p>0.18940543</text:p>
          </table:table-cell>
          <table:table-cell office:value-type="string">
            <text:p>关键</text:p>
          </table:table-cell>
          <table:table-cell office:value-type="string">
            <text:p>少</text:p>
          </table:table-cell>
          <table:table-cell office:value-type="string">
            <text:p>麻烦</text:p>
          </table:table-cell>
          <table:table-cell office:value-type="string">
            <text:p>太</text:p>
          </table:table-cell>
          <table:table-cell office:value-type="string">
            <text:p>很漂亮</text:p>
          </table:table-cell>
          <table:table-cell office:value-type="string">
            <text:p>原因</text:p>
          </table:table-cell>
          <table:table-cell table:number-columns-repeated="4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6</text:p>
          </table:table-cell>
          <table:table-cell office:value-type="float" office:value="0.188604472743985">
            <text:p>0.1886044727</text:p>
          </table:table-cell>
          <table:table-cell office:value-type="string">
            <text:p>太</text:p>
          </table:table-cell>
          <table:table-cell office:value-type="string">
            <text:p>耐用</text:p>
          </table:table-cell>
          <table:table-cell office:value-type="string">
            <text:p>现象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9</text:p>
          </table:table-cell>
          <table:table-cell office:value-type="float" office:value="0.187789662682928">
            <text:p>0.1877896627</text:p>
          </table:table-cell>
          <table:table-cell office:value-type="string">
            <text:p>手机</text:p>
          </table:table-cell>
          <table:table-cell office:value-type="string">
            <text:p>东西</text:p>
          </table:table-cell>
          <table:table-cell office:value-type="string">
            <text:p>产品</text:p>
          </table:table-cell>
          <table:table-cell office:value-type="string">
            <text:p>乔布斯</text:p>
          </table:table-cell>
          <table:table-cell office:value-type="string">
            <text:p>花</text:p>
          </table:table-cell>
          <table:table-cell table:number-columns-repeated="5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</text:p>
          </table:table-cell>
          <table:table-cell office:value-type="float" office:value="0.18774844051946">
            <text:p>0.1877484405</text:p>
          </table:table-cell>
          <table:table-cell office:value-type="string">
            <text:p>手机</text:p>
          </table:table-cell>
          <table:table-cell office:value-type="string">
            <text:p>懂得</text:p>
          </table:table-cell>
          <table:table-cell office:value-type="string">
            <text:p>JD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5</text:p>
          </table:table-cell>
          <table:table-cell office:value-type="float" office:value="0.185799665109422">
            <text:p>0.1857996651</text:p>
          </table:table-cell>
          <table:table-cell office:value-type="float" office:value="5000">
            <text:p>5000</text:p>
          </table:table-cell>
          <table:table-cell office:value-type="string">
            <text:p>商品</text:p>
          </table:table-cell>
          <table:table-cell office:value-type="string">
            <text:p>软件</text:p>
          </table:table-cell>
          <table:table-cell office:value-type="string">
            <text:p>东西</text:p>
          </table:table-cell>
          <table:table-cell office:value-type="string">
            <text:p>保证</text:p>
          </table:table-cell>
          <table:table-cell office:value-type="string">
            <text:p>耗电</text:p>
          </table:table-cell>
          <table:table-cell office:value-type="string">
            <text:p>手机</text:p>
          </table:table-cell>
          <table:table-cell table:number-columns-repeated="3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9</text:p>
          </table:table-cell>
          <table:table-cell office:value-type="float" office:value="0.185110129895336">
            <text:p>0.1851101299</text:p>
          </table:table-cell>
          <table:table-cell office:value-type="string">
            <text:p>反正</text:p>
          </table:table-cell>
          <table:table-cell office:value-type="string">
            <text:p>老婆</text:p>
          </table:table-cell>
          <table:table-cell office:value-type="string">
            <text:p>送</text:p>
          </table:table-cell>
          <table:table-cell table:number-columns-repeated="7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8</text:p>
          </table:table-cell>
          <table:table-cell office:value-type="float" office:value="0.182174500839505">
            <text:p>0.1821745008</text:p>
          </table:table-cell>
          <table:table-cell office:value-type="string">
            <text:p>选择</text:p>
          </table:table-cell>
          <table:table-cell office:value-type="string">
            <text:p>京东</text:p>
          </table:table-cell>
          <table:table-cell table:number-columns-repeated="8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8</text:p>
          </table:table-cell>
          <table:table-cell office:value-type="float" office:value="0.177204102583422">
            <text:p>0.1772041026</text:p>
          </table:table-cell>
          <table:table-cell office:value-type="string">
            <text:p>年</text:p>
          </table:table-cell>
          <table:table-cell office:value-type="string">
            <text:p>免费</text:p>
          </table:table-cell>
          <table:table-cell office:value-type="string">
            <text:p>希望</text:p>
          </table:table-cell>
          <table:table-cell office:value-type="string">
            <text:p>棒</text:p>
          </table:table-cell>
          <table:table-cell office:value-type="string">
            <text:p>给力</text:p>
          </table:table-cell>
          <table:table-cell table:number-columns-repeated="5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2</text:p>
          </table:table-cell>
          <table:table-cell office:value-type="float" office:value="0.176418753068238">
            <text:p>0.1764187531</text:p>
          </table:table-cell>
          <table:table-cell office:value-type="string">
            <text:p>5S</text:p>
          </table:table-cell>
          <table:table-cell office:value-type="string">
            <text:p>手机</text:p>
          </table:table-cell>
          <table:table-cell office:value-type="string">
            <text:p>完美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9</text:p>
          </table:table-cell>
          <table:table-cell office:value-type="float" office:value="0.173460042362157">
            <text:p>0.1734600424</text:p>
          </table:table-cell>
          <table:table-cell office:value-type="string">
            <text:p>肯定</text:p>
          </table:table-cell>
          <table:table-cell office:value-type="string">
            <text:p>东西</text:p>
          </table:table-cell>
          <table:table-cell office:value-type="string">
            <text:p>做工</text:p>
          </table:table-cell>
          <table:table-cell office:value-type="string">
            <text:p>第一次</text:p>
          </table:table-cell>
          <table:table-cell office:value-type="string">
            <text:p>卡</text:p>
          </table:table-cell>
          <table:table-cell office:value-type="string">
            <text:p>机器</text:p>
          </table:table-cell>
          <table:table-cell office:value-type="string">
            <text:p>懂</text:p>
          </table:table-cell>
          <table:table-cell office:value-type="string">
            <text:p>东东</text:p>
          </table:table-cell>
          <table:table-cell table:number-columns-repeated="2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8</text:p>
          </table:table-cell>
          <table:table-cell office:value-type="float" office:value="0.173435458124282">
            <text:p>0.1734354581</text:p>
          </table:table-cell>
          <table:table-cell office:value-type="string">
            <text:p>很久</text:p>
          </table:table-cell>
          <table:table-cell office:value-type="string">
            <text:p>买</text:p>
          </table:table-cell>
          <table:table-cell office:value-type="string">
            <text:p>怀疑</text:p>
          </table:table-cell>
          <table:table-cell office:value-type="string">
            <text:p>几天</text:p>
          </table:table-cell>
          <table:table-cell office:value-type="string">
            <text:p>没什么</text:p>
          </table:table-cell>
          <table:table-cell table:number-columns-repeated="5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0</text:p>
          </table:table-cell>
          <table:table-cell office:value-type="float" office:value="0.171004138481738">
            <text:p>0.1710041385</text:p>
          </table:table-cell>
          <table:table-cell office:value-type="string">
            <text:p>滴</text:p>
          </table:table-cell>
          <table:table-cell office:value-type="string">
            <text:p>太</text:p>
          </table:table-cell>
          <table:table-cell office:value-type="string">
            <text:p>真心</text:p>
          </table:table-cell>
          <table:table-cell office:value-type="string">
            <text:p>看着</text:p>
          </table:table-cell>
          <table:table-cell office:value-type="string">
            <text:p>京东</text:p>
          </table:table-cell>
          <table:table-cell office:value-type="string">
            <text:p>白条</text:p>
          </table:table-cell>
          <table:table-cell table:number-columns-repeated="4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7</text:p>
          </table:table-cell>
          <table:table-cell office:value-type="float" office:value="0.170631015427001">
            <text:p>0.1706310154</text:p>
          </table:table-cell>
          <table:table-cell office:value-type="string">
            <text:p>手上</text:p>
          </table:table-cell>
          <table:table-cell office:value-type="string">
            <text:p>网</text:p>
          </table:table-cell>
          <table:table-cell office:value-type="string">
            <text:p>手机</text:p>
          </table:table-cell>
          <table:table-cell office:value-type="string">
            <text:p>成</text:p>
          </table:table-cell>
          <table:table-cell office:value-type="string">
            <text:p>地上</text:p>
          </table:table-cell>
          <table:table-cell table:number-columns-repeated="5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7</text:p>
          </table:table-cell>
          <table:table-cell office:value-type="float" office:value="0.165951382451785">
            <text:p>0.1659513825</text:p>
          </table:table-cell>
          <table:table-cell office:value-type="string">
            <text:p>昨天</text:p>
          </table:table-cell>
          <table:table-cell office:value-type="string">
            <text:p>专卖店</text:p>
          </table:table-cell>
          <table:table-cell office:value-type="string">
            <text:p>点</text:p>
          </table:table-cell>
          <table:table-cell office:value-type="string">
            <text:p>开心</text:p>
          </table:table-cell>
          <table:table-cell office:value-type="string">
            <text:p>便宜</text:p>
          </table:table-cell>
          <table:table-cell table:number-columns-repeated="5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</text:p>
          </table:table-cell>
          <table:table-cell office:value-type="float" office:value="0.165383893171954">
            <text:p>0.1653838932</text:p>
          </table:table-cell>
          <table:table-cell office:value-type="string">
            <text:p>家里</text:p>
          </table:table-cell>
          <table:table-cell office:value-type="string">
            <text:p>卡</text:p>
          </table:table-cell>
          <table:table-cell office:value-type="string">
            <text:p>换</text:p>
          </table:table-cell>
          <table:table-cell office:value-type="string">
            <text:p>掉</text:p>
          </table:table-cell>
          <table:table-cell table:number-columns-repeated="6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3</text:p>
          </table:table-cell>
          <table:table-cell office:value-type="float" office:value="0.164023634370048">
            <text:p>0.1640236344</text:p>
          </table:table-cell>
          <table:table-cell office:value-type="string">
            <text:p>款</text:p>
          </table:table-cell>
          <table:table-cell office:value-type="string">
            <text:p>京东</text:p>
          </table:table-cell>
          <table:table-cell table:number-columns-repeated="8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4</text:p>
          </table:table-cell>
          <table:table-cell office:value-type="float" office:value="0.163923466653406">
            <text:p>0.1639234667</text:p>
          </table:table-cell>
          <table:table-cell office:value-type="string">
            <text:p>太</text:p>
          </table:table-cell>
          <table:table-cell office:value-type="string">
            <text:p>发现</text:p>
          </table:table-cell>
          <table:table-cell office:value-type="string">
            <text:p>太小</text:p>
          </table:table-cell>
          <table:table-cell office:value-type="string">
            <text:p>死机</text:p>
          </table:table-cell>
          <table:table-cell office:value-type="string">
            <text:p>摄像头</text:p>
          </table:table-cell>
          <table:table-cell table:number-columns-repeated="5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6</text:p>
          </table:table-cell>
          <table:table-cell office:value-type="float" office:value="0.16045115430488">
            <text:p>0.1604511543</text:p>
          </table:table-cell>
          <table:table-cell office:value-type="string">
            <text:p>S</text:p>
          </table:table-cell>
          <table:table-cell office:value-type="string">
            <text:p>整体</text:p>
          </table:table-cell>
          <table:table-cell office:value-type="string">
            <text:p>够</text:p>
          </table:table-cell>
          <table:table-cell office:value-type="string">
            <text:p>太</text:p>
          </table:table-cell>
          <table:table-cell office:value-type="string">
            <text:p>很漂亮</text:p>
          </table:table-cell>
          <table:table-cell office:value-type="string">
            <text:p>差劲</text:p>
          </table:table-cell>
          <table:table-cell office:value-type="string">
            <text:p>想象</text:p>
          </table:table-cell>
          <table:table-cell table:number-columns-repeated="3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0</text:p>
          </table:table-cell>
          <table:table-cell office:value-type="float" office:value="0.155984220976992">
            <text:p>0.155984221</text:p>
          </table:table-cell>
          <table:table-cell office:value-type="string">
            <text:p>太</text:p>
          </table:table-cell>
          <table:table-cell office:value-type="string">
            <text:p>很漂亮</text:p>
          </table:table-cell>
          <table:table-cell office:value-type="string">
            <text:p>出厂</text:p>
          </table:table-cell>
          <table:table-cell office:value-type="string">
            <text:p>信号</text:p>
          </table:table-cell>
          <table:table-cell table:number-columns-repeated="6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5</text:p>
          </table:table-cell>
          <table:table-cell office:value-type="float" office:value="0.155175304927683">
            <text:p>0.1551753049</text:p>
          </table:table-cell>
          <table:table-cell office:value-type="string">
            <text:p>了下</text:p>
          </table:table-cell>
          <table:table-cell office:value-type="string">
            <text:p>手机</text:p>
          </table:table-cell>
          <table:table-cell office:value-type="string">
            <text:p>苹果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9</text:p>
          </table:table-cell>
          <table:table-cell office:value-type="float" office:value="0.153106320079679">
            <text:p>0.1531063201</text:p>
          </table:table-cell>
          <table:table-cell office:value-type="string">
            <text:p>拆封</text:p>
          </table:table-cell>
          <table:table-cell office:value-type="string">
            <text:p>肯定</text:p>
          </table:table-cell>
          <table:table-cell office:value-type="string">
            <text:p>正品</text:p>
          </table:table-cell>
          <table:table-cell table:number-columns-repeated="7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</text:p>
          </table:table-cell>
          <table:table-cell office:value-type="float" office:value="0.152762983870559">
            <text:p>0.1527629839</text:p>
          </table:table-cell>
          <table:table-cell office:value-type="string">
            <text:p>手机</text:p>
          </table:table-cell>
          <table:table-cell table:number-columns-repeated="9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2</text:p>
          </table:table-cell>
          <table:table-cell office:value-type="float" office:value="0.151730266685242">
            <text:p>0.1517302667</text:p>
          </table:table-cell>
          <table:table-cell office:value-type="string">
            <text:p>专卖店</text:p>
          </table:table-cell>
          <table:table-cell office:value-type="string">
            <text:p>5S</text:p>
          </table:table-cell>
          <table:table-cell office:value-type="string">
            <text:p>京东</text:p>
          </table:table-cell>
          <table:table-cell table:number-columns-repeated="7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1</text:p>
          </table:table-cell>
          <table:table-cell office:value-type="float" office:value="0.151576752722571">
            <text:p>0.1515767527</text:p>
          </table:table-cell>
          <table:table-cell office:value-type="string">
            <text:p>半天</text:p>
          </table:table-cell>
          <table:table-cell office:value-type="string">
            <text:p>太</text:p>
          </table:table-cell>
          <table:table-cell office:value-type="string">
            <text:p>京东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8</text:p>
          </table:table-cell>
          <table:table-cell office:value-type="float" office:value="0.150880576255014">
            <text:p>0.1508805763</text:p>
          </table:table-cell>
          <table:table-cell office:value-type="float" office:value="5000">
            <text:p>5000</text:p>
          </table:table-cell>
          <table:table-cell office:value-type="string">
            <text:p>买</text:p>
          </table:table-cell>
          <table:table-cell office:value-type="string">
            <text:p>卖</text:p>
          </table:table-cell>
          <table:table-cell office:value-type="string">
            <text:p>iphone</text:p>
          </table:table-cell>
          <table:table-cell office:value-type="string">
            <text:p>没什么</text:p>
          </table:table-cell>
          <table:table-cell office:value-type="string">
            <text:p>保证</text:p>
          </table:table-cell>
          <table:table-cell office:value-type="string">
            <text:p>掉</text:p>
          </table:table-cell>
          <table:table-cell table:number-columns-repeated="3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0</text:p>
          </table:table-cell>
          <table:table-cell office:value-type="float" office:value="0.150044950924223">
            <text:p>0.1500449509</text:p>
          </table:table-cell>
          <table:table-cell office:value-type="string">
            <text:p>月份</text:p>
          </table:table-cell>
          <table:table-cell office:value-type="string">
            <text:p>太贵</text:p>
          </table:table-cell>
          <table:table-cell office:value-type="string">
            <text:p>太</text:p>
          </table:table-cell>
          <table:table-cell office:value-type="string">
            <text:p>升级</text:p>
          </table:table-cell>
          <table:table-cell office:value-type="string">
            <text:p>物流</text:p>
          </table:table-cell>
          <table:table-cell table:number-columns-repeated="5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2</text:p>
          </table:table-cell>
          <table:table-cell office:value-type="float" office:value="0.149221443473886">
            <text:p>0.1492214435</text:p>
          </table:table-cell>
          <table:table-cell office:value-type="string">
            <text:p>退货</text:p>
          </table:table-cell>
          <table:table-cell office:value-type="string">
            <text:p>京东</text:p>
          </table:table-cell>
          <table:table-cell office:value-type="string">
            <text:p>回来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9</text:p>
          </table:table-cell>
          <table:table-cell office:value-type="float" office:value="0.148617583525064">
            <text:p>0.1486175835</text:p>
          </table:table-cell>
          <table:table-cell office:value-type="string">
            <text:p>手机</text:p>
          </table:table-cell>
          <table:table-cell office:value-type="string">
            <text:p>完美</text:p>
          </table:table-cell>
          <table:table-cell table:number-columns-repeated="8"/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30</text:p>
          </table:table-cell>
          <table:table-cell office:value-type="float" office:value="0.148392949714878">
            <text:p>0.1483929497</text:p>
          </table:table-cell>
          <table:table-cell office:value-type="string">
            <text:p>包装盒</text:p>
          </table:table-cell>
          <table:table-cell office:value-type="string">
            <text:p>太</text:p>
          </table:table-cell>
          <table:table-cell office:value-type="string">
            <text:p>真心</text:p>
          </table:table-cell>
          <table:table-cell office:value-type="string">
            <text:p>越来越</text:p>
          </table:table-cell>
          <table:table-cell office:value-type="string">
            <text:p>实在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9</text:p>
          </table:table-cell>
          <table:table-cell office:value-type="float" office:value="0.147671003837002">
            <text:p>0.1476710038</text:p>
          </table:table-cell>
          <table:table-cell office:value-type="string">
            <text:p>手机</text:p>
          </table:table-cell>
          <table:table-cell office:value-type="string">
            <text:p>机器</text:p>
          </table:table-cell>
          <table:table-cell table:number-columns-repeated="8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</text:p>
          </table:table-cell>
          <table:table-cell office:value-type="float" office:value="0.146657585578459">
            <text:p>0.1466575856</text:p>
          </table:table-cell>
          <table:table-cell office:value-type="float" office:value="20">
            <text:p>20</text:p>
          </table:table-cell>
          <table:table-cell office:value-type="string">
            <text:p>降价</text:p>
          </table:table-cell>
          <table:table-cell office:value-type="string">
            <text:p>买</text:p>
          </table:table-cell>
          <table:table-cell office:value-type="string">
            <text:p>半个</text:p>
          </table:table-cell>
          <table:table-cell office:value-type="string">
            <text:p>评论</text:p>
          </table:table-cell>
          <table:table-cell office:value-type="string">
            <text:p>评价</text:p>
          </table:table-cell>
          <table:table-cell table:number-columns-repeated="4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0</text:p>
          </table:table-cell>
          <table:table-cell office:value-type="float" office:value="0.146123505318184">
            <text:p>0.1461235053</text:p>
          </table:table-cell>
          <table:table-cell office:value-type="string">
            <text:p>京东</text:p>
          </table:table-cell>
          <table:table-cell office:value-type="string">
            <text:p>自营</text:p>
          </table:table-cell>
          <table:table-cell office:value-type="string">
            <text:p>回来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1</text:p>
          </table:table-cell>
          <table:table-cell office:value-type="float" office:value="0.146050031853398">
            <text:p>0.1460500319</text:p>
          </table:table-cell>
          <table:table-cell office:value-type="string">
            <text:p>几个</text:p>
          </table:table-cell>
          <table:table-cell office:value-type="string">
            <text:p>差评</text:p>
          </table:table-cell>
          <table:table-cell office:value-type="string">
            <text:p>没什么</text:p>
          </table:table-cell>
          <table:table-cell office:value-type="string">
            <text:p>东西</text:p>
          </table:table-cell>
          <table:table-cell office:value-type="string">
            <text:p>京东</text:p>
          </table:table-cell>
          <table:table-cell office:value-type="string">
            <text:p>耽误</text:p>
          </table:table-cell>
          <table:table-cell table:number-columns-repeated="4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0</text:p>
          </table:table-cell>
          <table:table-cell office:value-type="float" office:value="0.144963406633666">
            <text:p>0.1449634066</text:p>
          </table:table-cell>
          <table:table-cell office:value-type="string">
            <text:p>京东</text:p>
          </table:table-cell>
          <table:table-cell office:value-type="string">
            <text:p>信任</text:p>
          </table:table-cell>
          <table:table-cell office:value-type="string">
            <text:p>网购</text:p>
          </table:table-cell>
          <table:table-cell office:value-type="string">
            <text:p>做工</text:p>
          </table:table-cell>
          <table:table-cell table:number-columns-repeated="6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30</text:p>
          </table:table-cell>
          <table:table-cell office:value-type="float" office:value="0.144279861175699">
            <text:p>0.1442798612</text:p>
          </table:table-cell>
          <table:table-cell office:value-type="string">
            <text:p>京东</text:p>
          </table:table-cell>
          <table:table-cell office:value-type="string">
            <text:p>质量</text:p>
          </table:table-cell>
          <table:table-cell office:value-type="string">
            <text:p>当天</text:p>
          </table:table-cell>
          <table:table-cell table:number-columns-repeated="7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6</text:p>
          </table:table-cell>
          <table:table-cell office:value-type="float" office:value="0.143841717997572">
            <text:p>0.143841718</text:p>
          </table:table-cell>
          <table:table-cell office:value-type="string">
            <text:p>两天</text:p>
          </table:table-cell>
          <table:table-cell office:value-type="string">
            <text:p>太</text:p>
          </table:table-cell>
          <table:table-cell office:value-type="string">
            <text:p>TM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0</text:p>
          </table:table-cell>
          <table:table-cell office:value-type="float" office:value="0.143515687625995">
            <text:p>0.1435156876</text:p>
          </table:table-cell>
          <table:table-cell office:value-type="string">
            <text:p>少</text:p>
          </table:table-cell>
          <table:table-cell office:value-type="string">
            <text:p>功能</text:p>
          </table:table-cell>
          <table:table-cell office:value-type="string">
            <text:p>原因</text:p>
          </table:table-cell>
          <table:table-cell office:value-type="string">
            <text:p>失望</text:p>
          </table:table-cell>
          <table:table-cell office:value-type="string">
            <text:p>不太好</text:p>
          </table:table-cell>
          <table:table-cell office:value-type="string">
            <text:p>差</text:p>
          </table:table-cell>
          <table:table-cell office:value-type="string">
            <text:p>唯一</text:p>
          </table:table-cell>
          <table:table-cell table:number-columns-repeated="3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6</text:p>
          </table:table-cell>
          <table:table-cell office:value-type="float" office:value="0.143286822662633">
            <text:p>0.1432868227</text:p>
          </table:table-cell>
          <table:table-cell office:value-type="string">
            <text:p>少</text:p>
          </table:table-cell>
          <table:table-cell office:value-type="string">
            <text:p>太</text:p>
          </table:table-cell>
          <table:table-cell office:value-type="string">
            <text:p>想象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2</text:p>
          </table:table-cell>
          <table:table-cell office:value-type="float" office:value="0.143095476297438">
            <text:p>0.1430954763</text:p>
          </table:table-cell>
          <table:table-cell office:value-type="string">
            <text:p>分钟</text:p>
          </table:table-cell>
          <table:table-cell office:value-type="string">
            <text:p>保护</text:p>
          </table:table-cell>
          <table:table-cell office:value-type="string">
            <text:p>手上</text:p>
          </table:table-cell>
          <table:table-cell office:value-type="string">
            <text:p>昨天</text:p>
          </table:table-cell>
          <table:table-cell office:value-type="string">
            <text:p>里</text:p>
          </table:table-cell>
          <table:table-cell office:value-type="string">
            <text:p>一点</text:p>
          </table:table-cell>
          <table:table-cell office:value-type="string">
            <text:p>加</text:p>
          </table:table-cell>
          <table:table-cell office:value-type="string">
            <text:p>便宜</text:p>
          </table:table-cell>
          <table:table-cell office:value-type="string">
            <text:p>外面</text:p>
          </table:table-cell>
          <table:table-cell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</text:p>
          </table:table-cell>
          <table:table-cell office:value-type="float" office:value="0.14292315157923">
            <text:p>0.1429231516</text:p>
          </table:table-cell>
          <table:table-cell office:value-type="string">
            <text:p>无语</text:p>
          </table:table-cell>
          <table:table-cell office:value-type="string">
            <text:p>s</text:p>
          </table:table-cell>
          <table:table-cell office:value-type="string">
            <text:p>苹果</text:p>
          </table:table-cell>
          <table:table-cell table:number-columns-repeated="7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</text:p>
          </table:table-cell>
          <table:table-cell office:value-type="float" office:value="0.142500745551244">
            <text:p>0.1425007456</text:p>
          </table:table-cell>
          <table:table-cell office:value-type="float" office:value="20">
            <text:p>20</text:p>
          </table:table-cell>
          <table:table-cell office:value-type="string">
            <text:p>完</text:p>
          </table:table-cell>
          <table:table-cell office:value-type="string">
            <text:p>手机</text:p>
          </table:table-cell>
          <table:table-cell office:value-type="string">
            <text:p>买</text:p>
          </table:table-cell>
          <table:table-cell office:value-type="string">
            <text:p>试</text:p>
          </table:table-cell>
          <table:table-cell office:value-type="string">
            <text:p>心情</text:p>
          </table:table-cell>
          <table:table-cell table:number-columns-repeated="4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5</text:p>
          </table:table-cell>
          <table:table-cell office:value-type="float" office:value="0.140863949437696">
            <text:p>0.1408639494</text:p>
          </table:table-cell>
          <table:table-cell office:value-type="float" office:value="5000">
            <text:p>5000</text:p>
          </table:table-cell>
          <table:table-cell office:value-type="string">
            <text:p>质量</text:p>
          </table:table-cell>
          <table:table-cell office:value-type="string">
            <text:p>保证</text:p>
          </table:table-cell>
          <table:table-cell office:value-type="string">
            <text:p>真的</text:p>
          </table:table-cell>
          <table:table-cell office:value-type="string">
            <text:p>这款</text:p>
          </table:table-cell>
          <table:table-cell table:number-columns-repeated="5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3</text:p>
          </table:table-cell>
          <table:table-cell office:value-type="float" office:value="0.140703920107426">
            <text:p>0.1407039201</text:p>
          </table:table-cell>
          <table:table-cell office:value-type="string">
            <text:p>宝贝</text:p>
          </table:table-cell>
          <table:table-cell office:value-type="string">
            <text:p>送货</text:p>
          </table:table-cell>
          <table:table-cell table:number-columns-repeated="8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5</text:p>
          </table:table-cell>
          <table:table-cell office:value-type="float" office:value="0.140432639570015">
            <text:p>0.1404326396</text:p>
          </table:table-cell>
          <table:table-cell office:value-type="string">
            <text:p>慢慢</text:p>
          </table:table-cell>
          <table:table-cell office:value-type="string">
            <text:p>没话说</text:p>
          </table:table-cell>
          <table:table-cell office:value-type="string">
            <text:p>苹果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4</text:p>
          </table:table-cell>
          <table:table-cell office:value-type="float" office:value="0.139039535804661">
            <text:p>0.1390395358</text:p>
          </table:table-cell>
          <table:table-cell office:value-type="string">
            <text:p>肯定</text:p>
          </table:table-cell>
          <table:table-cell office:value-type="string">
            <text:p>未</text:p>
          </table:table-cell>
          <table:table-cell office:value-type="string">
            <text:p>听说</text:p>
          </table:table-cell>
          <table:table-cell office:value-type="string">
            <text:p>发现</text:p>
          </table:table-cell>
          <table:table-cell table:number-columns-repeated="6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0</text:p>
          </table:table-cell>
          <table:table-cell office:value-type="float" office:value="0.138846632408084">
            <text:p>0.1388466324</text:p>
          </table:table-cell>
          <table:table-cell office:value-type="string">
            <text:p>少</text:p>
          </table:table-cell>
          <table:table-cell office:value-type="string">
            <text:p>太</text:p>
          </table:table-cell>
          <table:table-cell office:value-type="string">
            <text:p>很棒</text:p>
          </table:table-cell>
          <table:table-cell office:value-type="string">
            <text:p>不用</text:p>
          </table:table-cell>
          <table:table-cell office:value-type="string">
            <text:p>牛</text:p>
          </table:table-cell>
          <table:table-cell office:value-type="string">
            <text:p>苹果</text:p>
          </table:table-cell>
          <table:table-cell office:value-type="string">
            <text:p>稍</text:p>
          </table:table-cell>
          <table:table-cell table:number-columns-repeated="3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3</text:p>
          </table:table-cell>
          <table:table-cell office:value-type="float" office:value="0.138544538651299">
            <text:p>0.1385445387</text:p>
          </table:table-cell>
          <table:table-cell office:value-type="string">
            <text:p>响</text:p>
          </table:table-cell>
          <table:table-cell office:value-type="string">
            <text:p>支持</text:p>
          </table:table-cell>
          <table:table-cell office:value-type="string">
            <text:p>送货</text:p>
          </table:table-cell>
          <table:table-cell table:number-columns-repeated="7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6</text:p>
          </table:table-cell>
          <table:table-cell office:value-type="float" office:value="0.138123612146634">
            <text:p>0.1381236121</text:p>
          </table:table-cell>
          <table:table-cell office:value-type="string">
            <text:p>快递</text:p>
          </table:table-cell>
          <table:table-cell office:value-type="string">
            <text:p>高</text:p>
          </table:table-cell>
          <table:table-cell office:value-type="string">
            <text:p>人员</text:p>
          </table:table-cell>
          <table:table-cell table:style-name="ce2" office:value-type="string">
            <text:p>真</text:p>
          </table:table-cell>
          <table:table-cell office:value-type="string">
            <text:p>太小</text:p>
          </table:table-cell>
          <table:table-cell office:value-type="string">
            <text:p>唯一</text:p>
          </table:table-cell>
          <table:table-cell office:value-type="string">
            <text:p>反正</text:p>
          </table:table-cell>
          <table:table-cell office:value-type="string">
            <text:p>解释</text:p>
          </table:table-cell>
          <table:table-cell table:number-columns-repeated="2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37</text:p>
          </table:table-cell>
          <table:table-cell office:value-type="float" office:value="0.13790155912163">
            <text:p>0.1379015591</text:p>
          </table:table-cell>
          <table:table-cell office:value-type="string">
            <text:p>专卖店</text:p>
          </table:table-cell>
          <table:table-cell office:value-type="string">
            <text:p>京东</text:p>
          </table:table-cell>
          <table:table-cell office:value-type="string">
            <text:p>送到</text:p>
          </table:table-cell>
          <table:table-cell table:number-columns-repeated="7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9</text:p>
          </table:table-cell>
          <table:table-cell office:value-type="float" office:value="0.137597428642171">
            <text:p>0.1375974286</text:p>
          </table:table-cell>
          <table:table-cell office:value-type="string">
            <text:p>东西</text:p>
          </table:table-cell>
          <table:table-cell office:value-type="string">
            <text:p>卖</text:p>
          </table:table-cell>
          <table:table-cell office:value-type="string">
            <text:p>懂</text:p>
          </table:table-cell>
          <table:table-cell office:value-type="string">
            <text:p>前</text:p>
          </table:table-cell>
          <table:table-cell table:number-columns-repeated="6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5</text:p>
          </table:table-cell>
          <table:table-cell office:value-type="float" office:value="0.136785773006688">
            <text:p>0.136785773</text:p>
          </table:table-cell>
          <table:table-cell office:value-type="string">
            <text:p>软件</text:p>
          </table:table-cell>
          <table:table-cell office:value-type="string">
            <text:p>买</text:p>
          </table:table-cell>
          <table:table-cell office:value-type="string">
            <text:p>好多</text:p>
          </table:table-cell>
          <table:table-cell office:value-type="string">
            <text:p>选择</text:p>
          </table:table-cell>
          <table:table-cell office:value-type="string">
            <text:p>发</text:p>
          </table:table-cell>
          <table:table-cell table:number-columns-repeated="5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</text:p>
          </table:table-cell>
          <table:table-cell office:value-type="float" office:value="0.134987490073862">
            <text:p>0.1349874901</text:p>
          </table:table-cell>
          <table:table-cell office:value-type="string">
            <text:p>流量</text:p>
          </table:table-cell>
          <table:table-cell office:value-type="string">
            <text:p>麻烦</text:p>
          </table:table-cell>
          <table:table-cell office:value-type="string">
            <text:p>功能</text:p>
          </table:table-cell>
          <table:table-cell office:value-type="float" office:value="1">
            <text:p>1</text:p>
          </table:table-cell>
          <table:table-cell office:value-type="string">
            <text:p>不愧</text:p>
          </table:table-cell>
          <table:table-cell office:value-type="string">
            <text:p>触摸</text:p>
          </table:table-cell>
          <table:table-cell office:value-type="string">
            <text:p>JD</text:p>
          </table:table-cell>
          <table:table-cell office:value-type="string">
            <text:p>苹果</text:p>
          </table:table-cell>
          <table:table-cell table:number-columns-repeated="2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7</text:p>
          </table:table-cell>
          <table:table-cell office:value-type="float" office:value="0.13463381251712">
            <text:p>0.1346338125</text:p>
          </table:table-cell>
          <table:table-cell office:value-type="string">
            <text:p>听说</text:p>
          </table:table-cell>
          <table:table-cell office:value-type="string">
            <text:p>送货</text:p>
          </table:table-cell>
          <table:table-cell table:number-columns-repeated="8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9</text:p>
          </table:table-cell>
          <table:table-cell office:value-type="float" office:value="0.133625188534736">
            <text:p>0.1336251885</text:p>
          </table:table-cell>
          <table:table-cell office:value-type="string">
            <text:p>完</text:p>
          </table:table-cell>
          <table:table-cell office:value-type="string">
            <text:p>赞</text:p>
          </table:table-cell>
          <table:table-cell office:value-type="string">
            <text:p>选择</text:p>
          </table:table-cell>
          <table:table-cell office:value-type="string">
            <text:p>买</text:p>
          </table:table-cell>
          <table:table-cell office:value-type="string">
            <text:p>弄</text:p>
          </table:table-cell>
          <table:table-cell table:number-columns-repeated="5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6</text:p>
          </table:table-cell>
          <table:table-cell office:value-type="float" office:value="0.133520542735007">
            <text:p>0.1335205427</text:p>
          </table:table-cell>
          <table:table-cell office:value-type="string">
            <text:p>太</text:p>
          </table:table-cell>
          <table:table-cell office:value-type="string">
            <text:p>现象</text:p>
          </table:table-cell>
          <table:table-cell office:value-type="string">
            <text:p>终于</text:p>
          </table:table-cell>
          <table:table-cell table:number-columns-repeated="7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6</text:p>
          </table:table-cell>
          <table:table-cell office:value-type="float" office:value="0.131588596108342">
            <text:p>0.1315885961</text:p>
          </table:table-cell>
          <table:table-cell office:value-type="string">
            <text:p>高</text:p>
          </table:table-cell>
          <table:table-cell office:value-type="string">
            <text:p>服务</text:p>
          </table:table-cell>
          <table:table-cell office:value-type="string">
            <text:p>iphone5s</text:p>
          </table:table-cell>
          <table:table-cell office:value-type="string">
            <text:p>稳定</text:p>
          </table:table-cell>
          <table:table-cell table:number-columns-repeated="6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8</text:p>
          </table:table-cell>
          <table:table-cell office:value-type="float" office:value="0.129032258064516">
            <text:p>0.1290322581</text:p>
          </table:table-cell>
          <table:table-cell office:value-type="string">
            <text:p>激活</text:p>
          </table:table-cell>
          <table:table-cell office:value-type="string">
            <text:p>打电话</text:p>
          </table:table-cell>
          <table:table-cell office:value-type="string">
            <text:p>京东</text:p>
          </table:table-cell>
          <table:table-cell office:value-type="string">
            <text:p>自营</text:p>
          </table:table-cell>
          <table:table-cell table:number-columns-repeated="6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8</text:p>
          </table:table-cell>
          <table:table-cell office:value-type="float" office:value="0.127268405768369">
            <text:p>0.1272684058</text:p>
          </table:table-cell>
          <table:table-cell office:value-type="string">
            <text:p>买</text:p>
          </table:table-cell>
          <table:table-cell office:value-type="string">
            <text:p>没什么</text:p>
          </table:table-cell>
          <table:table-cell office:value-type="string">
            <text:p>死机</text:p>
          </table:table-cell>
          <table:table-cell table:number-columns-repeated="7"/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30</text:p>
          </table:table-cell>
          <table:table-cell office:value-type="float" office:value="0.126342756731803">
            <text:p>0.1263427567</text:p>
          </table:table-cell>
          <table:table-cell office:value-type="string">
            <text:p>质量</text:p>
          </table:table-cell>
          <table:table-cell office:value-type="string">
            <text:p>一个月</text:p>
          </table:table-cell>
          <table:table-cell office:value-type="string">
            <text:p>品质</text:p>
          </table:table-cell>
          <table:table-cell table:number-columns-repeated="7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0</text:p>
          </table:table-cell>
          <table:table-cell office:value-type="float" office:value="0.125123236389166">
            <text:p>0.1251232364</text:p>
          </table:table-cell>
          <table:table-cell office:value-type="string">
            <text:p>显示</text:p>
          </table:table-cell>
          <table:table-cell office:value-type="string">
            <text:p>5S</text:p>
          </table:table-cell>
          <table:table-cell office:value-type="string">
            <text:p>牛</text:p>
          </table:table-cell>
          <table:table-cell office:value-type="string">
            <text:p>苹果</text:p>
          </table:table-cell>
          <table:table-cell table:number-columns-repeated="6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6</text:p>
          </table:table-cell>
          <table:table-cell office:value-type="float" office:value="0.124831544400932">
            <text:p>0.1248315444</text:p>
          </table:table-cell>
          <table:table-cell office:value-type="string">
            <text:p>S</text:p>
          </table:table-cell>
          <table:table-cell office:value-type="string">
            <text:p>太</text:p>
          </table:table-cell>
          <table:table-cell table:number-columns-repeated="8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8</text:p>
          </table:table-cell>
          <table:table-cell office:value-type="float" office:value="0.124387630955409">
            <text:p>0.124387631</text:p>
          </table:table-cell>
          <table:table-cell office:value-type="string">
            <text:p>赠品</text:p>
          </table:table-cell>
          <table:table-cell office:value-type="string">
            <text:p>保证</text:p>
          </table:table-cell>
          <table:table-cell office:value-type="string">
            <text:p>5s</text:p>
          </table:table-cell>
          <table:table-cell office:value-type="string">
            <text:p>白色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0</text:p>
          </table:table-cell>
          <table:table-cell office:value-type="float" office:value="0.124077508293066">
            <text:p>0.1240775083</text:p>
          </table:table-cell>
          <table:table-cell office:value-type="string">
            <text:p>显示</text:p>
          </table:table-cell>
          <table:table-cell office:value-type="string">
            <text:p>5S</text:p>
          </table:table-cell>
          <table:table-cell office:value-type="string">
            <text:p>太</text:p>
          </table:table-cell>
          <table:table-cell office:value-type="string">
            <text:p>不好</text:p>
          </table:table-cell>
          <table:table-cell office:value-type="string">
            <text:p>机子</text:p>
          </table:table-cell>
          <table:table-cell office:value-type="string">
            <text:p>专卖店</text:p>
          </table:table-cell>
          <table:table-cell table:number-columns-repeated="4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</text:p>
          </table:table-cell>
          <table:table-cell office:value-type="float" office:value="0.121905608691114">
            <text:p>0.1219056087</text:p>
          </table:table-cell>
          <table:table-cell office:value-type="string">
            <text:p>机器</text:p>
          </table:table-cell>
          <table:table-cell office:value-type="string">
            <text:p>卡</text:p>
          </table:table-cell>
          <table:table-cell office:value-type="string">
            <text:p>机子</text:p>
          </table:table-cell>
          <table:table-cell table:number-columns-repeated="7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3</text:p>
          </table:table-cell>
          <table:table-cell office:value-type="float" office:value="0.116200495937617">
            <text:p>0.1162004959</text:p>
          </table:table-cell>
          <table:table-cell office:value-type="string">
            <text:p>太</text:p>
          </table:table-cell>
          <table:table-cell office:value-type="string">
            <text:p>屏幕</text:p>
          </table:table-cell>
          <table:table-cell office:value-type="string">
            <text:p>产品</text:p>
          </table:table-cell>
          <table:table-cell table:number-columns-repeated="7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9</text:p>
          </table:table-cell>
          <table:table-cell office:value-type="float" office:value="0.115679970579286">
            <text:p>0.1156799706</text:p>
          </table:table-cell>
          <table:table-cell office:value-type="string">
            <text:p>买</text:p>
          </table:table-cell>
          <table:table-cell office:value-type="float" office:value="20">
            <text:p>20</text:p>
          </table:table-cell>
          <table:table-cell office:value-type="string">
            <text:p>iphone5</text:p>
          </table:table-cell>
          <table:table-cell office:value-type="string">
            <text:p>京东</text:p>
          </table:table-cell>
          <table:table-cell office:value-type="string">
            <text:p>超快</text:p>
          </table:table-cell>
          <table:table-cell office:value-type="string">
            <text:p>剪卡</text:p>
          </table:table-cell>
          <table:table-cell table:number-columns-repeated="4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5</text:p>
          </table:table-cell>
          <table:table-cell office:value-type="float" office:value="0.11555095309783">
            <text:p>0.1155509531</text:p>
          </table:table-cell>
          <table:table-cell office:value-type="string">
            <text:p>早上</text:p>
          </table:table-cell>
          <table:table-cell office:value-type="string">
            <text:p>买</text:p>
          </table:table-cell>
          <table:table-cell office:value-type="string">
            <text:p>真的</text:p>
          </table:table-cell>
          <table:table-cell office:value-type="string">
            <text:p>下载</text:p>
          </table:table-cell>
          <table:table-cell table:number-columns-repeated="6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5</text:p>
          </table:table-cell>
          <table:table-cell office:value-type="float" office:value="0.115036858887647">
            <text:p>0.1150368589</text:p>
          </table:table-cell>
          <table:table-cell office:value-type="string">
            <text:p>东西</text:p>
          </table:table-cell>
          <table:table-cell office:value-type="string">
            <text:p>一如既往</text:p>
          </table:table-cell>
          <table:table-cell table:number-columns-repeated="8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4</text:p>
          </table:table-cell>
          <table:table-cell office:value-type="float" office:value="0.115007087119934">
            <text:p>0.1150070871</text:p>
          </table:table-cell>
          <table:table-cell office:value-type="string">
            <text:p>肯定</text:p>
          </table:table-cell>
          <table:table-cell office:value-type="string">
            <text:p>买</text:p>
          </table:table-cell>
          <table:table-cell table:number-columns-repeated="8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5</text:p>
          </table:table-cell>
          <table:table-cell office:value-type="float" office:value="0.112184474007053">
            <text:p>0.112184474</text:p>
          </table:table-cell>
          <table:table-cell office:value-type="string">
            <text:p>质量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3</text:p>
          </table:table-cell>
          <table:table-cell office:value-type="float" office:value="0.112178852870963">
            <text:p>0.1121788529</text:p>
          </table:table-cell>
          <table:table-cell office:value-type="string">
            <text:p>到货</text:p>
          </table:table-cell>
          <table:table-cell office:value-type="string">
            <text:p>送货</text:p>
          </table:table-cell>
          <table:table-cell table:number-columns-repeated="8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8</text:p>
          </table:table-cell>
          <table:table-cell office:value-type="float" office:value="0.111999047160383">
            <text:p>0.1119990472</text:p>
          </table:table-cell>
          <table:table-cell office:value-type="string">
            <text:p>拍照</text:p>
          </table:table-cell>
          <table:table-cell office:value-type="string">
            <text:p>反正</text:p>
          </table:table-cell>
          <table:table-cell office:value-type="string">
            <text:p>麻烦</text:p>
          </table:table-cell>
          <table:table-cell office:value-type="string">
            <text:p>小点</text:p>
          </table:table-cell>
          <table:table-cell office:value-type="string">
            <text:p>失望</text:p>
          </table:table-cell>
          <table:table-cell office:value-type="float" office:value="1">
            <text:p>1</text:p>
          </table:table-cell>
          <table:table-cell office:value-type="string">
            <text:p>苹果</text:p>
          </table:table-cell>
          <table:table-cell office:value-type="string">
            <text:p>机子</text:p>
          </table:table-cell>
          <table:table-cell office:value-type="string">
            <text:p>唯一</text:p>
          </table:table-cell>
          <table:table-cell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7</text:p>
          </table:table-cell>
          <table:table-cell office:value-type="float" office:value="0.111483604639347">
            <text:p>0.1114836046</text:p>
          </table:table-cell>
          <table:table-cell office:value-type="string">
            <text:p>早上</text:p>
          </table:table-cell>
          <table:table-cell office:value-type="string">
            <text:p>两次</text:p>
          </table:table-cell>
          <table:table-cell office:value-type="string">
            <text:p>公司</text:p>
          </table:table-cell>
          <table:table-cell office:value-type="string">
            <text:p>质量</text:p>
          </table:table-cell>
          <table:table-cell office:value-type="string">
            <text:p>收到</text:p>
          </table:table-cell>
          <table:table-cell office:value-type="string">
            <text:p>真的</text:p>
          </table:table-cell>
          <table:table-cell table:number-columns-repeated="4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0</text:p>
          </table:table-cell>
          <table:table-cell office:value-type="float" office:value="0.110863163497483">
            <text:p>0.1108631635</text:p>
          </table:table-cell>
          <table:table-cell office:value-type="string">
            <text:p>5S</text:p>
          </table:table-cell>
          <table:table-cell office:value-type="string">
            <text:p>升级</text:p>
          </table:table-cell>
          <table:table-cell office:value-type="string">
            <text:p>苹果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</text:p>
          </table:table-cell>
          <table:table-cell office:value-type="float" office:value="0.11082185588506">
            <text:p>0.1108218559</text:p>
          </table:table-cell>
          <table:table-cell office:value-type="string">
            <text:p>S</text:p>
          </table:table-cell>
          <table:table-cell office:value-type="string">
            <text:p>手机</text:p>
          </table:table-cell>
          <table:table-cell office:value-type="string">
            <text:p>买</text:p>
          </table:table-cell>
          <table:table-cell office:value-type="string">
            <text:p>没什么</text:p>
          </table:table-cell>
          <table:table-cell office:value-type="string">
            <text:p>几个</text:p>
          </table:table-cell>
          <table:table-cell office:value-type="string">
            <text:p>花</text:p>
          </table:table-cell>
          <table:table-cell table:number-columns-repeated="4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9</text:p>
          </table:table-cell>
          <table:table-cell office:value-type="float" office:value="0.109071406430983">
            <text:p>0.1090714064</text:p>
          </table:table-cell>
          <table:table-cell office:value-type="string">
            <text:p>S</text:p>
          </table:table-cell>
          <table:table-cell office:value-type="string">
            <text:p>完</text:p>
          </table:table-cell>
          <table:table-cell office:value-type="string">
            <text:p>买</text:p>
          </table:table-cell>
          <table:table-cell office:value-type="string">
            <text:p>几个</text:p>
          </table:table-cell>
          <table:table-cell office:value-type="string">
            <text:p>IPHONE</text:p>
          </table:table-cell>
          <table:table-cell office:value-type="float" office:value="100">
            <text:p>100</text:p>
          </table:table-cell>
          <table:table-cell office:value-type="string">
            <text:p>订单</text:p>
          </table:table-cell>
          <table:table-cell table:number-columns-repeated="3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1</text:p>
          </table:table-cell>
          <table:table-cell office:value-type="float" office:value="0.108882272055444">
            <text:p>0.1088822721</text:p>
          </table:table-cell>
          <table:table-cell office:value-type="string">
            <text:p>收</text:p>
          </table:table-cell>
          <table:table-cell office:value-type="string">
            <text:p>手机</text:p>
          </table:table-cell>
          <table:table-cell office:value-type="string">
            <text:p>特意</text:p>
          </table:table-cell>
          <table:table-cell office:value-type="string">
            <text:p>评论</text:p>
          </table:table-cell>
          <table:table-cell office:value-type="string">
            <text:p>体验</text:p>
          </table:table-cell>
          <table:table-cell office:value-type="string">
            <text:p>精致</text:p>
          </table:table-cell>
          <table:table-cell office:value-type="string">
            <text:p>花</text:p>
          </table:table-cell>
          <table:table-cell table:number-columns-repeated="3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0</text:p>
          </table:table-cell>
          <table:table-cell office:value-type="float" office:value="0.107835199634357">
            <text:p>0.1078351996</text:p>
          </table:table-cell>
          <table:table-cell office:value-type="string">
            <text:p>钱</text:p>
          </table:table-cell>
          <table:table-cell office:value-type="string">
            <text:p>苹果</text:p>
          </table:table-cell>
          <table:table-cell office:value-type="string">
            <text:p>牛</text:p>
          </table:table-cell>
          <table:table-cell table:number-columns-repeated="7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9</text:p>
          </table:table-cell>
          <table:table-cell office:value-type="float" office:value="0.10683990783803">
            <text:p>0.1068399078</text:p>
          </table:table-cell>
          <table:table-cell office:value-type="string">
            <text:p>买</text:p>
          </table:table-cell>
          <table:table-cell office:value-type="string">
            <text:p>弄</text:p>
          </table:table-cell>
          <table:table-cell office:value-type="string">
            <text:p>实在</text:p>
          </table:table-cell>
          <table:table-cell office:value-type="string">
            <text:p>后续</text:p>
          </table:table-cell>
          <table:table-cell office:value-type="string">
            <text:p>妹妹</text:p>
          </table:table-cell>
          <table:table-cell table:number-columns-repeated="5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5</text:p>
          </table:table-cell>
          <table:table-cell office:value-type="float" office:value="0.106218597481994">
            <text:p>0.1062185975</text:p>
          </table:table-cell>
          <table:table-cell office:value-type="string">
            <text:p>分钟</text:p>
          </table:table-cell>
          <table:table-cell office:value-type="string">
            <text:p>内存</text:p>
          </table:table-cell>
          <table:table-cell office:value-type="string">
            <text:p>IOS</text:p>
          </table:table-cell>
          <table:table-cell office:value-type="string">
            <text:p>好多</text:p>
          </table:table-cell>
          <table:table-cell office:value-type="string">
            <text:p>便宜</text:p>
          </table:table-cell>
          <table:table-cell office:value-type="string">
            <text:p>稍微</text:p>
          </table:table-cell>
          <table:table-cell table:number-columns-repeated="4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6</text:p>
          </table:table-cell>
          <table:table-cell office:value-type="float" office:value="0.106145877167223">
            <text:p>0.1061458772</text:p>
          </table:table-cell>
          <table:table-cell office:value-type="string">
            <text:p>显示</text:p>
          </table:table-cell>
          <table:table-cell office:value-type="string">
            <text:p>轻</text:p>
          </table:table-cell>
          <table:table-cell table:style-name="ce2" office:value-type="string">
            <text:p>真</text:p>
          </table:table-cell>
          <table:table-cell office:value-type="string">
            <text:p>非</text:p>
          </table:table-cell>
          <table:table-cell office:value-type="string">
            <text:p>京东</text:p>
          </table:table-cell>
          <table:table-cell office:value-type="string">
            <text:p>不想</text:p>
          </table:table-cell>
          <table:table-cell office:value-type="string">
            <text:p>解释</text:p>
          </table:table-cell>
          <table:table-cell table:number-columns-repeated="3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7</text:p>
          </table:table-cell>
          <table:table-cell office:value-type="float" office:value="0.104267540625609">
            <text:p>0.1042675406</text:p>
          </table:table-cell>
          <table:table-cell office:value-type="string">
            <text:p>京东</text:p>
          </table:table-cell>
          <table:table-cell office:value-type="string">
            <text:p>订</text:p>
          </table:table-cell>
          <table:table-cell table:number-columns-repeated="8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5</text:p>
          </table:table-cell>
          <table:table-cell office:value-type="float" office:value="0.102658526111238">
            <text:p>0.1026585261</text:p>
          </table:table-cell>
          <table:table-cell office:value-type="string">
            <text:p>苹果</text:p>
          </table:table-cell>
          <table:table-cell office:value-type="string">
            <text:p>适合</text:p>
          </table:table-cell>
          <table:table-cell table:number-columns-repeated="8"/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38</text:p>
          </table:table-cell>
          <table:table-cell office:value-type="float" office:value="0.102453381310396">
            <text:p>0.1024533813</text:p>
          </table:table-cell>
          <table:table-cell office:value-type="string">
            <text:p>拿到</text:p>
          </table:table-cell>
          <table:table-cell office:value-type="string">
            <text:p>反正</text:p>
          </table:table-cell>
          <table:table-cell office:value-type="string">
            <text:p>特别</text:p>
          </table:table-cell>
          <table:table-cell office:value-type="string">
            <text:p>我用</text:p>
          </table:table-cell>
          <table:table-cell office:value-type="string">
            <text:p>唯一</text:p>
          </table:table-cell>
          <table:table-cell office:value-type="string">
            <text:p>师傅</text:p>
          </table:table-cell>
          <table:table-cell table:number-columns-repeated="4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18</text:p>
          </table:table-cell>
          <table:table-cell office:value-type="float" office:value="0.10230521500121">
            <text:p>0.102305215</text:p>
          </table:table-cell>
          <table:table-cell office:value-type="string">
            <text:p>妹妹</text:p>
          </table:table-cell>
          <table:table-cell office:value-type="string">
            <text:p>前</text:p>
          </table:table-cell>
          <table:table-cell office:value-type="string">
            <text:p>真的</text:p>
          </table:table-cell>
          <table:table-cell office:value-type="string">
            <text:p>5s</text:p>
          </table:table-cell>
          <table:table-cell table:number-columns-repeated="6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2</text:p>
          </table:table-cell>
          <table:table-cell office:value-type="float" office:value="0.102143742427374">
            <text:p>0.1021437424</text:p>
          </table:table-cell>
          <table:table-cell office:value-type="string">
            <text:p>官网</text:p>
          </table:table-cell>
          <table:table-cell office:value-type="string">
            <text:p>东西</text:p>
          </table:table-cell>
          <table:table-cell office:value-type="string">
            <text:p>便宜</text:p>
          </table:table-cell>
          <table:table-cell table:number-columns-repeated="7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6</text:p>
          </table:table-cell>
          <table:table-cell office:value-type="float" office:value="0.100470292363068">
            <text:p>0.1004702924</text:p>
          </table:table-cell>
          <table:table-cell office:value-type="string">
            <text:p>感谢</text:p>
          </table:table-cell>
          <table:table-cell office:value-type="string">
            <text:p>特别</text:p>
          </table:table-cell>
          <table:table-cell office:value-type="string">
            <text:p>实在</text:p>
          </table:table-cell>
          <table:table-cell office:value-type="string">
            <text:p>满意</text:p>
          </table:table-cell>
          <table:table-cell office:value-type="string">
            <text:p>磕碰</text:p>
          </table:table-cell>
          <table:table-cell table:number-columns-repeated="5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6</text:p>
          </table:table-cell>
          <table:table-cell office:value-type="float" office:value="0.100380945368233">
            <text:p>0.1003809454</text:p>
          </table:table-cell>
          <table:table-cell office:value-type="string">
            <text:p>信号</text:p>
          </table:table-cell>
          <table:table-cell table:number-columns-repeated="9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5</text:p>
          </table:table-cell>
          <table:table-cell office:value-type="float" office:value="0.0996554859765352">
            <text:p>0.099655486</text:p>
          </table:table-cell>
          <table:table-cell office:value-type="string">
            <text:p>质量</text:p>
          </table:table-cell>
          <table:table-cell office:value-type="string">
            <text:p>真的</text:p>
          </table:table-cell>
          <table:table-cell table:number-columns-repeated="8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6</text:p>
          </table:table-cell>
          <table:table-cell office:value-type="float" office:value="0.0990855158114582">
            <text:p>0.0990855158</text:p>
          </table:table-cell>
          <table:table-cell office:value-type="string">
            <text:p>找</text:p>
          </table:table-cell>
          <table:table-cell office:value-type="string">
            <text:p>人员</text:p>
          </table:table-cell>
          <table:table-cell office:value-type="string">
            <text:p>京东</text:p>
          </table:table-cell>
          <table:table-cell office:value-type="string">
            <text:p>申请</text:p>
          </table:table-cell>
          <table:table-cell office:value-type="string">
            <text:p>检查</text:p>
          </table:table-cell>
          <table:table-cell office:value-type="string">
            <text:p>划痕</text:p>
          </table:table-cell>
          <table:table-cell table:number-columns-repeated="4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9</text:p>
          </table:table-cell>
          <table:table-cell office:value-type="float" office:value="0.0979334770011776">
            <text:p>0.097933477</text:p>
          </table:table-cell>
          <table:table-cell office:value-type="string">
            <text:p>到货</text:p>
          </table:table-cell>
          <table:table-cell office:value-type="string">
            <text:p>下单</text:p>
          </table:table-cell>
          <table:table-cell office:value-type="string">
            <text:p>上档次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9</text:p>
          </table:table-cell>
          <table:table-cell office:value-type="float" office:value="0.0974650948477949">
            <text:p>0.0974650948</text:p>
          </table:table-cell>
          <table:table-cell office:value-type="string">
            <text:p>手机</text:p>
          </table:table-cell>
          <table:table-cell office:value-type="string">
            <text:p>加</text:p>
          </table:table-cell>
          <table:table-cell office:value-type="string">
            <text:p>弄</text:p>
          </table:table-cell>
          <table:table-cell office:value-type="string">
            <text:p>老妈</text:p>
          </table:table-cell>
          <table:table-cell table:number-columns-repeated="6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8</text:p>
          </table:table-cell>
          <table:table-cell office:value-type="float" office:value="0.0958598852663698">
            <text:p>0.0958598853</text:p>
          </table:table-cell>
          <table:table-cell office:value-type="string">
            <text:p>貌似</text:p>
          </table:table-cell>
          <table:table-cell office:value-type="string">
            <text:p>老公</text:p>
          </table:table-cell>
          <table:table-cell office:value-type="string">
            <text:p>京东</text:p>
          </table:table-cell>
          <table:table-cell office:value-type="string">
            <text:p>客服</text:p>
          </table:table-cell>
          <table:table-cell table:number-columns-repeated="6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4</text:p>
          </table:table-cell>
          <table:table-cell office:value-type="float" office:value="0.0955786006991023">
            <text:p>0.0955786007</text:p>
          </table:table-cell>
          <table:table-cell office:value-type="string">
            <text:p>内存</text:p>
          </table:table-cell>
          <table:table-cell office:value-type="string">
            <text:p>4G</text:p>
          </table:table-cell>
          <table:table-cell office:value-type="string">
            <text:p>买到</text:p>
          </table:table-cell>
          <table:table-cell office:value-type="string">
            <text:p>更好</text:p>
          </table:table-cell>
          <table:table-cell table:number-columns-repeated="6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9</text:p>
          </table:table-cell>
          <table:table-cell office:value-type="float" office:value="0.0954261954261954">
            <text:p>0.0954261954</text:p>
          </table:table-cell>
          <table:table-cell office:value-type="string">
            <text:p>赞</text:p>
          </table:table-cell>
          <table:table-cell office:value-type="string">
            <text:p>充电</text:p>
          </table:table-cell>
          <table:table-cell office:value-type="string">
            <text:p>一点</text:p>
          </table:table-cell>
          <table:table-cell table:number-columns-repeated="7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9</text:p>
          </table:table-cell>
          <table:table-cell office:value-type="float" office:value="0.0952781348085151">
            <text:p>0.0952781348</text:p>
          </table:table-cell>
          <table:table-cell office:value-type="string">
            <text:p>卡</text:p>
          </table:table-cell>
          <table:table-cell office:value-type="string">
            <text:p>机器</text:p>
          </table:table-cell>
          <table:table-cell office:value-type="string">
            <text:p>懂得</text:p>
          </table:table-cell>
          <table:table-cell office:value-type="string">
            <text:p>估计</text:p>
          </table:table-cell>
          <table:table-cell table:number-columns-repeated="6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4</text:p>
          </table:table-cell>
          <table:table-cell office:value-type="float" office:value="0.095138142305903">
            <text:p>0.0951381423</text:p>
          </table:table-cell>
          <table:table-cell office:value-type="string">
            <text:p>快递</text:p>
          </table:table-cell>
          <table:table-cell office:value-type="string">
            <text:p>太</text:p>
          </table:table-cell>
          <table:table-cell office:value-type="string">
            <text:p>没什么</text:p>
          </table:table-cell>
          <table:table-cell office:value-type="string">
            <text:p>体验</text:p>
          </table:table-cell>
          <table:table-cell office:value-type="string">
            <text:p>开机</text:p>
          </table:table-cell>
          <table:table-cell table:number-columns-repeated="5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0</text:p>
          </table:table-cell>
          <table:table-cell office:value-type="float" office:value="0.0941071563708377">
            <text:p>0.0941071564</text:p>
          </table:table-cell>
          <table:table-cell office:value-type="string">
            <text:p>不愧</text:p>
          </table:table-cell>
          <table:table-cell office:value-type="string">
            <text:p>情况</text:p>
          </table:table-cell>
          <table:table-cell office:value-type="string">
            <text:p>信号</text:p>
          </table:table-cell>
          <table:table-cell office:value-type="string">
            <text:p>没用</text:p>
          </table:table-cell>
          <table:table-cell table:number-columns-repeated="6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8</text:p>
          </table:table-cell>
          <table:table-cell office:value-type="float" office:value="0.093909730473981">
            <text:p>0.0939097305</text:p>
          </table:table-cell>
          <table:table-cell office:value-type="string">
            <text:p>s</text:p>
          </table:table-cell>
          <table:table-cell office:value-type="string">
            <text:p>苹果</text:p>
          </table:table-cell>
          <table:table-cell table:number-columns-repeated="8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1</text:p>
          </table:table-cell>
          <table:table-cell office:value-type="float" office:value="0.0936794330046728">
            <text:p>0.093679433</text:p>
          </table:table-cell>
          <table:table-cell office:value-type="string">
            <text:p>超</text:p>
          </table:table-cell>
          <table:table-cell office:value-type="string">
            <text:p>显示</text:p>
          </table:table-cell>
          <table:table-cell office:value-type="string">
            <text:p>5S</text:p>
          </table:table-cell>
          <table:table-cell office:value-type="string">
            <text:p>真心</text:p>
          </table:table-cell>
          <table:table-cell office:value-type="string">
            <text:p>天</text:p>
          </table:table-cell>
          <table:table-cell table:number-columns-repeated="5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0</text:p>
          </table:table-cell>
          <table:table-cell office:value-type="float" office:value="0.093515019817669">
            <text:p>0.0935150198</text:p>
          </table:table-cell>
          <table:table-cell office:value-type="string">
            <text:p>反正</text:p>
          </table:table-cell>
          <table:table-cell office:value-type="string">
            <text:p>头</text:p>
          </table:table-cell>
          <table:table-cell office:value-type="string">
            <text:p>不好</text:p>
          </table:table-cell>
          <table:table-cell office:value-type="string">
            <text:p>重启</text:p>
          </table:table-cell>
          <table:table-cell office:value-type="string">
            <text:p>有时候</text:p>
          </table:table-cell>
          <table:table-cell office:value-type="string">
            <text:p>玩游戏</text:p>
          </table:table-cell>
          <table:table-cell office:value-type="string">
            <text:p>导致</text:p>
          </table:table-cell>
          <table:table-cell table:number-columns-repeated="3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</text:p>
          </table:table-cell>
          <table:table-cell office:value-type="float" office:value="0.0922537853867258">
            <text:p>0.0922537854</text:p>
          </table:table-cell>
          <table:table-cell office:value-type="string">
            <text:p>手机</text:p>
          </table:table-cell>
          <table:table-cell table:number-columns-repeated="9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5</text:p>
          </table:table-cell>
          <table:table-cell office:value-type="float" office:value="0.0921380252878255">
            <text:p>0.0921380253</text:p>
          </table:table-cell>
          <table:table-cell office:value-type="string">
            <text:p>烫</text:p>
          </table:table-cell>
          <table:table-cell office:value-type="string">
            <text:p>天</text:p>
          </table:table-cell>
          <table:table-cell office:value-type="string">
            <text:p>不好</text:p>
          </table:table-cell>
          <table:table-cell office:value-type="string">
            <text:p>一点</text:p>
          </table:table-cell>
          <table:table-cell office:value-type="string">
            <text:p>发热</text:p>
          </table:table-cell>
          <table:table-cell office:value-type="string">
            <text:p>解释</text:p>
          </table:table-cell>
          <table:table-cell table:number-columns-repeated="4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0</text:p>
          </table:table-cell>
          <table:table-cell office:value-type="float" office:value="0.0918476603193309">
            <text:p>0.0918476603</text:p>
          </table:table-cell>
          <table:table-cell office:value-type="string">
            <text:p>开封</text:p>
          </table:table-cell>
          <table:table-cell office:value-type="string">
            <text:p>还好</text:p>
          </table:table-cell>
          <table:table-cell office:value-type="string">
            <text:p>机子</text:p>
          </table:table-cell>
          <table:table-cell table:number-columns-repeated="7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</text:p>
          </table:table-cell>
          <table:table-cell office:value-type="float" office:value="0.0914844722751999">
            <text:p>0.0914844723</text:p>
          </table:table-cell>
          <table:table-cell office:value-type="string">
            <text:p>5S</text:p>
          </table:table-cell>
          <table:table-cell office:value-type="string">
            <text:p>机器</text:p>
          </table:table-cell>
          <table:table-cell table:number-columns-repeated="8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2</text:p>
          </table:table-cell>
          <table:table-cell office:value-type="float" office:value="0.0911373582404171">
            <text:p>0.0911373582</text:p>
          </table:table-cell>
          <table:table-cell office:value-type="string">
            <text:p>价格</text:p>
          </table:table-cell>
          <table:table-cell office:value-type="string">
            <text:p>相机</text:p>
          </table:table-cell>
          <table:table-cell table:number-columns-repeated="8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5</text:p>
          </table:table-cell>
          <table:table-cell office:value-type="float" office:value="0.0905352181929933">
            <text:p>0.0905352182</text:p>
          </table:table-cell>
          <table:table-cell office:value-type="string">
            <text:p>东西</text:p>
          </table:table-cell>
          <table:table-cell office:value-type="string">
            <text:p>一个月</text:p>
          </table:table-cell>
          <table:table-cell table:number-columns-repeated="8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5</text:p>
          </table:table-cell>
          <table:table-cell office:value-type="float" office:value="0.0901887204723471">
            <text:p>0.0901887205</text:p>
          </table:table-cell>
          <table:table-cell office:value-type="string">
            <text:p>选择</text:p>
          </table:table-cell>
          <table:table-cell office:value-type="string">
            <text:p>老婆</text:p>
          </table:table-cell>
          <table:table-cell office:value-type="string">
            <text:p>放心</text:p>
          </table:table-cell>
          <table:table-cell table:number-columns-repeated="7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4</text:p>
          </table:table-cell>
          <table:table-cell office:value-type="float" office:value="0.0901346549084149">
            <text:p>0.0901346549</text:p>
          </table:table-cell>
          <table:table-cell office:value-type="string">
            <text:p>没什么</text:p>
          </table:table-cell>
          <table:table-cell office:value-type="string">
            <text:p>评论</text:p>
          </table:table-cell>
          <table:table-cell office:value-type="string">
            <text:p>体验</text:p>
          </table:table-cell>
          <table:table-cell office:value-type="string">
            <text:p>买</text:p>
          </table:table-cell>
          <table:table-cell office:value-type="string">
            <text:p>花</text:p>
          </table:table-cell>
          <table:table-cell table:number-columns-repeated="5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5</text:p>
          </table:table-cell>
          <table:table-cell office:value-type="float" office:value="0.0897048323474548">
            <text:p>0.0897048323</text:p>
          </table:table-cell>
          <table:table-cell office:value-type="string">
            <text:p>老婆</text:p>
          </table:table-cell>
          <table:table-cell office:value-type="string">
            <text:p>差</text:p>
          </table:table-cell>
          <table:table-cell office:value-type="string">
            <text:p>拍照</text:p>
          </table:table-cell>
          <table:table-cell office:value-type="string">
            <text:p>原因</text:p>
          </table:table-cell>
          <table:table-cell table:number-columns-repeated="6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6</text:p>
          </table:table-cell>
          <table:table-cell office:value-type="float" office:value="0.0893437325621193">
            <text:p>0.0893437326</text:p>
          </table:table-cell>
          <table:table-cell office:value-type="string">
            <text:p>分</text:p>
          </table:table-cell>
          <table:table-cell office:value-type="string">
            <text:p>选择</text:p>
          </table:table-cell>
          <table:table-cell office:value-type="string">
            <text:p>弄</text:p>
          </table:table-cell>
          <table:table-cell office:value-type="string">
            <text:p>字</text:p>
          </table:table-cell>
          <table:table-cell office:value-type="string">
            <text:p>发</text:p>
          </table:table-cell>
          <table:table-cell office:value-type="string">
            <text:p>早</text:p>
          </table:table-cell>
          <table:table-cell table:number-columns-repeated="4"/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6</text:p>
          </table:table-cell>
          <table:table-cell office:value-type="float" office:value="0.0884613669581589">
            <text:p>0.088461367</text:p>
          </table:table-cell>
          <table:table-cell office:value-type="string">
            <text:p>最爱</text:p>
          </table:table-cell>
          <table:table-cell table:style-name="ce2" office:value-type="string">
            <text:p>真</text:p>
          </table:table-cell>
          <table:table-cell office:value-type="string">
            <text:p>拿到</text:p>
          </table:table-cell>
          <table:table-cell office:value-type="string">
            <text:p>赞</text:p>
          </table:table-cell>
          <table:table-cell table:number-columns-repeated="6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6</text:p>
          </table:table-cell>
          <table:table-cell office:value-type="float" office:value="0.087372994284105">
            <text:p>0.0873729943</text:p>
          </table:table-cell>
          <table:table-cell office:value-type="string">
            <text:p>评价</text:p>
          </table:table-cell>
          <table:table-cell office:value-type="string">
            <text:p>两个</text:p>
          </table:table-cell>
          <table:table-cell table:number-columns-repeated="8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7</text:p>
          </table:table-cell>
          <table:table-cell office:value-type="float" office:value="0.0861815589810509">
            <text:p>0.086181559</text:p>
          </table:table-cell>
          <table:table-cell office:value-type="string">
            <text:p>时间</text:p>
          </table:table-cell>
          <table:table-cell office:value-type="string">
            <text:p>次日</text:p>
          </table:table-cell>
          <table:table-cell office:value-type="string">
            <text:p>浪费</text:p>
          </table:table-cell>
          <table:table-cell office:value-type="string">
            <text:p>微信</text:p>
          </table:table-cell>
          <table:table-cell office:value-type="string">
            <text:p>有时候</text:p>
          </table:table-cell>
          <table:table-cell office:value-type="string">
            <text:p>送货</text:p>
          </table:table-cell>
          <table:table-cell table:number-columns-repeated="4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6</text:p>
          </table:table-cell>
          <table:table-cell office:value-type="float" office:value="0.0857545698510518">
            <text:p>0.0857545699</text:p>
          </table:table-cell>
          <table:table-cell office:value-type="string">
            <text:p>为啥</text:p>
          </table:table-cell>
          <table:table-cell office:value-type="string">
            <text:p>加</text:p>
          </table:table-cell>
          <table:table-cell office:value-type="string">
            <text:p>配送</text:p>
          </table:table-cell>
          <table:table-cell office:value-type="string">
            <text:p>家电</text:p>
          </table:table-cell>
          <table:table-cell office:value-type="string">
            <text:p>赞</text:p>
          </table:table-cell>
          <table:table-cell office:value-type="string">
            <text:p>京东</text:p>
          </table:table-cell>
          <table:table-cell table:number-columns-repeated="4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6</text:p>
          </table:table-cell>
          <table:table-cell office:value-type="float" office:value="0.0857468967061629">
            <text:p>0.0857468967</text:p>
          </table:table-cell>
          <table:table-cell office:value-type="string">
            <text:p>选择</text:p>
          </table:table-cell>
          <table:table-cell office:value-type="string">
            <text:p>垃圾</text:p>
          </table:table-cell>
          <table:table-cell office:value-type="string">
            <text:p>客服</text:p>
          </table:table-cell>
          <table:table-cell table:number-columns-repeated="7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7</text:p>
          </table:table-cell>
          <table:table-cell office:value-type="float" office:value="0.0847306504958563">
            <text:p>0.0847306505</text:p>
          </table:table-cell>
          <table:table-cell office:value-type="string">
            <text:p>号</text:p>
          </table:table-cell>
          <table:table-cell office:value-type="string">
            <text:p>月</text:p>
          </table:table-cell>
          <table:table-cell office:value-type="float" office:value="4998">
            <text:p>4998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2</text:p>
          </table:table-cell>
          <table:table-cell office:value-type="float" office:value="0.0845802596842751">
            <text:p>0.0845802597</text:p>
          </table:table-cell>
          <table:table-cell office:value-type="string">
            <text:p>rdquo</text:p>
          </table:table-cell>
          <table:table-cell office:value-type="string">
            <text:p>手机</text:p>
          </table:table-cell>
          <table:table-cell office:value-type="string">
            <text:p>换机</text:p>
          </table:table-cell>
          <table:table-cell table:number-columns-repeated="7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8</text:p>
          </table:table-cell>
          <table:table-cell office:value-type="float" office:value="0.0842302650590299">
            <text:p>0.0842302651</text:p>
          </table:table-cell>
          <table:table-cell office:value-type="string">
            <text:p>公司</text:p>
          </table:table-cell>
          <table:table-cell office:value-type="string">
            <text:p>说</text:p>
          </table:table-cell>
          <table:table-cell table:number-columns-repeated="8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5</text:p>
          </table:table-cell>
          <table:table-cell office:value-type="float" office:value="0.0841949388120942">
            <text:p>0.0841949388</text:p>
          </table:table-cell>
          <table:table-cell office:value-type="string">
            <text:p>拿到</text:p>
          </table:table-cell>
          <table:table-cell office:value-type="string">
            <text:p>想</text:p>
          </table:table-cell>
          <table:table-cell office:value-type="string">
            <text:p>放心</text:p>
          </table:table-cell>
          <table:table-cell table:style-name="ce2" office:value-type="string">
            <text:p>真</text:p>
          </table:table-cell>
          <table:table-cell table:number-columns-repeated="6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24</text:p>
          </table:table-cell>
          <table:table-cell office:value-type="float" office:value="0.0831602162520875">
            <text:p>0.0831602163</text:p>
          </table:table-cell>
          <table:table-cell office:value-type="string">
            <text:p>半天</text:p>
          </table:table-cell>
          <table:table-cell office:value-type="string">
            <text:p>A1530</text:p>
          </table:table-cell>
          <table:table-cell office:value-type="string">
            <text:p>卡</text:p>
          </table:table-cell>
          <table:table-cell office:value-type="float" office:value="1530">
            <text:p>1530</text:p>
          </table:table-cell>
          <table:table-cell table:number-columns-repeated="6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5</text:p>
          </table:table-cell>
          <table:table-cell office:value-type="float" office:value="0.0831330534756122">
            <text:p>0.0831330535</text:p>
          </table:table-cell>
          <table:table-cell office:value-type="string">
            <text:p>肯定</text:p>
          </table:table-cell>
          <table:table-cell office:value-type="string">
            <text:p>东西</text:p>
          </table:table-cell>
          <table:table-cell table:number-columns-repeated="8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4</text:p>
          </table:table-cell>
          <table:table-cell office:value-type="float" office:value="0.0825743701430481">
            <text:p>0.0825743701</text:p>
          </table:table-cell>
          <table:table-cell office:value-type="string">
            <text:p>几次</text:p>
          </table:table-cell>
          <table:table-cell office:value-type="string">
            <text:p>插</text:p>
          </table:table-cell>
          <table:table-cell office:value-type="string">
            <text:p>块</text:p>
          </table:table-cell>
          <table:table-cell office:value-type="string">
            <text:p>没什么</text:p>
          </table:table-cell>
          <table:table-cell office:value-type="string">
            <text:p>电信</text:p>
          </table:table-cell>
          <table:table-cell office:value-type="string">
            <text:p>买</text:p>
          </table:table-cell>
          <table:table-cell office:value-type="string">
            <text:p>花</text:p>
          </table:table-cell>
          <table:table-cell office:value-type="string">
            <text:p>唯一</text:p>
          </table:table-cell>
          <table:table-cell table:number-columns-repeated="2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6</text:p>
          </table:table-cell>
          <table:table-cell office:value-type="float" office:value="0.0824381439253804">
            <text:p>0.0824381439</text:p>
          </table:table-cell>
          <table:table-cell office:value-type="string">
            <text:p>商品</text:p>
          </table:table-cell>
          <table:table-cell office:value-type="string">
            <text:p>发</text:p>
          </table:table-cell>
          <table:table-cell table:number-columns-repeated="8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6</text:p>
          </table:table-cell>
          <table:table-cell office:value-type="float" office:value="0.082291698317425">
            <text:p>0.0822916983</text:p>
          </table:table-cell>
          <table:table-cell office:value-type="string">
            <text:p>谱</text:p>
          </table:table-cell>
          <table:table-cell office:value-type="string">
            <text:p>机子</text:p>
          </table:table-cell>
          <table:table-cell office:value-type="string">
            <text:p>商城</text:p>
          </table:table-cell>
          <table:table-cell office:value-type="string">
            <text:p>东西</text:p>
          </table:table-cell>
          <table:table-cell office:value-type="string">
            <text:p>第一次</text:p>
          </table:table-cell>
          <table:table-cell table:number-columns-repeated="5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4</text:p>
          </table:table-cell>
          <table:table-cell office:value-type="float" office:value="0.0821884024275505">
            <text:p>0.0821884024</text:p>
          </table:table-cell>
          <table:table-cell office:value-type="string">
            <text:p>反正</text:p>
          </table:table-cell>
          <table:table-cell office:value-type="string">
            <text:p>太</text:p>
          </table:table-cell>
          <table:table-cell office:value-type="string">
            <text:p>地方</text:p>
          </table:table-cell>
          <table:table-cell office:value-type="string">
            <text:p>导致</text:p>
          </table:table-cell>
          <table:table-cell office:value-type="string">
            <text:p>唯一</text:p>
          </table:table-cell>
          <table:table-cell table:number-columns-repeated="5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25</text:p>
          </table:table-cell>
          <table:table-cell office:value-type="float" office:value="0.0813345624597895">
            <text:p>0.0813345625</text:p>
          </table:table-cell>
          <table:table-cell office:value-type="string">
            <text:p>用惯</text:p>
          </table:table-cell>
          <table:table-cell office:value-type="string">
            <text:p>换</text:p>
          </table:table-cell>
          <table:table-cell office:value-type="string">
            <text:p>机子</text:p>
          </table:table-cell>
          <table:table-cell table:number-columns-repeated="7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4</text:p>
          </table:table-cell>
          <table:table-cell office:value-type="float" office:value="0.0812058426526957">
            <text:p>0.0812058427</text:p>
          </table:table-cell>
          <table:table-cell office:value-type="string">
            <text:p>没什么</text:p>
          </table:table-cell>
          <table:table-cell office:value-type="string">
            <text:p>开机</text:p>
          </table:table-cell>
          <table:table-cell office:value-type="string">
            <text:p>毛病</text:p>
          </table:table-cell>
          <table:table-cell office:value-type="string">
            <text:p>凑合</text:p>
          </table:table-cell>
          <table:table-cell office:value-type="string">
            <text:p>花</text:p>
          </table:table-cell>
          <table:table-cell table:number-columns-repeated="5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24</text:p>
          </table:table-cell>
          <table:table-cell office:value-type="float" office:value="0.080514612357935">
            <text:p>0.0805146124</text:p>
          </table:table-cell>
          <table:table-cell office:value-type="string">
            <text:p>内存</text:p>
          </table:table-cell>
          <table:table-cell office:value-type="string">
            <text:p>流量</text:p>
          </table:table-cell>
          <table:table-cell office:value-type="string">
            <text:p>前</text:p>
          </table:table-cell>
          <table:table-cell office:value-type="string">
            <text:p>通病</text:p>
          </table:table-cell>
          <table:table-cell office:value-type="string">
            <text:p>支持</text:p>
          </table:table-cell>
          <table:table-cell table:number-columns-repeated="5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4</text:p>
          </table:table-cell>
          <table:table-cell office:value-type="float" office:value="0.0800317823238693">
            <text:p>0.0800317823</text:p>
          </table:table-cell>
          <table:table-cell office:value-type="string">
            <text:p>两天</text:p>
          </table:table-cell>
          <table:table-cell office:value-type="string">
            <text:p>反正</text:p>
          </table:table-cell>
          <table:table-cell office:value-type="string">
            <text:p>解释</text:p>
          </table:table-cell>
          <table:table-cell office:value-type="string">
            <text:p>玩</text:p>
          </table:table-cell>
          <table:table-cell office:value-type="string">
            <text:p>死机</text:p>
          </table:table-cell>
          <table:table-cell office:value-type="string">
            <text:p>导致</text:p>
          </table:table-cell>
          <table:table-cell office:value-type="string">
            <text:p>电量</text:p>
          </table:table-cell>
          <table:table-cell table:number-columns-repeated="3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5</text:p>
          </table:table-cell>
          <table:table-cell office:value-type="float" office:value="0.0790856921928701">
            <text:p>0.0790856922</text:p>
          </table:table-cell>
          <table:table-cell office:value-type="string">
            <text:p>软件</text:p>
          </table:table-cell>
          <table:table-cell office:value-type="string">
            <text:p>买</text:p>
          </table:table-cell>
          <table:table-cell office:value-type="string">
            <text:p>性能</text:p>
          </table:table-cell>
          <table:table-cell office:value-type="string">
            <text:p>小贵</text:p>
          </table:table-cell>
          <table:table-cell office:value-type="string">
            <text:p>换</text:p>
          </table:table-cell>
          <table:table-cell office:value-type="string">
            <text:p>唯一</text:p>
          </table:table-cell>
          <table:table-cell office:value-type="string">
            <text:p>产品</text:p>
          </table:table-cell>
          <table:table-cell office:value-type="string">
            <text:p>丢</text:p>
          </table:table-cell>
          <table:table-cell office:value-type="string">
            <text:p>发</text:p>
          </table:table-cell>
          <table:table-cell office:value-type="string">
            <text:p>瑕疵</text:p>
          </table:table-cell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8</text:p>
          </table:table-cell>
          <table:table-cell office:value-type="float" office:value="0.0789652869015812">
            <text:p>0.0789652869</text:p>
          </table:table-cell>
          <table:table-cell office:value-type="string">
            <text:p>买</text:p>
          </table:table-cell>
          <table:table-cell office:value-type="float" office:value="2014">
            <text:p>2014</text:p>
          </table:table-cell>
          <table:table-cell office:value-type="string">
            <text:p>收到</text:p>
          </table:table-cell>
          <table:table-cell table:number-columns-repeated="7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16</text:p>
          </table:table-cell>
          <table:table-cell office:value-type="float" office:value="0.0786051215320749">
            <text:p>0.0786051215</text:p>
          </table:table-cell>
          <table:table-cell office:value-type="string">
            <text:p>点</text:p>
          </table:table-cell>
          <table:table-cell office:value-type="string">
            <text:p>实用</text:p>
          </table:table-cell>
          <table:table-cell office:value-type="string">
            <text:p>日</text:p>
          </table:table-cell>
          <table:table-cell table:number-columns-repeated="7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7</text:p>
          </table:table-cell>
          <table:table-cell office:value-type="float" office:value="0.0783696664573154">
            <text:p>0.0783696665</text:p>
          </table:table-cell>
          <table:table-cell office:value-type="string">
            <text:p>S</text:p>
          </table:table-cell>
          <table:table-cell office:value-type="string">
            <text:p>网</text:p>
          </table:table-cell>
          <table:table-cell office:value-type="string">
            <text:p>块</text:p>
          </table:table-cell>
          <table:table-cell office:value-type="string">
            <text:p>真心</text:p>
          </table:table-cell>
          <table:table-cell office:value-type="string">
            <text:p>京东</text:p>
          </table:table-cell>
          <table:table-cell office:value-type="string">
            <text:p>丢</text:p>
          </table:table-cell>
          <table:table-cell office:value-type="string">
            <text:p>发</text:p>
          </table:table-cell>
          <table:table-cell table:number-columns-repeated="3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3</text:p>
          </table:table-cell>
          <table:table-cell office:value-type="float" office:value="0.077129164554629">
            <text:p>0.0771291646</text:p>
          </table:table-cell>
          <table:table-cell office:value-type="string">
            <text:p>款</text:p>
          </table:table-cell>
          <table:table-cell office:value-type="string">
            <text:p>京东</text:p>
          </table:table-cell>
          <table:table-cell office:value-type="string">
            <text:p>发货</text:p>
          </table:table-cell>
          <table:table-cell office:value-type="string">
            <text:p>买</text:p>
          </table:table-cell>
          <table:table-cell office:value-type="string">
            <text:p>原因</text:p>
          </table:table-cell>
          <table:table-cell table:number-columns-repeated="5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5</text:p>
          </table:table-cell>
          <table:table-cell office:value-type="float" office:value="0.0769620724900187">
            <text:p>0.0769620725</text:p>
          </table:table-cell>
          <table:table-cell office:value-type="string">
            <text:p>东西</text:p>
          </table:table-cell>
          <table:table-cell office:value-type="string">
            <text:p>IOS</text:p>
          </table:table-cell>
          <table:table-cell table:number-columns-repeated="8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9</text:p>
          </table:table-cell>
          <table:table-cell office:value-type="float" office:value="0.0768439996678617">
            <text:p>0.0768439997</text:p>
          </table:table-cell>
          <table:table-cell office:value-type="string">
            <text:p>东西</text:p>
          </table:table-cell>
          <table:table-cell office:value-type="string">
            <text:p>特意</text:p>
          </table:table-cell>
          <table:table-cell office:value-type="string">
            <text:p>体验</text:p>
          </table:table-cell>
          <table:table-cell office:value-type="string">
            <text:p>确实</text:p>
          </table:table-cell>
          <table:table-cell table:number-columns-repeated="6"/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4</text:p>
          </table:table-cell>
          <table:table-cell office:value-type="float" office:value="0.0758487738763692">
            <text:p>0.0758487739</text:p>
          </table:table-cell>
          <table:table-cell office:value-type="string">
            <text:p>支持</text:p>
          </table:table-cell>
          <table:table-cell office:value-type="string">
            <text:p>处</text:p>
          </table:table-cell>
          <table:table-cell table:number-columns-repeated="8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5</text:p>
          </table:table-cell>
          <table:table-cell office:value-type="float" office:value="0.0757770765294637">
            <text:p>0.0757770765</text:p>
          </table:table-cell>
          <table:table-cell office:value-type="string">
            <text:p>后悔</text:p>
          </table:table-cell>
          <table:table-cell office:value-type="string">
            <text:p>东西</text:p>
          </table:table-cell>
          <table:table-cell table:number-columns-repeated="8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4</text:p>
          </table:table-cell>
          <table:table-cell office:value-type="float" office:value="0.0751810085445249">
            <text:p>0.0751810085</text:p>
          </table:table-cell>
          <table:table-cell office:value-type="string">
            <text:p>支持</text:p>
          </table:table-cell>
          <table:table-cell office:value-type="string">
            <text:p>套餐</text:p>
          </table:table-cell>
          <table:table-cell office:value-type="string">
            <text:p>谱</text:p>
          </table:table-cell>
          <table:table-cell table:number-columns-repeated="7"/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5</text:p>
          </table:table-cell>
          <table:table-cell office:value-type="float" office:value="0.0749230133952977">
            <text:p>0.0749230134</text:p>
          </table:table-cell>
          <table:table-cell office:value-type="string">
            <text:p>商品</text:p>
          </table:table-cell>
          <table:table-cell office:value-type="string">
            <text:p>没话说</text:p>
          </table:table-cell>
          <table:table-cell office:value-type="string">
            <text:p>真的</text:p>
          </table:table-cell>
          <table:table-cell table:number-columns-repeated="7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</text:p>
          </table:table-cell>
          <table:table-cell office:value-type="float" office:value="0.074654143061195">
            <text:p>0.0746541431</text:p>
          </table:table-cell>
          <table:table-cell office:value-type="string">
            <text:p>坑</text:p>
          </table:table-cell>
          <table:table-cell office:value-type="string">
            <text:p>充电</text:p>
          </table:table-cell>
          <table:table-cell office:value-type="string">
            <text:p>发热</text:p>
          </table:table-cell>
          <table:table-cell table:number-columns-repeated="7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2</text:p>
          </table:table-cell>
          <table:table-cell office:value-type="float" office:value="0.0745874051162513">
            <text:p>0.0745874051</text:p>
          </table:table-cell>
          <table:table-cell office:value-type="string">
            <text:p>里</text:p>
          </table:table-cell>
          <table:table-cell office:value-type="string">
            <text:p>一点</text:p>
          </table:table-cell>
          <table:table-cell office:value-type="string">
            <text:p>玩</text:p>
          </table:table-cell>
          <table:table-cell office:value-type="string">
            <text:p>好多</text:p>
          </table:table-cell>
          <table:table-cell office:value-type="string">
            <text:p>待机</text:p>
          </table:table-cell>
          <table:table-cell table:number-columns-repeated="5"/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5</text:p>
          </table:table-cell>
          <table:table-cell office:value-type="float" office:value="0.0741476897009751">
            <text:p>0.0741476897</text:p>
          </table:table-cell>
          <table:table-cell office:value-type="string">
            <text:p>唯一</text:p>
          </table:table-cell>
          <table:table-cell office:value-type="string">
            <text:p>天</text:p>
          </table:table-cell>
          <table:table-cell office:value-type="string">
            <text:p>安卓</text:p>
          </table:table-cell>
          <table:table-cell office:value-type="string">
            <text:p>机子</text:p>
          </table:table-cell>
          <table:table-cell office:value-type="string">
            <text:p>棒</text:p>
          </table:table-cell>
          <table:table-cell office:value-type="string">
            <text:p>质感</text:p>
          </table:table-cell>
          <table:table-cell table:number-columns-repeated="4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</text:p>
          </table:table-cell>
          <table:table-cell office:value-type="float" office:value="0.0736212716244703">
            <text:p>0.0736212716</text:p>
          </table:table-cell>
          <table:table-cell office:value-type="string">
            <text:p>滴</text:p>
          </table:table-cell>
          <table:table-cell office:value-type="string">
            <text:p>5S</text:p>
          </table:table-cell>
          <table:table-cell office:value-type="string">
            <text:p>半天</text:p>
          </table:table-cell>
          <table:table-cell office:value-type="string">
            <text:p>不行</text:p>
          </table:table-cell>
          <table:table-cell table:style-name="ce2" office:value-type="string">
            <text:p>真</text:p>
          </table:table-cell>
          <table:table-cell office:value-type="string">
            <text:p>机子</text:p>
          </table:table-cell>
          <table:table-cell table:number-columns-repeated="4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6</text:p>
          </table:table-cell>
          <table:table-cell office:value-type="float" office:value="0.0729366239591555">
            <text:p>0.072936624</text:p>
          </table:table-cell>
          <table:table-cell office:value-type="string">
            <text:p>S</text:p>
          </table:table-cell>
          <table:table-cell office:value-type="string">
            <text:p>少</text:p>
          </table:table-cell>
          <table:table-cell office:value-type="string">
            <text:p>型号</text:p>
          </table:table-cell>
          <table:table-cell office:value-type="string">
            <text:p>真心</text:p>
          </table:table-cell>
          <table:table-cell office:value-type="string">
            <text:p>客服</text:p>
          </table:table-cell>
          <table:table-cell office:value-type="string">
            <text:p>大件</text:p>
          </table:table-cell>
          <table:table-cell office:value-type="string">
            <text:p>原因</text:p>
          </table:table-cell>
          <table:table-cell table:number-columns-repeated="3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0</text:p>
          </table:table-cell>
          <table:table-cell office:value-type="float" office:value="0.0727682506611107">
            <text:p>0.0727682507</text:p>
          </table:table-cell>
          <table:table-cell office:value-type="string">
            <text:p>情况</text:p>
          </table:table-cell>
          <table:table-cell office:value-type="string">
            <text:p>不到</text:p>
          </table:table-cell>
          <table:table-cell office:value-type="string">
            <text:p>流量</text:p>
          </table:table-cell>
          <table:table-cell office:value-type="string">
            <text:p>有时候</text:p>
          </table:table-cell>
          <table:table-cell table:number-columns-repeated="6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4</text:p>
          </table:table-cell>
          <table:table-cell office:value-type="float" office:value="0.072626147077553">
            <text:p>0.0726261471</text:p>
          </table:table-cell>
          <table:table-cell office:value-type="string">
            <text:p>几次</text:p>
          </table:table-cell>
          <table:table-cell office:value-type="string">
            <text:p>两天</text:p>
          </table:table-cell>
          <table:table-cell office:value-type="string">
            <text:p>说法</text:p>
          </table:table-cell>
          <table:table-cell office:value-type="string">
            <text:p>太小</text:p>
          </table:table-cell>
          <table:table-cell office:value-type="string">
            <text:p>体验</text:p>
          </table:table-cell>
          <table:table-cell office:value-type="string">
            <text:p>后悔</text:p>
          </table:table-cell>
          <table:table-cell office:value-type="string">
            <text:p>京东上</text:p>
          </table:table-cell>
          <table:table-cell table:number-columns-repeated="3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9</text:p>
          </table:table-cell>
          <table:table-cell office:value-type="float" office:value="0.0723406078876714">
            <text:p>0.0723406079</text:p>
          </table:table-cell>
          <table:table-cell office:value-type="string">
            <text:p>产品</text:p>
          </table:table-cell>
          <table:table-cell office:value-type="string">
            <text:p>稳定</text:p>
          </table:table-cell>
          <table:table-cell table:number-columns-repeated="8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4</text:p>
          </table:table-cell>
          <table:table-cell office:value-type="float" office:value="0.071680723008108">
            <text:p>0.071680723</text:p>
          </table:table-cell>
          <table:table-cell office:value-type="string">
            <text:p>高</text:p>
          </table:table-cell>
          <table:table-cell office:value-type="string">
            <text:p>太</text:p>
          </table:table-cell>
          <table:table-cell office:value-type="string">
            <text:p>事</text:p>
          </table:table-cell>
          <table:table-cell table:number-columns-repeated="7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</text:p>
          </table:table-cell>
          <table:table-cell office:value-type="float" office:value="0.071515574959282">
            <text:p>0.071515575</text:p>
          </table:table-cell>
          <table:table-cell office:value-type="string">
            <text:p>新机</text:p>
          </table:table-cell>
          <table:table-cell office:value-type="string">
            <text:p>极速</text:p>
          </table:table-cell>
          <table:table-cell office:value-type="string">
            <text:p>放心</text:p>
          </table:table-cell>
          <table:table-cell office:value-type="string">
            <text:p>机子</text:p>
          </table:table-cell>
          <table:table-cell table:number-columns-repeated="6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4</text:p>
          </table:table-cell>
          <table:table-cell office:value-type="float" office:value="0.0711216101637279">
            <text:p>0.0711216102</text:p>
          </table:table-cell>
          <table:table-cell office:value-type="string">
            <text:p>关键</text:p>
          </table:table-cell>
          <table:table-cell office:value-type="string">
            <text:p>流量</text:p>
          </table:table-cell>
          <table:table-cell office:value-type="string">
            <text:p>联通</text:p>
          </table:table-cell>
          <table:table-cell office:value-type="string">
            <text:p>唯一</text:p>
          </table:table-cell>
          <table:table-cell office:value-type="string">
            <text:p>升级</text:p>
          </table:table-cell>
          <table:table-cell table:number-columns-repeated="5"/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25</text:p>
          </table:table-cell>
          <table:table-cell office:value-type="float" office:value="0.0699041584489197">
            <text:p>0.0699041584</text:p>
          </table:table-cell>
          <table:table-cell office:value-type="string">
            <text:p>软件</text:p>
          </table:table-cell>
          <table:table-cell office:value-type="string">
            <text:p>IOS</text:p>
          </table:table-cell>
          <table:table-cell office:value-type="string">
            <text:p>适合</text:p>
          </table:table-cell>
          <table:table-cell office:value-type="string">
            <text:p>真的</text:p>
          </table:table-cell>
          <table:table-cell office:value-type="string">
            <text:p>想买</text:p>
          </table:table-cell>
          <table:table-cell table:number-columns-repeated="5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38</text:p>
          </table:table-cell>
          <table:table-cell office:value-type="float" office:value="0.0692330208144406">
            <text:p>0.0692330208</text:p>
          </table:table-cell>
          <table:table-cell office:value-type="string">
            <text:p>公司</text:p>
          </table:table-cell>
          <table:table-cell office:value-type="string">
            <text:p>天</text:p>
          </table:table-cell>
          <table:table-cell office:value-type="string">
            <text:p>收到</text:p>
          </table:table-cell>
          <table:table-cell office:value-type="string">
            <text:p>办法</text:p>
          </table:table-cell>
          <table:table-cell table:number-columns-repeated="6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1</text:p>
          </table:table-cell>
          <table:table-cell office:value-type="float" office:value="0.069126573015167">
            <text:p>0.069126573</text:p>
          </table:table-cell>
          <table:table-cell office:value-type="string">
            <text:p>服务</text:p>
          </table:table-cell>
          <table:table-cell office:value-type="string">
            <text:p>漂亮</text:p>
          </table:table-cell>
          <table:table-cell office:value-type="string">
            <text:p>太</text:p>
          </table:table-cell>
          <table:table-cell table:number-columns-repeated="7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2</text:p>
          </table:table-cell>
          <table:table-cell office:value-type="float" office:value="0.0690341525268198">
            <text:p>0.0690341525</text:p>
          </table:table-cell>
          <table:table-cell office:value-type="string">
            <text:p>苹果</text:p>
          </table:table-cell>
          <table:table-cell table:number-columns-repeated="9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8</text:p>
          </table:table-cell>
          <table:table-cell office:value-type="float" office:value="0.0688391124230179">
            <text:p>0.0688391124</text:p>
          </table:table-cell>
          <table:table-cell office:value-type="string">
            <text:p>售后</text:p>
          </table:table-cell>
          <table:table-cell office:value-type="string">
            <text:p>维修</text:p>
          </table:table-cell>
          <table:table-cell office:value-type="string">
            <text:p>划痕</text:p>
          </table:table-cell>
          <table:table-cell office:value-type="string">
            <text:p>保护</text:p>
          </table:table-cell>
          <table:table-cell table:number-columns-repeated="6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26</text:p>
          </table:table-cell>
          <table:table-cell office:value-type="float" office:value="0.0687132259950491">
            <text:p>0.068713226</text:p>
          </table:table-cell>
          <table:table-cell office:value-type="string">
            <text:p>时</text:p>
          </table:table-cell>
          <table:table-cell office:value-type="string">
            <text:p>支持</text:p>
          </table:table-cell>
          <table:table-cell office:value-type="string">
            <text:p>毛病</text:p>
          </table:table-cell>
          <table:table-cell office:value-type="string">
            <text:p>好像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2</text:p>
          </table:table-cell>
          <table:table-cell office:value-type="float" office:value="0.0683220504960191">
            <text:p>0.0683220505</text:p>
          </table:table-cell>
          <table:table-cell office:value-type="string">
            <text:p>5S</text:p>
          </table:table-cell>
          <table:table-cell table:number-columns-repeated="9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32</text:p>
          </table:table-cell>
          <table:table-cell office:value-type="float" office:value="0.0682006538054238">
            <text:p>0.0682006538</text:p>
          </table:table-cell>
          <table:table-cell office:value-type="string">
            <text:p>5S</text:p>
          </table:table-cell>
          <table:table-cell office:value-type="string">
            <text:p>到货</text:p>
          </table:table-cell>
          <table:table-cell table:number-columns-repeated="8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</text:p>
          </table:table-cell>
          <table:table-cell office:value-type="float" office:value="0.0680903119590783">
            <text:p>0.068090312</text:p>
          </table:table-cell>
          <table:table-cell office:value-type="string">
            <text:p>新机</text:p>
          </table:table-cell>
          <table:table-cell office:value-type="string">
            <text:p>时</text:p>
          </table:table-cell>
          <table:table-cell office:value-type="string">
            <text:p>不知</text:p>
          </table:table-cell>
          <table:table-cell office:value-type="string">
            <text:p>松</text:p>
          </table:table-cell>
          <table:table-cell table:number-columns-repeated="6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5</text:p>
          </table:table-cell>
          <table:table-cell office:value-type="float" office:value="0.067837076477781">
            <text:p>0.0678370765</text:p>
          </table:table-cell>
          <table:table-cell office:value-type="string">
            <text:p>生日礼物</text:p>
          </table:table-cell>
          <table:table-cell office:value-type="string">
            <text:p>老婆</text:p>
          </table:table-cell>
          <table:table-cell table:style-name="ce2" office:value-type="string">
            <text:p>真</text:p>
          </table:table-cell>
          <table:table-cell table:number-columns-repeated="7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6</text:p>
          </table:table-cell>
          <table:table-cell office:value-type="float" office:value="0.0663738394640969">
            <text:p>0.0663738395</text:p>
          </table:table-cell>
          <table:table-cell office:value-type="string">
            <text:p>特别</text:p>
          </table:table-cell>
          <table:table-cell office:value-type="string">
            <text:p>里</text:p>
          </table:table-cell>
          <table:table-cell office:value-type="string">
            <text:p>反正</text:p>
          </table:table-cell>
          <table:table-cell office:value-type="string">
            <text:p>赞</text:p>
          </table:table-cell>
          <table:table-cell office:value-type="string">
            <text:p>解释</text:p>
          </table:table-cell>
          <table:table-cell office:value-type="string">
            <text:p>小时</text:p>
          </table:table-cell>
          <table:table-cell table:number-columns-repeated="4"/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30</text:p>
          </table:table-cell>
          <table:table-cell office:value-type="float" office:value="0.0661006279024137">
            <text:p>0.0661006279</text:p>
          </table:table-cell>
          <table:table-cell office:value-type="string">
            <text:p>支持</text:p>
          </table:table-cell>
          <table:table-cell table:number-columns-repeated="9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6</text:p>
          </table:table-cell>
          <table:table-cell office:value-type="float" office:value="0.0653178659065487">
            <text:p>0.0653178659</text:p>
          </table:table-cell>
          <table:table-cell office:value-type="string">
            <text:p>里</text:p>
          </table:table-cell>
          <table:table-cell office:value-type="string">
            <text:p>配送</text:p>
          </table:table-cell>
          <table:table-cell office:value-type="string">
            <text:p>太小</text:p>
          </table:table-cell>
          <table:table-cell office:value-type="string">
            <text:p>边框</text:p>
          </table:table-cell>
          <table:table-cell office:value-type="string">
            <text:p>划痕</text:p>
          </table:table-cell>
          <table:table-cell table:number-columns-repeated="5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9</text:p>
          </table:table-cell>
          <table:table-cell office:value-type="float" office:value="0.0648813093130658">
            <text:p>0.0648813093</text:p>
          </table:table-cell>
          <table:table-cell office:value-type="string">
            <text:p>反正</text:p>
          </table:table-cell>
          <table:table-cell office:value-type="string">
            <text:p>贴膜</text:p>
          </table:table-cell>
          <table:table-cell office:value-type="string">
            <text:p>烫手</text:p>
          </table:table-cell>
          <table:table-cell office:value-type="string">
            <text:p>贴</text:p>
          </table:table-cell>
          <table:table-cell table:number-columns-repeated="6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4</text:p>
          </table:table-cell>
          <table:table-cell office:value-type="float" office:value="0.0645131643268967">
            <text:p>0.0645131643</text:p>
          </table:table-cell>
          <table:table-cell office:value-type="string">
            <text:p>支持</text:p>
          </table:table-cell>
          <table:table-cell office:value-type="string">
            <text:p>慢</text:p>
          </table:table-cell>
          <table:table-cell table:number-columns-repeated="8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9</text:p>
          </table:table-cell>
          <table:table-cell office:value-type="float" office:value="0.0642327403925514">
            <text:p>0.0642327404</text:p>
          </table:table-cell>
          <table:table-cell office:value-type="string">
            <text:p>强大</text:p>
          </table:table-cell>
          <table:table-cell office:value-type="string">
            <text:p>第一次</text:p>
          </table:table-cell>
          <table:table-cell office:value-type="string">
            <text:p>心情</text:p>
          </table:table-cell>
          <table:table-cell office:value-type="string">
            <text:p>京东</text:p>
          </table:table-cell>
          <table:table-cell office:value-type="string">
            <text:p>发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2</text:p>
          </table:table-cell>
          <table:table-cell office:value-type="float" office:value="0.0641114414039375">
            <text:p>0.0641114414</text:p>
          </table:table-cell>
          <table:table-cell office:value-type="string">
            <text:p>5S</text:p>
          </table:table-cell>
          <table:table-cell office:value-type="string">
            <text:p>先</text:p>
          </table:table-cell>
          <table:table-cell table:number-columns-repeated="8"/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16</text:p>
          </table:table-cell>
          <table:table-cell office:value-type="float" office:value="0.0639360830815039">
            <text:p>0.0639360831</text:p>
          </table:table-cell>
          <table:table-cell office:value-type="string">
            <text:p>S</text:p>
          </table:table-cell>
          <table:table-cell office:value-type="string">
            <text:p>麻烦</text:p>
          </table:table-cell>
          <table:table-cell office:value-type="string">
            <text:p>真心</text:p>
          </table:table-cell>
          <table:table-cell office:value-type="string">
            <text:p>感觉</text:p>
          </table:table-cell>
          <table:table-cell office:value-type="string">
            <text:p>档次</text:p>
          </table:table-cell>
          <table:table-cell table:number-columns-repeated="5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2</text:p>
          </table:table-cell>
          <table:table-cell office:value-type="float" office:value="0.0639115630846113">
            <text:p>0.0639115631</text:p>
          </table:table-cell>
          <table:table-cell office:value-type="string">
            <text:p>5S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8</text:p>
          </table:table-cell>
          <table:table-cell office:value-type="float" office:value="0.0636157770052317">
            <text:p>0.063615777</text:p>
          </table:table-cell>
          <table:table-cell office:value-type="string">
            <text:p>很漂亮</text:p>
          </table:table-cell>
          <table:table-cell office:value-type="string">
            <text:p>经典</text:p>
          </table:table-cell>
          <table:table-cell office:value-type="string">
            <text:p>漂亮</text:p>
          </table:table-cell>
          <table:table-cell office:value-type="string">
            <text:p>时尚</text:p>
          </table:table-cell>
          <table:table-cell table:number-columns-repeated="6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6</text:p>
          </table:table-cell>
          <table:table-cell office:value-type="float" office:value="0.0634551652626515">
            <text:p>0.0634551653</text:p>
          </table:table-cell>
          <table:table-cell office:value-type="string">
            <text:p>剪</text:p>
          </table:table-cell>
          <table:table-cell office:value-type="string">
            <text:p>极速</text:p>
          </table:table-cell>
          <table:table-cell table:style-name="ce2" office:value-type="string">
            <text:p>真</text:p>
          </table:table-cell>
          <table:table-cell office:value-type="string">
            <text:p>拿到</text:p>
          </table:table-cell>
          <table:table-cell table:number-columns-repeated="6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6</text:p>
          </table:table-cell>
          <table:table-cell office:value-type="float" office:value="0.0628820713523304">
            <text:p>0.0628820714</text:p>
          </table:table-cell>
          <table:table-cell office:value-type="string">
            <text:p>麻烦</text:p>
          </table:table-cell>
          <table:table-cell office:value-type="string">
            <text:p>三星</text:p>
          </table:table-cell>
          <table:table-cell office:value-type="string">
            <text:p>不行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6</text:p>
          </table:table-cell>
          <table:table-cell office:value-type="float" office:value="0.0617383456712207">
            <text:p>0.0617383457</text:p>
          </table:table-cell>
          <table:table-cell office:value-type="string">
            <text:p>唯一</text:p>
          </table:table-cell>
          <table:table-cell office:value-type="string">
            <text:p>京东</text:p>
          </table:table-cell>
          <table:table-cell table:number-columns-repeated="8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1</text:p>
          </table:table-cell>
          <table:table-cell office:value-type="float" office:value="0.0616981330312319">
            <text:p>0.061698133</text:p>
          </table:table-cell>
          <table:table-cell office:value-type="string">
            <text:p>打电话</text:p>
          </table:table-cell>
          <table:table-cell office:value-type="float" office:value="400">
            <text:p>400</text:p>
          </table:table-cell>
          <table:table-cell office:value-type="string">
            <text:p>没什么</text:p>
          </table:table-cell>
          <table:table-cell office:value-type="string">
            <text:p>现象</text:p>
          </table:table-cell>
          <table:table-cell office:value-type="string">
            <text:p>一周</text:p>
          </table:table-cell>
          <table:table-cell office:value-type="string">
            <text:p>东西</text:p>
          </table:table-cell>
          <table:table-cell office:value-type="string">
            <text:p>开机</text:p>
          </table:table-cell>
          <table:table-cell office:value-type="string">
            <text:p>app</text:p>
          </table:table-cell>
          <table:table-cell table:number-columns-repeated="2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8</text:p>
          </table:table-cell>
          <table:table-cell office:value-type="float" office:value="0.0614910293466656">
            <text:p>0.0614910293</text:p>
          </table:table-cell>
          <table:table-cell office:value-type="string">
            <text:p>心</text:p>
          </table:table-cell>
          <table:table-cell office:value-type="string">
            <text:p>反正</text:p>
          </table:table-cell>
          <table:table-cell office:value-type="string">
            <text:p>天</text:p>
          </table:table-cell>
          <table:table-cell office:value-type="string">
            <text:p>特别</text:p>
          </table:table-cell>
          <table:table-cell office:value-type="string">
            <text:p>贴膜</text:p>
          </table:table-cell>
          <table:table-cell office:value-type="string">
            <text:p>办法</text:p>
          </table:table-cell>
          <table:table-cell table:number-columns-repeated="4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30</text:p>
          </table:table-cell>
          <table:table-cell office:value-type="float" office:value="0.0610407804174852">
            <text:p>0.0610407804</text:p>
          </table:table-cell>
          <table:table-cell office:value-type="string">
            <text:p>做工</text:p>
          </table:table-cell>
          <table:table-cell office:value-type="string">
            <text:p>花</text:p>
          </table:table-cell>
          <table:table-cell office:value-type="string">
            <text:p>确实</text:p>
          </table:table-cell>
          <table:table-cell table:number-columns-repeated="7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</text:p>
          </table:table-cell>
          <table:table-cell office:value-type="float" office:value="0.0607693529394628">
            <text:p>0.0607693529</text:p>
          </table:table-cell>
          <table:table-cell office:value-type="string">
            <text:p>服务</text:p>
          </table:table-cell>
          <table:table-cell office:value-type="string">
            <text:p>水果</text:p>
          </table:table-cell>
          <table:table-cell office:value-type="string">
            <text:p>手感</text:p>
          </table:table-cell>
          <table:table-cell office:value-type="string">
            <text:p>宝</text:p>
          </table:table-cell>
          <table:table-cell office:value-type="string">
            <text:p>稳定</text:p>
          </table:table-cell>
          <table:table-cell office:value-type="string">
            <text:p>够</text:p>
          </table:table-cell>
          <table:table-cell table:number-columns-repeated="4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7</text:p>
          </table:table-cell>
          <table:table-cell office:value-type="float" office:value="0.0607403951532329">
            <text:p>0.0607403952</text:p>
          </table:table-cell>
          <table:table-cell office:value-type="string">
            <text:p>找</text:p>
          </table:table-cell>
          <table:table-cell office:value-type="string">
            <text:p>开</text:p>
          </table:table-cell>
          <table:table-cell office:value-type="string">
            <text:p>公司</text:p>
          </table:table-cell>
          <table:table-cell office:value-type="string">
            <text:p>天</text:p>
          </table:table-cell>
          <table:table-cell office:value-type="string">
            <text:p>京东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9</text:p>
          </table:table-cell>
          <table:table-cell office:value-type="float" office:value="0.0603409552527967">
            <text:p>0.0603409553</text:p>
          </table:table-cell>
          <table:table-cell office:value-type="string">
            <text:p>赠品</text:p>
          </table:table-cell>
          <table:table-cell office:value-type="string">
            <text:p>每次</text:p>
          </table:table-cell>
          <table:table-cell office:value-type="string">
            <text:p>完美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9</text:p>
          </table:table-cell>
          <table:table-cell office:value-type="float" office:value="0.0597635403083789">
            <text:p>0.0597635403</text:p>
          </table:table-cell>
          <table:table-cell office:value-type="string">
            <text:p>S</text:p>
          </table:table-cell>
          <table:table-cell office:value-type="string">
            <text:p>买</text:p>
          </table:table-cell>
          <table:table-cell office:value-type="string">
            <text:p>几个</text:p>
          </table:table-cell>
          <table:table-cell office:value-type="string">
            <text:p>做</text:p>
          </table:table-cell>
          <table:table-cell office:value-type="string">
            <text:p>换机</text:p>
          </table:table-cell>
          <table:table-cell table:number-columns-repeated="5"/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9</text:p>
          </table:table-cell>
          <table:table-cell office:value-type="float" office:value="0.0597489301059761">
            <text:p>0.0597489301</text:p>
          </table:table-cell>
          <table:table-cell office:value-type="string">
            <text:p>S</text:p>
          </table:table-cell>
          <table:table-cell office:value-type="string">
            <text:p>希望</text:p>
          </table:table-cell>
          <table:table-cell office:value-type="string">
            <text:p>没的说</text:p>
          </table:table-cell>
          <table:table-cell table:number-columns-repeated="7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2</text:p>
          </table:table-cell>
          <table:table-cell office:value-type="float" office:value="0.0593136872307767">
            <text:p>0.0593136872</text:p>
          </table:table-cell>
          <table:table-cell office:value-type="string">
            <text:p>达</text:p>
          </table:table-cell>
          <table:table-cell office:value-type="string">
            <text:p>显示</text:p>
          </table:table-cell>
          <table:table-cell office:value-type="string">
            <text:p>稍</text:p>
          </table:table-cell>
          <table:table-cell office:value-type="string">
            <text:p>专卖店</text:p>
          </table:table-cell>
          <table:table-cell office:value-type="string">
            <text:p>差</text:p>
          </table:table-cell>
          <table:table-cell table:number-columns-repeated="5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5</text:p>
          </table:table-cell>
          <table:table-cell office:value-type="float" office:value="0.059138351541533">
            <text:p>0.0591383515</text:p>
          </table:table-cell>
          <table:table-cell office:value-type="string">
            <text:p>里</text:p>
          </table:table-cell>
          <table:table-cell office:value-type="string">
            <text:p>头</text:p>
          </table:table-cell>
          <table:table-cell office:value-type="string">
            <text:p>一点</text:p>
          </table:table-cell>
          <table:table-cell table:number-columns-repeated="7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</text:p>
          </table:table-cell>
          <table:table-cell office:value-type="float" office:value="0.0588047014377165">
            <text:p>0.0588047014</text:p>
          </table:table-cell>
          <table:table-cell office:value-type="string">
            <text:p>评价</text:p>
          </table:table-cell>
          <table:table-cell table:number-columns-repeated="9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8</text:p>
          </table:table-cell>
          <table:table-cell office:value-type="float" office:value="0.0581914043191984">
            <text:p>0.0581914043</text:p>
          </table:table-cell>
          <table:table-cell office:value-type="string">
            <text:p>S</text:p>
          </table:table-cell>
          <table:table-cell office:value-type="string">
            <text:p>天</text:p>
          </table:table-cell>
          <table:table-cell office:value-type="string">
            <text:p>太</text:p>
          </table:table-cell>
          <table:table-cell office:value-type="string">
            <text:p>清晰</text:p>
          </table:table-cell>
          <table:table-cell office:value-type="string">
            <text:p>总体</text:p>
          </table:table-cell>
          <table:table-cell office:value-type="string">
            <text:p>惊喜</text:p>
          </table:table-cell>
          <table:table-cell table:number-columns-repeated="4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7</text:p>
          </table:table-cell>
          <table:table-cell office:value-type="float" office:value="0.0581669109144699">
            <text:p>0.0581669109</text:p>
          </table:table-cell>
          <table:table-cell office:value-type="string">
            <text:p>网购</text:p>
          </table:table-cell>
          <table:table-cell office:value-type="string">
            <text:p>拍照</text:p>
          </table:table-cell>
          <table:table-cell office:value-type="string">
            <text:p>有时候</text:p>
          </table:table-cell>
          <table:table-cell office:value-type="string">
            <text:p>太</text:p>
          </table:table-cell>
          <table:table-cell office:value-type="string">
            <text:p>评</text:p>
          </table:table-cell>
          <table:table-cell table:number-columns-repeated="5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6</text:p>
          </table:table-cell>
          <table:table-cell office:value-type="float" office:value="0.0581261024860958">
            <text:p>0.0581261025</text:p>
          </table:table-cell>
          <table:table-cell office:value-type="string">
            <text:p>慢</text:p>
          </table:table-cell>
          <table:table-cell office:value-type="string">
            <text:p>服务态度</text:p>
          </table:table-cell>
          <table:table-cell office:value-type="string">
            <text:p>京东</text:p>
          </table:table-cell>
          <table:table-cell office:value-type="string">
            <text:p>WIFI</text:p>
          </table:table-cell>
          <table:table-cell table:number-columns-repeated="6"/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5</text:p>
          </table:table-cell>
          <table:table-cell office:value-type="float" office:value="0.0577816121545377">
            <text:p>0.0577816122</text:p>
          </table:table-cell>
          <table:table-cell office:value-type="string">
            <text:p>分钟</text:p>
          </table:table-cell>
          <table:table-cell office:value-type="string">
            <text:p>颜色</text:p>
          </table:table-cell>
          <table:table-cell office:value-type="string">
            <text:p>奖励</text:p>
          </table:table-cell>
          <table:table-cell office:value-type="string">
            <text:p>度</text:p>
          </table:table-cell>
          <table:table-cell office:value-type="string">
            <text:p>国产</text:p>
          </table:table-cell>
          <table:table-cell office:value-type="string">
            <text:p>选择</text:p>
          </table:table-cell>
          <table:table-cell office:value-type="string">
            <text:p>春节</text:p>
          </table:table-cell>
          <table:table-cell table:number-columns-repeated="3"/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9</text:p>
          </table:table-cell>
          <table:table-cell office:value-type="float" office:value="0.0575118134549324">
            <text:p>0.0575118135</text:p>
          </table:table-cell>
          <table:table-cell office:value-type="string">
            <text:p>赞</text:p>
          </table:table-cell>
          <table:table-cell office:value-type="string">
            <text:p>选择</text:p>
          </table:table-cell>
          <table:table-cell office:value-type="string">
            <text:p>超级</text:p>
          </table:table-cell>
          <table:table-cell table:number-columns-repeated="7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9</text:p>
          </table:table-cell>
          <table:table-cell office:value-type="float" office:value="0.0565108951837751">
            <text:p>0.0565108952</text:p>
          </table:table-cell>
          <table:table-cell office:value-type="string">
            <text:p>希望</text:p>
          </table:table-cell>
          <table:table-cell office:value-type="string">
            <text:p>几个</text:p>
          </table:table-cell>
          <table:table-cell office:value-type="string">
            <text:p>可惜</text:p>
          </table:table-cell>
          <table:table-cell table:number-columns-repeated="7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6</text:p>
          </table:table-cell>
          <table:table-cell office:value-type="float" office:value="0.056293664536932">
            <text:p>0.0562936645</text:p>
          </table:table-cell>
          <table:table-cell office:value-type="string">
            <text:p>服务</text:p>
          </table:table-cell>
          <table:table-cell office:value-type="string">
            <text:p>极速</text:p>
          </table:table-cell>
          <table:table-cell office:value-type="string">
            <text:p>稳定</text:p>
          </table:table-cell>
          <table:table-cell office:value-type="string">
            <text:p>检查</text:p>
          </table:table-cell>
          <table:table-cell table:number-columns-repeated="6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9</text:p>
          </table:table-cell>
          <table:table-cell office:value-type="float" office:value="0.0557472103544865">
            <text:p>0.0557472104</text:p>
          </table:table-cell>
          <table:table-cell office:value-type="string">
            <text:p>希望</text:p>
          </table:table-cell>
          <table:table-cell office:value-type="string">
            <text:p>没的说</text:p>
          </table:table-cell>
          <table:table-cell table:number-columns-repeated="8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29</text:p>
          </table:table-cell>
          <table:table-cell office:value-type="float" office:value="0.0555249268942215">
            <text:p>0.0555249269</text:p>
          </table:table-cell>
          <table:table-cell office:value-type="string">
            <text:p>到货</text:p>
          </table:table-cell>
          <table:table-cell office:value-type="string">
            <text:p>心疼</text:p>
          </table:table-cell>
          <table:table-cell office:value-type="string">
            <text:p>滴</text:p>
          </table:table-cell>
          <table:table-cell office:value-type="string">
            <text:p>新</text:p>
          </table:table-cell>
          <table:table-cell office:value-type="string">
            <text:p>新机</text:p>
          </table:table-cell>
          <table:table-cell office:value-type="string">
            <text:p>可说</text:p>
          </table:table-cell>
          <table:table-cell table:number-columns-repeated="4"/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30</text:p>
          </table:table-cell>
          <table:table-cell office:value-type="float" office:value="0.0553812010203424">
            <text:p>0.055381201</text:p>
          </table:table-cell>
          <table:table-cell office:value-type="string">
            <text:p>拿到</text:p>
          </table:table-cell>
          <table:table-cell office:value-type="string">
            <text:p>反正</text:p>
          </table:table-cell>
          <table:table-cell office:value-type="string">
            <text:p>真心</text:p>
          </table:table-cell>
          <table:table-cell office:value-type="string">
            <text:p>效果</text:p>
          </table:table-cell>
          <table:table-cell office:value-type="string">
            <text:p>品牌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4</text:p>
          </table:table-cell>
          <table:table-cell office:value-type="float" office:value="0.0548017116230758">
            <text:p>0.0548017116</text:p>
          </table:table-cell>
          <table:table-cell office:value-type="string">
            <text:p>玩</text:p>
          </table:table-cell>
          <table:table-cell office:value-type="string">
            <text:p>钱</text:p>
          </table:table-cell>
          <table:table-cell office:value-type="string">
            <text:p>超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1</text:p>
          </table:table-cell>
          <table:table-cell office:value-type="float" office:value="0.0543331657103276">
            <text:p>0.0543331657</text:p>
          </table:table-cell>
          <table:table-cell office:value-type="string">
            <text:p>费电</text:p>
          </table:table-cell>
          <table:table-cell office:value-type="string">
            <text:p>激活</text:p>
          </table:table-cell>
          <table:table-cell office:value-type="string">
            <text:p>是因为</text:p>
          </table:table-cell>
          <table:table-cell office:value-type="string">
            <text:p>年</text:p>
          </table:table-cell>
          <table:table-cell office:value-type="string">
            <text:p>家</text:p>
          </table:table-cell>
          <table:table-cell office:value-type="string">
            <text:p>东西</text:p>
          </table:table-cell>
          <table:table-cell office:value-type="string">
            <text:p>退换</text:p>
          </table:table-cell>
          <table:table-cell table:number-columns-repeated="3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</text:p>
          </table:table-cell>
          <table:table-cell office:value-type="float" office:value="0.0541666705411831">
            <text:p>0.0541666705</text:p>
          </table:table-cell>
          <table:table-cell office:value-type="string">
            <text:p>S</text:p>
          </table:table-cell>
          <table:table-cell office:value-type="string">
            <text:p>月</text:p>
          </table:table-cell>
          <table:table-cell office:value-type="string">
            <text:p>正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8</text:p>
          </table:table-cell>
          <table:table-cell office:value-type="float" office:value="0.0540869946571723">
            <text:p>0.0540869947</text:p>
          </table:table-cell>
          <table:table-cell office:value-type="string">
            <text:p>激活</text:p>
          </table:table-cell>
          <table:table-cell office:value-type="string">
            <text:p>垃圾</text:p>
          </table:table-cell>
          <table:table-cell office:value-type="string">
            <text:p>告诉</text:p>
          </table:table-cell>
          <table:table-cell office:value-type="string">
            <text:p>提供</text:p>
          </table:table-cell>
          <table:table-cell table:number-columns-repeated="6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3</text:p>
          </table:table-cell>
          <table:table-cell office:value-type="float" office:value="0.0534795908312315">
            <text:p>0.0534795908</text:p>
          </table:table-cell>
          <table:table-cell office:value-type="string">
            <text:p>里</text:p>
          </table:table-cell>
          <table:table-cell office:value-type="string">
            <text:p>质量</text:p>
          </table:table-cell>
          <table:table-cell office:value-type="string">
            <text:p>划痕</text:p>
          </table:table-cell>
          <table:table-cell office:value-type="string">
            <text:p>有个</text:p>
          </table:table-cell>
          <table:table-cell table:number-columns-repeated="6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8</text:p>
          </table:table-cell>
          <table:table-cell office:value-type="float" office:value="0.0531647388461814">
            <text:p>0.0531647388</text:p>
          </table:table-cell>
          <table:table-cell office:value-type="string">
            <text:p>随便</text:p>
          </table:table-cell>
          <table:table-cell office:value-type="string">
            <text:p>客服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3</text:p>
          </table:table-cell>
          <table:table-cell office:value-type="float" office:value="0.0531178454195286">
            <text:p>0.0531178454</text:p>
          </table:table-cell>
          <table:table-cell office:value-type="string">
            <text:p>不爽</text:p>
          </table:table-cell>
          <table:table-cell office:value-type="string">
            <text:p>手里</text:p>
          </table:table-cell>
          <table:table-cell office:value-type="string">
            <text:p>背面</text:p>
          </table:table-cell>
          <table:table-cell office:value-type="string">
            <text:p>终于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4</text:p>
          </table:table-cell>
          <table:table-cell office:value-type="float" office:value="0.0530823833617185">
            <text:p>0.0530823834</text:p>
          </table:table-cell>
          <table:table-cell office:value-type="string">
            <text:p>块</text:p>
          </table:table-cell>
          <table:table-cell office:value-type="string">
            <text:p>解释</text:p>
          </table:table-cell>
          <table:table-cell office:value-type="string">
            <text:p>太</text:p>
          </table:table-cell>
          <table:table-cell office:value-type="string">
            <text:p>星期</text:p>
          </table:table-cell>
          <table:table-cell table:style-name="ce2" office:value-type="string">
            <text:p>真</text:p>
          </table:table-cell>
          <table:table-cell office:value-type="string">
            <text:p>超</text:p>
          </table:table-cell>
          <table:table-cell table:number-columns-repeated="4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6</text:p>
          </table:table-cell>
          <table:table-cell office:value-type="float" office:value="0.0530685013892189">
            <text:p>0.0530685014</text:p>
          </table:table-cell>
          <table:table-cell office:value-type="string">
            <text:p>天</text:p>
          </table:table-cell>
          <table:table-cell office:value-type="string">
            <text:p>两次</text:p>
          </table:table-cell>
          <table:table-cell office:value-type="string">
            <text:p>发</text:p>
          </table:table-cell>
          <table:table-cell office:value-type="string">
            <text:p>期待</text:p>
          </table:table-cell>
          <table:table-cell table:style-name="ce2" office:value-type="string">
            <text:p>真</text:p>
          </table:table-cell>
          <table:table-cell table:number-columns-repeated="5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8</text:p>
          </table:table-cell>
          <table:table-cell office:value-type="float" office:value="0.0530063190334657">
            <text:p>0.053006319</text:p>
          </table:table-cell>
          <table:table-cell office:value-type="string">
            <text:p>iPhone</text:p>
          </table:table-cell>
          <table:table-cell table:number-columns-repeated="9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3</text:p>
          </table:table-cell>
          <table:table-cell office:value-type="float" office:value="0.052797786825347">
            <text:p>0.0527977868</text:p>
          </table:table-cell>
          <table:table-cell office:value-type="string">
            <text:p>新机</text:p>
          </table:table-cell>
          <table:table-cell office:value-type="string">
            <text:p>电器</text:p>
          </table:table-cell>
          <table:table-cell office:value-type="string">
            <text:p>电源</text:p>
          </table:table-cell>
          <table:table-cell office:value-type="string">
            <text:p>东西</text:p>
          </table:table-cell>
          <table:table-cell office:value-type="string">
            <text:p>电话</text:p>
          </table:table-cell>
          <table:table-cell table:number-columns-repeated="5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5</text:p>
          </table:table-cell>
          <table:table-cell office:value-type="float" office:value="0.0525015270964641">
            <text:p>0.0525015271</text:p>
          </table:table-cell>
          <table:table-cell office:value-type="string">
            <text:p>天</text:p>
          </table:table-cell>
          <table:table-cell office:value-type="string">
            <text:p>操作</text:p>
          </table:table-cell>
          <table:table-cell office:value-type="string">
            <text:p>盖</text:p>
          </table:table-cell>
          <table:table-cell office:value-type="string">
            <text:p>长</text:p>
          </table:table-cell>
          <table:table-cell table:number-columns-repeated="6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1</text:p>
          </table:table-cell>
          <table:table-cell office:value-type="float" office:value="0.0523543659811651">
            <text:p>0.052354366</text:p>
          </table:table-cell>
          <table:table-cell office:value-type="string">
            <text:p>第一次</text:p>
          </table:table-cell>
          <table:table-cell office:value-type="string">
            <text:p>网</text:p>
          </table:table-cell>
          <table:table-cell office:value-type="string">
            <text:p>告诉</text:p>
          </table:table-cell>
          <table:table-cell office:value-type="string">
            <text:p>机子</text:p>
          </table:table-cell>
          <table:table-cell table:number-columns-repeated="6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4</text:p>
          </table:table-cell>
          <table:table-cell office:value-type="float" office:value="0.0523425582436339">
            <text:p>0.0523425582</text:p>
          </table:table-cell>
          <table:table-cell office:value-type="string">
            <text:p>慢慢</text:p>
          </table:table-cell>
          <table:table-cell office:value-type="string">
            <text:p>太</text:p>
          </table:table-cell>
          <table:table-cell office:value-type="string">
            <text:p>钱</text:p>
          </table:table-cell>
          <table:table-cell office:value-type="string">
            <text:p>花</text:p>
          </table:table-cell>
          <table:table-cell table:number-columns-repeated="6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9</text:p>
          </table:table-cell>
          <table:table-cell office:value-type="float" office:value="0.0521456074068424">
            <text:p>0.0521456074</text:p>
          </table:table-cell>
          <table:table-cell office:value-type="string">
            <text:p>产品</text:p>
          </table:table-cell>
          <table:table-cell table:number-columns-repeated="9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5</text:p>
          </table:table-cell>
          <table:table-cell office:value-type="float" office:value="0.051740453134318">
            <text:p>0.0517404531</text:p>
          </table:table-cell>
          <table:table-cell office:value-type="string">
            <text:p>买</text:p>
          </table:table-cell>
          <table:table-cell office:value-type="string">
            <text:p>一段时间</text:p>
          </table:table-cell>
          <table:table-cell office:value-type="string">
            <text:p>没用</text:p>
          </table:table-cell>
          <table:table-cell office:value-type="string">
            <text:p>站</text:p>
          </table:table-cell>
          <table:table-cell table:number-columns-repeated="6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8</text:p>
          </table:table-cell>
          <table:table-cell office:value-type="float" office:value="0.0514717162352344">
            <text:p>0.0514717162</text:p>
          </table:table-cell>
          <table:table-cell office:value-type="string">
            <text:p>天</text:p>
          </table:table-cell>
          <table:table-cell office:value-type="string">
            <text:p>性价比</text:p>
          </table:table-cell>
          <table:table-cell table:number-columns-repeated="8"/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29</text:p>
          </table:table-cell>
          <table:table-cell office:value-type="float" office:value="0.0512096423653859">
            <text:p>0.0512096424</text:p>
          </table:table-cell>
          <table:table-cell office:value-type="string">
            <text:p>区别</text:p>
          </table:table-cell>
          <table:table-cell office:value-type="string">
            <text:p>内存</text:p>
          </table:table-cell>
          <table:table-cell office:value-type="string">
            <text:p>希望</text:p>
          </table:table-cell>
          <table:table-cell office:value-type="string">
            <text:p>换机</text:p>
          </table:table-cell>
          <table:table-cell table:number-columns-repeated="6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8</text:p>
          </table:table-cell>
          <table:table-cell office:value-type="float" office:value="0.0510074314640067">
            <text:p>0.0510074315</text:p>
          </table:table-cell>
          <table:table-cell office:value-type="string">
            <text:p>退</text:p>
          </table:table-cell>
          <table:table-cell office:value-type="string">
            <text:p>前</text:p>
          </table:table-cell>
          <table:table-cell office:value-type="string">
            <text:p>卖</text:p>
          </table:table-cell>
          <table:table-cell office:value-type="string">
            <text:p>没什么</text:p>
          </table:table-cell>
          <table:table-cell office:value-type="string">
            <text:p>电器</text:p>
          </table:table-cell>
          <table:table-cell office:value-type="string">
            <text:p>设计</text:p>
          </table:table-cell>
          <table:table-cell table:number-columns-repeated="4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5</text:p>
          </table:table-cell>
          <table:table-cell office:value-type="float" office:value="0.0506184426515294">
            <text:p>0.0506184427</text:p>
          </table:table-cell>
          <table:table-cell office:value-type="string">
            <text:p>证明</text:p>
          </table:table-cell>
          <table:table-cell office:value-type="string">
            <text:p>颜色</text:p>
          </table:table-cell>
          <table:table-cell office:value-type="string">
            <text:p>真的</text:p>
          </table:table-cell>
          <table:table-cell office:value-type="string">
            <text:p>非要</text:p>
          </table:table-cell>
          <table:table-cell office:value-type="string">
            <text:p>棒</text:p>
          </table:table-cell>
          <table:table-cell table:number-columns-repeated="5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6</text:p>
          </table:table-cell>
          <table:table-cell office:value-type="float" office:value="0.0504849834879523">
            <text:p>0.0504849835</text:p>
          </table:table-cell>
          <table:table-cell office:value-type="string">
            <text:p>老妈</text:p>
          </table:table-cell>
          <table:table-cell office:value-type="string">
            <text:p>选择</text:p>
          </table:table-cell>
          <table:table-cell office:value-type="string">
            <text:p>网上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5</text:p>
          </table:table-cell>
          <table:table-cell office:value-type="float" office:value="0.0501388236010268">
            <text:p>0.0501388236</text:p>
          </table:table-cell>
          <table:table-cell office:value-type="string">
            <text:p>垃圾</text:p>
          </table:table-cell>
          <table:table-cell office:value-type="string">
            <text:p>度</text:p>
          </table:table-cell>
          <table:table-cell office:value-type="string">
            <text:p>便宜</text:p>
          </table:table-cell>
          <table:table-cell office:value-type="string">
            <text:p>机子</text:p>
          </table:table-cell>
          <table:table-cell table:number-columns-repeated="6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5</text:p>
          </table:table-cell>
          <table:table-cell office:value-type="float" office:value="0.0498126624096046">
            <text:p>0.0498126624</text:p>
          </table:table-cell>
          <table:table-cell office:value-type="string">
            <text:p>好像</text:p>
          </table:table-cell>
          <table:table-cell office:value-type="string">
            <text:p>前</text:p>
          </table:table-cell>
          <table:table-cell office:value-type="string">
            <text:p>操作</text:p>
          </table:table-cell>
          <table:table-cell office:value-type="string">
            <text:p>坑</text:p>
          </table:table-cell>
          <table:table-cell office:value-type="string">
            <text:p>待机</text:p>
          </table:table-cell>
          <table:table-cell office:value-type="string">
            <text:p>送货</text:p>
          </table:table-cell>
          <table:table-cell office:value-type="string">
            <text:p>有时候</text:p>
          </table:table-cell>
          <table:table-cell table:number-columns-repeated="3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8</text:p>
          </table:table-cell>
          <table:table-cell office:value-type="float" office:value="0.0496688067287067">
            <text:p>0.0496688067</text:p>
          </table:table-cell>
          <table:table-cell office:value-type="string">
            <text:p>公司</text:p>
          </table:table-cell>
          <table:table-cell office:value-type="float" office:value="5000">
            <text:p>5000</text:p>
          </table:table-cell>
          <table:table-cell office:value-type="string">
            <text:p>年</text:p>
          </table:table-cell>
          <table:table-cell office:value-type="string">
            <text:p>感觉</text:p>
          </table:table-cell>
          <table:table-cell office:value-type="string">
            <text:p>收到</text:p>
          </table:table-cell>
          <table:table-cell table:number-columns-repeated="5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26</text:p>
          </table:table-cell>
          <table:table-cell office:value-type="float" office:value="0.0496040644294667">
            <text:p>0.0496040644</text:p>
          </table:table-cell>
          <table:table-cell office:value-type="string">
            <text:p>本来</text:p>
          </table:table-cell>
          <table:table-cell office:value-type="string">
            <text:p>时</text:p>
          </table:table-cell>
          <table:table-cell office:value-type="string">
            <text:p>网速</text:p>
          </table:table-cell>
          <table:table-cell office:value-type="string">
            <text:p>原本</text:p>
          </table:table-cell>
          <table:table-cell table:style-name="ce2" office:value-type="string">
            <text:p>真</text:p>
          </table:table-cell>
          <table:table-cell table:number-columns-repeated="5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8</text:p>
          </table:table-cell>
          <table:table-cell office:value-type="float" office:value="0.0494279898379436">
            <text:p>0.0494279898</text:p>
          </table:table-cell>
          <table:table-cell office:value-type="string">
            <text:p>实体店</text:p>
          </table:table-cell>
          <table:table-cell office:value-type="string">
            <text:p>真的</text:p>
          </table:table-cell>
          <table:table-cell office:value-type="string">
            <text:p>设计</text:p>
          </table:table-cell>
          <table:table-cell office:value-type="string">
            <text:p>年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7</text:p>
          </table:table-cell>
          <table:table-cell office:value-type="float" office:value="0.0493917957851997">
            <text:p>0.0493917958</text:p>
          </table:table-cell>
          <table:table-cell office:value-type="string">
            <text:p>S</text:p>
          </table:table-cell>
          <table:table-cell office:value-type="string">
            <text:p>强大</text:p>
          </table:table-cell>
          <table:table-cell office:value-type="string">
            <text:p>网</text:p>
          </table:table-cell>
          <table:table-cell office:value-type="string">
            <text:p>太</text:p>
          </table:table-cell>
          <table:table-cell table:number-columns-repeated="6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6</text:p>
          </table:table-cell>
          <table:table-cell office:value-type="float" office:value="0.048989318869127">
            <text:p>0.0489893189</text:p>
          </table:table-cell>
          <table:table-cell office:value-type="string">
            <text:p>天</text:p>
          </table:table-cell>
          <table:table-cell office:value-type="string">
            <text:p>两次</text:p>
          </table:table-cell>
          <table:table-cell office:value-type="float" office:value="10">
            <text:p>10</text:p>
          </table:table-cell>
          <table:table-cell office:value-type="string">
            <text:p>真的</text:p>
          </table:table-cell>
          <table:table-cell office:value-type="string">
            <text:p>办法</text:p>
          </table:table-cell>
          <table:table-cell table:number-columns-repeated="5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5</text:p>
          </table:table-cell>
          <table:table-cell office:value-type="float" office:value="0.0482668244842745">
            <text:p>0.0482668245</text:p>
          </table:table-cell>
          <table:table-cell office:value-type="string">
            <text:p>两天</text:p>
          </table:table-cell>
          <table:table-cell office:value-type="string">
            <text:p>充电</text:p>
          </table:table-cell>
          <table:table-cell table:number-columns-repeated="8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9</text:p>
          </table:table-cell>
          <table:table-cell office:value-type="float" office:value="0.0481788328275152">
            <text:p>0.0481788328</text:p>
          </table:table-cell>
          <table:table-cell office:value-type="string">
            <text:p>东西</text:p>
          </table:table-cell>
          <table:table-cell office:value-type="string">
            <text:p>体验</text:p>
          </table:table-cell>
          <table:table-cell office:value-type="string">
            <text:p>新机</text:p>
          </table:table-cell>
          <table:table-cell office:value-type="string">
            <text:p>完美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4</text:p>
          </table:table-cell>
          <table:table-cell office:value-type="float" office:value="0.0478239917757169">
            <text:p>0.0478239918</text:p>
          </table:table-cell>
          <table:table-cell office:value-type="string">
            <text:p>网</text:p>
          </table:table-cell>
          <table:table-cell office:value-type="string">
            <text:p>5S</text:p>
          </table:table-cell>
          <table:table-cell office:value-type="string">
            <text:p>昨天</text:p>
          </table:table-cell>
          <table:table-cell office:value-type="string">
            <text:p>不想</text:p>
          </table:table-cell>
          <table:table-cell office:value-type="string">
            <text:p>一点</text:p>
          </table:table-cell>
          <table:table-cell table:number-columns-repeated="5"/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16</text:p>
          </table:table-cell>
          <table:table-cell office:value-type="float" office:value="0.0474582870776929">
            <text:p>0.0474582871</text:p>
          </table:table-cell>
          <table:table-cell office:value-type="string">
            <text:p>实用</text:p>
          </table:table-cell>
          <table:table-cell office:value-type="string">
            <text:p>国产</text:p>
          </table:table-cell>
          <table:table-cell office:value-type="string">
            <text:p>选择</text:p>
          </table:table-cell>
          <table:table-cell office:value-type="string">
            <text:p>真心</text:p>
          </table:table-cell>
          <table:table-cell office:value-type="string">
            <text:p>原因</text:p>
          </table:table-cell>
          <table:table-cell table:number-columns-repeated="5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9</text:p>
          </table:table-cell>
          <table:table-cell office:value-type="float" office:value="0.0473181368999359">
            <text:p>0.0473181369</text:p>
          </table:table-cell>
          <table:table-cell office:value-type="string">
            <text:p>够</text:p>
          </table:table-cell>
          <table:table-cell office:value-type="string">
            <text:p>充电</text:p>
          </table:table-cell>
          <table:table-cell office:value-type="string">
            <text:p>宝</text:p>
          </table:table-cell>
          <table:table-cell office:value-type="string">
            <text:p>做</text:p>
          </table:table-cell>
          <table:table-cell table:number-columns-repeated="6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8</text:p>
          </table:table-cell>
          <table:table-cell office:value-type="float" office:value="0.0469958734317719">
            <text:p>0.0469958734</text:p>
          </table:table-cell>
          <table:table-cell office:value-type="string">
            <text:p>正品</text:p>
          </table:table-cell>
          <table:table-cell office:value-type="string">
            <text:p>反正</text:p>
          </table:table-cell>
          <table:table-cell office:value-type="string">
            <text:p>贴膜</text:p>
          </table:table-cell>
          <table:table-cell table:number-columns-repeated="7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6</text:p>
          </table:table-cell>
          <table:table-cell office:value-type="float" office:value="0.0468026685821173">
            <text:p>0.0468026686</text:p>
          </table:table-cell>
          <table:table-cell office:value-type="string">
            <text:p>几天</text:p>
          </table:table-cell>
          <table:table-cell office:value-type="string">
            <text:p>检查</text:p>
          </table:table-cell>
          <table:table-cell table:number-columns-repeated="8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7</text:p>
          </table:table-cell>
          <table:table-cell office:value-type="float" office:value="0.0467891351495622">
            <text:p>0.0467891351</text:p>
          </table:table-cell>
          <table:table-cell office:value-type="string">
            <text:p>强大</text:p>
          </table:table-cell>
          <table:table-cell office:value-type="string">
            <text:p>真的</text:p>
          </table:table-cell>
          <table:table-cell table:number-columns-repeated="8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3</text:p>
          </table:table-cell>
          <table:table-cell office:value-type="float" office:value="0.046760038432025">
            <text:p>0.0467600384</text:p>
          </table:table-cell>
          <table:table-cell office:value-type="string">
            <text:p>担心</text:p>
          </table:table-cell>
          <table:table-cell office:value-type="string">
            <text:p>确认</text:p>
          </table:table-cell>
          <table:table-cell office:value-type="string">
            <text:p>舒服</text:p>
          </table:table-cell>
          <table:table-cell office:value-type="string">
            <text:p>太</text:p>
          </table:table-cell>
          <table:table-cell office:value-type="string">
            <text:p>收货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3</text:p>
          </table:table-cell>
          <table:table-cell office:value-type="float" office:value="0.0467025209714722">
            <text:p>0.046702521</text:p>
          </table:table-cell>
          <table:table-cell office:value-type="string">
            <text:p>指纹识别</text:p>
          </table:table-cell>
          <table:table-cell office:value-type="string">
            <text:p>技术</text:p>
          </table:table-cell>
          <table:table-cell office:value-type="string">
            <text:p>瑕疵</text:p>
          </table:table-cell>
          <table:table-cell office:value-type="string">
            <text:p>产品</text:p>
          </table:table-cell>
          <table:table-cell table:number-columns-repeated="6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0</text:p>
          </table:table-cell>
          <table:table-cell office:value-type="float" office:value="0.0465828487657494">
            <text:p>0.0465828488</text:p>
          </table:table-cell>
          <table:table-cell office:value-type="string">
            <text:p>花</text:p>
          </table:table-cell>
          <table:table-cell office:value-type="string">
            <text:p>一个月</text:p>
          </table:table-cell>
          <table:table-cell office:value-type="string">
            <text:p>付款</text:p>
          </table:table-cell>
          <table:table-cell office:value-type="string">
            <text:p>支持</text:p>
          </table:table-cell>
          <table:table-cell office:value-type="string">
            <text:p>送货</text:p>
          </table:table-cell>
          <table:table-cell office:value-type="string">
            <text:p>回来</text:p>
          </table:table-cell>
          <table:table-cell office:value-type="string">
            <text:p>好像</text:p>
          </table:table-cell>
          <table:table-cell table:number-columns-repeated="3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6</text:p>
          </table:table-cell>
          <table:table-cell office:value-type="float" office:value="0.046526027274157">
            <text:p>0.0465260273</text:p>
          </table:table-cell>
          <table:table-cell office:value-type="string">
            <text:p>实在</text:p>
          </table:table-cell>
          <table:table-cell office:value-type="string">
            <text:p>很漂亮</text:p>
          </table:table-cell>
          <table:table-cell office:value-type="string">
            <text:p>终于</text:p>
          </table:table-cell>
          <table:table-cell table:number-columns-repeated="7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7</text:p>
          </table:table-cell>
          <table:table-cell office:value-type="float" office:value="0.0464356793016009">
            <text:p>0.0464356793</text:p>
          </table:table-cell>
          <table:table-cell office:value-type="string">
            <text:p>办法</text:p>
          </table:table-cell>
          <table:table-cell office:value-type="string">
            <text:p>电量</text:p>
          </table:table-cell>
          <table:table-cell office:value-type="string">
            <text:p>天</text:p>
          </table:table-cell>
          <table:table-cell office:value-type="string">
            <text:p>小时</text:p>
          </table:table-cell>
          <table:table-cell table:number-columns-repeated="6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6</text:p>
          </table:table-cell>
          <table:table-cell office:value-type="float" office:value="0.0455117722819559">
            <text:p>0.0455117723</text:p>
          </table:table-cell>
          <table:table-cell office:value-type="string">
            <text:p>找</text:p>
          </table:table-cell>
          <table:table-cell office:value-type="string">
            <text:p>京东</text:p>
          </table:table-cell>
          <table:table-cell office:value-type="string">
            <text:p>小时</text:p>
          </table:table-cell>
          <table:table-cell table:number-columns-repeated="7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2</text:p>
          </table:table-cell>
          <table:table-cell office:value-type="float" office:value="0.0451919842954431">
            <text:p>0.0451919843</text:p>
          </table:table-cell>
          <table:table-cell office:value-type="string">
            <text:p>4G</text:p>
          </table:table-cell>
          <table:table-cell office:value-type="string">
            <text:p>签收</text:p>
          </table:table-cell>
          <table:table-cell table:number-columns-repeated="8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5</text:p>
          </table:table-cell>
          <table:table-cell office:value-type="float" office:value="0.0451709788245936">
            <text:p>0.0451709788</text:p>
          </table:table-cell>
          <table:table-cell office:value-type="string">
            <text:p>操作</text:p>
          </table:table-cell>
          <table:table-cell office:value-type="string">
            <text:p>软件</text:p>
          </table:table-cell>
          <table:table-cell office:value-type="string">
            <text:p>性能</text:p>
          </table:table-cell>
          <table:table-cell office:value-type="string">
            <text:p>天</text:p>
          </table:table-cell>
          <table:table-cell office:value-type="string">
            <text:p>产品</text:p>
          </table:table-cell>
          <table:table-cell table:number-columns-repeated="5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8</text:p>
          </table:table-cell>
          <table:table-cell office:value-type="float" office:value="0.0443797662328313">
            <text:p>0.0443797662</text:p>
          </table:table-cell>
          <table:table-cell office:value-type="string">
            <text:p>发票</text:p>
          </table:table-cell>
          <table:table-cell office:value-type="string">
            <text:p>划痕</text:p>
          </table:table-cell>
          <table:table-cell office:value-type="string">
            <text:p>照片</text:p>
          </table:table-cell>
          <table:table-cell table:number-columns-repeated="7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4</text:p>
          </table:table-cell>
          <table:table-cell office:value-type="float" office:value="0.0442129342389926">
            <text:p>0.0442129342</text:p>
          </table:table-cell>
          <table:table-cell table:style-name="ce2" office:value-type="string">
            <text:p>真</text:p>
          </table:table-cell>
          <table:table-cell office:value-type="string">
            <text:p>事</text:p>
          </table:table-cell>
          <table:table-cell office:value-type="string">
            <text:p>死机</text:p>
          </table:table-cell>
          <table:table-cell office:value-type="string">
            <text:p>到货</text:p>
          </table:table-cell>
          <table:table-cell office:value-type="string">
            <text:p>坏</text:p>
          </table:table-cell>
          <table:table-cell table:number-columns-repeated="5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2</text:p>
          </table:table-cell>
          <table:table-cell office:value-type="float" office:value="0.0440149165592495">
            <text:p>0.0440149166</text:p>
          </table:table-cell>
          <table:table-cell office:value-type="string">
            <text:p>算</text:p>
          </table:table-cell>
          <table:table-cell office:value-type="string">
            <text:p>美观</text:p>
          </table:table-cell>
          <table:table-cell office:value-type="string">
            <text:p>实体店</text:p>
          </table:table-cell>
          <table:table-cell office:value-type="string">
            <text:p>几百块</text:p>
          </table:table-cell>
          <table:table-cell table:number-columns-repeated="6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0</text:p>
          </table:table-cell>
          <table:table-cell office:value-type="float" office:value="0.0430105948183942">
            <text:p>0.0430105948</text:p>
          </table:table-cell>
          <table:table-cell office:value-type="string">
            <text:p>包装盒</text:p>
          </table:table-cell>
          <table:table-cell office:value-type="string">
            <text:p>里</text:p>
          </table:table-cell>
          <table:table-cell office:value-type="string">
            <text:p>电脑</text:p>
          </table:table-cell>
          <table:table-cell office:value-type="string">
            <text:p>质量</text:p>
          </table:table-cell>
          <table:table-cell office:value-type="string">
            <text:p>装</text:p>
          </table:table-cell>
          <table:table-cell table:number-columns-repeated="5"/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5</text:p>
          </table:table-cell>
          <table:table-cell office:value-type="float" office:value="0.0427599523946452">
            <text:p>0.0427599524</text:p>
          </table:table-cell>
          <table:table-cell office:value-type="string">
            <text:p>这款</text:p>
          </table:table-cell>
          <table:table-cell office:value-type="string">
            <text:p>三星</text:p>
          </table:table-cell>
          <table:table-cell office:value-type="string">
            <text:p>不用说</text:p>
          </table:table-cell>
          <table:table-cell table:number-columns-repeated="7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6</text:p>
          </table:table-cell>
          <table:table-cell office:value-type="float" office:value="0.0422557958699635">
            <text:p>0.0422557959</text:p>
          </table:table-cell>
          <table:table-cell office:value-type="string">
            <text:p>点</text:p>
          </table:table-cell>
          <table:table-cell office:value-type="string">
            <text:p>优惠</text:p>
          </table:table-cell>
          <table:table-cell office:value-type="string">
            <text:p>折腾</text:p>
          </table:table-cell>
          <table:table-cell table:number-columns-repeated="7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5</text:p>
          </table:table-cell>
          <table:table-cell office:value-type="float" office:value="0.0421016999249093">
            <text:p>0.0421016999</text:p>
          </table:table-cell>
          <table:table-cell office:value-type="string">
            <text:p>好看</text:p>
          </table:table-cell>
          <table:table-cell table:number-columns-repeated="9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9</text:p>
          </table:table-cell>
          <table:table-cell office:value-type="float" office:value="0.0417223405458565">
            <text:p>0.0417223405</text:p>
          </table:table-cell>
          <table:table-cell office:value-type="string">
            <text:p>内存</text:p>
          </table:table-cell>
          <table:table-cell office:value-type="string">
            <text:p>一点</text:p>
          </table:table-cell>
          <table:table-cell office:value-type="string">
            <text:p>算</text:p>
          </table:table-cell>
          <table:table-cell table:number-columns-repeated="7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3</text:p>
          </table:table-cell>
          <table:table-cell office:value-type="float" office:value="0.0411638092999147">
            <text:p>0.0411638093</text:p>
          </table:table-cell>
          <table:table-cell office:value-type="string">
            <text:p>现象</text:p>
          </table:table-cell>
          <table:table-cell office:value-type="string">
            <text:p>配送</text:p>
          </table:table-cell>
          <table:table-cell office:value-type="string">
            <text:p>不爽</text:p>
          </table:table-cell>
          <table:table-cell office:value-type="string">
            <text:p>太</text:p>
          </table:table-cell>
          <table:table-cell table:number-columns-repeated="6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16</text:p>
          </table:table-cell>
          <table:table-cell office:value-type="float" office:value="0.0408186089211023">
            <text:p>0.0408186089</text:p>
          </table:table-cell>
          <table:table-cell office:value-type="string">
            <text:p>麻烦</text:p>
          </table:table-cell>
          <table:table-cell office:value-type="string">
            <text:p>够</text:p>
          </table:table-cell>
          <table:table-cell office:value-type="string">
            <text:p>真心</text:p>
          </table:table-cell>
          <table:table-cell table:number-columns-repeated="7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15</text:p>
          </table:table-cell>
          <table:table-cell office:value-type="float" office:value="0.0408086203822742">
            <text:p>0.0408086204</text:p>
          </table:table-cell>
          <table:table-cell office:value-type="string">
            <text:p>超级</text:p>
          </table:table-cell>
          <table:table-cell table:style-name="ce2" office:value-type="string">
            <text:p>真</text:p>
          </table:table-cell>
          <table:table-cell table:number-columns-repeated="8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9</text:p>
          </table:table-cell>
          <table:table-cell office:value-type="float" office:value="0.0407200093427881">
            <text:p>0.0407200093</text:p>
          </table:table-cell>
          <table:table-cell office:value-type="string">
            <text:p>行</text:p>
          </table:table-cell>
          <table:table-cell table:number-columns-repeated="9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7</text:p>
          </table:table-cell>
          <table:table-cell office:value-type="float" office:value="0.0406764440323093">
            <text:p>0.040676444</text:p>
          </table:table-cell>
          <table:table-cell office:value-type="string">
            <text:p>寄</text:p>
          </table:table-cell>
          <table:table-cell office:value-type="string">
            <text:p>百度</text:p>
          </table:table-cell>
          <table:table-cell office:value-type="string">
            <text:p>有时候</text:p>
          </table:table-cell>
          <table:table-cell office:value-type="string">
            <text:p>设计</text:p>
          </table:table-cell>
          <table:table-cell office:value-type="string">
            <text:p>送货</text:p>
          </table:table-cell>
          <table:table-cell office:value-type="string">
            <text:p>关机</text:p>
          </table:table-cell>
          <table:table-cell table:number-columns-repeated="4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0</text:p>
          </table:table-cell>
          <table:table-cell office:value-type="float" office:value="0.0404138967449724">
            <text:p>0.0404138967</text:p>
          </table:table-cell>
          <table:table-cell office:value-type="string">
            <text:p>电子</text:p>
          </table:table-cell>
          <table:table-cell office:value-type="string">
            <text:p>只能</text:p>
          </table:table-cell>
          <table:table-cell table:number-columns-repeated="8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9</text:p>
          </table:table-cell>
          <table:table-cell office:value-type="float" office:value="0.04040367410235">
            <text:p>0.0404036741</text:p>
          </table:table-cell>
          <table:table-cell office:value-type="string">
            <text:p>做工</text:p>
          </table:table-cell>
          <table:table-cell office:value-type="string">
            <text:p>赞</text:p>
          </table:table-cell>
          <table:table-cell office:value-type="string">
            <text:p>久</text:p>
          </table:table-cell>
          <table:table-cell office:value-type="string">
            <text:p>好多</text:p>
          </table:table-cell>
          <table:table-cell office:value-type="string">
            <text:p>前</text:p>
          </table:table-cell>
          <table:table-cell table:number-columns-repeated="5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0</text:p>
          </table:table-cell>
          <table:table-cell office:value-type="float" office:value="0.0399884548742426">
            <text:p>0.0399884549</text:p>
          </table:table-cell>
          <table:table-cell office:value-type="string">
            <text:p>反正</text:p>
          </table:table-cell>
          <table:table-cell office:value-type="string">
            <text:p>功能</text:p>
          </table:table-cell>
          <table:table-cell office:value-type="string">
            <text:p>太</text:p>
          </table:table-cell>
          <table:table-cell office:value-type="string">
            <text:p>网购</text:p>
          </table:table-cell>
          <table:table-cell table:number-columns-repeated="6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6</text:p>
          </table:table-cell>
          <table:table-cell office:value-type="float" office:value="0.0399740877121204">
            <text:p>0.0399740877</text:p>
          </table:table-cell>
          <table:table-cell office:value-type="string">
            <text:p>显示</text:p>
          </table:table-cell>
          <table:table-cell office:value-type="string">
            <text:p>三天</text:p>
          </table:table-cell>
          <table:table-cell office:value-type="string">
            <text:p>唯一</text:p>
          </table:table-cell>
          <table:table-cell office:value-type="string">
            <text:p>反正</text:p>
          </table:table-cell>
          <table:table-cell office:value-type="string">
            <text:p>升级</text:p>
          </table:table-cell>
          <table:table-cell table:number-columns-repeated="5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2</text:p>
          </table:table-cell>
          <table:table-cell office:value-type="float" office:value="0.039946726167311">
            <text:p>0.0399467262</text:p>
          </table:table-cell>
          <table:table-cell office:value-type="string">
            <text:p>昨天</text:p>
          </table:table-cell>
          <table:table-cell office:value-type="string">
            <text:p>一点</text:p>
          </table:table-cell>
          <table:table-cell office:value-type="string">
            <text:p>显示</text:p>
          </table:table-cell>
          <table:table-cell office:value-type="string">
            <text:p>看着</text:p>
          </table:table-cell>
          <table:table-cell office:value-type="string">
            <text:p>专卖店</text:p>
          </table:table-cell>
          <table:table-cell table:number-columns-repeated="5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6</text:p>
          </table:table-cell>
          <table:table-cell office:value-type="float" office:value="0.0396252502245572">
            <text:p>0.0396252502</text:p>
          </table:table-cell>
          <table:table-cell office:value-type="string">
            <text:p>提示</text:p>
          </table:table-cell>
          <table:table-cell office:value-type="string">
            <text:p>真的</text:p>
          </table:table-cell>
          <table:table-cell office:value-type="string">
            <text:p>两个</text:p>
          </table:table-cell>
          <table:table-cell table:number-columns-repeated="7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9</text:p>
          </table:table-cell>
          <table:table-cell office:value-type="float" office:value="0.0391951000110831">
            <text:p>0.0391951</text:p>
          </table:table-cell>
          <table:table-cell office:value-type="string">
            <text:p>配件</text:p>
          </table:table-cell>
          <table:table-cell office:value-type="string">
            <text:p>老婆</text:p>
          </table:table-cell>
          <table:table-cell office:value-type="string">
            <text:p>电源</text:p>
          </table:table-cell>
          <table:table-cell office:value-type="string">
            <text:p>完美</text:p>
          </table:table-cell>
          <table:table-cell office:value-type="string">
            <text:p>自带</text:p>
          </table:table-cell>
          <table:table-cell table:number-columns-repeated="5"/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5</text:p>
          </table:table-cell>
          <table:table-cell office:value-type="float" office:value="0.0391645821163055">
            <text:p>0.0391645821</text:p>
          </table:table-cell>
          <table:table-cell office:value-type="string">
            <text:p>真的</text:p>
          </table:table-cell>
          <table:table-cell office:value-type="string">
            <text:p>天</text:p>
          </table:table-cell>
          <table:table-cell office:value-type="string">
            <text:p>选择</text:p>
          </table:table-cell>
          <table:table-cell office:value-type="string">
            <text:p>发</text:p>
          </table:table-cell>
          <table:table-cell table:number-columns-repeated="6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8</text:p>
          </table:table-cell>
          <table:table-cell office:value-type="float" office:value="0.0390247505315902">
            <text:p>0.0390247505</text:p>
          </table:table-cell>
          <table:table-cell office:value-type="string">
            <text:p>打电话</text:p>
          </table:table-cell>
          <table:table-cell office:value-type="string">
            <text:p>回来</text:p>
          </table:table-cell>
          <table:table-cell office:value-type="string">
            <text:p>破</text:p>
          </table:table-cell>
          <table:table-cell table:number-columns-repeated="7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29</text:p>
          </table:table-cell>
          <table:table-cell office:value-type="float" office:value="0.038866571226721">
            <text:p>0.0388665712</text:p>
          </table:table-cell>
          <table:table-cell office:value-type="string">
            <text:p>过程</text:p>
          </table:table-cell>
          <table:table-cell office:value-type="string">
            <text:p>内存</text:p>
          </table:table-cell>
          <table:table-cell office:value-type="string">
            <text:p>黑屏</text:p>
          </table:table-cell>
          <table:table-cell office:value-type="string">
            <text:p>新机</text:p>
          </table:table-cell>
          <table:table-cell office:value-type="string">
            <text:p>搞</text:p>
          </table:table-cell>
          <table:table-cell table:number-columns-repeated="5"/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38</text:p>
          </table:table-cell>
          <table:table-cell office:value-type="float" office:value="0.0383148591497305">
            <text:p>0.0383148591</text:p>
          </table:table-cell>
          <table:table-cell office:value-type="string">
            <text:p>拿到</text:p>
          </table:table-cell>
          <table:table-cell office:value-type="string">
            <text:p>拍照</text:p>
          </table:table-cell>
          <table:table-cell office:value-type="string">
            <text:p>死</text:p>
          </table:table-cell>
          <table:table-cell office:value-type="string">
            <text:p>真心</text:p>
          </table:table-cell>
          <table:table-cell table:number-columns-repeated="6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5</text:p>
          </table:table-cell>
          <table:table-cell office:value-type="float" office:value="0.0382961102541877">
            <text:p>0.0382961103</text:p>
          </table:table-cell>
          <table:table-cell office:value-type="string">
            <text:p>分钟</text:p>
          </table:table-cell>
          <table:table-cell office:value-type="string">
            <text:p>QQ</text:p>
          </table:table-cell>
          <table:table-cell office:value-type="string">
            <text:p>一如既往</text:p>
          </table:table-cell>
          <table:table-cell table:number-columns-repeated="7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9</text:p>
          </table:table-cell>
          <table:table-cell office:value-type="float" office:value="0.0380904497843499">
            <text:p>0.0380904498</text:p>
          </table:table-cell>
          <table:table-cell office:value-type="string">
            <text:p>反正</text:p>
          </table:table-cell>
          <table:table-cell table:style-name="ce2" office:value-type="string">
            <text:p>真</text:p>
          </table:table-cell>
          <table:table-cell office:value-type="string">
            <text:p>肯定</text:p>
          </table:table-cell>
          <table:table-cell office:value-type="string">
            <text:p>买来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9</text:p>
          </table:table-cell>
          <table:table-cell office:value-type="float" office:value="0.0379782733710936">
            <text:p>0.0379782734</text:p>
          </table:table-cell>
          <table:table-cell office:value-type="string">
            <text:p>S</text:p>
          </table:table-cell>
          <table:table-cell office:value-type="string">
            <text:p>滴</text:p>
          </table:table-cell>
          <table:table-cell office:value-type="string">
            <text:p>一点</text:p>
          </table:table-cell>
          <table:table-cell office:value-type="string">
            <text:p>星期</text:p>
          </table:table-cell>
          <table:table-cell table:number-columns-repeated="6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6</text:p>
          </table:table-cell>
          <table:table-cell office:value-type="float" office:value="0.0379589278855457">
            <text:p>0.0379589279</text:p>
          </table:table-cell>
          <table:table-cell office:value-type="string">
            <text:p>里</text:p>
          </table:table-cell>
          <table:table-cell office:value-type="string">
            <text:p>加</text:p>
          </table:table-cell>
          <table:table-cell office:value-type="string">
            <text:p>不想</text:p>
          </table:table-cell>
          <table:table-cell office:value-type="string">
            <text:p>磕碰</text:p>
          </table:table-cell>
          <table:table-cell office:value-type="string">
            <text:p>划痕</text:p>
          </table:table-cell>
          <table:table-cell table:number-columns-repeated="5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8</text:p>
          </table:table-cell>
          <table:table-cell office:value-type="float" office:value="0.0376216522862389">
            <text:p>0.0376216523</text:p>
          </table:table-cell>
          <table:table-cell office:value-type="string">
            <text:p>短</text:p>
          </table:table-cell>
          <table:table-cell office:value-type="string">
            <text:p>实体店</text:p>
          </table:table-cell>
          <table:table-cell office:value-type="string">
            <text:p>掉</text:p>
          </table:table-cell>
          <table:table-cell table:number-columns-repeated="7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7</text:p>
          </table:table-cell>
          <table:table-cell office:value-type="float" office:value="0.0376211411304592">
            <text:p>0.0376211411</text:p>
          </table:table-cell>
          <table:table-cell office:value-type="string">
            <text:p>棒</text:p>
          </table:table-cell>
          <table:table-cell office:value-type="string">
            <text:p>年</text:p>
          </table:table-cell>
          <table:table-cell office:value-type="string">
            <text:p>太</text:p>
          </table:table-cell>
          <table:table-cell office:value-type="string">
            <text:p>台</text:p>
          </table:table-cell>
          <table:table-cell table:number-columns-repeated="6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</text:p>
          </table:table-cell>
          <table:table-cell office:value-type="float" office:value="0.0375771309459422">
            <text:p>0.0375771309</text:p>
          </table:table-cell>
          <table:table-cell office:value-type="string">
            <text:p>手机</text:p>
          </table:table-cell>
          <table:table-cell table:number-columns-repeated="9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</text:p>
          </table:table-cell>
          <table:table-cell office:value-type="float" office:value="0.0371976716940885">
            <text:p>0.0371976717</text:p>
          </table:table-cell>
          <table:table-cell office:value-type="string">
            <text:p>真的</text:p>
          </table:table-cell>
          <table:table-cell table:number-columns-repeated="9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8</text:p>
          </table:table-cell>
          <table:table-cell office:value-type="float" office:value="0.0370201230215212">
            <text:p>0.037020123</text:p>
          </table:table-cell>
          <table:table-cell office:value-type="string">
            <text:p>本来</text:p>
          </table:table-cell>
          <table:table-cell office:value-type="string">
            <text:p>坏</text:p>
          </table:table-cell>
          <table:table-cell table:number-columns-repeated="8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2</text:p>
          </table:table-cell>
          <table:table-cell office:value-type="float" office:value="0.0366657300702043">
            <text:p>0.0366657301</text:p>
          </table:table-cell>
          <table:table-cell office:value-type="string">
            <text:p>拿到</text:p>
          </table:table-cell>
          <table:table-cell office:value-type="string">
            <text:p>5S</text:p>
          </table:table-cell>
          <table:table-cell office:value-type="string">
            <text:p>估计</text:p>
          </table:table-cell>
          <table:table-cell office:value-type="string">
            <text:p>三星</text:p>
          </table:table-cell>
          <table:table-cell table:number-columns-repeated="6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9</text:p>
          </table:table-cell>
          <table:table-cell office:value-type="float" office:value="0.0366028807663714">
            <text:p>0.0366028808</text:p>
          </table:table-cell>
          <table:table-cell office:value-type="string">
            <text:p>膜</text:p>
          </table:table-cell>
          <table:table-cell office:value-type="string">
            <text:p>完美</text:p>
          </table:table-cell>
          <table:table-cell office:value-type="string">
            <text:p>5s</text:p>
          </table:table-cell>
          <table:table-cell table:number-columns-repeated="7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8</text:p>
          </table:table-cell>
          <table:table-cell office:value-type="float" office:value="0.0362280163177618">
            <text:p>0.0362280163</text:p>
          </table:table-cell>
          <table:table-cell office:value-type="string">
            <text:p>赠品</text:p>
          </table:table-cell>
          <table:table-cell office:value-type="string">
            <text:p>iphone</text:p>
          </table:table-cell>
          <table:table-cell table:number-columns-repeated="8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9</text:p>
          </table:table-cell>
          <table:table-cell office:value-type="float" office:value="0.0361261801497762">
            <text:p>0.0361261801</text:p>
          </table:table-cell>
          <table:table-cell office:value-type="string">
            <text:p>可惜</text:p>
          </table:table-cell>
          <table:table-cell office:value-type="string">
            <text:p>卖家</text:p>
          </table:table-cell>
          <table:table-cell office:value-type="string">
            <text:p>赠品</text:p>
          </table:table-cell>
          <table:table-cell table:number-columns-repeated="7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8</text:p>
          </table:table-cell>
          <table:table-cell office:value-type="float" office:value="0.0357578560868832">
            <text:p>0.0357578561</text:p>
          </table:table-cell>
          <table:table-cell office:value-type="string">
            <text:p>授权</text:p>
          </table:table-cell>
          <table:table-cell office:value-type="string">
            <text:p>评</text:p>
          </table:table-cell>
          <table:table-cell office:value-type="string">
            <text:p>划痕</text:p>
          </table:table-cell>
          <table:table-cell office:value-type="string">
            <text:p>耗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25</text:p>
          </table:table-cell>
          <table:table-cell office:value-type="float" office:value="0.0356620205659875">
            <text:p>0.0356620206</text:p>
          </table:table-cell>
          <table:table-cell office:value-type="string">
            <text:p>操作</text:p>
          </table:table-cell>
          <table:table-cell office:value-type="string">
            <text:p>不到</text:p>
          </table:table-cell>
          <table:table-cell office:value-type="string">
            <text:p>内存</text:p>
          </table:table-cell>
          <table:table-cell table:number-columns-repeated="7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</text:p>
          </table:table-cell>
          <table:table-cell office:value-type="float" office:value="0.0355924797664528">
            <text:p>0.0355924798</text:p>
          </table:table-cell>
          <table:table-cell office:value-type="string">
            <text:p>水果</text:p>
          </table:table-cell>
          <table:table-cell office:value-type="string">
            <text:p>不愧</text:p>
          </table:table-cell>
          <table:table-cell office:value-type="string">
            <text:p>同事</text:p>
          </table:table-cell>
          <table:table-cell table:number-columns-repeated="7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9</text:p>
          </table:table-cell>
          <table:table-cell office:value-type="float" office:value="0.0352229654456507">
            <text:p>0.0352229654</text:p>
          </table:table-cell>
          <table:table-cell office:value-type="string">
            <text:p>东西</text:p>
          </table:table-cell>
          <table:table-cell office:value-type="string">
            <text:p>新机</text:p>
          </table:table-cell>
          <table:table-cell office:value-type="string">
            <text:p>前</text:p>
          </table:table-cell>
          <table:table-cell office:value-type="string">
            <text:p>花</text:p>
          </table:table-cell>
          <table:table-cell table:number-columns-repeated="6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9</text:p>
          </table:table-cell>
          <table:table-cell office:value-type="float" office:value="0.0350998214575556">
            <text:p>0.0350998215</text:p>
          </table:table-cell>
          <table:table-cell office:value-type="string">
            <text:p>手机</text:p>
          </table:table-cell>
          <table:table-cell table:number-columns-repeated="9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9</text:p>
          </table:table-cell>
          <table:table-cell office:value-type="float" office:value="0.0350184652695964">
            <text:p>0.0350184653</text:p>
          </table:table-cell>
          <table:table-cell office:value-type="string">
            <text:p>东西</text:p>
          </table:table-cell>
          <table:table-cell office:value-type="string">
            <text:p>做工</text:p>
          </table:table-cell>
          <table:table-cell office:value-type="string">
            <text:p>东东</text:p>
          </table:table-cell>
          <table:table-cell table:number-columns-repeated="7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0</text:p>
          </table:table-cell>
          <table:table-cell office:value-type="float" office:value="0.0349965281633932">
            <text:p>0.0349965282</text:p>
          </table:table-cell>
          <table:table-cell office:value-type="string">
            <text:p>5S</text:p>
          </table:table-cell>
          <table:table-cell office:value-type="string">
            <text:p>麻烦</text:p>
          </table:table-cell>
          <table:table-cell office:value-type="string">
            <text:p>机子</text:p>
          </table:table-cell>
          <table:table-cell table:number-columns-repeated="7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</text:p>
          </table:table-cell>
          <table:table-cell office:value-type="float" office:value="0.0345951585337397">
            <text:p>0.0345951585</text:p>
          </table:table-cell>
          <table:table-cell office:value-type="string">
            <text:p>站</text:p>
          </table:table-cell>
          <table:table-cell office:value-type="string">
            <text:p>特意</text:p>
          </table:table-cell>
          <table:table-cell office:value-type="string">
            <text:p>没什么</text:p>
          </table:table-cell>
          <table:table-cell office:value-type="string">
            <text:p>几个</text:p>
          </table:table-cell>
          <table:table-cell office:value-type="string">
            <text:p>体验</text:p>
          </table:table-cell>
          <table:table-cell office:value-type="string">
            <text:p>块钱</text:p>
          </table:table-cell>
          <table:table-cell table:number-columns-repeated="4"/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25</text:p>
          </table:table-cell>
          <table:table-cell office:value-type="float" office:value="0.0342065873907569">
            <text:p>0.0342065874</text:p>
          </table:table-cell>
          <table:table-cell office:value-type="float" office:value="7.1">
            <text:p>7.1</text:p>
          </table:table-cell>
          <table:table-cell office:value-type="string">
            <text:p>垃圾</text:p>
          </table:table-cell>
          <table:table-cell office:value-type="string">
            <text:p>国产</text:p>
          </table:table-cell>
          <table:table-cell office:value-type="string">
            <text:p>选择</text:p>
          </table:table-cell>
          <table:table-cell table:number-columns-repeated="6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6</text:p>
          </table:table-cell>
          <table:table-cell office:value-type="float" office:value="0.0341441686928817">
            <text:p>0.0341441687</text:p>
          </table:table-cell>
          <table:table-cell office:value-type="string">
            <text:p>天</text:p>
          </table:table-cell>
          <table:table-cell office:value-type="string">
            <text:p>本来</text:p>
          </table:table-cell>
          <table:table-cell office:value-type="string">
            <text:p>选择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8</text:p>
          </table:table-cell>
          <table:table-cell office:value-type="float" office:value="0.0336831358456588">
            <text:p>0.0336831358</text:p>
          </table:table-cell>
          <table:table-cell office:value-type="string">
            <text:p>S</text:p>
          </table:table-cell>
          <table:table-cell office:value-type="string">
            <text:p>软件</text:p>
          </table:table-cell>
          <table:table-cell office:value-type="string">
            <text:p>水果</text:p>
          </table:table-cell>
          <table:table-cell office:value-type="string">
            <text:p>性能</text:p>
          </table:table-cell>
          <table:table-cell office:value-type="string">
            <text:p>产品</text:p>
          </table:table-cell>
          <table:table-cell table:number-columns-repeated="5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3</text:p>
          </table:table-cell>
          <table:table-cell office:value-type="float" office:value="0.0336562413016076">
            <text:p>0.0336562413</text:p>
          </table:table-cell>
          <table:table-cell office:value-type="string">
            <text:p>到手</text:p>
          </table:table-cell>
          <table:table-cell table:number-columns-repeated="9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6</text:p>
          </table:table-cell>
          <table:table-cell office:value-type="float" office:value="0.0336325350673026">
            <text:p>0.0336325351</text:p>
          </table:table-cell>
          <table:table-cell office:value-type="string">
            <text:p>天</text:p>
          </table:table-cell>
          <table:table-cell office:value-type="string">
            <text:p>提示</text:p>
          </table:table-cell>
          <table:table-cell office:value-type="string">
            <text:p>信号</text:p>
          </table:table-cell>
          <table:table-cell office:value-type="string">
            <text:p>够</text:p>
          </table:table-cell>
          <table:table-cell table:number-columns-repeated="6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9</text:p>
          </table:table-cell>
          <table:table-cell office:value-type="float" office:value="0.0335742856630374">
            <text:p>0.0335742857</text:p>
          </table:table-cell>
          <table:table-cell office:value-type="string">
            <text:p>软件</text:p>
          </table:table-cell>
          <table:table-cell office:value-type="string">
            <text:p>硬件</text:p>
          </table:table-cell>
          <table:table-cell office:value-type="string">
            <text:p>音质</text:p>
          </table:table-cell>
          <table:table-cell office:value-type="string">
            <text:p>像素</text:p>
          </table:table-cell>
          <table:table-cell table:number-columns-repeated="6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9</text:p>
          </table:table-cell>
          <table:table-cell office:value-type="float" office:value="0.0335375946072014">
            <text:p>0.0335375946</text:p>
          </table:table-cell>
          <table:table-cell office:value-type="string">
            <text:p>保护</text:p>
          </table:table-cell>
          <table:table-cell office:value-type="string">
            <text:p>可惜</text:p>
          </table:table-cell>
          <table:table-cell office:value-type="string">
            <text:p>完美</text:p>
          </table:table-cell>
          <table:table-cell office:value-type="string">
            <text:p>老妈</text:p>
          </table:table-cell>
          <table:table-cell office:value-type="string">
            <text:p>专用</text:p>
          </table:table-cell>
          <table:table-cell office:value-type="string">
            <text:p>成</text:p>
          </table:table-cell>
          <table:table-cell table:number-columns-repeated="4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4</text:p>
          </table:table-cell>
          <table:table-cell office:value-type="float" office:value="0.0335028013149975">
            <text:p>0.0335028013</text:p>
          </table:table-cell>
          <table:table-cell office:value-type="string">
            <text:p>听说</text:p>
          </table:table-cell>
          <table:table-cell office:value-type="string">
            <text:p>评论</text:p>
          </table:table-cell>
          <table:table-cell office:value-type="string">
            <text:p>超</text:p>
          </table:table-cell>
          <table:table-cell office:value-type="string">
            <text:p>到货</text:p>
          </table:table-cell>
          <table:table-cell office:value-type="string">
            <text:p>买</text:p>
          </table:table-cell>
          <table:table-cell office:value-type="string">
            <text:p>坏</text:p>
          </table:table-cell>
          <table:table-cell table:number-columns-repeated="4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0</text:p>
          </table:table-cell>
          <table:table-cell office:value-type="float" office:value="0.0334067138383314">
            <text:p>0.0334067138</text:p>
          </table:table-cell>
          <table:table-cell office:value-type="string">
            <text:p>太</text:p>
          </table:table-cell>
          <table:table-cell office:value-type="string">
            <text:p>小点</text:p>
          </table:table-cell>
          <table:table-cell table:number-columns-repeated="8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8</text:p>
          </table:table-cell>
          <table:table-cell office:value-type="float" office:value="0.0332200586876947">
            <text:p>0.0332200587</text:p>
          </table:table-cell>
          <table:table-cell office:value-type="string">
            <text:p>S</text:p>
          </table:table-cell>
          <table:table-cell office:value-type="string">
            <text:p>拍照</text:p>
          </table:table-cell>
          <table:table-cell office:value-type="string">
            <text:p>年</text:p>
          </table:table-cell>
          <table:table-cell office:value-type="string">
            <text:p>棒</text:p>
          </table:table-cell>
          <table:table-cell office:value-type="string">
            <text:p>师傅</text:p>
          </table:table-cell>
          <table:table-cell table:number-columns-repeated="5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9</text:p>
          </table:table-cell>
          <table:table-cell office:value-type="float" office:value="0.0330704169925378">
            <text:p>0.033070417</text:p>
          </table:table-cell>
          <table:table-cell office:value-type="string">
            <text:p>感受</text:p>
          </table:table-cell>
          <table:table-cell office:value-type="string">
            <text:p>做工</text:p>
          </table:table-cell>
          <table:table-cell office:value-type="string">
            <text:p>全</text:p>
          </table:table-cell>
          <table:table-cell office:value-type="string">
            <text:p>前</text:p>
          </table:table-cell>
          <table:table-cell table:number-columns-repeated="6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8</text:p>
          </table:table-cell>
          <table:table-cell office:value-type="float" office:value="0.0330109541448517">
            <text:p>0.0330109541</text:p>
          </table:table-cell>
          <table:table-cell office:value-type="string">
            <text:p>买回来</text:p>
          </table:table-cell>
          <table:table-cell office:value-type="string">
            <text:p>质量</text:p>
          </table:table-cell>
          <table:table-cell office:value-type="string">
            <text:p>死机</text:p>
          </table:table-cell>
          <table:table-cell office:value-type="string">
            <text:p>优点</text:p>
          </table:table-cell>
          <table:table-cell table:number-columns-repeated="6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</text:p>
          </table:table-cell>
          <table:table-cell office:value-type="float" office:value="0.0330016871058092">
            <text:p>0.0330016871</text:p>
          </table:table-cell>
          <table:table-cell office:value-type="string">
            <text:p>没什么</text:p>
          </table:table-cell>
          <table:table-cell office:value-type="string">
            <text:p>真的</text:p>
          </table:table-cell>
          <table:table-cell table:number-columns-repeated="8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6</text:p>
          </table:table-cell>
          <table:table-cell office:value-type="float" office:value="0.0329796231351278">
            <text:p>0.0329796231</text:p>
          </table:table-cell>
          <table:table-cell office:value-type="string">
            <text:p>掉价</text:p>
          </table:table-cell>
          <table:table-cell office:value-type="string">
            <text:p>毛病</text:p>
          </table:table-cell>
          <table:table-cell table:style-name="ce2" office:value-type="string">
            <text:p>真</text:p>
          </table:table-cell>
          <table:table-cell table:number-columns-repeated="7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8</text:p>
          </table:table-cell>
          <table:table-cell office:value-type="float" office:value="0.0328997523046261">
            <text:p>0.0328997523</text:p>
          </table:table-cell>
          <table:table-cell office:value-type="string">
            <text:p>失望</text:p>
          </table:table-cell>
          <table:table-cell office:value-type="string">
            <text:p>特别</text:p>
          </table:table-cell>
          <table:table-cell table:number-columns-repeated="8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8</text:p>
          </table:table-cell>
          <table:table-cell office:value-type="float" office:value="0.032884172896838">
            <text:p>0.0328841729</text:p>
          </table:table-cell>
          <table:table-cell office:value-type="string">
            <text:p>天</text:p>
          </table:table-cell>
          <table:table-cell office:value-type="string">
            <text:p>京东</text:p>
          </table:table-cell>
          <table:table-cell office:value-type="string">
            <text:p>告诉</text:p>
          </table:table-cell>
          <table:table-cell table:number-columns-repeated="7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0</text:p>
          </table:table-cell>
          <table:table-cell office:value-type="float" office:value="0.03284873891338">
            <text:p>0.0328487389</text:p>
          </table:table-cell>
          <table:table-cell office:value-type="string">
            <text:p>网速</text:p>
          </table:table-cell>
          <table:table-cell office:value-type="string">
            <text:p>估计</text:p>
          </table:table-cell>
          <table:table-cell office:value-type="string">
            <text:p>港行</text:p>
          </table:table-cell>
          <table:table-cell office:value-type="string">
            <text:p>舒服</text:p>
          </table:table-cell>
          <table:table-cell table:number-columns-repeated="6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</text:p>
          </table:table-cell>
          <table:table-cell office:value-type="float" office:value="0.0328261140619934">
            <text:p>0.0328261141</text:p>
          </table:table-cell>
          <table:table-cell office:value-type="string">
            <text:p>收货</text:p>
          </table:table-cell>
          <table:table-cell office:value-type="string">
            <text:p>一段时间</text:p>
          </table:table-cell>
          <table:table-cell office:value-type="string">
            <text:p>取</text:p>
          </table:table-cell>
          <table:table-cell office:value-type="string">
            <text:p>花</text:p>
          </table:table-cell>
          <table:table-cell table:number-columns-repeated="6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4</text:p>
          </table:table-cell>
          <table:table-cell office:value-type="float" office:value="0.032799848210577">
            <text:p>0.0327998482</text:p>
          </table:table-cell>
          <table:table-cell office:value-type="string">
            <text:p>评论</text:p>
          </table:table-cell>
          <table:table-cell office:value-type="string">
            <text:p>体验</text:p>
          </table:table-cell>
          <table:table-cell office:value-type="string">
            <text:p>花</text:p>
          </table:table-cell>
          <table:table-cell table:number-columns-repeated="7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8</text:p>
          </table:table-cell>
          <table:table-cell office:value-type="float" office:value="0.0327792765352595">
            <text:p>0.0327792765</text:p>
          </table:table-cell>
          <table:table-cell office:value-type="string">
            <text:p>死机</text:p>
          </table:table-cell>
          <table:table-cell office:value-type="string">
            <text:p>掉</text:p>
          </table:table-cell>
          <table:table-cell table:number-columns-repeated="8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1</text:p>
          </table:table-cell>
          <table:table-cell office:value-type="float" office:value="0.0327755911178321">
            <text:p>0.0327755911</text:p>
          </table:table-cell>
          <table:table-cell office:value-type="string">
            <text:p>太</text:p>
          </table:table-cell>
          <table:table-cell office:value-type="string">
            <text:p>外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7</text:p>
          </table:table-cell>
          <table:table-cell office:value-type="float" office:value="0.0325195658019503">
            <text:p>0.0325195658</text:p>
          </table:table-cell>
          <table:table-cell office:value-type="string">
            <text:p>入手</text:p>
          </table:table-cell>
          <table:table-cell office:value-type="string">
            <text:p>霸气</text:p>
          </table:table-cell>
          <table:table-cell table:number-columns-repeated="8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6</text:p>
          </table:table-cell>
          <table:table-cell office:value-type="float" office:value="0.0324071384491269">
            <text:p>0.0324071384</text:p>
          </table:table-cell>
          <table:table-cell office:value-type="string">
            <text:p>电子</text:p>
          </table:table-cell>
          <table:table-cell office:value-type="string">
            <text:p>数据</text:p>
          </table:table-cell>
          <table:table-cell office:value-type="string">
            <text:p>网速</text:p>
          </table:table-cell>
          <table:table-cell office:value-type="string">
            <text:p>s</text:p>
          </table:table-cell>
          <table:table-cell office:value-type="string">
            <text:p>没话说</text:p>
          </table:table-cell>
          <table:table-cell office:value-type="string">
            <text:p>高大</text:p>
          </table:table-cell>
          <table:table-cell table:number-columns-repeated="4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</text:p>
          </table:table-cell>
          <table:table-cell office:value-type="float" office:value="0.0322338165051819">
            <text:p>0.0322338165</text:p>
          </table:table-cell>
          <table:table-cell office:value-type="string">
            <text:p>完</text:p>
          </table:table-cell>
          <table:table-cell office:value-type="string">
            <text:p>流量</text:p>
          </table:table-cell>
          <table:table-cell office:value-type="string">
            <text:p>没用</text:p>
          </table:table-cell>
          <table:table-cell office:value-type="string">
            <text:p>晚</text:p>
          </table:table-cell>
          <table:table-cell table:number-columns-repeated="6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</text:p>
          </table:table-cell>
          <table:table-cell office:value-type="float" office:value="0.0320761477143052">
            <text:p>0.0320761477</text:p>
          </table:table-cell>
          <table:table-cell office:value-type="string">
            <text:p>没什么</text:p>
          </table:table-cell>
          <table:table-cell table:number-columns-repeated="9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5</text:p>
          </table:table-cell>
          <table:table-cell office:value-type="float" office:value="0.0319296730090349">
            <text:p>0.031929673</text:p>
          </table:table-cell>
          <table:table-cell office:value-type="string">
            <text:p>肯定</text:p>
          </table:table-cell>
          <table:table-cell office:value-type="string">
            <text:p>客户</text:p>
          </table:table-cell>
          <table:table-cell office:value-type="string">
            <text:p>女朋友</text:p>
          </table:table-cell>
          <table:table-cell office:value-type="string">
            <text:p>保证</text:p>
          </table:table-cell>
          <table:table-cell table:number-columns-repeated="6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5</text:p>
          </table:table-cell>
          <table:table-cell office:value-type="float" office:value="0.0318997354788003">
            <text:p>0.0318997355</text:p>
          </table:table-cell>
          <table:table-cell office:value-type="string">
            <text:p>早上</text:p>
          </table:table-cell>
          <table:table-cell office:value-type="string">
            <text:p>真的</text:p>
          </table:table-cell>
          <table:table-cell office:value-type="string">
            <text:p>天</text:p>
          </table:table-cell>
          <table:table-cell office:value-type="string">
            <text:p>便宜</text:p>
          </table:table-cell>
          <table:table-cell table:number-columns-repeated="6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9</text:p>
          </table:table-cell>
          <table:table-cell office:value-type="float" office:value="0.0317682876691117">
            <text:p>0.0317682877</text:p>
          </table:table-cell>
          <table:table-cell office:value-type="string">
            <text:p>弄</text:p>
          </table:table-cell>
          <table:table-cell office:value-type="string">
            <text:p>一点</text:p>
          </table:table-cell>
          <table:table-cell office:value-type="string">
            <text:p>可惜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2</text:p>
          </table:table-cell>
          <table:table-cell office:value-type="float" office:value="0.0316778086551851">
            <text:p>0.0316778087</text:p>
          </table:table-cell>
          <table:table-cell office:value-type="string">
            <text:p>5S</text:p>
          </table:table-cell>
          <table:table-cell office:value-type="string">
            <text:p>不让</text:p>
          </table:table-cell>
          <table:table-cell office:value-type="string">
            <text:p>弄</text:p>
          </table:table-cell>
          <table:table-cell office:value-type="string">
            <text:p>摔</text:p>
          </table:table-cell>
          <table:table-cell office:value-type="string">
            <text:p>再也</text:p>
          </table:table-cell>
          <table:table-cell table:number-columns-repeated="5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5</text:p>
          </table:table-cell>
          <table:table-cell office:value-type="float" office:value="0.0315624519954902">
            <text:p>0.031562452</text:p>
          </table:table-cell>
          <table:table-cell office:value-type="string">
            <text:p>不到</text:p>
          </table:table-cell>
          <table:table-cell office:value-type="string">
            <text:p>适合</text:p>
          </table:table-cell>
          <table:table-cell office:value-type="string">
            <text:p>没用</text:p>
          </table:table-cell>
          <table:table-cell office:value-type="string">
            <text:p>唯一</text:p>
          </table:table-cell>
          <table:table-cell office:value-type="string">
            <text:p>机子</text:p>
          </table:table-cell>
          <table:table-cell table:number-columns-repeated="5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4</text:p>
          </table:table-cell>
          <table:table-cell office:value-type="float" office:value="0.0314662666075962">
            <text:p>0.0314662666</text:p>
          </table:table-cell>
          <table:table-cell office:value-type="string">
            <text:p>卡</text:p>
          </table:table-cell>
          <table:table-cell office:value-type="string">
            <text:p>提供</text:p>
          </table:table-cell>
          <table:table-cell office:value-type="string">
            <text:p>正版</text:p>
          </table:table-cell>
          <table:table-cell office:value-type="string">
            <text:p>版本</text:p>
          </table:table-cell>
          <table:table-cell office:value-type="float" office:value="0">
            <text:p>0</text:p>
          </table:table-cell>
          <table:table-cell office:value-type="string">
            <text:p>谱</text:p>
          </table:table-cell>
          <table:table-cell table:number-columns-repeated="4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5</text:p>
          </table:table-cell>
          <table:table-cell office:value-type="float" office:value="0.0313746738000764">
            <text:p>0.0313746738</text:p>
          </table:table-cell>
          <table:table-cell office:value-type="string">
            <text:p>处</text:p>
          </table:table-cell>
          <table:table-cell office:value-type="string">
            <text:p>天</text:p>
          </table:table-cell>
          <table:table-cell office:value-type="string">
            <text:p>玩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6</text:p>
          </table:table-cell>
          <table:table-cell office:value-type="float" office:value="0.0311890338271059">
            <text:p>0.0311890338</text:p>
          </table:table-cell>
          <table:table-cell office:value-type="string">
            <text:p>垃圾</text:p>
          </table:table-cell>
          <table:table-cell office:value-type="string">
            <text:p>原装</text:p>
          </table:table-cell>
          <table:table-cell table:number-columns-repeated="8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7</text:p>
          </table:table-cell>
          <table:table-cell office:value-type="float" office:value="0.0310937739538814">
            <text:p>0.031093774</text:p>
          </table:table-cell>
          <table:table-cell office:value-type="string">
            <text:p>强大</text:p>
          </table:table-cell>
          <table:table-cell office:value-type="string">
            <text:p>昨天</text:p>
          </table:table-cell>
          <table:table-cell office:value-type="string">
            <text:p>两次</text:p>
          </table:table-cell>
          <table:table-cell office:value-type="string">
            <text:p>惊喜</text:p>
          </table:table-cell>
          <table:table-cell office:value-type="string">
            <text:p>天</text:p>
          </table:table-cell>
          <table:table-cell office:value-type="string">
            <text:p>专卖店</text:p>
          </table:table-cell>
          <table:table-cell office:value-type="string">
            <text:p>京东</text:p>
          </table:table-cell>
          <table:table-cell table:number-columns-repeated="3"/>
        </table:table-row>
        <table:table-row table:style-name="ro1">
          <table:table-cell office:value-type="string">
            <text:p>Topic30</text:p>
          </table:table-cell>
          <table:table-cell office:value-type="string">
            <text:p>Topic25</text:p>
          </table:table-cell>
          <table:table-cell office:value-type="float" office:value="0.0306776501297349">
            <text:p>0.0306776501</text:p>
          </table:table-cell>
          <table:table-cell office:value-type="string">
            <text:p>仔细</text:p>
          </table:table-cell>
          <table:table-cell office:value-type="string">
            <text:p>稍微</text:p>
          </table:table-cell>
          <table:table-cell office:value-type="string">
            <text:p>确实</text:p>
          </table:table-cell>
          <table:table-cell office:value-type="string">
            <text:p>果断</text:p>
          </table:table-cell>
          <table:table-cell table:number-columns-repeated="6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8</text:p>
          </table:table-cell>
          <table:table-cell office:value-type="float" office:value="0.0306459335350062">
            <text:p>0.0306459335</text:p>
          </table:table-cell>
          <table:table-cell office:value-type="string">
            <text:p>前</text:p>
          </table:table-cell>
          <table:table-cell office:value-type="string">
            <text:p>价格便宜</text:p>
          </table:table-cell>
          <table:table-cell office:value-type="string">
            <text:p>死机</text:p>
          </table:table-cell>
          <table:table-cell office:value-type="string">
            <text:p>重启</text:p>
          </table:table-cell>
          <table:table-cell table:number-columns-repeated="6"/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9</text:p>
          </table:table-cell>
          <table:table-cell office:value-type="float" office:value="0.0305835297622523">
            <text:p>0.0305835298</text:p>
          </table:table-cell>
          <table:table-cell office:value-type="string">
            <text:p>赞</text:p>
          </table:table-cell>
          <table:table-cell office:value-type="string">
            <text:p>实在</text:p>
          </table:table-cell>
          <table:table-cell table:number-columns-repeated="8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4</text:p>
          </table:table-cell>
          <table:table-cell office:value-type="float" office:value="0.0305402228999397">
            <text:p>0.0305402229</text:p>
          </table:table-cell>
          <table:table-cell office:value-type="string">
            <text:p>卡</text:p>
          </table:table-cell>
          <table:table-cell office:value-type="string">
            <text:p>顺畅</text:p>
          </table:table-cell>
          <table:table-cell office:value-type="string">
            <text:p>唯一</text:p>
          </table:table-cell>
          <table:table-cell office:value-type="string">
            <text:p>型号</text:p>
          </table:table-cell>
          <table:table-cell office:value-type="string">
            <text:p>换机</text:p>
          </table:table-cell>
          <table:table-cell table:number-columns-repeated="5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5</text:p>
          </table:table-cell>
          <table:table-cell office:value-type="float" office:value="0.030537627539562">
            <text:p>0.0305376275</text:p>
          </table:table-cell>
          <table:table-cell office:value-type="string">
            <text:p>真的</text:p>
          </table:table-cell>
          <table:table-cell table:number-columns-repeated="9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8</text:p>
          </table:table-cell>
          <table:table-cell office:value-type="float" office:value="0.0305094053450951">
            <text:p>0.0305094053</text:p>
          </table:table-cell>
          <table:table-cell office:value-type="string">
            <text:p>京东</text:p>
          </table:table-cell>
          <table:table-cell office:value-type="string">
            <text:p>挺快</text:p>
          </table:table-cell>
          <table:table-cell office:value-type="string">
            <text:p>坏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3</text:p>
          </table:table-cell>
          <table:table-cell office:value-type="float" office:value="0.0304579384691079">
            <text:p>0.0304579385</text:p>
          </table:table-cell>
          <table:table-cell office:value-type="string">
            <text:p>担心</text:p>
          </table:table-cell>
          <table:table-cell office:value-type="string">
            <text:p>上网</text:p>
          </table:table-cell>
          <table:table-cell office:value-type="string">
            <text:p>正版</text:p>
          </table:table-cell>
          <table:table-cell office:value-type="string">
            <text:p>发现</text:p>
          </table:table-cell>
          <table:table-cell table:number-columns-repeated="6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5</text:p>
          </table:table-cell>
          <table:table-cell office:value-type="float" office:value="0.0303456354890456">
            <text:p>0.0303456355</text:p>
          </table:table-cell>
          <table:table-cell office:value-type="string">
            <text:p>次</text:p>
          </table:table-cell>
          <table:table-cell office:value-type="string">
            <text:p>差</text:p>
          </table:table-cell>
          <table:table-cell office:value-type="string">
            <text:p>原因</text:p>
          </table:table-cell>
          <table:table-cell office:value-type="string">
            <text:p>真心</text:p>
          </table:table-cell>
          <table:table-cell table:number-columns-repeated="6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4</text:p>
          </table:table-cell>
          <table:table-cell office:value-type="float" office:value="0.0302492488576915">
            <text:p>0.0302492489</text:p>
          </table:table-cell>
          <table:table-cell office:value-type="string">
            <text:p>缺点</text:p>
          </table:table-cell>
          <table:table-cell office:value-type="string">
            <text:p>唯一</text:p>
          </table:table-cell>
          <table:table-cell office:value-type="string">
            <text:p>解释</text:p>
          </table:table-cell>
          <table:table-cell table:number-columns-repeated="7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18</text:p>
          </table:table-cell>
          <table:table-cell office:value-type="float" office:value="0.0300007348078478">
            <text:p>0.0300007348</text:p>
          </table:table-cell>
          <table:table-cell office:value-type="string">
            <text:p>赠品</text:p>
          </table:table-cell>
          <table:table-cell office:value-type="string">
            <text:p>第二个</text:p>
          </table:table-cell>
          <table:table-cell office:value-type="string">
            <text:p>一句</text:p>
          </table:table-cell>
          <table:table-cell office:value-type="string">
            <text:p>没什么</text:p>
          </table:table-cell>
          <table:table-cell office:value-type="string">
            <text:p>价格便宜</text:p>
          </table:table-cell>
          <table:table-cell office:value-type="string">
            <text:p>年</text:p>
          </table:table-cell>
          <table:table-cell table:number-columns-repeated="4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9</text:p>
          </table:table-cell>
          <table:table-cell office:value-type="float" office:value="0.0299098005870867">
            <text:p>0.0299098006</text:p>
          </table:table-cell>
          <table:table-cell office:value-type="string">
            <text:p>保护</text:p>
          </table:table-cell>
          <table:table-cell office:value-type="string">
            <text:p>买来</text:p>
          </table:table-cell>
          <table:table-cell table:number-columns-repeated="8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6</text:p>
          </table:table-cell>
          <table:table-cell office:value-type="float" office:value="0.0298174986580784">
            <text:p>0.0298174987</text:p>
          </table:table-cell>
          <table:table-cell office:value-type="string">
            <text:p>有没有</text:p>
          </table:table-cell>
          <table:table-cell office:value-type="string">
            <text:p>s</text:p>
          </table:table-cell>
          <table:table-cell office:value-type="string">
            <text:p>够</text:p>
          </table:table-cell>
          <table:table-cell office:value-type="string">
            <text:p>真的</text:p>
          </table:table-cell>
          <table:table-cell table:number-columns-repeated="6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</text:p>
          </table:table-cell>
          <table:table-cell office:value-type="float" office:value="0.0297800767021131">
            <text:p>0.0297800767</text:p>
          </table:table-cell>
          <table:table-cell office:value-type="string">
            <text:p>灰尘</text:p>
          </table:table-cell>
          <table:table-cell office:value-type="string">
            <text:p>暖</text:p>
          </table:table-cell>
          <table:table-cell office:value-type="string">
            <text:p>手里</text:p>
          </table:table-cell>
          <table:table-cell office:value-type="string">
            <text:p>操作系统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office:value-type="string">
            <text:p>Topic16</text:p>
          </table:table-cell>
          <table:table-cell office:value-type="string">
            <text:p>Topic29</text:p>
          </table:table-cell>
          <table:table-cell office:value-type="float" office:value="0.0296143243439535">
            <text:p>0.0296143243</text:p>
          </table:table-cell>
          <table:table-cell office:value-type="string">
            <text:p>S</text:p>
          </table:table-cell>
          <table:table-cell office:value-type="string">
            <text:p>选择</text:p>
          </table:table-cell>
          <table:table-cell office:value-type="string">
            <text:p>够</text:p>
          </table:table-cell>
          <table:table-cell office:value-type="string">
            <text:p>实在</text:p>
          </table:table-cell>
          <table:table-cell table:number-columns-repeated="6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4</text:p>
          </table:table-cell>
          <table:table-cell office:value-type="float" office:value="0.029335444568511">
            <text:p>0.0293354446</text:p>
          </table:table-cell>
          <table:table-cell office:value-type="string">
            <text:p>解决</text:p>
          </table:table-cell>
          <table:table-cell office:value-type="string">
            <text:p>人员</text:p>
          </table:table-cell>
          <table:table-cell office:value-type="string">
            <text:p>坏</text:p>
          </table:table-cell>
          <table:table-cell table:number-columns-repeated="7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37</text:p>
          </table:table-cell>
          <table:table-cell office:value-type="float" office:value="0.0292901061082048">
            <text:p>0.0292901061</text:p>
          </table:table-cell>
          <table:table-cell office:value-type="string">
            <text:p>下午</text:p>
          </table:table-cell>
          <table:table-cell office:value-type="string">
            <text:p>真的</text:p>
          </table:table-cell>
          <table:table-cell table:number-columns-repeated="8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17</text:p>
          </table:table-cell>
          <table:table-cell office:value-type="float" office:value="0.0290926223537709">
            <text:p>0.0290926224</text:p>
          </table:table-cell>
          <table:table-cell office:value-type="string">
            <text:p>接受</text:p>
          </table:table-cell>
          <table:table-cell office:value-type="string">
            <text:p>真的</text:p>
          </table:table-cell>
          <table:table-cell table:number-columns-repeated="8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9</text:p>
          </table:table-cell>
          <table:table-cell office:value-type="float" office:value="0.0287218964511019">
            <text:p>0.0287218965</text:p>
          </table:table-cell>
          <table:table-cell office:value-type="string">
            <text:p>强大</text:p>
          </table:table-cell>
          <table:table-cell office:value-type="string">
            <text:p>网购</text:p>
          </table:table-cell>
          <table:table-cell table:number-columns-repeated="8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8</text:p>
          </table:table-cell>
          <table:table-cell office:value-type="float" office:value="0.0286435260265359">
            <text:p>0.028643526</text:p>
          </table:table-cell>
          <table:table-cell office:value-type="string">
            <text:p>相机</text:p>
          </table:table-cell>
          <table:table-cell office:value-type="string">
            <text:p>s</text:p>
          </table:table-cell>
          <table:table-cell office:value-type="string">
            <text:p>更好</text:p>
          </table:table-cell>
          <table:table-cell table:number-columns-repeated="7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5</text:p>
          </table:table-cell>
          <table:table-cell office:value-type="float" office:value="0.0286015252789202">
            <text:p>0.0286015253</text:p>
          </table:table-cell>
          <table:table-cell office:value-type="string">
            <text:p>真的</text:p>
          </table:table-cell>
          <table:table-cell office:value-type="string">
            <text:p>到达</text:p>
          </table:table-cell>
          <table:table-cell table:number-columns-repeated="8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5</text:p>
          </table:table-cell>
          <table:table-cell office:value-type="float" office:value="0.0281751060125585">
            <text:p>0.028175106</text:p>
          </table:table-cell>
          <table:table-cell office:value-type="string">
            <text:p>充电器</text:p>
          </table:table-cell>
          <table:table-cell office:value-type="string">
            <text:p>热</text:p>
          </table:table-cell>
          <table:table-cell table:number-columns-repeated="8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38</text:p>
          </table:table-cell>
          <table:table-cell office:value-type="float" office:value="0.0280285553769758">
            <text:p>0.0280285554</text:p>
          </table:table-cell>
          <table:table-cell office:value-type="string">
            <text:p>拿到</text:p>
          </table:table-cell>
          <table:table-cell office:value-type="string">
            <text:p>麻烦</text:p>
          </table:table-cell>
          <table:table-cell office:value-type="string">
            <text:p>机子</text:p>
          </table:table-cell>
          <table:table-cell table:number-columns-repeated="7"/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4</text:p>
          </table:table-cell>
          <table:table-cell office:value-type="float" office:value="0.0278940646624278">
            <text:p>0.0278940647</text:p>
          </table:table-cell>
          <table:table-cell office:value-type="string">
            <text:p>超好</text:p>
          </table:table-cell>
          <table:table-cell office:value-type="string">
            <text:p>唯一</text:p>
          </table:table-cell>
          <table:table-cell office:value-type="string">
            <text:p>升级</text:p>
          </table:table-cell>
          <table:table-cell office:value-type="string">
            <text:p>划痕</text:p>
          </table:table-cell>
          <table:table-cell office:value-type="string">
            <text:p>解释</text:p>
          </table:table-cell>
          <table:table-cell office:value-type="string">
            <text:p>慢</text:p>
          </table:table-cell>
          <table:table-cell table:number-columns-repeated="4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16</text:p>
          </table:table-cell>
          <table:table-cell office:value-type="float" office:value="0.0278707242423762">
            <text:p>0.0278707242</text:p>
          </table:table-cell>
          <table:table-cell office:value-type="string">
            <text:p>大件</text:p>
          </table:table-cell>
          <table:table-cell office:value-type="string">
            <text:p>三星</text:p>
          </table:table-cell>
          <table:table-cell table:number-columns-repeated="8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5</text:p>
          </table:table-cell>
          <table:table-cell office:value-type="float" office:value="0.0277331811993128">
            <text:p>0.0277331812</text:p>
          </table:table-cell>
          <table:table-cell office:value-type="string">
            <text:p>垃圾</text:p>
          </table:table-cell>
          <table:table-cell office:value-type="string">
            <text:p>天</text:p>
          </table:table-cell>
          <table:table-cell office:value-type="string">
            <text:p>选择</text:p>
          </table:table-cell>
          <table:table-cell table:number-columns-repeated="7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</text:p>
          </table:table-cell>
          <table:table-cell office:value-type="float" office:value="0.0276254888818154">
            <text:p>0.0276254889</text:p>
          </table:table-cell>
          <table:table-cell office:value-type="string">
            <text:p>S</text:p>
          </table:table-cell>
          <table:table-cell office:value-type="string">
            <text:p>依然</text:p>
          </table:table-cell>
          <table:table-cell office:value-type="string">
            <text:p>两个</text:p>
          </table:table-cell>
          <table:table-cell table:number-columns-repeated="7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6</text:p>
          </table:table-cell>
          <table:table-cell office:value-type="float" office:value="0.0276129707112971">
            <text:p>0.0276129707</text:p>
          </table:table-cell>
          <table:table-cell office:value-type="string">
            <text:p>真心</text:p>
          </table:table-cell>
          <table:table-cell table:number-columns-repeated="9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</text:p>
          </table:table-cell>
          <table:table-cell office:value-type="float" office:value="0.0276105531697322">
            <text:p>0.0276105532</text:p>
          </table:table-cell>
          <table:table-cell office:value-type="string">
            <text:p>怀疑</text:p>
          </table:table-cell>
          <table:table-cell office:value-type="string">
            <text:p>买完</text:p>
          </table:table-cell>
          <table:table-cell office:value-type="string">
            <text:p>奖品</text:p>
          </table:table-cell>
          <table:table-cell office:value-type="string">
            <text:p>恶心</text:p>
          </table:table-cell>
          <table:table-cell office:value-type="string">
            <text:p>体验</text:p>
          </table:table-cell>
          <table:table-cell table:number-columns-repeated="5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3</text:p>
          </table:table-cell>
          <table:table-cell office:value-type="float" office:value="0.027322616623293">
            <text:p>0.0273226166</text:p>
          </table:table-cell>
          <table:table-cell office:value-type="string">
            <text:p>屏</text:p>
          </table:table-cell>
          <table:table-cell office:value-type="string">
            <text:p>有个</text:p>
          </table:table-cell>
          <table:table-cell table:number-columns-repeated="8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5</text:p>
          </table:table-cell>
          <table:table-cell office:value-type="float" office:value="0.0272908722224285">
            <text:p>0.0272908722</text:p>
          </table:table-cell>
          <table:table-cell office:value-type="string">
            <text:p>分钟</text:p>
          </table:table-cell>
          <table:table-cell office:value-type="string">
            <text:p>站</text:p>
          </table:table-cell>
          <table:table-cell office:value-type="string">
            <text:p>越做越</text:p>
          </table:table-cell>
          <table:table-cell office:value-type="string">
            <text:p>棒</text:p>
          </table:table-cell>
          <table:table-cell office:value-type="string">
            <text:p>确实</text:p>
          </table:table-cell>
          <table:table-cell table:number-columns-repeated="5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5</text:p>
          </table:table-cell>
          <table:table-cell office:value-type="float" office:value="0.0270518962870553">
            <text:p>0.0270518963</text:p>
          </table:table-cell>
          <table:table-cell office:value-type="string">
            <text:p>真心</text:p>
          </table:table-cell>
          <table:table-cell table:style-name="ce2" office:value-type="string">
            <text:p>真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5</text:p>
          </table:table-cell>
          <table:table-cell office:value-type="float" office:value="0.0269636067747792">
            <text:p>0.0269636068</text:p>
          </table:table-cell>
          <table:table-cell office:value-type="string">
            <text:p>早就</text:p>
          </table:table-cell>
          <table:table-cell office:value-type="string">
            <text:p>没得说</text:p>
          </table:table-cell>
          <table:table-cell table:number-columns-repeated="8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7</text:p>
          </table:table-cell>
          <table:table-cell office:value-type="float" office:value="0.026938638921846">
            <text:p>0.0269386389</text:p>
          </table:table-cell>
          <table:table-cell office:value-type="string">
            <text:p>难</text:p>
          </table:table-cell>
          <table:table-cell office:value-type="string">
            <text:p>昨天</text:p>
          </table:table-cell>
          <table:table-cell office:value-type="string">
            <text:p>便宜</text:p>
          </table:table-cell>
          <table:table-cell office:value-type="string">
            <text:p>质量</text:p>
          </table:table-cell>
          <table:table-cell office:value-type="string">
            <text:p>塑料袋</text:p>
          </table:table-cell>
          <table:table-cell office:value-type="string">
            <text:p>超过</text:p>
          </table:table-cell>
          <table:table-cell table:number-columns-repeated="4"/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8</text:p>
          </table:table-cell>
          <table:table-cell office:value-type="float" office:value="0.02655675395513">
            <text:p>0.026556754</text:p>
          </table:table-cell>
          <table:table-cell office:value-type="string">
            <text:p>天</text:p>
          </table:table-cell>
          <table:table-cell office:value-type="string">
            <text:p>s</text:p>
          </table:table-cell>
          <table:table-cell office:value-type="string">
            <text:p>小卡</text:p>
          </table:table-cell>
          <table:table-cell office:value-type="string">
            <text:p>办法</text:p>
          </table:table-cell>
          <table:table-cell table:number-columns-repeated="6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6</text:p>
          </table:table-cell>
          <table:table-cell office:value-type="float" office:value="0.0264553827827977">
            <text:p>0.0264553828</text:p>
          </table:table-cell>
          <table:table-cell office:value-type="string">
            <text:p>感觉</text:p>
          </table:table-cell>
          <table:table-cell office:value-type="string">
            <text:p>实在</text:p>
          </table:table-cell>
          <table:table-cell office:value-type="string">
            <text:p>这款</text:p>
          </table:table-cell>
          <table:table-cell table:number-columns-repeated="7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2</text:p>
          </table:table-cell>
          <table:table-cell office:value-type="float" office:value="0.0260399342059086">
            <text:p>0.0260399342</text:p>
          </table:table-cell>
          <table:table-cell office:value-type="string">
            <text:p>完</text:p>
          </table:table-cell>
          <table:table-cell office:value-type="string">
            <text:p>专卖店</text:p>
          </table:table-cell>
          <table:table-cell office:value-type="string">
            <text:p>5S</text:p>
          </table:table-cell>
          <table:table-cell office:value-type="string">
            <text:p>很棒</text:p>
          </table:table-cell>
          <table:table-cell table:number-columns-repeated="6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6</text:p>
          </table:table-cell>
          <table:table-cell office:value-type="float" office:value="0.0256968820681766">
            <text:p>0.0256968821</text:p>
          </table:table-cell>
          <table:table-cell office:value-type="string">
            <text:p>款</text:p>
          </table:table-cell>
          <table:table-cell office:value-type="string">
            <text:p>完美</text:p>
          </table:table-cell>
          <table:table-cell table:number-columns-repeated="8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9</text:p>
          </table:table-cell>
          <table:table-cell office:value-type="float" office:value="0.0255255925227966">
            <text:p>0.0255255925</text:p>
          </table:table-cell>
          <table:table-cell office:value-type="string">
            <text:p>完</text:p>
          </table:table-cell>
          <table:table-cell office:value-type="string">
            <text:p>网购</text:p>
          </table:table-cell>
          <table:table-cell office:value-type="string">
            <text:p>失望</text:p>
          </table:table-cell>
          <table:table-cell office:value-type="string">
            <text:p>JD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5</text:p>
          </table:table-cell>
          <table:table-cell office:value-type="float" office:value="0.0254633427916228">
            <text:p>0.0254633428</text:p>
          </table:table-cell>
          <table:table-cell office:value-type="string">
            <text:p>赶上</text:p>
          </table:table-cell>
          <table:table-cell office:value-type="string">
            <text:p>天</text:p>
          </table:table-cell>
          <table:table-cell office:value-type="string">
            <text:p>丢</text:p>
          </table:table-cell>
          <table:table-cell office:value-type="string">
            <text:p>机子</text:p>
          </table:table-cell>
          <table:table-cell office:value-type="string">
            <text:p>发</text:p>
          </table:table-cell>
          <table:table-cell table:number-columns-repeated="5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0</text:p>
          </table:table-cell>
          <table:table-cell office:value-type="float" office:value="0.0253845866277874">
            <text:p>0.0253845866</text:p>
          </table:table-cell>
          <table:table-cell office:value-type="string">
            <text:p>网购</text:p>
          </table:table-cell>
          <table:table-cell office:value-type="string">
            <text:p>JD</text:p>
          </table:table-cell>
          <table:table-cell office:value-type="string">
            <text:p>老婆</text:p>
          </table:table-cell>
          <table:table-cell office:value-type="string">
            <text:p>机子</text:p>
          </table:table-cell>
          <table:table-cell office:value-type="string">
            <text:p>专卖店</text:p>
          </table:table-cell>
          <table:table-cell table:number-columns-repeated="5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5</text:p>
          </table:table-cell>
          <table:table-cell office:value-type="float" office:value="0.0252503457272041">
            <text:p>0.0252503457</text:p>
          </table:table-cell>
          <table:table-cell office:value-type="string">
            <text:p>产品</text:p>
          </table:table-cell>
          <table:table-cell office:value-type="string">
            <text:p>不卡</text:p>
          </table:table-cell>
          <table:table-cell office:value-type="string">
            <text:p>瑕疵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2</text:p>
          </table:table-cell>
          <table:table-cell office:value-type="float" office:value="0.0251430496715936">
            <text:p>0.0251430497</text:p>
          </table:table-cell>
          <table:table-cell office:value-type="string">
            <text:p>手上</text:p>
          </table:table-cell>
          <table:table-cell office:value-type="string">
            <text:p>技术</text:p>
          </table:table-cell>
          <table:table-cell office:value-type="string">
            <text:p>拿来</text:p>
          </table:table-cell>
          <table:table-cell office:value-type="string">
            <text:p>开心</text:p>
          </table:table-cell>
          <table:table-cell office:value-type="string">
            <text:p>东西</text:p>
          </table:table-cell>
          <table:table-cell office:value-type="string">
            <text:p>差</text:p>
          </table:table-cell>
          <table:table-cell office:value-type="string">
            <text:p>掉</text:p>
          </table:table-cell>
          <table:table-cell table:number-columns-repeated="3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2</text:p>
          </table:table-cell>
          <table:table-cell office:value-type="float" office:value="0.0250478683912313">
            <text:p>0.0250478684</text:p>
          </table:table-cell>
          <table:table-cell office:value-type="string">
            <text:p>玩</text:p>
          </table:table-cell>
          <table:table-cell office:value-type="string">
            <text:p>显示</text:p>
          </table:table-cell>
          <table:table-cell office:value-type="string">
            <text:p>先</text:p>
          </table:table-cell>
          <table:table-cell office:value-type="string">
            <text:p>官方</text:p>
          </table:table-cell>
          <table:table-cell office:value-type="string">
            <text:p>外面</text:p>
          </table:table-cell>
          <table:table-cell table:number-columns-repeated="5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15</text:p>
          </table:table-cell>
          <table:table-cell office:value-type="float" office:value="0.0248741420390462">
            <text:p>0.024874142</text:p>
          </table:table-cell>
          <table:table-cell office:value-type="string">
            <text:p>顺手</text:p>
          </table:table-cell>
          <table:table-cell office:value-type="string">
            <text:p>次</text:p>
          </table:table-cell>
          <table:table-cell office:value-type="string">
            <text:p>爱</text:p>
          </table:table-cell>
          <table:table-cell office:value-type="string">
            <text:p>真心</text:p>
          </table:table-cell>
          <table:table-cell table:number-columns-repeated="6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6</text:p>
          </table:table-cell>
          <table:table-cell office:value-type="float" office:value="0.0247256952538551">
            <text:p>0.0247256953</text:p>
          </table:table-cell>
          <table:table-cell office:value-type="string">
            <text:p>显示</text:p>
          </table:table-cell>
          <table:table-cell office:value-type="string">
            <text:p>太慢</text:p>
          </table:table-cell>
          <table:table-cell table:number-columns-repeated="8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6</text:p>
          </table:table-cell>
          <table:table-cell office:value-type="float" office:value="0.0246218733851934">
            <text:p>0.0246218734</text:p>
          </table:table-cell>
          <table:table-cell office:value-type="string">
            <text:p>自动</text:p>
          </table:table-cell>
          <table:table-cell office:value-type="string">
            <text:p>显示</text:p>
          </table:table-cell>
          <table:table-cell office:value-type="string">
            <text:p>里</text:p>
          </table:table-cell>
          <table:table-cell office:value-type="string">
            <text:p>加</text:p>
          </table:table-cell>
          <table:table-cell office:value-type="string">
            <text:p>签收</text:p>
          </table:table-cell>
          <table:table-cell table:number-columns-repeated="5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8</text:p>
          </table:table-cell>
          <table:table-cell office:value-type="float" office:value="0.0243341163687004">
            <text:p>0.0243341164</text:p>
          </table:table-cell>
          <table:table-cell office:value-type="string">
            <text:p>天</text:p>
          </table:table-cell>
          <table:table-cell office:value-type="string">
            <text:p>照片</text:p>
          </table:table-cell>
          <table:table-cell table:number-columns-repeated="8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</text:p>
          </table:table-cell>
          <table:table-cell office:value-type="float" office:value="0.0240638466890763">
            <text:p>0.0240638467</text:p>
          </table:table-cell>
          <table:table-cell office:value-type="string">
            <text:p>流量</text:p>
          </table:table-cell>
          <table:table-cell office:value-type="string">
            <text:p>没什么</text:p>
          </table:table-cell>
          <table:table-cell office:value-type="string">
            <text:p>花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7</text:p>
          </table:table-cell>
          <table:table-cell office:value-type="float" office:value="0.0237565264906716">
            <text:p>0.0237565265</text:p>
          </table:table-cell>
          <table:table-cell office:value-type="string">
            <text:p>网</text:p>
          </table:table-cell>
          <table:table-cell office:value-type="string">
            <text:p>划痕</text:p>
          </table:table-cell>
          <table:table-cell office:value-type="string">
            <text:p>同意</text:p>
          </table:table-cell>
          <table:table-cell office:value-type="string">
            <text:p>外壳</text:p>
          </table:table-cell>
          <table:table-cell table:number-columns-repeated="6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3</text:p>
          </table:table-cell>
          <table:table-cell office:value-type="float" office:value="0.0237469086271678">
            <text:p>0.0237469086</text:p>
          </table:table-cell>
          <table:table-cell office:value-type="string">
            <text:p>麻烦</text:p>
          </table:table-cell>
          <table:table-cell office:value-type="string">
            <text:p>到货</text:p>
          </table:table-cell>
          <table:table-cell office:value-type="string">
            <text:p>坏</text:p>
          </table:table-cell>
          <table:table-cell table:number-columns-repeated="7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0</text:p>
          </table:table-cell>
          <table:table-cell office:value-type="float" office:value="0.0237212840923429">
            <text:p>0.0237212841</text:p>
          </table:table-cell>
          <table:table-cell office:value-type="string">
            <text:p>背面</text:p>
          </table:table-cell>
          <table:table-cell office:value-type="string">
            <text:p>里</text:p>
          </table:table-cell>
          <table:table-cell office:value-type="string">
            <text:p>太</text:p>
          </table:table-cell>
          <table:table-cell office:value-type="string">
            <text:p>质量</text:p>
          </table:table-cell>
          <table:table-cell office:value-type="string">
            <text:p>好像</text:p>
          </table:table-cell>
          <table:table-cell table:number-columns-repeated="5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5</text:p>
          </table:table-cell>
          <table:table-cell office:value-type="float" office:value="0.0237092304868206">
            <text:p>0.0237092305</text:p>
          </table:table-cell>
          <table:table-cell office:value-type="string">
            <text:p>操作</text:p>
          </table:table-cell>
          <table:table-cell office:value-type="string">
            <text:p>感受</text:p>
          </table:table-cell>
          <table:table-cell office:value-type="string">
            <text:p>好多</text:p>
          </table:table-cell>
          <table:table-cell office:value-type="string">
            <text:p>天</text:p>
          </table:table-cell>
          <table:table-cell office:value-type="string">
            <text:p>贴</text:p>
          </table:table-cell>
          <table:table-cell table:number-columns-repeated="5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3</text:p>
          </table:table-cell>
          <table:table-cell office:value-type="float" office:value="0.0235913187289242">
            <text:p>0.0235913187</text:p>
          </table:table-cell>
          <table:table-cell office:value-type="string">
            <text:p>上网</text:p>
          </table:table-cell>
          <table:table-cell office:value-type="string">
            <text:p>有个</text:p>
          </table:table-cell>
          <table:table-cell office:value-type="string">
            <text:p>剪卡</text:p>
          </table:table-cell>
          <table:table-cell table:number-columns-repeated="7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38</text:p>
          </table:table-cell>
          <table:table-cell office:value-type="float" office:value="0.0234038644734055">
            <text:p>0.0234038645</text:p>
          </table:table-cell>
          <table:table-cell office:value-type="string">
            <text:p>公司</text:p>
          </table:table-cell>
          <table:table-cell office:value-type="string">
            <text:p>天</text:p>
          </table:table-cell>
          <table:table-cell table:number-columns-repeated="8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6</text:p>
          </table:table-cell>
          <table:table-cell office:value-type="float" office:value="0.0233465350091379">
            <text:p>0.023346535</text:p>
          </table:table-cell>
          <table:table-cell office:value-type="string">
            <text:p>两次</text:p>
          </table:table-cell>
          <table:table-cell office:value-type="string">
            <text:p>弄</text:p>
          </table:table-cell>
          <table:table-cell office:value-type="string">
            <text:p>真的</text:p>
          </table:table-cell>
          <table:table-cell table:number-columns-repeated="7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2</text:p>
          </table:table-cell>
          <table:table-cell office:value-type="float" office:value="0.0233206142309512">
            <text:p>0.0233206142</text:p>
          </table:table-cell>
          <table:table-cell office:value-type="string">
            <text:p>东西</text:p>
          </table:table-cell>
          <table:table-cell office:value-type="string">
            <text:p>之外</text:p>
          </table:table-cell>
          <table:table-cell table:number-columns-repeated="8"/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29</text:p>
          </table:table-cell>
          <table:table-cell office:value-type="float" office:value="0.0231211665914302">
            <text:p>0.0231211666</text:p>
          </table:table-cell>
          <table:table-cell office:value-type="string">
            <text:p>选择</text:p>
          </table:table-cell>
          <table:table-cell office:value-type="string">
            <text:p>够</text:p>
          </table:table-cell>
          <table:table-cell office:value-type="string">
            <text:p>弄</text:p>
          </table:table-cell>
          <table:table-cell office:value-type="string">
            <text:p>可惜</text:p>
          </table:table-cell>
          <table:table-cell table:number-columns-repeated="6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0</text:p>
          </table:table-cell>
          <table:table-cell office:value-type="float" office:value="0.0230801232502794">
            <text:p>0.0230801233</text:p>
          </table:table-cell>
          <table:table-cell office:value-type="string">
            <text:p>反正</text:p>
          </table:table-cell>
          <table:table-cell office:value-type="string">
            <text:p>快递</text:p>
          </table:table-cell>
          <table:table-cell office:value-type="string">
            <text:p>太</text:p>
          </table:table-cell>
          <table:table-cell office:value-type="string">
            <text:p>听说</text:p>
          </table:table-cell>
          <table:table-cell office:value-type="string">
            <text:p>花</text:p>
          </table:table-cell>
          <table:table-cell office:value-type="string">
            <text:p>给换</text:p>
          </table:table-cell>
          <table:table-cell table:number-columns-repeated="4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4</text:p>
          </table:table-cell>
          <table:table-cell office:value-type="float" office:value="0.0230131643100927">
            <text:p>0.0230131643</text:p>
          </table:table-cell>
          <table:table-cell office:value-type="string">
            <text:p>前</text:p>
          </table:table-cell>
          <table:table-cell office:value-type="string">
            <text:p>通用</text:p>
          </table:table-cell>
          <table:table-cell office:value-type="string">
            <text:p>处</text:p>
          </table:table-cell>
          <table:table-cell office:value-type="string">
            <text:p>全</text:p>
          </table:table-cell>
          <table:table-cell office:value-type="string">
            <text:p>解释</text:p>
          </table:table-cell>
          <table:table-cell table:number-columns-repeated="5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8</text:p>
          </table:table-cell>
          <table:table-cell office:value-type="float" office:value="0.0230052119164586">
            <text:p>0.0230052119</text:p>
          </table:table-cell>
          <table:table-cell office:value-type="string">
            <text:p>几次</text:p>
          </table:table-cell>
          <table:table-cell office:value-type="string">
            <text:p>反正</text:p>
          </table:table-cell>
          <table:table-cell office:value-type="string">
            <text:p>唯一</text:p>
          </table:table-cell>
          <table:table-cell table:number-columns-repeated="7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5</text:p>
          </table:table-cell>
          <table:table-cell office:value-type="float" office:value="0.0229497063675619">
            <text:p>0.0229497064</text:p>
          </table:table-cell>
          <table:table-cell office:value-type="string">
            <text:p>打白条</text:p>
          </table:table-cell>
          <table:table-cell office:value-type="string">
            <text:p>买</text:p>
          </table:table-cell>
          <table:table-cell office:value-type="string">
            <text:p>唯一</text:p>
          </table:table-cell>
          <table:table-cell table:number-columns-repeated="7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5</text:p>
          </table:table-cell>
          <table:table-cell office:value-type="float" office:value="0.0229033566953393">
            <text:p>0.0229033567</text:p>
          </table:table-cell>
          <table:table-cell office:value-type="string">
            <text:p>肯定</text:p>
          </table:table-cell>
          <table:table-cell office:value-type="string">
            <text:p>后悔</text:p>
          </table:table-cell>
          <table:table-cell office:value-type="string">
            <text:p>慢慢</text:p>
          </table:table-cell>
          <table:table-cell table:number-columns-repeated="7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2</text:p>
          </table:table-cell>
          <table:table-cell office:value-type="float" office:value="0.022899903119029">
            <text:p>0.0228999031</text:p>
          </table:table-cell>
          <table:table-cell office:value-type="string">
            <text:p>东西</text:p>
          </table:table-cell>
          <table:table-cell office:value-type="string">
            <text:p>更好</text:p>
          </table:table-cell>
          <table:table-cell office:value-type="string">
            <text:p>专卖店</text:p>
          </table:table-cell>
          <table:table-cell table:number-columns-repeated="7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5</text:p>
          </table:table-cell>
          <table:table-cell office:value-type="float" office:value="0.0228239734158203">
            <text:p>0.0228239734</text:p>
          </table:table-cell>
          <table:table-cell office:value-type="string">
            <text:p>挺不错</text:p>
          </table:table-cell>
          <table:table-cell office:value-type="string">
            <text:p>研究</text:p>
          </table:table-cell>
          <table:table-cell office:value-type="string">
            <text:p>一流</text:p>
          </table:table-cell>
          <table:table-cell office:value-type="string">
            <text:p>一种</text:p>
          </table:table-cell>
          <table:table-cell table:number-columns-repeated="6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4</text:p>
          </table:table-cell>
          <table:table-cell office:value-type="float" office:value="0.0228133963524329">
            <text:p>0.0228133964</text:p>
          </table:table-cell>
          <table:table-cell office:value-type="string">
            <text:p>提供</text:p>
          </table:table-cell>
          <table:table-cell office:value-type="string">
            <text:p>换货</text:p>
          </table:table-cell>
          <table:table-cell office:value-type="string">
            <text:p>划痕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7</text:p>
          </table:table-cell>
          <table:table-cell office:value-type="float" office:value="0.0228103796357457">
            <text:p>0.0228103796</text:p>
          </table:table-cell>
          <table:table-cell office:value-type="string">
            <text:p>网</text:p>
          </table:table-cell>
          <table:table-cell office:value-type="string">
            <text:p>拆封</text:p>
          </table:table-cell>
          <table:table-cell office:value-type="string">
            <text:p>卡</text:p>
          </table:table-cell>
          <table:table-cell office:value-type="string">
            <text:p>东西</text:p>
          </table:table-cell>
          <table:table-cell table:number-columns-repeated="6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7</text:p>
          </table:table-cell>
          <table:table-cell office:value-type="float" office:value="0.0223793362679958">
            <text:p>0.0223793363</text:p>
          </table:table-cell>
          <table:table-cell office:value-type="string">
            <text:p>昨天</text:p>
          </table:table-cell>
          <table:table-cell office:value-type="string">
            <text:p>等待</text:p>
          </table:table-cell>
          <table:table-cell office:value-type="string">
            <text:p>昨天晚上</text:p>
          </table:table-cell>
          <table:table-cell office:value-type="string">
            <text:p>真的</text:p>
          </table:table-cell>
          <table:table-cell table:number-columns-repeated="6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26</text:p>
          </table:table-cell>
          <table:table-cell office:value-type="float" office:value="0.0223020548303327">
            <text:p>0.0223020548</text:p>
          </table:table-cell>
          <table:table-cell office:value-type="string">
            <text:p>天</text:p>
          </table:table-cell>
          <table:table-cell office:value-type="string">
            <text:p>处</text:p>
          </table:table-cell>
          <table:table-cell office:value-type="string">
            <text:p>办法</text:p>
          </table:table-cell>
          <table:table-cell office:value-type="string">
            <text:p>好像</text:p>
          </table:table-cell>
          <table:table-cell table:number-columns-repeated="6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9</text:p>
          </table:table-cell>
          <table:table-cell office:value-type="float" office:value="0.0222622171002623">
            <text:p>0.0222622171</text:p>
          </table:table-cell>
          <table:table-cell office:value-type="string">
            <text:p>老公</text:p>
          </table:table-cell>
          <table:table-cell office:value-type="string">
            <text:p>拆封</text:p>
          </table:table-cell>
          <table:table-cell office:value-type="string">
            <text:p>保证</text:p>
          </table:table-cell>
          <table:table-cell office:value-type="string">
            <text:p>成</text:p>
          </table:table-cell>
          <table:table-cell table:number-columns-repeated="6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3</text:p>
          </table:table-cell>
          <table:table-cell office:value-type="float" office:value="0.0221081323618738">
            <text:p>0.0221081324</text:p>
          </table:table-cell>
          <table:table-cell office:value-type="string">
            <text:p>现象</text:p>
          </table:table-cell>
          <table:table-cell office:value-type="string">
            <text:p>好像</text:p>
          </table:table-cell>
          <table:table-cell table:number-columns-repeated="8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</text:p>
          </table:table-cell>
          <table:table-cell office:value-type="float" office:value="0.0219963171749236">
            <text:p>0.0219963172</text:p>
          </table:table-cell>
          <table:table-cell office:value-type="string">
            <text:p>买到</text:p>
          </table:table-cell>
          <table:table-cell office:value-type="string">
            <text:p>价钱</text:p>
          </table:table-cell>
          <table:table-cell table:number-columns-repeated="8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6</text:p>
          </table:table-cell>
          <table:table-cell office:value-type="float" office:value="0.0215792741507162">
            <text:p>0.0215792742</text:p>
          </table:table-cell>
          <table:table-cell office:value-type="string">
            <text:p>电子</text:p>
          </table:table-cell>
          <table:table-cell office:value-type="string">
            <text:p>弄</text:p>
          </table:table-cell>
          <table:table-cell office:value-type="string">
            <text:p>再也</text:p>
          </table:table-cell>
          <table:table-cell office:value-type="string">
            <text:p>可惜</text:p>
          </table:table-cell>
          <table:table-cell table:number-columns-repeated="6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23</text:p>
          </table:table-cell>
          <table:table-cell office:value-type="float" office:value="0.0214828437203279">
            <text:p>0.0214828437</text:p>
          </table:table-cell>
          <table:table-cell office:value-type="string">
            <text:p>没什么</text:p>
          </table:table-cell>
          <table:table-cell office:value-type="string">
            <text:p>花</text:p>
          </table:table-cell>
          <table:table-cell office:value-type="string">
            <text:p>东西</text:p>
          </table:table-cell>
          <table:table-cell office:value-type="string">
            <text:p>卖</text:p>
          </table:table-cell>
          <table:table-cell table:number-columns-repeated="6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9</text:p>
          </table:table-cell>
          <table:table-cell office:value-type="float" office:value="0.0214699397732367">
            <text:p>0.0214699398</text:p>
          </table:table-cell>
          <table:table-cell office:value-type="string">
            <text:p>老公</text:p>
          </table:table-cell>
          <table:table-cell office:value-type="string">
            <text:p>保护</text:p>
          </table:table-cell>
          <table:table-cell table:number-columns-repeated="8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5</text:p>
          </table:table-cell>
          <table:table-cell office:value-type="float" office:value="0.0214180690876882">
            <text:p>0.0214180691</text:p>
          </table:table-cell>
          <table:table-cell office:value-type="string">
            <text:p>仔细</text:p>
          </table:table-cell>
          <table:table-cell office:value-type="string">
            <text:p>样子</text:p>
          </table:table-cell>
          <table:table-cell office:value-type="string">
            <text:p>贴</text:p>
          </table:table-cell>
          <table:table-cell table:number-columns-repeated="7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4</text:p>
          </table:table-cell>
          <table:table-cell office:value-type="float" office:value="0.0210682476206594">
            <text:p>0.0210682476</text:p>
          </table:table-cell>
          <table:table-cell office:value-type="string">
            <text:p>正版</text:p>
          </table:table-cell>
          <table:table-cell office:value-type="string">
            <text:p>优点</text:p>
          </table:table-cell>
          <table:table-cell office:value-type="string">
            <text:p>礼品</text:p>
          </table:table-cell>
          <table:table-cell office:value-type="string">
            <text:p>划痕</text:p>
          </table:table-cell>
          <table:table-cell table:number-columns-repeated="6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5</text:p>
          </table:table-cell>
          <table:table-cell office:value-type="float" office:value="0.0210127880522704">
            <text:p>0.0210127881</text:p>
          </table:table-cell>
          <table:table-cell office:value-type="string">
            <text:p>爽</text:p>
          </table:table-cell>
          <table:table-cell office:value-type="string">
            <text:p>分钟</text:p>
          </table:table-cell>
          <table:table-cell office:value-type="string">
            <text:p>差</text:p>
          </table:table-cell>
          <table:table-cell office:value-type="string">
            <text:p>银色</text:p>
          </table:table-cell>
          <table:table-cell table:number-columns-repeated="6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2</text:p>
          </table:table-cell>
          <table:table-cell office:value-type="float" office:value="0.0206991852853353">
            <text:p>0.0206991853</text:p>
          </table:table-cell>
          <table:table-cell office:value-type="string">
            <text:p>很棒</text:p>
          </table:table-cell>
          <table:table-cell office:value-type="string">
            <text:p>估计</text:p>
          </table:table-cell>
          <table:table-cell office:value-type="string">
            <text:p>数码产品</text:p>
          </table:table-cell>
          <table:table-cell table:number-columns-repeated="7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0</text:p>
          </table:table-cell>
          <table:table-cell office:value-type="float" office:value="0.0206762551408468">
            <text:p>0.0206762551</text:p>
          </table:table-cell>
          <table:table-cell office:value-type="string">
            <text:p>反正</text:p>
          </table:table-cell>
          <table:table-cell office:value-type="string">
            <text:p>里</text:p>
          </table:table-cell>
          <table:table-cell office:value-type="string">
            <text:p>做工</text:p>
          </table:table-cell>
          <table:table-cell office:value-type="string">
            <text:p>送货</text:p>
          </table:table-cell>
          <table:table-cell office:value-type="string">
            <text:p>好像</text:p>
          </table:table-cell>
          <table:table-cell table:number-columns-repeated="5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0</text:p>
          </table:table-cell>
          <table:table-cell office:value-type="float" office:value="0.0206074903079512">
            <text:p>0.0206074903</text:p>
          </table:table-cell>
          <table:table-cell office:value-type="string">
            <text:p>港版</text:p>
          </table:table-cell>
          <table:table-cell office:value-type="string">
            <text:p>担心</text:p>
          </table:table-cell>
          <table:table-cell table:number-columns-repeated="8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37</text:p>
          </table:table-cell>
          <table:table-cell office:value-type="float" office:value="0.0205447084859799">
            <text:p>0.0205447085</text:p>
          </table:table-cell>
          <table:table-cell office:value-type="string">
            <text:p>难</text:p>
          </table:table-cell>
          <table:table-cell office:value-type="string">
            <text:p>到货</text:p>
          </table:table-cell>
          <table:table-cell office:value-type="string">
            <text:p>电量</text:p>
          </table:table-cell>
          <table:table-cell table:number-columns-repeated="7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</text:p>
          </table:table-cell>
          <table:table-cell office:value-type="float" office:value="0.0204319103536228">
            <text:p>0.0204319104</text:p>
          </table:table-cell>
          <table:table-cell office:value-type="string">
            <text:p>昨天</text:p>
          </table:table-cell>
          <table:table-cell office:value-type="string">
            <text:p>讲</text:p>
          </table:table-cell>
          <table:table-cell office:value-type="string">
            <text:p>真心</text:p>
          </table:table-cell>
          <table:table-cell office:value-type="string">
            <text:p>发热</text:p>
          </table:table-cell>
          <table:table-cell table:number-columns-repeated="6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</text:p>
          </table:table-cell>
          <table:table-cell office:value-type="float" office:value="0.0202691670961239">
            <text:p>0.0202691671</text:p>
          </table:table-cell>
          <table:table-cell office:value-type="string">
            <text:p>送给</text:p>
          </table:table-cell>
          <table:table-cell table:number-columns-repeated="9"/>
        </table:table-row>
        <table:table-row table:style-name="ro1">
          <table:table-cell office:value-type="string">
            <text:p>Topic29</text:p>
          </table:table-cell>
          <table:table-cell office:value-type="string">
            <text:p>Topic25</text:p>
          </table:table-cell>
          <table:table-cell office:value-type="float" office:value="0.0200210958463935">
            <text:p>0.0200210958</text:p>
          </table:table-cell>
          <table:table-cell office:value-type="string">
            <text:p>内存</text:p>
          </table:table-cell>
          <table:table-cell office:value-type="string">
            <text:p>买</text:p>
          </table:table-cell>
          <table:table-cell office:value-type="string">
            <text:p>选择</text:p>
          </table:table-cell>
          <table:table-cell office:value-type="string">
            <text:p>果断</text:p>
          </table:table-cell>
          <table:table-cell table:number-columns-repeated="6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8</text:p>
          </table:table-cell>
          <table:table-cell office:value-type="float" office:value="0.0199058030618177">
            <text:p>0.0199058031</text:p>
          </table:table-cell>
          <table:table-cell office:value-type="string">
            <text:p>几次</text:p>
          </table:table-cell>
          <table:table-cell office:value-type="string">
            <text:p>改进</text:p>
          </table:table-cell>
          <table:table-cell office:value-type="string">
            <text:p>更好</text:p>
          </table:table-cell>
          <table:table-cell office:value-type="string">
            <text:p>机子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9</text:p>
          </table:table-cell>
          <table:table-cell office:value-type="float" office:value="0.0196721989494768">
            <text:p>0.0196721989</text:p>
          </table:table-cell>
          <table:table-cell table:style-name="ce2" office:value-type="string">
            <text:p>真</text:p>
          </table:table-cell>
          <table:table-cell table:number-columns-repeated="9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2</text:p>
          </table:table-cell>
          <table:table-cell office:value-type="float" office:value="0.019582440579999">
            <text:p>0.0195824406</text:p>
          </table:table-cell>
          <table:table-cell office:value-type="string">
            <text:p>流量</text:p>
          </table:table-cell>
          <table:table-cell office:value-type="string">
            <text:p>坑</text:p>
          </table:table-cell>
          <table:table-cell office:value-type="string">
            <text:p>没什么</text:p>
          </table:table-cell>
          <table:table-cell table:number-columns-repeated="7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9</text:p>
          </table:table-cell>
          <table:table-cell office:value-type="float" office:value="0.0194831290936789">
            <text:p>0.0194831291</text:p>
          </table:table-cell>
          <table:table-cell office:value-type="string">
            <text:p>到货</text:p>
          </table:table-cell>
          <table:table-cell office:value-type="string">
            <text:p>挺好</text:p>
          </table:table-cell>
          <table:table-cell office:value-type="string">
            <text:p>明白</text:p>
          </table:table-cell>
          <table:table-cell office:value-type="string">
            <text:p>换机</text:p>
          </table:table-cell>
          <table:table-cell table:number-columns-repeated="6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22</text:p>
          </table:table-cell>
          <table:table-cell office:value-type="float" office:value="0.0193944992263816">
            <text:p>0.0193944992</text:p>
          </table:table-cell>
          <table:table-cell office:value-type="string">
            <text:p>掉</text:p>
          </table:table-cell>
          <table:table-cell table:number-columns-repeated="9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6</text:p>
          </table:table-cell>
          <table:table-cell office:value-type="float" office:value="0.0192462973431869">
            <text:p>0.0192462973</text:p>
          </table:table-cell>
          <table:table-cell office:value-type="string">
            <text:p>实用</text:p>
          </table:table-cell>
          <table:table-cell office:value-type="string">
            <text:p>通病</text:p>
          </table:table-cell>
          <table:table-cell office:value-type="string">
            <text:p>现象</text:p>
          </table:table-cell>
          <table:table-cell table:number-columns-repeated="7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0</text:p>
          </table:table-cell>
          <table:table-cell office:value-type="float" office:value="0.0192290352912601">
            <text:p>0.0192290353</text:p>
          </table:table-cell>
          <table:table-cell office:value-type="string">
            <text:p>不愧</text:p>
          </table:table-cell>
          <table:table-cell office:value-type="string">
            <text:p>很漂亮</text:p>
          </table:table-cell>
          <table:table-cell office:value-type="string">
            <text:p>很棒</text:p>
          </table:table-cell>
          <table:table-cell office:value-type="string">
            <text:p>失望</text:p>
          </table:table-cell>
          <table:table-cell table:number-columns-repeated="6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7</text:p>
          </table:table-cell>
          <table:table-cell office:value-type="float" office:value="0.0191305839296896">
            <text:p>0.0191305839</text:p>
          </table:table-cell>
          <table:table-cell office:value-type="string">
            <text:p>太</text:p>
          </table:table-cell>
          <table:table-cell office:value-type="string">
            <text:p>划痕</text:p>
          </table:table-cell>
          <table:table-cell table:number-columns-repeated="8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6</text:p>
          </table:table-cell>
          <table:table-cell office:value-type="float" office:value="0.0189954911858855">
            <text:p>0.0189954912</text:p>
          </table:table-cell>
          <table:table-cell office:value-type="string">
            <text:p>麻烦</text:p>
          </table:table-cell>
          <table:table-cell office:value-type="string">
            <text:p>原因</text:p>
          </table:table-cell>
          <table:table-cell office:value-type="string">
            <text:p>提</text:p>
          </table:table-cell>
          <table:table-cell office:value-type="string">
            <text:p>日</text:p>
          </table:table-cell>
          <table:table-cell table:number-columns-repeated="6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0</text:p>
          </table:table-cell>
          <table:table-cell office:value-type="float" office:value="0.0189722295104885">
            <text:p>0.0189722295</text:p>
          </table:table-cell>
          <table:table-cell office:value-type="string">
            <text:p>听</text:p>
          </table:table-cell>
          <table:table-cell office:value-type="string">
            <text:p>花</text:p>
          </table:table-cell>
          <table:table-cell table:number-columns-repeated="8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</text:p>
          </table:table-cell>
          <table:table-cell office:value-type="float" office:value="0.018948304681869">
            <text:p>0.0189483047</text:p>
          </table:table-cell>
          <table:table-cell office:value-type="string">
            <text:p>S</text:p>
          </table:table-cell>
          <table:table-cell office:value-type="string">
            <text:p>心情</text:p>
          </table:table-cell>
          <table:table-cell table:number-columns-repeated="8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4</text:p>
          </table:table-cell>
          <table:table-cell office:value-type="float" office:value="0.0189367491988471">
            <text:p>0.0189367492</text:p>
          </table:table-cell>
          <table:table-cell office:value-type="string">
            <text:p>网</text:p>
          </table:table-cell>
          <table:table-cell office:value-type="string">
            <text:p>精细</text:p>
          </table:table-cell>
          <table:table-cell office:value-type="string">
            <text:p>便宜</text:p>
          </table:table-cell>
          <table:table-cell office:value-type="string">
            <text:p>包</text:p>
          </table:table-cell>
          <table:table-cell table:number-columns-repeated="6"/>
        </table:table-row>
        <table:table-row table:style-name="ro1">
          <table:table-cell office:value-type="string">
            <text:p>Topic5</text:p>
          </table:table-cell>
          <table:table-cell office:value-type="string">
            <text:p>Topic29</text:p>
          </table:table-cell>
          <table:table-cell office:value-type="float" office:value="0.018783844705508">
            <text:p>0.0187838447</text:p>
          </table:table-cell>
          <table:table-cell office:value-type="string">
            <text:p>没的说</text:p>
          </table:table-cell>
          <table:table-cell office:value-type="string">
            <text:p>这么久</text:p>
          </table:table-cell>
          <table:table-cell table:number-columns-repeated="8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8</text:p>
          </table:table-cell>
          <table:table-cell office:value-type="float" office:value="0.0187643025253882">
            <text:p>0.0187643025</text:p>
          </table:table-cell>
          <table:table-cell office:value-type="string">
            <text:p>天</text:p>
          </table:table-cell>
          <table:table-cell table:number-columns-repeated="9"/>
        </table:table-row>
        <table:table-row table:style-name="ro1">
          <table:table-cell office:value-type="string">
            <text:p>Topic38</text:p>
          </table:table-cell>
          <table:table-cell office:value-type="string">
            <text:p>Topic24</text:p>
          </table:table-cell>
          <table:table-cell office:value-type="float" office:value="0.0186051492875811">
            <text:p>0.0186051493</text:p>
          </table:table-cell>
          <table:table-cell office:value-type="string">
            <text:p>唯一</text:p>
          </table:table-cell>
          <table:table-cell office:value-type="string">
            <text:p>希望</text:p>
          </table:table-cell>
          <table:table-cell office:value-type="string">
            <text:p>更好</text:p>
          </table:table-cell>
          <table:table-cell table:number-columns-repeated="7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6</text:p>
          </table:table-cell>
          <table:table-cell office:value-type="float" office:value="0.0185719758860764">
            <text:p>0.0185719759</text:p>
          </table:table-cell>
          <table:table-cell office:value-type="string">
            <text:p>港版</text:p>
          </table:table-cell>
          <table:table-cell office:value-type="string">
            <text:p>小哥</text:p>
          </table:table-cell>
          <table:table-cell office:value-type="string">
            <text:p>承诺</text:p>
          </table:table-cell>
          <table:table-cell office:value-type="string">
            <text:p>高大</text:p>
          </table:table-cell>
          <table:table-cell table:number-columns-repeated="6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8</text:p>
          </table:table-cell>
          <table:table-cell office:value-type="float" office:value="0.0184539624635104">
            <text:p>0.0184539625</text:p>
          </table:table-cell>
          <table:table-cell office:value-type="string">
            <text:p>怀疑</text:p>
          </table:table-cell>
          <table:table-cell office:value-type="string">
            <text:p>电子产品</text:p>
          </table:table-cell>
          <table:table-cell office:value-type="string">
            <text:p>电器</text:p>
          </table:table-cell>
          <table:table-cell table:number-columns-repeated="7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26</text:p>
          </table:table-cell>
          <table:table-cell office:value-type="float" office:value="0.0184427805098465">
            <text:p>0.0184427805</text:p>
          </table:table-cell>
          <table:table-cell office:value-type="string">
            <text:p>弄</text:p>
          </table:table-cell>
          <table:table-cell office:value-type="string">
            <text:p>支持</text:p>
          </table:table-cell>
          <table:table-cell office:value-type="string">
            <text:p>再也</text:p>
          </table:table-cell>
          <table:table-cell table:number-columns-repeated="7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2</text:p>
          </table:table-cell>
          <table:table-cell office:value-type="float" office:value="0.0184254087362953">
            <text:p>0.0184254087</text:p>
          </table:table-cell>
          <table:table-cell office:value-type="string">
            <text:p>店里</text:p>
          </table:table-cell>
          <table:table-cell office:value-type="string">
            <text:p>稍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1</text:p>
          </table:table-cell>
          <table:table-cell office:value-type="float" office:value="0.0184165758926223">
            <text:p>0.0184165759</text:p>
          </table:table-cell>
          <table:table-cell office:value-type="string">
            <text:p>赠品</text:p>
          </table:table-cell>
          <table:table-cell office:value-type="string">
            <text:p>消费者</text:p>
          </table:table-cell>
          <table:table-cell office:value-type="string">
            <text:p>希望</text:p>
          </table:table-cell>
          <table:table-cell table:number-columns-repeated="7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5</text:p>
          </table:table-cell>
          <table:table-cell office:value-type="float" office:value="0.0183896691014882">
            <text:p>0.0183896691</text:p>
          </table:table-cell>
          <table:table-cell office:value-type="string">
            <text:p>仔细</text:p>
          </table:table-cell>
          <table:table-cell office:value-type="string">
            <text:p>买</text:p>
          </table:table-cell>
          <table:table-cell office:value-type="string">
            <text:p>适合</text:p>
          </table:table-cell>
          <table:table-cell office:value-type="string">
            <text:p>运行</text:p>
          </table:table-cell>
          <table:table-cell table:number-columns-repeated="6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15</text:p>
          </table:table-cell>
          <table:table-cell office:value-type="float" office:value="0.0183808411440486">
            <text:p>0.0183808411</text:p>
          </table:table-cell>
          <table:table-cell office:value-type="string">
            <text:p>赞</text:p>
          </table:table-cell>
          <table:table-cell office:value-type="string">
            <text:p>选择</text:p>
          </table:table-cell>
          <table:table-cell office:value-type="string">
            <text:p>保修</text:p>
          </table:table-cell>
          <table:table-cell table:number-columns-repeated="7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7</text:p>
          </table:table-cell>
          <table:table-cell office:value-type="float" office:value="0.0182999418168456">
            <text:p>0.0182999418</text:p>
          </table:table-cell>
          <table:table-cell office:value-type="string">
            <text:p>S</text:p>
          </table:table-cell>
          <table:table-cell office:value-type="string">
            <text:p>提示</text:p>
          </table:table-cell>
          <table:table-cell office:value-type="string">
            <text:p>经典</text:p>
          </table:table-cell>
          <table:table-cell office:value-type="string">
            <text:p>太</text:p>
          </table:table-cell>
          <table:table-cell table:number-columns-repeated="6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37</text:p>
          </table:table-cell>
          <table:table-cell office:value-type="float" office:value="0.0182205066839255">
            <text:p>0.0182205067</text:p>
          </table:table-cell>
          <table:table-cell office:value-type="string">
            <text:p>开心</text:p>
          </table:table-cell>
          <table:table-cell office:value-type="string">
            <text:p>京东</text:p>
          </table:table-cell>
          <table:table-cell table:number-columns-repeated="8"/>
        </table:table-row>
        <table:table-row table:style-name="ro1">
          <table:table-cell office:value-type="string">
            <text:p>Topic4</text:p>
          </table:table-cell>
          <table:table-cell office:value-type="string">
            <text:p>Topic29</text:p>
          </table:table-cell>
          <table:table-cell office:value-type="float" office:value="0.0182091072579518">
            <text:p>0.0182091073</text:p>
          </table:table-cell>
          <table:table-cell office:value-type="string">
            <text:p>到货</text:p>
          </table:table-cell>
          <table:table-cell office:value-type="string">
            <text:p>买</text:p>
          </table:table-cell>
          <table:table-cell office:value-type="string">
            <text:p>超级</text:p>
          </table:table-cell>
          <table:table-cell office:value-type="string">
            <text:p>星期</text:p>
          </table:table-cell>
          <table:table-cell table:number-columns-repeated="6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</text:p>
          </table:table-cell>
          <table:table-cell office:value-type="float" office:value="0.0181896348668021">
            <text:p>0.0181896349</text:p>
          </table:table-cell>
          <table:table-cell office:value-type="float" office:value="50">
            <text:p>50</text:p>
          </table:table-cell>
          <table:table-cell office:value-type="string">
            <text:p>检查</text:p>
          </table:table-cell>
          <table:table-cell table:number-columns-repeated="8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3</text:p>
          </table:table-cell>
          <table:table-cell office:value-type="float" office:value="0.0181260147640425">
            <text:p>0.0181260148</text:p>
          </table:table-cell>
          <table:table-cell office:value-type="string">
            <text:p>款</text:p>
          </table:table-cell>
          <table:table-cell office:value-type="string">
            <text:p>女友</text:p>
          </table:table-cell>
          <table:table-cell office:value-type="string">
            <text:p>超</text:p>
          </table:table-cell>
          <table:table-cell table:number-columns-repeated="7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15</text:p>
          </table:table-cell>
          <table:table-cell office:value-type="float" office:value="0.0181028930249704">
            <text:p>0.018102893</text:p>
          </table:table-cell>
          <table:table-cell office:value-type="string">
            <text:p>拿到</text:p>
          </table:table-cell>
          <table:table-cell office:value-type="string">
            <text:p>爱</text:p>
          </table:table-cell>
          <table:table-cell table:number-columns-repeated="8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24</text:p>
          </table:table-cell>
          <table:table-cell office:value-type="float" office:value="0.0180692659868848">
            <text:p>0.018069266</text:p>
          </table:table-cell>
          <table:table-cell office:value-type="string">
            <text:p>前</text:p>
          </table:table-cell>
          <table:table-cell office:value-type="string">
            <text:p>三个</text:p>
          </table:table-cell>
          <table:table-cell office:value-type="string">
            <text:p>优点</text:p>
          </table:table-cell>
          <table:table-cell table:number-columns-repeated="7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3</text:p>
          </table:table-cell>
          <table:table-cell office:value-type="float" office:value="0.0178515757621172">
            <text:p>0.0178515758</text:p>
          </table:table-cell>
          <table:table-cell office:value-type="string">
            <text:p>灵敏</text:p>
          </table:table-cell>
          <table:table-cell office:value-type="string">
            <text:p>京东</text:p>
          </table:table-cell>
          <table:table-cell office:value-type="string">
            <text:p>超</text:p>
          </table:table-cell>
          <table:table-cell table:number-columns-repeated="7"/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16</text:p>
          </table:table-cell>
          <table:table-cell office:value-type="float" office:value="0.0176959643721251">
            <text:p>0.0176959644</text:p>
          </table:table-cell>
          <table:table-cell office:value-type="string">
            <text:p>选择</text:p>
          </table:table-cell>
          <table:table-cell office:value-type="string">
            <text:p>够</text:p>
          </table:table-cell>
          <table:table-cell office:value-type="string">
            <text:p>越来越</text:p>
          </table:table-cell>
          <table:table-cell table:number-columns-repeated="7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</text:p>
          </table:table-cell>
          <table:table-cell office:value-type="float" office:value="0.017643894459198">
            <text:p>0.0176438945</text:p>
          </table:table-cell>
          <table:table-cell office:value-type="string">
            <text:p>收货</text:p>
          </table:table-cell>
          <table:table-cell office:value-type="string">
            <text:p>买完</text:p>
          </table:table-cell>
          <table:table-cell office:value-type="string">
            <text:p>气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3</text:p>
          </table:table-cell>
          <table:table-cell office:value-type="float" office:value="0.017553739690846">
            <text:p>0.0175537397</text:p>
          </table:table-cell>
          <table:table-cell office:value-type="string">
            <text:p>上网</text:p>
          </table:table-cell>
          <table:table-cell office:value-type="string">
            <text:p>听说</text:p>
          </table:table-cell>
          <table:table-cell table:number-columns-repeated="8"/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5</text:p>
          </table:table-cell>
          <table:table-cell office:value-type="float" office:value="0.0175159601221296">
            <text:p>0.0175159601</text:p>
          </table:table-cell>
          <table:table-cell office:value-type="string">
            <text:p>期间</text:p>
          </table:table-cell>
          <table:table-cell office:value-type="string">
            <text:p>一如既往</text:p>
          </table:table-cell>
          <table:table-cell table:number-columns-repeated="8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5</text:p>
          </table:table-cell>
          <table:table-cell office:value-type="float" office:value="0.0174775084522377">
            <text:p>0.0174775085</text:p>
          </table:table-cell>
          <table:table-cell office:value-type="string">
            <text:p>游戏</text:p>
          </table:table-cell>
          <table:table-cell office:value-type="string">
            <text:p>做工</text:p>
          </table:table-cell>
          <table:table-cell office:value-type="string">
            <text:p>盖</text:p>
          </table:table-cell>
          <table:table-cell table:number-columns-repeated="7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2</text:p>
          </table:table-cell>
          <table:table-cell office:value-type="float" office:value="0.0173236776755045">
            <text:p>0.0173236777</text:p>
          </table:table-cell>
          <table:table-cell office:value-type="string">
            <text:p>极速</text:p>
          </table:table-cell>
          <table:table-cell office:value-type="string">
            <text:p>麻烦</text:p>
          </table:table-cell>
          <table:table-cell office:value-type="string">
            <text:p>懂得</text:p>
          </table:table-cell>
          <table:table-cell table:number-columns-repeated="7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12</text:p>
          </table:table-cell>
          <table:table-cell office:value-type="float" office:value="0.0172976160773017">
            <text:p>0.0172976161</text:p>
          </table:table-cell>
          <table:table-cell office:value-type="string">
            <text:p>专卖店</text:p>
          </table:table-cell>
          <table:table-cell office:value-type="string">
            <text:p>妈妈</text:p>
          </table:table-cell>
          <table:table-cell office:value-type="string">
            <text:p>先</text:p>
          </table:table-cell>
          <table:table-cell table:number-columns-repeated="7"/>
        </table:table-row>
        <table:table-row table:style-name="ro1">
          <table:table-cell office:value-type="string">
            <text:p>Topic29</text:p>
          </table:table-cell>
          <table:table-cell office:value-type="string">
            <text:p>Topic30</text:p>
          </table:table-cell>
          <table:table-cell office:value-type="float" office:value="0.0170476140329043">
            <text:p>0.017047614</text:p>
          </table:table-cell>
          <table:table-cell office:value-type="string">
            <text:p>滴</text:p>
          </table:table-cell>
          <table:table-cell office:value-type="string">
            <text:p>商城</text:p>
          </table:table-cell>
          <table:table-cell office:value-type="string">
            <text:p>实在</text:p>
          </table:table-cell>
          <table:table-cell office:value-type="string">
            <text:p>果断</text:p>
          </table:table-cell>
          <table:table-cell table:number-columns-repeated="6"/>
        </table:table-row>
        <table:table-row table:style-name="ro1">
          <table:table-cell office:value-type="string">
            <text:p>Topic26</text:p>
          </table:table-cell>
          <table:table-cell office:value-type="string">
            <text:p>Topic30</text:p>
          </table:table-cell>
          <table:table-cell office:value-type="float" office:value="0.0168891247639786">
            <text:p>0.0168891248</text:p>
          </table:table-cell>
          <table:table-cell office:value-type="string">
            <text:p>越来越</text:p>
          </table:table-cell>
          <table:table-cell office:value-type="string">
            <text:p>支持</text:p>
          </table:table-cell>
          <table:table-cell office:value-type="string">
            <text:p>好像</text:p>
          </table:table-cell>
          <table:table-cell table:number-columns-repeated="7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9</text:p>
          </table:table-cell>
          <table:table-cell office:value-type="float" office:value="0.0168647674959065">
            <text:p>0.0168647675</text:p>
          </table:table-cell>
          <table:table-cell office:value-type="string">
            <text:p>选择</text:p>
          </table:table-cell>
          <table:table-cell office:value-type="string">
            <text:p>商城</text:p>
          </table:table-cell>
          <table:table-cell office:value-type="string">
            <text:p>充电</text:p>
          </table:table-cell>
          <table:table-cell office:value-type="string">
            <text:p>新机</text:p>
          </table:table-cell>
          <table:table-cell table:number-columns-repeated="6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8</text:p>
          </table:table-cell>
          <table:table-cell office:value-type="float" office:value="0.0167377958247875">
            <text:p>0.0167377958</text:p>
          </table:table-cell>
          <table:table-cell office:value-type="string">
            <text:p>信号</text:p>
          </table:table-cell>
          <table:table-cell office:value-type="string">
            <text:p>水果</text:p>
          </table:table-cell>
          <table:table-cell table:number-columns-repeated="8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2</text:p>
          </table:table-cell>
          <table:table-cell office:value-type="float" office:value="0.0167332030918203">
            <text:p>0.0167332031</text:p>
          </table:table-cell>
          <table:table-cell office:value-type="string">
            <text:p>支持</text:p>
          </table:table-cell>
          <table:table-cell office:value-type="string">
            <text:p>一周</text:p>
          </table:table-cell>
          <table:table-cell office:value-type="string">
            <text:p>回来</text:p>
          </table:table-cell>
          <table:table-cell table:number-columns-repeated="7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4</text:p>
          </table:table-cell>
          <table:table-cell office:value-type="float" office:value="0.0166899094998385">
            <text:p>0.0166899095</text:p>
          </table:table-cell>
          <table:table-cell office:value-type="string">
            <text:p>前</text:p>
          </table:table-cell>
          <table:table-cell office:value-type="string">
            <text:p>套餐</text:p>
          </table:table-cell>
          <table:table-cell office:value-type="string">
            <text:p>全</text:p>
          </table:table-cell>
          <table:table-cell table:number-columns-repeated="7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5</text:p>
          </table:table-cell>
          <table:table-cell office:value-type="float" office:value="0.016674737444098">
            <text:p>0.0166747374</text:p>
          </table:table-cell>
          <table:table-cell office:value-type="string">
            <text:p>顺手</text:p>
          </table:table-cell>
          <table:table-cell office:value-type="string">
            <text:p>死</text:p>
          </table:table-cell>
          <table:table-cell office:value-type="string">
            <text:p>真心</text:p>
          </table:table-cell>
          <table:table-cell table:number-columns-repeated="7"/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6</text:p>
          </table:table-cell>
          <table:table-cell office:value-type="float" office:value="0.0164941746164755">
            <text:p>0.0164941746</text:p>
          </table:table-cell>
          <table:table-cell office:value-type="string">
            <text:p>高大</text:p>
          </table:table-cell>
          <table:table-cell table:style-name="ce2" office:value-type="string">
            <text:p>真</text:p>
          </table:table-cell>
          <table:table-cell table:number-columns-repeated="8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9</text:p>
          </table:table-cell>
          <table:table-cell office:value-type="float" office:value="0.0161230606935097">
            <text:p>0.0161230607</text:p>
          </table:table-cell>
          <table:table-cell office:value-type="string">
            <text:p>S</text:p>
          </table:table-cell>
          <table:table-cell office:value-type="string">
            <text:p>够</text:p>
          </table:table-cell>
          <table:table-cell office:value-type="string">
            <text:p>宝</text:p>
          </table:table-cell>
          <table:table-cell table:number-columns-repeated="7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22</text:p>
          </table:table-cell>
          <table:table-cell office:value-type="float" office:value="0.0160887323389069">
            <text:p>0.0160887323</text:p>
          </table:table-cell>
          <table:table-cell office:value-type="string">
            <text:p>东西</text:p>
          </table:table-cell>
          <table:table-cell office:value-type="string">
            <text:p>内存</text:p>
          </table:table-cell>
          <table:table-cell office:value-type="string">
            <text:p>待机</text:p>
          </table:table-cell>
          <table:table-cell office:value-type="string">
            <text:p>home</text:p>
          </table:table-cell>
          <table:table-cell table:number-columns-repeated="6"/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16</text:p>
          </table:table-cell>
          <table:table-cell office:value-type="float" office:value="0.0160461164145303">
            <text:p>0.0160461164</text:p>
          </table:table-cell>
          <table:table-cell office:value-type="string">
            <text:p>关键</text:p>
          </table:table-cell>
          <table:table-cell office:value-type="string">
            <text:p>型号</text:p>
          </table:table-cell>
          <table:table-cell office:value-type="string">
            <text:p>通病</text:p>
          </table:table-cell>
          <table:table-cell table:number-columns-repeated="7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8</text:p>
          </table:table-cell>
          <table:table-cell office:value-type="float" office:value="0.0159658229728146">
            <text:p>0.015965823</text:p>
          </table:table-cell>
          <table:table-cell office:value-type="string">
            <text:p>选择</text:p>
          </table:table-cell>
          <table:table-cell office:value-type="string">
            <text:p>京东</text:p>
          </table:table-cell>
          <table:table-cell office:value-type="string">
            <text:p>世界</text:p>
          </table:table-cell>
          <table:table-cell office:value-type="string">
            <text:p>哥</text:p>
          </table:table-cell>
          <table:table-cell table:number-columns-repeated="6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0</text:p>
          </table:table-cell>
          <table:table-cell office:value-type="float" office:value="0.0158981062436838">
            <text:p>0.0158981062</text:p>
          </table:table-cell>
          <table:table-cell office:value-type="string">
            <text:p>总</text:p>
          </table:table-cell>
          <table:table-cell office:value-type="string">
            <text:p>太</text:p>
          </table:table-cell>
          <table:table-cell table:number-columns-repeated="8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2</text:p>
          </table:table-cell>
          <table:table-cell office:value-type="float" office:value="0.0157959982088567">
            <text:p>0.0157959982</text:p>
          </table:table-cell>
          <table:table-cell office:value-type="string">
            <text:p>里</text:p>
          </table:table-cell>
          <table:table-cell office:value-type="string">
            <text:p>技术</text:p>
          </table:table-cell>
          <table:table-cell office:value-type="string">
            <text:p>价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33</text:p>
          </table:table-cell>
          <table:table-cell office:value-type="float" office:value="0.0156350540823926">
            <text:p>0.0156350541</text:p>
          </table:table-cell>
          <table:table-cell office:value-type="string">
            <text:p>舒服</text:p>
          </table:table-cell>
          <table:table-cell office:value-type="string">
            <text:p>死机</text:p>
          </table:table-cell>
          <table:table-cell table:number-columns-repeated="8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3</text:p>
          </table:table-cell>
          <table:table-cell office:value-type="float" office:value="0.0156215452351884">
            <text:p>0.0156215452</text:p>
          </table:table-cell>
          <table:table-cell office:value-type="string">
            <text:p>里</text:p>
          </table:table-cell>
          <table:table-cell office:value-type="string">
            <text:p>死机</text:p>
          </table:table-cell>
          <table:table-cell office:value-type="string">
            <text:p>好像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17</text:p>
          </table:table-cell>
          <table:table-cell office:value-type="float" office:value="0.015456156774243">
            <text:p>0.0154561568</text:p>
          </table:table-cell>
          <table:table-cell office:value-type="string">
            <text:p>S</text:p>
          </table:table-cell>
          <table:table-cell office:value-type="string">
            <text:p>rdquo</text:p>
          </table:table-cell>
          <table:table-cell office:value-type="string">
            <text:p>网</text:p>
          </table:table-cell>
          <table:table-cell table:number-columns-repeated="7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9</text:p>
          </table:table-cell>
          <table:table-cell office:value-type="float" office:value="0.0152009144812637">
            <text:p>0.0152009145</text:p>
          </table:table-cell>
          <table:table-cell office:value-type="string">
            <text:p>一般般</text:p>
          </table:table-cell>
          <table:table-cell office:value-type="string">
            <text:p>媳妇</text:p>
          </table:table-cell>
          <table:table-cell table:number-columns-repeated="8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5</text:p>
          </table:table-cell>
          <table:table-cell office:value-type="float" office:value="0.0151160235054599">
            <text:p>0.0151160235</text:p>
          </table:table-cell>
          <table:table-cell office:value-type="string">
            <text:p>软件</text:p>
          </table:table-cell>
          <table:table-cell table:number-columns-repeated="9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6</text:p>
          </table:table-cell>
          <table:table-cell office:value-type="float" office:value="0.0150600292923761">
            <text:p>0.0150600293</text:p>
          </table:table-cell>
          <table:table-cell office:value-type="string">
            <text:p>天</text:p>
          </table:table-cell>
          <table:table-cell office:value-type="string">
            <text:p>处</text:p>
          </table:table-cell>
          <table:table-cell office:value-type="string">
            <text:p>霸气</text:p>
          </table:table-cell>
          <table:table-cell table:number-columns-repeated="7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6</text:p>
          </table:table-cell>
          <table:table-cell office:value-type="float" office:value="0.0150557860318516">
            <text:p>0.015055786</text:p>
          </table:table-cell>
          <table:table-cell office:value-type="string">
            <text:p>s</text:p>
          </table:table-cell>
          <table:table-cell office:value-type="string">
            <text:p>期待</text:p>
          </table:table-cell>
          <table:table-cell office:value-type="string">
            <text:p>好像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3</text:p>
          </table:table-cell>
          <table:table-cell office:value-type="float" office:value="0.0149722046983702">
            <text:p>0.0149722047</text:p>
          </table:table-cell>
          <table:table-cell office:value-type="string">
            <text:p>东西</text:p>
          </table:table-cell>
          <table:table-cell office:value-type="string">
            <text:p>懂</text:p>
          </table:table-cell>
          <table:table-cell office:value-type="string">
            <text:p>关机</text:p>
          </table:table-cell>
          <table:table-cell table:number-columns-repeated="7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6</text:p>
          </table:table-cell>
          <table:table-cell office:value-type="float" office:value="0.0149125296457475">
            <text:p>0.0149125296</text:p>
          </table:table-cell>
          <table:table-cell office:value-type="string">
            <text:p>两天</text:p>
          </table:table-cell>
          <table:table-cell office:value-type="float" office:value="7.1">
            <text:p>7.1</text:p>
          </table:table-cell>
          <table:table-cell office:value-type="string">
            <text:p>选择</text:p>
          </table:table-cell>
          <table:table-cell table:number-columns-repeated="7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6</text:p>
          </table:table-cell>
          <table:table-cell office:value-type="float" office:value="0.014640517908796">
            <text:p>0.0146405179</text:p>
          </table:table-cell>
          <table:table-cell office:value-type="string">
            <text:p>师傅</text:p>
          </table:table-cell>
          <table:table-cell office:value-type="string">
            <text:p>划痕</text:p>
          </table:table-cell>
          <table:table-cell table:number-columns-repeated="8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4</text:p>
          </table:table-cell>
          <table:table-cell office:value-type="float" office:value="0.0143933161038343">
            <text:p>0.0143933161</text:p>
          </table:table-cell>
          <table:table-cell office:value-type="string">
            <text:p>越狱</text:p>
          </table:table-cell>
          <table:table-cell office:value-type="string">
            <text:p>通病</text:p>
          </table:table-cell>
          <table:table-cell office:value-type="string">
            <text:p>半天</text:p>
          </table:table-cell>
          <table:table-cell office:value-type="string">
            <text:p>解释</text:p>
          </table:table-cell>
          <table:table-cell table:number-columns-repeated="6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24</text:p>
          </table:table-cell>
          <table:table-cell office:value-type="float" office:value="0.0141540209039445">
            <text:p>0.0141540209</text:p>
          </table:table-cell>
          <table:table-cell office:value-type="string">
            <text:p>流量</text:p>
          </table:table-cell>
          <table:table-cell office:value-type="string">
            <text:p>吃</text:p>
          </table:table-cell>
          <table:table-cell office:value-type="string">
            <text:p>挺好用</text:p>
          </table:table-cell>
          <table:table-cell table:number-columns-repeated="7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</text:p>
          </table:table-cell>
          <table:table-cell office:value-type="float" office:value="0.0141062795001649">
            <text:p>0.0141062795</text:p>
          </table:table-cell>
          <table:table-cell office:value-type="string">
            <text:p>极速</text:p>
          </table:table-cell>
          <table:table-cell office:value-type="string">
            <text:p>款</text:p>
          </table:table-cell>
          <table:table-cell office:value-type="string">
            <text:p>充电</text:p>
          </table:table-cell>
          <table:table-cell office:value-type="string">
            <text:p>JD</text:p>
          </table:table-cell>
          <table:table-cell table:number-columns-repeated="6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9</text:p>
          </table:table-cell>
          <table:table-cell office:value-type="float" office:value="0.014029613801097">
            <text:p>0.0140296138</text:p>
          </table:table-cell>
          <table:table-cell office:value-type="string">
            <text:p>电源</text:p>
          </table:table-cell>
          <table:table-cell table:number-columns-repeated="9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8</text:p>
          </table:table-cell>
          <table:table-cell office:value-type="float" office:value="0.0140260618503266">
            <text:p>0.0140260619</text:p>
          </table:table-cell>
          <table:table-cell office:value-type="string">
            <text:p>评</text:p>
          </table:table-cell>
          <table:table-cell office:value-type="string">
            <text:p>不算</text:p>
          </table:table-cell>
          <table:table-cell table:number-columns-repeated="8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8</text:p>
          </table:table-cell>
          <table:table-cell office:value-type="float" office:value="0.0139189735957989">
            <text:p>0.0139189736</text:p>
          </table:table-cell>
          <table:table-cell office:value-type="string">
            <text:p>质量</text:p>
          </table:table-cell>
          <table:table-cell office:value-type="string">
            <text:p>弄</text:p>
          </table:table-cell>
          <table:table-cell office:value-type="float" office:value="2014">
            <text:p>2014</text:p>
          </table:table-cell>
          <table:table-cell table:number-columns-repeated="7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30</text:p>
          </table:table-cell>
          <table:table-cell office:value-type="float" office:value="0.0137133879271446">
            <text:p>0.0137133879</text:p>
          </table:table-cell>
          <table:table-cell office:value-type="string">
            <text:p>太</text:p>
          </table:table-cell>
          <table:table-cell office:value-type="string">
            <text:p>听说</text:p>
          </table:table-cell>
          <table:table-cell office:value-type="string">
            <text:p>网购</text:p>
          </table:table-cell>
          <table:table-cell office:value-type="string">
            <text:p>送货</text:p>
          </table:table-cell>
          <table:table-cell office:value-type="string">
            <text:p>包裹</text:p>
          </table:table-cell>
          <table:table-cell table:number-columns-repeated="5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1</text:p>
          </table:table-cell>
          <table:table-cell office:value-type="float" office:value="0.0136932053849431">
            <text:p>0.0136932054</text:p>
          </table:table-cell>
          <table:table-cell office:value-type="string">
            <text:p>分钟</text:p>
          </table:table-cell>
          <table:table-cell office:value-type="string">
            <text:p>可惜</text:p>
          </table:table-cell>
          <table:table-cell office:value-type="string">
            <text:p>完好</text:p>
          </table:table-cell>
          <table:table-cell table:number-columns-repeated="7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30</text:p>
          </table:table-cell>
          <table:table-cell office:value-type="float" office:value="0.0136578947854023">
            <text:p>0.0136578948</text:p>
          </table:table-cell>
          <table:table-cell office:value-type="string">
            <text:p>拿到</text:p>
          </table:table-cell>
          <table:table-cell office:value-type="string">
            <text:p>滴</text:p>
          </table:table-cell>
          <table:table-cell office:value-type="string">
            <text:p>验货</text:p>
          </table:table-cell>
          <table:table-cell table:number-columns-repeated="7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9</text:p>
          </table:table-cell>
          <table:table-cell office:value-type="float" office:value="0.0136279693788967">
            <text:p>0.0136279694</text:p>
          </table:table-cell>
          <table:table-cell office:value-type="string">
            <text:p>S</text:p>
          </table:table-cell>
          <table:table-cell office:value-type="string">
            <text:p>算</text:p>
          </table:table-cell>
          <table:table-cell table:number-columns-repeated="8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12</text:p>
          </table:table-cell>
          <table:table-cell office:value-type="float" office:value="0.013619963225232">
            <text:p>0.0136199632</text:p>
          </table:table-cell>
          <table:table-cell office:value-type="string">
            <text:p>精致</text:p>
          </table:table-cell>
          <table:table-cell office:value-type="string">
            <text:p>套餐</text:p>
          </table:table-cell>
          <table:table-cell office:value-type="string">
            <text:p>冲着</text:p>
          </table:table-cell>
          <table:table-cell table:number-columns-repeated="7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9</text:p>
          </table:table-cell>
          <table:table-cell office:value-type="float" office:value="0.013562510080244">
            <text:p>0.0135625101</text:p>
          </table:table-cell>
          <table:table-cell office:value-type="string">
            <text:p>选择</text:p>
          </table:table-cell>
          <table:table-cell office:value-type="string">
            <text:p>明白</text:p>
          </table:table-cell>
          <table:table-cell table:number-columns-repeated="8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8</text:p>
          </table:table-cell>
          <table:table-cell office:value-type="float" office:value="0.0135466903488725">
            <text:p>0.0135466903</text:p>
          </table:table-cell>
          <table:table-cell office:value-type="string">
            <text:p>盖</text:p>
          </table:table-cell>
          <table:table-cell table:number-columns-repeated="9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24</text:p>
          </table:table-cell>
          <table:table-cell office:value-type="float" office:value="0.0134343222035391">
            <text:p>0.0134343222</text:p>
          </table:table-cell>
          <table:table-cell office:value-type="string">
            <text:p>前</text:p>
          </table:table-cell>
          <table:table-cell office:value-type="string">
            <text:p>卡</text:p>
          </table:table-cell>
          <table:table-cell table:number-columns-repeated="8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4</text:p>
          </table:table-cell>
          <table:table-cell office:value-type="float" office:value="0.0133942027584571">
            <text:p>0.0133942028</text:p>
          </table:table-cell>
          <table:table-cell office:value-type="string">
            <text:p>情况</text:p>
          </table:table-cell>
          <table:table-cell table:number-columns-repeated="9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4</text:p>
          </table:table-cell>
          <table:table-cell office:value-type="float" office:value="0.0130628310178851">
            <text:p>0.013062831</text:p>
          </table:table-cell>
          <table:table-cell office:value-type="string">
            <text:p>A1530</text:p>
          </table:table-cell>
          <table:table-cell office:value-type="string">
            <text:p>好久</text:p>
          </table:table-cell>
          <table:table-cell table:number-columns-repeated="8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4</text:p>
          </table:table-cell>
          <table:table-cell office:value-type="float" office:value="0.0129451239103374">
            <text:p>0.0129451239</text:p>
          </table:table-cell>
          <table:table-cell office:value-type="string">
            <text:p>买来</text:p>
          </table:table-cell>
          <table:table-cell office:value-type="string">
            <text:p>玩</text:p>
          </table:table-cell>
          <table:table-cell office:value-type="string">
            <text:p>几百块</text:p>
          </table:table-cell>
          <table:table-cell table:number-columns-repeated="7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12</text:p>
          </table:table-cell>
          <table:table-cell office:value-type="float" office:value="0.0128732368343001">
            <text:p>0.0128732368</text:p>
          </table:table-cell>
          <table:table-cell office:value-type="string">
            <text:p>宝</text:p>
          </table:table-cell>
          <table:table-cell office:value-type="string">
            <text:p>爱</text:p>
          </table:table-cell>
          <table:table-cell table:number-columns-repeated="8"/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16</text:p>
          </table:table-cell>
          <table:table-cell office:value-type="float" office:value="0.0128380670399661">
            <text:p>0.012838067</text:p>
          </table:table-cell>
          <table:table-cell office:value-type="string">
            <text:p>实在</text:p>
          </table:table-cell>
          <table:table-cell office:value-type="string">
            <text:p>这款</text:p>
          </table:table-cell>
          <table:table-cell table:number-columns-repeated="8"/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30</text:p>
          </table:table-cell>
          <table:table-cell office:value-type="float" office:value="0.0127133432564949">
            <text:p>0.0127133433</text:p>
          </table:table-cell>
          <table:table-cell office:value-type="string">
            <text:p>拿到</text:p>
          </table:table-cell>
          <table:table-cell office:value-type="string">
            <text:p>真心</text:p>
          </table:table-cell>
          <table:table-cell table:number-columns-repeated="8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37</text:p>
          </table:table-cell>
          <table:table-cell office:value-type="float" office:value="0.0126799306993572">
            <text:p>0.0126799307</text:p>
          </table:table-cell>
          <table:table-cell office:value-type="string">
            <text:p>到货</text:p>
          </table:table-cell>
          <table:table-cell table:number-columns-repeated="9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1</text:p>
          </table:table-cell>
          <table:table-cell office:value-type="float" office:value="0.0126741877423784">
            <text:p>0.0126741877</text:p>
          </table:table-cell>
          <table:table-cell office:value-type="string">
            <text:p>机器</text:p>
          </table:table-cell>
          <table:table-cell office:value-type="string">
            <text:p>包</text:p>
          </table:table-cell>
          <table:table-cell office:value-type="string">
            <text:p>返</text:p>
          </table:table-cell>
          <table:table-cell table:number-columns-repeated="7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8</text:p>
          </table:table-cell>
          <table:table-cell office:value-type="float" office:value="0.0126064926015666">
            <text:p>0.0126064926</text:p>
          </table:table-cell>
          <table:table-cell office:value-type="string">
            <text:p>小点</text:p>
          </table:table-cell>
          <table:table-cell office:value-type="string">
            <text:p>s</text:p>
          </table:table-cell>
          <table:table-cell table:number-columns-repeated="8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</text:p>
          </table:table-cell>
          <table:table-cell office:value-type="float" office:value="0.0125391507128365">
            <text:p>0.0125391507</text:p>
          </table:table-cell>
          <table:table-cell office:value-type="string">
            <text:p>服务</text:p>
          </table:table-cell>
          <table:table-cell office:value-type="string">
            <text:p>没什么</text:p>
          </table:table-cell>
          <table:table-cell table:number-columns-repeated="8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6</text:p>
          </table:table-cell>
          <table:table-cell office:value-type="float" office:value="0.012507999243342">
            <text:p>0.0125079992</text:p>
          </table:table-cell>
          <table:table-cell office:value-type="string">
            <text:p>这款</text:p>
          </table:table-cell>
          <table:table-cell office:value-type="string">
            <text:p>实在</text:p>
          </table:table-cell>
          <table:table-cell office:value-type="string">
            <text:p>几天</text:p>
          </table:table-cell>
          <table:table-cell table:number-columns-repeated="7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6</text:p>
          </table:table-cell>
          <table:table-cell office:value-type="float" office:value="0.0124233063257584">
            <text:p>0.0124233063</text:p>
          </table:table-cell>
          <table:table-cell office:value-type="string">
            <text:p>客服</text:p>
          </table:table-cell>
          <table:table-cell office:value-type="string">
            <text:p>建议</text:p>
          </table:table-cell>
          <table:table-cell table:number-columns-repeated="8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4</text:p>
          </table:table-cell>
          <table:table-cell office:value-type="float" office:value="0.0121911958498057">
            <text:p>0.0121911958</text:p>
          </table:table-cell>
          <table:table-cell office:value-type="string">
            <text:p>半天</text:p>
          </table:table-cell>
          <table:table-cell office:value-type="string">
            <text:p>升级</text:p>
          </table:table-cell>
          <table:table-cell office:value-type="string">
            <text:p>希望</text:p>
          </table:table-cell>
          <table:table-cell table:number-columns-repeated="7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0</text:p>
          </table:table-cell>
          <table:table-cell office:value-type="float" office:value="0.0121104973167394">
            <text:p>0.0121104973</text:p>
          </table:table-cell>
          <table:table-cell office:value-type="string">
            <text:p>触摸</text:p>
          </table:table-cell>
          <table:table-cell office:value-type="string">
            <text:p>麻烦</text:p>
          </table:table-cell>
          <table:table-cell office:value-type="string">
            <text:p>原因</text:p>
          </table:table-cell>
          <table:table-cell office:value-type="string">
            <text:p>适合</text:p>
          </table:table-cell>
          <table:table-cell table:number-columns-repeated="6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2</text:p>
          </table:table-cell>
          <table:table-cell office:value-type="float" office:value="0.0120628608161654">
            <text:p>0.0120628608</text:p>
          </table:table-cell>
          <table:table-cell office:value-type="string">
            <text:p>指纹识别</text:p>
          </table:table-cell>
          <table:table-cell table:number-columns-repeated="9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7</text:p>
          </table:table-cell>
          <table:table-cell office:value-type="float" office:value="0.0119405466174021">
            <text:p>0.0119405466</text:p>
          </table:table-cell>
          <table:table-cell office:value-type="string">
            <text:p>惊喜</text:p>
          </table:table-cell>
          <table:table-cell office:value-type="string">
            <text:p>天</text:p>
          </table:table-cell>
          <table:table-cell office:value-type="string">
            <text:p>月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5</text:p>
          </table:table-cell>
          <table:table-cell office:value-type="float" office:value="0.0118177148280478">
            <text:p>0.0118177148</text:p>
          </table:table-cell>
          <table:table-cell office:value-type="string">
            <text:p>分钟</text:p>
          </table:table-cell>
          <table:table-cell office:value-type="string">
            <text:p>封条</text:p>
          </table:table-cell>
          <table:table-cell office:value-type="string">
            <text:p>便宜</text:p>
          </table:table-cell>
          <table:table-cell table:number-columns-repeated="7"/>
        </table:table-row>
        <table:table-row table:style-name="ro1">
          <table:table-cell office:value-type="string">
            <text:p>Topic2</text:p>
          </table:table-cell>
          <table:table-cell office:value-type="string">
            <text:p>Topic30</text:p>
          </table:table-cell>
          <table:table-cell office:value-type="float" office:value="0.0116559002261353">
            <text:p>0.0116559002</text:p>
          </table:table-cell>
          <table:table-cell office:value-type="string">
            <text:p>功能</text:p>
          </table:table-cell>
          <table:table-cell office:value-type="string">
            <text:p>真心</text:p>
          </table:table-cell>
          <table:table-cell office:value-type="string">
            <text:p>水果</text:p>
          </table:table-cell>
          <table:table-cell table:number-columns-repeated="7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33</text:p>
          </table:table-cell>
          <table:table-cell office:value-type="float" office:value="0.0113333863085542">
            <text:p>0.0113333863</text:p>
          </table:table-cell>
          <table:table-cell office:value-type="string">
            <text:p>期待</text:p>
          </table:table-cell>
          <table:table-cell office:value-type="string">
            <text:p>太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2</text:p>
          </table:table-cell>
          <table:table-cell office:value-type="float" office:value="0.011320839199805">
            <text:p>0.0113208392</text:p>
          </table:table-cell>
          <table:table-cell office:value-type="string">
            <text:p>梦寐以求</text:p>
          </table:table-cell>
          <table:table-cell office:value-type="string">
            <text:p>返修</text:p>
          </table:table-cell>
          <table:table-cell office:value-type="string">
            <text:p>没给</text:p>
          </table:table-cell>
          <table:table-cell office:value-type="string">
            <text:p>理由</text:p>
          </table:table-cell>
          <table:table-cell office:value-type="string">
            <text:p>一分货</text:p>
          </table:table-cell>
          <table:table-cell table:number-columns-repeated="5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8</text:p>
          </table:table-cell>
          <table:table-cell office:value-type="float" office:value="0.0111271197990693">
            <text:p>0.0111271198</text:p>
          </table:table-cell>
          <table:table-cell office:value-type="string">
            <text:p>S</text:p>
          </table:table-cell>
          <table:table-cell office:value-type="string">
            <text:p>天</text:p>
          </table:table-cell>
          <table:table-cell table:number-columns-repeated="8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</text:p>
          </table:table-cell>
          <table:table-cell office:value-type="float" office:value="0.0111247869721644">
            <text:p>0.011124787</text:p>
          </table:table-cell>
          <table:table-cell office:value-type="string">
            <text:p>降价</text:p>
          </table:table-cell>
          <table:table-cell office:value-type="string">
            <text:p>麻烦</text:p>
          </table:table-cell>
          <table:table-cell office:value-type="string">
            <text:p>款</text:p>
          </table:table-cell>
          <table:table-cell office:value-type="string">
            <text:p>触摸</text:p>
          </table:table-cell>
          <table:table-cell office:value-type="string">
            <text:p>超赞</text:p>
          </table:table-cell>
          <table:table-cell table:number-columns-repeated="5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2</text:p>
          </table:table-cell>
          <table:table-cell office:value-type="float" office:value="0.0110831458491818">
            <text:p>0.0110831458</text:p>
          </table:table-cell>
          <table:table-cell office:value-type="string">
            <text:p>低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7</text:p>
          </table:table-cell>
          <table:table-cell office:value-type="float" office:value="0.0110805628858206">
            <text:p>0.0110805629</text:p>
          </table:table-cell>
          <table:table-cell office:value-type="string">
            <text:p>实用</text:p>
          </table:table-cell>
          <table:table-cell office:value-type="string">
            <text:p>到货</text:p>
          </table:table-cell>
          <table:table-cell table:number-columns-repeated="8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5</text:p>
          </table:table-cell>
          <table:table-cell office:value-type="float" office:value="0.0110261929797204">
            <text:p>0.011026193</text:p>
          </table:table-cell>
          <table:table-cell office:value-type="float" office:value="7.1">
            <text:p>7.1</text:p>
          </table:table-cell>
          <table:table-cell office:value-type="string">
            <text:p>赶上</text:p>
          </table:table-cell>
          <table:table-cell office:value-type="string">
            <text:p>选择</text:p>
          </table:table-cell>
          <table:table-cell office:value-type="string">
            <text:p>机子</text:p>
          </table:table-cell>
          <table:table-cell table:number-columns-repeated="6"/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6</text:p>
          </table:table-cell>
          <table:table-cell office:value-type="float" office:value="0.0108218825837879">
            <text:p>0.0108218826</text:p>
          </table:table-cell>
          <table:table-cell office:value-type="string">
            <text:p>选择</text:p>
          </table:table-cell>
          <table:table-cell table:style-name="ce2" office:value-type="string">
            <text:p>真</text:p>
          </table:table-cell>
          <table:table-cell table:number-columns-repeated="8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9</text:p>
          </table:table-cell>
          <table:table-cell office:value-type="float" office:value="0.0106664378082309">
            <text:p>0.0106664378</text:p>
          </table:table-cell>
          <table:table-cell office:value-type="string">
            <text:p>妹妹</text:p>
          </table:table-cell>
          <table:table-cell office:value-type="string">
            <text:p>新机</text:p>
          </table:table-cell>
          <table:table-cell office:value-type="string">
            <text:p>可说</text:p>
          </table:table-cell>
          <table:table-cell table:number-columns-repeated="7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9</text:p>
          </table:table-cell>
          <table:table-cell office:value-type="float" office:value="0.010659052442538">
            <text:p>0.0106590524</text:p>
          </table:table-cell>
          <table:table-cell office:value-type="string">
            <text:p>到货</text:p>
          </table:table-cell>
          <table:table-cell office:value-type="string">
            <text:p>买</text:p>
          </table:table-cell>
          <table:table-cell office:value-type="string">
            <text:p>够快</text:p>
          </table:table-cell>
          <table:table-cell table:number-columns-repeated="7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18</text:p>
          </table:table-cell>
          <table:table-cell office:value-type="float" office:value="0.0106096663926269">
            <text:p>0.0106096664</text:p>
          </table:table-cell>
          <table:table-cell office:value-type="string">
            <text:p>连接</text:p>
          </table:table-cell>
          <table:table-cell office:value-type="string">
            <text:p>重启</text:p>
          </table:table-cell>
          <table:table-cell table:number-columns-repeated="8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5</text:p>
          </table:table-cell>
          <table:table-cell office:value-type="float" office:value="0.0105089295351835">
            <text:p>0.0105089295</text:p>
          </table:table-cell>
          <table:table-cell office:value-type="string">
            <text:p>三星</text:p>
          </table:table-cell>
          <table:table-cell table:number-columns-repeated="9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26</text:p>
          </table:table-cell>
          <table:table-cell office:value-type="float" office:value="0.0104357895592239">
            <text:p>0.0104357896</text:p>
          </table:table-cell>
          <table:table-cell office:value-type="string">
            <text:p>电子</text:p>
          </table:table-cell>
          <table:table-cell office:value-type="string">
            <text:p>评价</text:p>
          </table:table-cell>
          <table:table-cell office:value-type="string">
            <text:p>支持</text:p>
          </table:table-cell>
          <table:table-cell table:number-columns-repeated="7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0</text:p>
          </table:table-cell>
          <table:table-cell office:value-type="float" office:value="0.0102685970778772">
            <text:p>0.0102685971</text:p>
          </table:table-cell>
          <table:table-cell office:value-type="string">
            <text:p>背面</text:p>
          </table:table-cell>
          <table:table-cell office:value-type="string">
            <text:p>呀呀</text:p>
          </table:table-cell>
          <table:table-cell office:value-type="string">
            <text:p>白条</text:p>
          </table:table-cell>
          <table:table-cell office:value-type="string">
            <text:p>实在</text:p>
          </table:table-cell>
          <table:table-cell table:number-columns-repeated="6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30</text:p>
          </table:table-cell>
          <table:table-cell office:value-type="float" office:value="0.0102162843812442">
            <text:p>0.0102162844</text:p>
          </table:table-cell>
          <table:table-cell office:value-type="string">
            <text:p>里</text:p>
          </table:table-cell>
          <table:table-cell office:value-type="string">
            <text:p>看着</text:p>
          </table:table-cell>
          <table:table-cell office:value-type="string">
            <text:p>稍微</text:p>
          </table:table-cell>
          <table:table-cell table:number-columns-repeated="7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2</text:p>
          </table:table-cell>
          <table:table-cell office:value-type="float" office:value="0.0102119928940074">
            <text:p>0.0102119929</text:p>
          </table:table-cell>
          <table:table-cell office:value-type="string">
            <text:p>宝</text:p>
          </table:table-cell>
          <table:table-cell office:value-type="string">
            <text:p>性能</text:p>
          </table:table-cell>
          <table:table-cell table:number-columns-repeated="8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8</text:p>
          </table:table-cell>
          <table:table-cell office:value-type="float" office:value="0.0101932796543854">
            <text:p>0.0101932797</text:p>
          </table:table-cell>
          <table:table-cell office:value-type="string">
            <text:p>很久</text:p>
          </table:table-cell>
          <table:table-cell office:value-type="string">
            <text:p>年</text:p>
          </table:table-cell>
          <table:table-cell table:number-columns-repeated="8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6</text:p>
          </table:table-cell>
          <table:table-cell office:value-type="float" office:value="0.0101824886749299">
            <text:p>0.0101824887</text:p>
          </table:table-cell>
          <table:table-cell office:value-type="string">
            <text:p>可惜</text:p>
          </table:table-cell>
          <table:table-cell table:style-name="ce2" office:value-type="string">
            <text:p>真</text:p>
          </table:table-cell>
          <table:table-cell table:number-columns-repeated="8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7</text:p>
          </table:table-cell>
          <table:table-cell office:value-type="float" office:value="0.0101265510267483">
            <text:p>0.010126551</text:p>
          </table:table-cell>
          <table:table-cell office:value-type="string">
            <text:p>追加</text:p>
          </table:table-cell>
          <table:table-cell office:value-type="string">
            <text:p>密码</text:p>
          </table:table-cell>
          <table:table-cell office:value-type="string">
            <text:p>太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3</text:p>
          </table:table-cell>
          <table:table-cell office:value-type="float" office:value="0.0101070233580406">
            <text:p>0.0101070234</text:p>
          </table:table-cell>
          <table:table-cell office:value-type="string">
            <text:p>电子</text:p>
          </table:table-cell>
          <table:table-cell office:value-type="string">
            <text:p>有个</text:p>
          </table:table-cell>
          <table:table-cell office:value-type="string">
            <text:p>bucuo</text:p>
          </table:table-cell>
          <table:table-cell office:value-type="float" office:value="2014">
            <text:p>2014</text:p>
          </table:table-cell>
          <table:table-cell table:number-columns-repeated="6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4</text:p>
          </table:table-cell>
          <table:table-cell office:value-type="float" office:value="0.0100550502910978">
            <text:p>0.0100550503</text:p>
          </table:table-cell>
          <table:table-cell office:value-type="string">
            <text:p>太</text:p>
          </table:table-cell>
          <table:table-cell office:value-type="string">
            <text:p>听说</text:p>
          </table:table-cell>
          <table:table-cell office:value-type="string">
            <text:p>几百块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4</text:p>
          </table:table-cell>
          <table:table-cell office:value-type="float" office:value="0.0100357246550614">
            <text:p>0.0100357247</text:p>
          </table:table-cell>
          <table:table-cell office:value-type="string">
            <text:p>摔</text:p>
          </table:table-cell>
          <table:table-cell office:value-type="string">
            <text:p>有个</text:p>
          </table:table-cell>
          <table:table-cell table:number-columns-repeated="8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6</text:p>
          </table:table-cell>
          <table:table-cell office:value-type="float" office:value="0.00999838462231845">
            <text:p>0.0099983846</text:p>
          </table:table-cell>
          <table:table-cell table:style-name="ce2" office:value-type="string">
            <text:p>真</text:p>
          </table:table-cell>
          <table:table-cell office:value-type="string">
            <text:p>反正</text:p>
          </table:table-cell>
          <table:table-cell table:number-columns-repeated="8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24</text:p>
          </table:table-cell>
          <table:table-cell office:value-type="float" office:value="0.00982725322536266">
            <text:p>0.0098272532</text:p>
          </table:table-cell>
          <table:table-cell office:value-type="string">
            <text:p>流量</text:p>
          </table:table-cell>
          <table:table-cell office:value-type="string">
            <text:p>买到</text:p>
          </table:table-cell>
          <table:table-cell table:number-columns-repeated="8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38</text:p>
          </table:table-cell>
          <table:table-cell office:value-type="float" office:value="0.00981375054716955">
            <text:p>0.0098137505</text:p>
          </table:table-cell>
          <table:table-cell office:value-type="string">
            <text:p>拿到</text:p>
          </table:table-cell>
          <table:table-cell office:value-type="string">
            <text:p>精致</text:p>
          </table:table-cell>
          <table:table-cell table:number-columns-repeated="8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3</text:p>
          </table:table-cell>
          <table:table-cell office:value-type="float" office:value="0.00967272982453476">
            <text:p>0.0096727298</text:p>
          </table:table-cell>
          <table:table-cell office:value-type="string">
            <text:p>弟弟</text:p>
          </table:table-cell>
          <table:table-cell office:value-type="string">
            <text:p>太小</text:p>
          </table:table-cell>
          <table:table-cell office:value-type="string">
            <text:p>买完</text:p>
          </table:table-cell>
          <table:table-cell table:number-columns-repeated="7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9</text:p>
          </table:table-cell>
          <table:table-cell office:value-type="float" office:value="0.00964079868345538">
            <text:p>0.0096407987</text:p>
          </table:table-cell>
          <table:table-cell office:value-type="string">
            <text:p>失望</text:p>
          </table:table-cell>
          <table:table-cell office:value-type="string">
            <text:p>没得说</text:p>
          </table:table-cell>
          <table:table-cell office:value-type="string">
            <text:p>理由</text:p>
          </table:table-cell>
          <table:table-cell table:number-columns-repeated="7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0</text:p>
          </table:table-cell>
          <table:table-cell office:value-type="float" office:value="0.00962470857661599">
            <text:p>0.0096247086</text:p>
          </table:table-cell>
          <table:table-cell office:value-type="string">
            <text:p>太</text:p>
          </table:table-cell>
          <table:table-cell office:value-type="string">
            <text:p>外</text:p>
          </table:table-cell>
          <table:table-cell office:value-type="string">
            <text:p>花</text:p>
          </table:table-cell>
          <table:table-cell table:number-columns-repeated="7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3</text:p>
          </table:table-cell>
          <table:table-cell office:value-type="float" office:value="0.00953128619070361">
            <text:p>0.0095312862</text:p>
          </table:table-cell>
          <table:table-cell office:value-type="string">
            <text:p>5S</text:p>
          </table:table-cell>
          <table:table-cell table:number-columns-repeated="9"/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5</text:p>
          </table:table-cell>
          <table:table-cell office:value-type="float" office:value="0.00937905166515963">
            <text:p>0.0093790517</text:p>
          </table:table-cell>
          <table:table-cell office:value-type="string">
            <text:p>想买</text:p>
          </table:table-cell>
          <table:table-cell office:value-type="string">
            <text:p>这款</text:p>
          </table:table-cell>
          <table:table-cell table:number-columns-repeated="8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9</text:p>
          </table:table-cell>
          <table:table-cell office:value-type="float" office:value="0.0093430002893811">
            <text:p>0.0093430003</text:p>
          </table:table-cell>
          <table:table-cell office:value-type="string">
            <text:p>配件</text:p>
          </table:table-cell>
          <table:table-cell office:value-type="string">
            <text:p>老妈</text:p>
          </table:table-cell>
          <table:table-cell office:value-type="string">
            <text:p>肯定</text:p>
          </table:table-cell>
          <table:table-cell table:number-columns-repeated="7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30</text:p>
          </table:table-cell>
          <table:table-cell office:value-type="float" office:value="0.00924661303675771">
            <text:p>0.009246613</text:p>
          </table:table-cell>
          <table:table-cell office:value-type="string">
            <text:p>质量</text:p>
          </table:table-cell>
          <table:table-cell office:value-type="string">
            <text:p>实在</text:p>
          </table:table-cell>
          <table:table-cell table:number-columns-repeated="8"/>
        </table:table-row>
        <table:table-row table:style-name="ro1">
          <table:table-cell office:value-type="string">
            <text:p>Topic6</text:p>
          </table:table-cell>
          <table:table-cell office:value-type="string">
            <text:p>Topic25</text:p>
          </table:table-cell>
          <table:table-cell office:value-type="float" office:value="0.00918183768944729">
            <text:p>0.0091818377</text:p>
          </table:table-cell>
          <table:table-cell office:value-type="string">
            <text:p>唯一</text:p>
          </table:table-cell>
          <table:table-cell office:value-type="string">
            <text:p>想买</text:p>
          </table:table-cell>
          <table:table-cell office:value-type="string">
            <text:p>小米</text:p>
          </table:table-cell>
          <table:table-cell table:number-columns-repeated="7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30</text:p>
          </table:table-cell>
          <table:table-cell office:value-type="float" office:value="0.0091447526790131">
            <text:p>0.0091447527</text:p>
          </table:table-cell>
          <table:table-cell office:value-type="string">
            <text:p>送过来</text:p>
          </table:table-cell>
          <table:table-cell office:value-type="string">
            <text:p>花</text:p>
          </table:table-cell>
          <table:table-cell table:number-columns-repeated="8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23</text:p>
          </table:table-cell>
          <table:table-cell office:value-type="float" office:value="0.0091312580694416">
            <text:p>0.0091312581</text:p>
          </table:table-cell>
          <table:table-cell office:value-type="string">
            <text:p>通病</text:p>
          </table:table-cell>
          <table:table-cell office:value-type="string">
            <text:p>信息</text:p>
          </table:table-cell>
          <table:table-cell table:number-columns-repeated="8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7</text:p>
          </table:table-cell>
          <table:table-cell office:value-type="float" office:value="0.00907278756722482">
            <text:p>0.0090727876</text:p>
          </table:table-cell>
          <table:table-cell office:value-type="string">
            <text:p>一步</text:p>
          </table:table-cell>
          <table:table-cell office:value-type="string">
            <text:p>网购</text:p>
          </table:table-cell>
          <table:table-cell office:value-type="string">
            <text:p>请</text:p>
          </table:table-cell>
          <table:table-cell table:number-columns-repeated="7"/>
        </table:table-row>
        <table:table-row table:style-name="ro1">
          <table:table-cell office:value-type="string">
            <text:p>Topic27</text:p>
          </table:table-cell>
          <table:table-cell office:value-type="string">
            <text:p>Topic0</text:p>
          </table:table-cell>
          <table:table-cell office:value-type="float" office:value="0.0090612734993291">
            <text:p>0.0090612735</text:p>
          </table:table-cell>
          <table:table-cell office:value-type="string">
            <text:p>少</text:p>
          </table:table-cell>
          <table:table-cell office:value-type="string">
            <text:p>花</text:p>
          </table:table-cell>
          <table:table-cell table:number-columns-repeated="8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8</text:p>
          </table:table-cell>
          <table:table-cell office:value-type="float" office:value="0.00904621845817949">
            <text:p>0.0090462185</text:p>
          </table:table-cell>
          <table:table-cell office:value-type="string">
            <text:p>懂</text:p>
          </table:table-cell>
          <table:table-cell office:value-type="string">
            <text:p>试试</text:p>
          </table:table-cell>
          <table:table-cell table:number-columns-repeated="8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4</text:p>
          </table:table-cell>
          <table:table-cell office:value-type="float" office:value="0.00891857823324027">
            <text:p>0.0089185782</text:p>
          </table:table-cell>
          <table:table-cell office:value-type="string">
            <text:p>处</text:p>
          </table:table-cell>
          <table:table-cell office:value-type="string">
            <text:p>希望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0</text:p>
          </table:table-cell>
          <table:table-cell office:value-type="float" office:value="0.00880724734011649">
            <text:p>0.0088072473</text:p>
          </table:table-cell>
          <table:table-cell office:value-type="string">
            <text:p>灰</text:p>
          </table:table-cell>
          <table:table-cell office:value-type="string">
            <text:p>很棒</text:p>
          </table:table-cell>
          <table:table-cell table:number-columns-repeated="8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3</text:p>
          </table:table-cell>
          <table:table-cell office:value-type="float" office:value="0.00865338659610701">
            <text:p>0.0086533866</text:p>
          </table:table-cell>
          <table:table-cell office:value-type="string">
            <text:p>通话</text:p>
          </table:table-cell>
          <table:table-cell table:number-columns-repeated="9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5</text:p>
          </table:table-cell>
          <table:table-cell office:value-type="float" office:value="0.00849699631840876">
            <text:p>0.0084969963</text:p>
          </table:table-cell>
          <table:table-cell office:value-type="string">
            <text:p>期间</text:p>
          </table:table-cell>
          <table:table-cell office:value-type="string">
            <text:p>适合</text:p>
          </table:table-cell>
          <table:table-cell table:number-columns-repeated="8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7</text:p>
          </table:table-cell>
          <table:table-cell office:value-type="float" office:value="0.0083773346017959">
            <text:p>0.0083773346</text:p>
          </table:table-cell>
          <table:table-cell office:value-type="string">
            <text:p>年</text:p>
          </table:table-cell>
          <table:table-cell office:value-type="string">
            <text:p>听说</text:p>
          </table:table-cell>
          <table:table-cell office:value-type="string">
            <text:p>网</text:p>
          </table:table-cell>
          <table:table-cell office:value-type="string">
            <text:p>关机</text:p>
          </table:table-cell>
          <table:table-cell table:number-columns-repeated="6"/>
        </table:table-row>
        <table:table-row table:style-name="ro1">
          <table:table-cell office:value-type="string">
            <text:p>Topic19</text:p>
          </table:table-cell>
          <table:table-cell office:value-type="string">
            <text:p>Topic37</text:p>
          </table:table-cell>
          <table:table-cell office:value-type="float" office:value="0.00834258530260181">
            <text:p>0.0083425853</text:p>
          </table:table-cell>
          <table:table-cell office:value-type="string">
            <text:p>强大</text:p>
          </table:table-cell>
          <table:table-cell office:value-type="string">
            <text:p>京东</text:p>
          </table:table-cell>
          <table:table-cell office:value-type="string">
            <text:p>订货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0</text:p>
          </table:table-cell>
          <table:table-cell office:value-type="float" office:value="0.00822935438376558">
            <text:p>0.0082293544</text:p>
          </table:table-cell>
          <table:table-cell office:value-type="string">
            <text:p>商城</text:p>
          </table:table-cell>
          <table:table-cell office:value-type="string">
            <text:p>听说</text:p>
          </table:table-cell>
          <table:table-cell office:value-type="string">
            <text:p>做工</text:p>
          </table:table-cell>
          <table:table-cell table:number-columns-repeated="7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5</text:p>
          </table:table-cell>
          <table:table-cell office:value-type="float" office:value="0.00821032825258398">
            <text:p>0.0082103283</text:p>
          </table:table-cell>
          <table:table-cell office:value-type="string">
            <text:p>赞</text:p>
          </table:table-cell>
          <table:table-cell table:number-columns-repeated="9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39</text:p>
          </table:table-cell>
          <table:table-cell office:value-type="float" office:value="0.00813108751085389">
            <text:p>0.0081310875</text:p>
          </table:table-cell>
          <table:table-cell office:value-type="string">
            <text:p>可说</text:p>
          </table:table-cell>
          <table:table-cell office:value-type="string">
            <text:p>新机</text:p>
          </table:table-cell>
          <table:table-cell table:number-columns-repeated="8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9</text:p>
          </table:table-cell>
          <table:table-cell office:value-type="float" office:value="0.00804713451461513">
            <text:p>0.0080471345</text:p>
          </table:table-cell>
          <table:table-cell office:value-type="string">
            <text:p>第一</text:p>
          </table:table-cell>
          <table:table-cell office:value-type="string">
            <text:p>仔细</text:p>
          </table:table-cell>
          <table:table-cell office:value-type="string">
            <text:p>B</text:p>
          </table:table-cell>
          <table:table-cell table:number-columns-repeated="7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6</text:p>
          </table:table-cell>
          <table:table-cell office:value-type="float" office:value="0.00794134587469161">
            <text:p>0.0079413459</text:p>
          </table:table-cell>
          <table:table-cell office:value-type="string">
            <text:p>查询</text:p>
          </table:table-cell>
          <table:table-cell table:number-columns-repeated="9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</text:p>
          </table:table-cell>
          <table:table-cell office:value-type="float" office:value="0.00786705804307043">
            <text:p>0.007867058</text:p>
          </table:table-cell>
          <table:table-cell office:value-type="string">
            <text:p>昨天</text:p>
          </table:table-cell>
          <table:table-cell office:value-type="string">
            <text:p>商店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1</text:p>
          </table:table-cell>
          <table:table-cell office:value-type="float" office:value="0.00785409483043347">
            <text:p>0.0078540948</text:p>
          </table:table-cell>
          <table:table-cell office:value-type="string">
            <text:p>半天</text:p>
          </table:table-cell>
          <table:table-cell office:value-type="string">
            <text:p>刷卡</text:p>
          </table:table-cell>
          <table:table-cell office:value-type="string">
            <text:p>果粉</text:p>
          </table:table-cell>
          <table:table-cell table:number-columns-repeated="7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1</text:p>
          </table:table-cell>
          <table:table-cell office:value-type="float" office:value="0.0078374976500867">
            <text:p>0.0078374977</text:p>
          </table:table-cell>
          <table:table-cell office:value-type="string">
            <text:p>价格便宜</text:p>
          </table:table-cell>
          <table:table-cell office:value-type="string">
            <text:p>宝贝</text:p>
          </table:table-cell>
          <table:table-cell table:number-columns-repeated="8"/>
        </table:table-row>
        <table:table-row table:style-name="ro1">
          <table:table-cell office:value-type="string">
            <text:p>Topic12</text:p>
          </table:table-cell>
          <table:table-cell office:value-type="string">
            <text:p>Topic5</text:p>
          </table:table-cell>
          <table:table-cell office:value-type="float" office:value="0.00776839965575836">
            <text:p>0.0077683997</text:p>
          </table:table-cell>
          <table:table-cell office:value-type="string">
            <text:p>客户</text:p>
          </table:table-cell>
          <table:table-cell office:value-type="string">
            <text:p>三星</text:p>
          </table:table-cell>
          <table:table-cell table:number-columns-repeated="8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6</text:p>
          </table:table-cell>
          <table:table-cell office:value-type="float" office:value="0.00774053532674222">
            <text:p>0.0077405353</text:p>
          </table:table-cell>
          <table:table-cell office:value-type="string">
            <text:p>老妈</text:p>
          </table:table-cell>
          <table:table-cell office:value-type="string">
            <text:p>包装盒</text:p>
          </table:table-cell>
          <table:table-cell table:number-columns-repeated="8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29</text:p>
          </table:table-cell>
          <table:table-cell office:value-type="float" office:value="0.00768797948429401">
            <text:p>0.0076879795</text:p>
          </table:table-cell>
          <table:table-cell office:value-type="string">
            <text:p>完</text:p>
          </table:table-cell>
          <table:table-cell table:number-columns-repeated="9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0</text:p>
          </table:table-cell>
          <table:table-cell office:value-type="float" office:value="0.00767482667167318">
            <text:p>0.0076748267</text:p>
          </table:table-cell>
          <table:table-cell office:value-type="string">
            <text:p>头</text:p>
          </table:table-cell>
          <table:table-cell office:value-type="string">
            <text:p>5S</text:p>
          </table:table-cell>
          <table:table-cell table:number-columns-repeated="8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26</text:p>
          </table:table-cell>
          <table:table-cell office:value-type="float" office:value="0.00763731056249253">
            <text:p>0.0076373106</text:p>
          </table:table-cell>
          <table:table-cell office:value-type="string">
            <text:p>真的</text:p>
          </table:table-cell>
          <table:table-cell table:number-columns-repeated="9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</text:p>
          </table:table-cell>
          <table:table-cell office:value-type="float" office:value="0.00737561742429842">
            <text:p>0.0073756174</text:p>
          </table:table-cell>
          <table:table-cell office:value-type="string">
            <text:p>验证</text:p>
          </table:table-cell>
          <table:table-cell table:number-columns-repeated="9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0</text:p>
          </table:table-cell>
          <table:table-cell office:value-type="float" office:value="0.00721794154191824">
            <text:p>0.0072179415</text:p>
          </table:table-cell>
          <table:table-cell office:value-type="string">
            <text:p>太</text:p>
          </table:table-cell>
          <table:table-cell office:value-type="string">
            <text:p>想象</text:p>
          </table:table-cell>
          <table:table-cell table:number-columns-repeated="8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0</text:p>
          </table:table-cell>
          <table:table-cell office:value-type="float" office:value="0.00711171872560893">
            <text:p>0.0071117187</text:p>
          </table:table-cell>
          <table:table-cell office:value-type="string">
            <text:p>来电</text:p>
          </table:table-cell>
          <table:table-cell office:value-type="string">
            <text:p>水果</text:p>
          </table:table-cell>
          <table:table-cell office:value-type="string">
            <text:p>果断</text:p>
          </table:table-cell>
          <table:table-cell table:number-columns-repeated="7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9</text:p>
          </table:table-cell>
          <table:table-cell office:value-type="float" office:value="0.00705949860959446">
            <text:p>0.0070594986</text:p>
          </table:table-cell>
          <table:table-cell office:value-type="string">
            <text:p>想要</text:p>
          </table:table-cell>
          <table:table-cell office:value-type="string">
            <text:p>估计</text:p>
          </table:table-cell>
          <table:table-cell table:number-columns-repeated="8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9</text:p>
          </table:table-cell>
          <table:table-cell office:value-type="float" office:value="0.00703855921457183">
            <text:p>0.0070385592</text:p>
          </table:table-cell>
          <table:table-cell office:value-type="string">
            <text:p>试用</text:p>
          </table:table-cell>
          <table:table-cell office:value-type="string">
            <text:p>评论</text:p>
          </table:table-cell>
          <table:table-cell table:number-columns-repeated="8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24</text:p>
          </table:table-cell>
          <table:table-cell office:value-type="float" office:value="0.00700859243511384">
            <text:p>0.0070085924</text:p>
          </table:table-cell>
          <table:table-cell office:value-type="string">
            <text:p>追加</text:p>
          </table:table-cell>
          <table:table-cell office:value-type="string">
            <text:p>划痕</text:p>
          </table:table-cell>
          <table:table-cell table:number-columns-repeated="8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2</text:p>
          </table:table-cell>
          <table:table-cell office:value-type="float" office:value="0.0069995121346818">
            <text:p>0.0069995121</text:p>
          </table:table-cell>
          <table:table-cell office:value-type="string">
            <text:p>最贵</text:p>
          </table:table-cell>
          <table:table-cell office:value-type="string">
            <text:p>检查</text:p>
          </table:table-cell>
          <table:table-cell table:number-columns-repeated="8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3</text:p>
          </table:table-cell>
          <table:table-cell office:value-type="float" office:value="0.00699772653047563">
            <text:p>0.0069977265</text:p>
          </table:table-cell>
          <table:table-cell office:value-type="string">
            <text:p>电子</text:p>
          </table:table-cell>
          <table:table-cell office:value-type="string">
            <text:p>数码产品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7</text:p>
          </table:table-cell>
          <table:table-cell office:value-type="float" office:value="0.00692779229740184">
            <text:p>0.0069277923</text:p>
          </table:table-cell>
          <table:table-cell office:value-type="string">
            <text:p>经典</text:p>
          </table:table-cell>
          <table:table-cell office:value-type="string">
            <text:p>不灵敏</text:p>
          </table:table-cell>
          <table:table-cell table:number-columns-repeated="8"/>
        </table:table-row>
        <table:table-row table:style-name="ro1">
          <table:table-cell office:value-type="string">
            <text:p>Topic10</text:p>
          </table:table-cell>
          <table:table-cell office:value-type="string">
            <text:p>Topic37</text:p>
          </table:table-cell>
          <table:table-cell office:value-type="float" office:value="0.00686571728154144">
            <text:p>0.0068657173</text:p>
          </table:table-cell>
          <table:table-cell office:value-type="string">
            <text:p>很大</text:p>
          </table:table-cell>
          <table:table-cell office:value-type="string">
            <text:p>专卖店</text:p>
          </table:table-cell>
          <table:table-cell table:number-columns-repeated="8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29</text:p>
          </table:table-cell>
          <table:table-cell office:value-type="float" office:value="0.00683641397994416">
            <text:p>0.006836414</text:p>
          </table:table-cell>
          <table:table-cell office:value-type="string">
            <text:p>商城</text:p>
          </table:table-cell>
          <table:table-cell office:value-type="string">
            <text:p>事情</text:p>
          </table:table-cell>
          <table:table-cell table:number-columns-repeated="8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0</text:p>
          </table:table-cell>
          <table:table-cell office:value-type="float" office:value="0.00672584109293424">
            <text:p>0.0067258411</text:p>
          </table:table-cell>
          <table:table-cell office:value-type="string">
            <text:p>反正</text:p>
          </table:table-cell>
          <table:table-cell office:value-type="string">
            <text:p>仔细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4</text:p>
          </table:table-cell>
          <table:table-cell office:value-type="float" office:value="0.0066550517893128">
            <text:p>0.0066550518</text:p>
          </table:table-cell>
          <table:table-cell office:value-type="string">
            <text:p>磕碰</text:p>
          </table:table-cell>
          <table:table-cell office:value-type="string">
            <text:p>部</text:p>
          </table:table-cell>
          <table:table-cell table:number-columns-repeated="8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7</text:p>
          </table:table-cell>
          <table:table-cell office:value-type="float" office:value="0.00665136834503384">
            <text:p>0.0066513683</text:p>
          </table:table-cell>
          <table:table-cell office:value-type="string">
            <text:p>第三个</text:p>
          </table:table-cell>
          <table:table-cell office:value-type="string">
            <text:p>实用</text:p>
          </table:table-cell>
          <table:table-cell table:number-columns-repeated="8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37</text:p>
          </table:table-cell>
          <table:table-cell office:value-type="float" office:value="0.0065291711549366">
            <text:p>0.0065291712</text:p>
          </table:table-cell>
          <table:table-cell office:value-type="string">
            <text:p>质量</text:p>
          </table:table-cell>
          <table:table-cell table:number-columns-repeated="9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15</text:p>
          </table:table-cell>
          <table:table-cell office:value-type="float" office:value="0.00651572480387778">
            <text:p>0.0065157248</text:p>
          </table:table-cell>
          <table:table-cell office:value-type="string">
            <text:p>期间</text:p>
          </table:table-cell>
          <table:table-cell office:value-type="string">
            <text:p>原因</text:p>
          </table:table-cell>
          <table:table-cell table:number-columns-repeated="8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8</text:p>
          </table:table-cell>
          <table:table-cell office:value-type="float" office:value="0.00650517222527915">
            <text:p>0.0065051722</text:p>
          </table:table-cell>
          <table:table-cell office:value-type="string">
            <text:p>麻烦</text:p>
          </table:table-cell>
          <table:table-cell office:value-type="string">
            <text:p>收到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7</text:p>
          </table:table-cell>
          <table:table-cell office:value-type="float" office:value="0.00640612623129139">
            <text:p>0.0064061262</text:p>
          </table:table-cell>
          <table:table-cell office:value-type="string">
            <text:p>失望</text:p>
          </table:table-cell>
          <table:table-cell table:number-columns-repeated="9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9</text:p>
          </table:table-cell>
          <table:table-cell office:value-type="float" office:value="0.00639812358377426">
            <text:p>0.0063981236</text:p>
          </table:table-cell>
          <table:table-cell office:value-type="string">
            <text:p>可惜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</text:p>
          </table:table-cell>
          <table:table-cell office:value-type="float" office:value="0.00638068975750907">
            <text:p>0.0063806898</text:p>
          </table:table-cell>
          <table:table-cell office:value-type="string">
            <text:p>不愧</text:p>
          </table:table-cell>
          <table:table-cell office:value-type="string">
            <text:p>手里</text:p>
          </table:table-cell>
          <table:table-cell table:number-columns-repeated="8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15</text:p>
          </table:table-cell>
          <table:table-cell office:value-type="float" office:value="0.00635268760280577">
            <text:p>0.0063526876</text:p>
          </table:table-cell>
          <table:table-cell office:value-type="string">
            <text:p>分钟</text:p>
          </table:table-cell>
          <table:table-cell office:value-type="string">
            <text:p>部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6</text:p>
          </table:table-cell>
          <table:table-cell office:value-type="float" office:value="0.00634224982767691">
            <text:p>0.0063422498</text:p>
          </table:table-cell>
          <table:table-cell office:value-type="string">
            <text:p>霸气</text:p>
          </table:table-cell>
          <table:table-cell office:value-type="string">
            <text:p>评价</text:p>
          </table:table-cell>
          <table:table-cell table:number-columns-repeated="8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35</text:p>
          </table:table-cell>
          <table:table-cell office:value-type="float" office:value="0.00632354460875547">
            <text:p>0.0063235446</text:p>
          </table:table-cell>
          <table:table-cell office:value-type="string">
            <text:p>死机</text:p>
          </table:table-cell>
          <table:table-cell table:number-columns-repeated="9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2</text:p>
          </table:table-cell>
          <table:table-cell office:value-type="float" office:value="0.00628156239898541">
            <text:p>0.0062815624</text:p>
          </table:table-cell>
          <table:table-cell office:value-type="string">
            <text:p>分钟</text:p>
          </table:table-cell>
          <table:table-cell office:value-type="string">
            <text:p>东西</text:p>
          </table:table-cell>
          <table:table-cell table:number-columns-repeated="8"/>
        </table:table-row>
        <table:table-row table:style-name="ro1">
          <table:table-cell office:value-type="string">
            <text:p>Topic13</text:p>
          </table:table-cell>
          <table:table-cell office:value-type="string">
            <text:p>Topic39</text:p>
          </table:table-cell>
          <table:table-cell office:value-type="float" office:value="0.00614181067717029">
            <text:p>0.0061418107</text:p>
          </table:table-cell>
          <table:table-cell office:value-type="string">
            <text:p>评论</text:p>
          </table:table-cell>
          <table:table-cell office:value-type="string">
            <text:p>适合</text:p>
          </table:table-cell>
          <table:table-cell table:number-columns-repeated="8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9</text:p>
          </table:table-cell>
          <table:table-cell office:value-type="float" office:value="0.00613181277737203">
            <text:p>0.0061318128</text:p>
          </table:table-cell>
          <table:table-cell office:value-type="string">
            <text:p>配送</text:p>
          </table:table-cell>
          <table:table-cell office:value-type="string">
            <text:p>剪卡</text:p>
          </table:table-cell>
          <table:table-cell table:number-columns-repeated="8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7</text:p>
          </table:table-cell>
          <table:table-cell office:value-type="float" office:value="0.00611132214600139">
            <text:p>0.0061113221</text:p>
          </table:table-cell>
          <table:table-cell office:value-type="string">
            <text:p>一分钱</text:p>
          </table:table-cell>
          <table:table-cell office:value-type="string">
            <text:p>便宜</text:p>
          </table:table-cell>
          <table:table-cell table:number-columns-repeated="8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5</text:p>
          </table:table-cell>
          <table:table-cell office:value-type="float" office:value="0.00608478062558969">
            <text:p>0.0060847806</text:p>
          </table:table-cell>
          <table:table-cell office:value-type="string">
            <text:p>一段时间</text:p>
          </table:table-cell>
          <table:table-cell table:number-columns-repeated="9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2</text:p>
          </table:table-cell>
          <table:table-cell office:value-type="float" office:value="0.00607609228529407">
            <text:p>0.0060760923</text:p>
          </table:table-cell>
          <table:table-cell office:value-type="string">
            <text:p>客户</text:p>
          </table:table-cell>
          <table:table-cell table:number-columns-repeated="9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16</text:p>
          </table:table-cell>
          <table:table-cell office:value-type="float" office:value="0.00595382904005184">
            <text:p>0.005953829</text:p>
          </table:table-cell>
          <table:table-cell office:value-type="string">
            <text:p>老妈</text:p>
          </table:table-cell>
          <table:table-cell office:value-type="string">
            <text:p>不敢恭维</text:p>
          </table:table-cell>
          <table:table-cell table:number-columns-repeated="8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5</text:p>
          </table:table-cell>
          <table:table-cell office:value-type="float" office:value="0.00568353334988026">
            <text:p>0.0056835333</text:p>
          </table:table-cell>
          <table:table-cell office:value-type="string">
            <text:p>实用</text:p>
          </table:table-cell>
          <table:table-cell office:value-type="string">
            <text:p>大屏</text:p>
          </table:table-cell>
          <table:table-cell table:number-columns-repeated="8"/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25</text:p>
          </table:table-cell>
          <table:table-cell office:value-type="float" office:value="0.00565696707287741">
            <text:p>0.0056569671</text:p>
          </table:table-cell>
          <table:table-cell office:value-type="string">
            <text:p>内存</text:p>
          </table:table-cell>
          <table:table-cell office:value-type="string">
            <text:p>唯一</text:p>
          </table:table-cell>
          <table:table-cell table:number-columns-repeated="8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15</text:p>
          </table:table-cell>
          <table:table-cell office:value-type="float" office:value="0.00558922302174582">
            <text:p>0.005589223</text:p>
          </table:table-cell>
          <table:table-cell office:value-type="string">
            <text:p>选择</text:p>
          </table:table-cell>
          <table:table-cell table:number-columns-repeated="9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32</text:p>
          </table:table-cell>
          <table:table-cell office:value-type="float" office:value="0.00556302887739516">
            <text:p>0.0055630289</text:p>
          </table:table-cell>
          <table:table-cell office:value-type="string">
            <text:p>实用</text:p>
          </table:table-cell>
          <table:table-cell office:value-type="string">
            <text:p>送货</text:p>
          </table:table-cell>
          <table:table-cell table:number-columns-repeated="8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8</text:p>
          </table:table-cell>
          <table:table-cell office:value-type="float" office:value="0.00549055801369925">
            <text:p>0.005490558</text:p>
          </table:table-cell>
          <table:table-cell office:value-type="string">
            <text:p>相机</text:p>
          </table:table-cell>
          <table:table-cell office:value-type="string">
            <text:p>试用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5</text:p>
          </table:table-cell>
          <table:table-cell office:value-type="float" office:value="0.00543535551737594">
            <text:p>0.0054353555</text:p>
          </table:table-cell>
          <table:table-cell office:value-type="string">
            <text:p>特别</text:p>
          </table:table-cell>
          <table:table-cell table:number-columns-repeated="9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26</text:p>
          </table:table-cell>
          <table:table-cell office:value-type="float" office:value="0.00539070120503007">
            <text:p>0.0053907012</text:p>
          </table:table-cell>
          <table:table-cell office:value-type="string">
            <text:p>评价</text:p>
          </table:table-cell>
          <table:table-cell office:value-type="string">
            <text:p>信号</text:p>
          </table:table-cell>
          <table:table-cell table:number-columns-repeated="8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5</text:p>
          </table:table-cell>
          <table:table-cell office:value-type="float" office:value="0.00533144377544906">
            <text:p>0.0053314438</text:p>
          </table:table-cell>
          <table:table-cell office:value-type="string">
            <text:p>依然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2</text:p>
          </table:table-cell>
          <table:table-cell office:value-type="float" office:value="0.00527574317347949">
            <text:p>0.0052757432</text:p>
          </table:table-cell>
          <table:table-cell office:value-type="string">
            <text:p>很棒</text:p>
          </table:table-cell>
          <table:table-cell table:number-columns-repeated="9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3</text:p>
          </table:table-cell>
          <table:table-cell office:value-type="float" office:value="0.00503250409444446">
            <text:p>0.0050325041</text:p>
          </table:table-cell>
          <table:table-cell office:value-type="string">
            <text:p>照片</text:p>
          </table:table-cell>
          <table:table-cell table:number-columns-repeated="9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5</text:p>
          </table:table-cell>
          <table:table-cell office:value-type="float" office:value="0.00501417745112">
            <text:p>0.0050141775</text:p>
          </table:table-cell>
          <table:table-cell office:value-type="string">
            <text:p>手机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7</text:p>
          </table:table-cell>
          <table:table-cell office:value-type="float" office:value="0.00494544077767926">
            <text:p>0.0049454408</text:p>
          </table:table-cell>
          <table:table-cell office:value-type="string">
            <text:p>rdquo</text:p>
          </table:table-cell>
          <table:table-cell office:value-type="string">
            <text:p>送货</text:p>
          </table:table-cell>
          <table:table-cell table:number-columns-repeated="8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16</text:p>
          </table:table-cell>
          <table:table-cell office:value-type="float" office:value="0.00491441378613787">
            <text:p>0.0049144138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4</text:p>
          </table:table-cell>
          <table:table-cell office:value-type="float" office:value="0.00490162107338327">
            <text:p>0.0049016211</text:p>
          </table:table-cell>
          <table:table-cell office:value-type="string">
            <text:p>不愧</text:p>
          </table:table-cell>
          <table:table-cell office:value-type="string">
            <text:p>评价</text:p>
          </table:table-cell>
          <table:table-cell table:number-columns-repeated="8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15</text:p>
          </table:table-cell>
          <table:table-cell office:value-type="float" office:value="0.00489897810809369">
            <text:p>0.0048989781</text:p>
          </table:table-cell>
          <table:table-cell office:value-type="string">
            <text:p>实用</text:p>
          </table:table-cell>
          <table:table-cell office:value-type="string">
            <text:p>听筒</text:p>
          </table:table-cell>
          <table:table-cell table:number-columns-repeated="8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15</text:p>
          </table:table-cell>
          <table:table-cell office:value-type="float" office:value="0.00488401608636482">
            <text:p>0.0048840161</text:p>
          </table:table-cell>
          <table:table-cell office:value-type="string">
            <text:p>实用</text:p>
          </table:table-cell>
          <table:table-cell table:number-columns-repeated="9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</text:p>
          </table:table-cell>
          <table:table-cell office:value-type="float" office:value="0.00474271132475965">
            <text:p>0.0047427113</text:p>
          </table:table-cell>
          <table:table-cell office:value-type="string">
            <text:p>事</text:p>
          </table:table-cell>
          <table:table-cell table:number-columns-repeated="9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6</text:p>
          </table:table-cell>
          <table:table-cell office:value-type="float" office:value="0.00465679084775593">
            <text:p>0.0046567908</text:p>
          </table:table-cell>
          <table:table-cell office:value-type="string">
            <text:p>选择</text:p>
          </table:table-cell>
          <table:table-cell table:number-columns-repeated="9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6</text:p>
          </table:table-cell>
          <table:table-cell office:value-type="float" office:value="0.00463299688098753">
            <text:p>0.0046329969</text:p>
          </table:table-cell>
          <table:table-cell office:value-type="string">
            <text:p>两天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0</text:p>
          </table:table-cell>
          <table:table-cell office:value-type="float" office:value="0.00445761432690776">
            <text:p>0.0044576143</text:p>
          </table:table-cell>
          <table:table-cell office:value-type="string">
            <text:p>变</text:p>
          </table:table-cell>
          <table:table-cell office:value-type="string">
            <text:p>送货</text:p>
          </table:table-cell>
          <table:table-cell table:number-columns-repeated="8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0</text:p>
          </table:table-cell>
          <table:table-cell office:value-type="float" office:value="0.00443382877046619">
            <text:p>0.0044338288</text:p>
          </table:table-cell>
          <table:table-cell office:value-type="string">
            <text:p>太</text:p>
          </table:table-cell>
          <table:table-cell office:value-type="string">
            <text:p>水果</text:p>
          </table:table-cell>
          <table:table-cell table:number-columns-repeated="8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4</text:p>
          </table:table-cell>
          <table:table-cell office:value-type="float" office:value="0.00442090213057209">
            <text:p>0.0044209021</text:p>
          </table:table-cell>
          <table:table-cell office:value-type="string">
            <text:p>谱</text:p>
          </table:table-cell>
          <table:table-cell office:value-type="string">
            <text:p>更好</text:p>
          </table:table-cell>
          <table:table-cell table:number-columns-repeated="8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26</text:p>
          </table:table-cell>
          <table:table-cell office:value-type="float" office:value="0.00436097112266323">
            <text:p>0.0043609711</text:p>
          </table:table-cell>
          <table:table-cell office:value-type="string">
            <text:p>可惜</text:p>
          </table:table-cell>
          <table:table-cell table:number-columns-repeated="9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4</text:p>
          </table:table-cell>
          <table:table-cell office:value-type="float" office:value="0.00435205641595679">
            <text:p>0.0043520564</text:p>
          </table:table-cell>
          <table:table-cell office:value-type="string">
            <text:p>完美</text:p>
          </table:table-cell>
          <table:table-cell table:number-columns-repeated="9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28</text:p>
          </table:table-cell>
          <table:table-cell office:value-type="float" office:value="0.00434620591412305">
            <text:p>0.0043462059</text:p>
          </table:table-cell>
          <table:table-cell office:value-type="string">
            <text:p>操作</text:p>
          </table:table-cell>
          <table:table-cell table:number-columns-repeated="9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4</text:p>
          </table:table-cell>
          <table:table-cell office:value-type="float" office:value="0.00429076413555898">
            <text:p>0.0042907641</text:p>
          </table:table-cell>
          <table:table-cell office:value-type="string">
            <text:p>难</text:p>
          </table:table-cell>
          <table:table-cell table:number-columns-repeated="9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6</text:p>
          </table:table-cell>
          <table:table-cell office:value-type="float" office:value="0.00423239150558174">
            <text:p>0.0042323915</text:p>
          </table:table-cell>
          <table:table-cell office:value-type="string">
            <text:p>港版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1</text:p>
          </table:table-cell>
          <table:table-cell office:value-type="float" office:value="0.00420916329778648">
            <text:p>0.0042091633</text:p>
          </table:table-cell>
          <table:table-cell office:value-type="string">
            <text:p>漂亮</text:p>
          </table:table-cell>
          <table:table-cell office:value-type="string">
            <text:p>不爽</text:p>
          </table:table-cell>
          <table:table-cell table:number-columns-repeated="8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5</text:p>
          </table:table-cell>
          <table:table-cell office:value-type="float" office:value="0.00390263788027111">
            <text:p>0.0039026379</text:p>
          </table:table-cell>
          <table:table-cell office:value-type="string">
            <text:p>部</text:p>
          </table:table-cell>
          <table:table-cell table:number-columns-repeated="9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</text:p>
          </table:table-cell>
          <table:table-cell office:value-type="float" office:value="0.00377974178939348">
            <text:p>0.0037797418</text:p>
          </table:table-cell>
          <table:table-cell office:value-type="string">
            <text:p>很久</text:p>
          </table:table-cell>
          <table:table-cell table:number-columns-repeated="9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</text:p>
          </table:table-cell>
          <table:table-cell office:value-type="float" office:value="0.00347202706549349">
            <text:p>0.0034720271</text:p>
          </table:table-cell>
          <table:table-cell office:value-type="string">
            <text:p>A1530</text:p>
          </table:table-cell>
          <table:table-cell table:number-columns-repeated="9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9</text:p>
          </table:table-cell>
          <table:table-cell office:value-type="float" office:value="0.00339666849852214">
            <text:p>0.0033966685</text:p>
          </table:table-cell>
          <table:table-cell office:value-type="string">
            <text:p>每次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8</text:p>
          </table:table-cell>
          <table:table-cell office:value-type="float" office:value="0.00337411615610671">
            <text:p>0.0033741162</text:p>
          </table:table-cell>
          <table:table-cell office:value-type="string">
            <text:p>实在</text:p>
          </table:table-cell>
          <table:table-cell table:number-columns-repeated="9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0</text:p>
          </table:table-cell>
          <table:table-cell office:value-type="float" office:value="0.00329843559911585">
            <text:p>0.0032984356</text:p>
          </table:table-cell>
          <table:table-cell office:value-type="string">
            <text:p>真心</text:p>
          </table:table-cell>
          <table:table-cell table:number-columns-repeated="9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4</text:p>
          </table:table-cell>
          <table:table-cell office:value-type="float" office:value="0.00328157903233329">
            <text:p>0.003281579</text:p>
          </table:table-cell>
          <table:table-cell office:value-type="string">
            <text:p>划痕</text:p>
          </table:table-cell>
          <table:table-cell table:number-columns-repeated="9"/>
        </table:table-row>
        <table:table-row table:style-name="ro1">
          <table:table-cell office:value-type="string">
            <text:p>Topic37</text:p>
          </table:table-cell>
          <table:table-cell office:value-type="string">
            <text:p>Topic24</text:p>
          </table:table-cell>
          <table:table-cell office:value-type="float" office:value="0.00304567067107077">
            <text:p>0.0030456707</text:p>
          </table:table-cell>
          <table:table-cell office:value-type="string">
            <text:p>制式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13</text:p>
          </table:table-cell>
          <table:table-cell office:value-type="float" office:value="0.00303615300798997">
            <text:p>0.003036153</text:p>
          </table:table-cell>
          <table:table-cell office:value-type="string">
            <text:p>评价</text:p>
          </table:table-cell>
          <table:table-cell table:number-columns-repeated="9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8</text:p>
          </table:table-cell>
          <table:table-cell office:value-type="float" office:value="0.00302679550880816">
            <text:p>0.0030267955</text:p>
          </table:table-cell>
          <table:table-cell office:value-type="string">
            <text:p>天</text:p>
          </table:table-cell>
          <table:table-cell table:number-columns-repeated="9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5</text:p>
          </table:table-cell>
          <table:table-cell office:value-type="float" office:value="0.00301970346591327">
            <text:p>0.0030197035</text:p>
          </table:table-cell>
          <table:table-cell office:value-type="string">
            <text:p>天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</text:p>
          </table:table-cell>
          <table:table-cell office:value-type="float" office:value="0.00297924771479718">
            <text:p>0.0029792477</text:p>
          </table:table-cell>
          <table:table-cell office:value-type="string">
            <text:p>手机卡</text:p>
          </table:table-cell>
          <table:table-cell table:number-columns-repeated="9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8</text:p>
          </table:table-cell>
          <table:table-cell office:value-type="float" office:value="0.00294603365037148">
            <text:p>0.0029460337</text:p>
          </table:table-cell>
          <table:table-cell office:value-type="string">
            <text:p>保护</text:p>
          </table:table-cell>
          <table:table-cell table:number-columns-repeated="9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32</text:p>
          </table:table-cell>
          <table:table-cell office:value-type="float" office:value="0.00290666540470397">
            <text:p>0.0029066654</text:p>
          </table:table-cell>
          <table:table-cell office:value-type="string">
            <text:p>送货</text:p>
          </table:table-cell>
          <table:table-cell table:number-columns-repeated="9"/>
        </table:table-row>
        <table:table-row table:style-name="ro1">
          <table:table-cell office:value-type="string">
            <text:p>Topic22</text:p>
          </table:table-cell>
          <table:table-cell office:value-type="string">
            <text:p>Topic26</text:p>
          </table:table-cell>
          <table:table-cell office:value-type="float" office:value="0.00283234222136966">
            <text:p>0.0028323422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9</text:p>
          </table:table-cell>
          <table:table-cell office:value-type="float" office:value="0.00281896744761522">
            <text:p>0.0028189674</text:p>
          </table:table-cell>
          <table:table-cell office:value-type="string">
            <text:p>实在</text:p>
          </table:table-cell>
          <table:table-cell table:number-columns-repeated="9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7</text:p>
          </table:table-cell>
          <table:table-cell office:value-type="float" office:value="0.00280776092307885">
            <text:p>0.0028077609</text:p>
          </table:table-cell>
          <table:table-cell office:value-type="string">
            <text:p>每次</text:p>
          </table:table-cell>
          <table:table-cell table:number-columns-repeated="9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6</text:p>
          </table:table-cell>
          <table:table-cell office:value-type="float" office:value="0.00268050143320807">
            <text:p>0.0026805014</text:p>
          </table:table-cell>
          <table:table-cell office:value-type="string">
            <text:p>稳定</text:p>
          </table:table-cell>
          <table:table-cell table:number-columns-repeated="9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9</text:p>
          </table:table-cell>
          <table:table-cell office:value-type="float" office:value="0.00266879009805108">
            <text:p>0.0026687901</text:p>
          </table:table-cell>
          <table:table-cell table:style-name="ce2" office:value-type="string">
            <text:p>真</text:p>
          </table:table-cell>
          <table:table-cell table:number-columns-repeated="9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4</text:p>
          </table:table-cell>
          <table:table-cell office:value-type="float" office:value="0.00265859986514615">
            <text:p>0.0026585999</text:p>
          </table:table-cell>
          <table:table-cell office:value-type="string">
            <text:p>追加</text:p>
          </table:table-cell>
          <table:table-cell table:number-columns-repeated="9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7</text:p>
          </table:table-cell>
          <table:table-cell office:value-type="float" office:value="0.00262019235627341">
            <text:p>0.0026201924</text:p>
          </table:table-cell>
          <table:table-cell office:value-type="string">
            <text:p>打算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6</text:p>
          </table:table-cell>
          <table:table-cell office:value-type="float" office:value="0.00257008122175783">
            <text:p>0.0025700812</text:p>
          </table:table-cell>
          <table:table-cell office:value-type="string">
            <text:p>升级</text:p>
          </table:table-cell>
          <table:table-cell office:value-type="string">
            <text:p>签收</text:p>
          </table:table-cell>
          <table:table-cell table:number-columns-repeated="8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2</text:p>
          </table:table-cell>
          <table:table-cell office:value-type="float" office:value="0.00244339425753712">
            <text:p>0.0024433943</text:p>
          </table:table-cell>
          <table:table-cell office:value-type="string">
            <text:p>谱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1</text:p>
          </table:table-cell>
          <table:table-cell office:value-type="float" office:value="0.00237512068219326">
            <text:p>0.0023751207</text:p>
          </table:table-cell>
          <table:table-cell office:value-type="string">
            <text:p>白条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16</text:p>
          </table:table-cell>
          <table:table-cell office:value-type="float" office:value="0.00234178393118683">
            <text:p>0.0023417839</text:p>
          </table:table-cell>
          <table:table-cell office:value-type="string">
            <text:p>实用</text:p>
          </table:table-cell>
          <table:table-cell table:number-columns-repeated="9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37</text:p>
          </table:table-cell>
          <table:table-cell office:value-type="float" office:value="0.00230169873156183">
            <text:p>0.0023016987</text:p>
          </table:table-cell>
          <table:table-cell office:value-type="string">
            <text:p>天</text:p>
          </table:table-cell>
          <table:table-cell table:number-columns-repeated="9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5</text:p>
          </table:table-cell>
          <table:table-cell office:value-type="float" office:value="0.00225285699047731">
            <text:p>0.002252857</text:p>
          </table:table-cell>
          <table:table-cell office:value-type="string">
            <text:p>度</text:p>
          </table:table-cell>
          <table:table-cell table:number-columns-repeated="9"/>
        </table:table-row>
        <table:table-row table:style-name="ro1">
          <table:table-cell office:value-type="string">
            <text:p>Topic15</text:p>
          </table:table-cell>
          <table:table-cell office:value-type="string">
            <text:p>Topic24</text:p>
          </table:table-cell>
          <table:table-cell office:value-type="float" office:value="0.00225266726860639">
            <text:p>0.0022526673</text:p>
          </table:table-cell>
          <table:table-cell office:value-type="string">
            <text:p>看中</text:p>
          </table:table-cell>
          <table:table-cell table:number-columns-repeated="9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1</text:p>
          </table:table-cell>
          <table:table-cell office:value-type="float" office:value="0.00224977912935895">
            <text:p>0.0022497791</text:p>
          </table:table-cell>
          <table:table-cell office:value-type="string">
            <text:p>是因为</text:p>
          </table:table-cell>
          <table:table-cell table:number-columns-repeated="9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32</text:p>
          </table:table-cell>
          <table:table-cell office:value-type="float" office:value="0.00222881849050211">
            <text:p>0.0022288185</text:p>
          </table:table-cell>
          <table:table-cell office:value-type="string">
            <text:p>说实话</text:p>
          </table:table-cell>
          <table:table-cell office:value-type="string">
            <text:p>第二部</text:p>
          </table:table-cell>
          <table:table-cell table:number-columns-repeated="8"/>
        </table:table-row>
        <table:table-row table:style-name="ro1">
          <table:table-cell office:value-type="string">
            <text:p>Topic24</text:p>
          </table:table-cell>
          <table:table-cell office:value-type="string">
            <text:p>Topic5</text:p>
          </table:table-cell>
          <table:table-cell office:value-type="float" office:value="0.00210648354588424">
            <text:p>0.0021064835</text:p>
          </table:table-cell>
          <table:table-cell office:value-type="string">
            <text:p>挺好用</text:p>
          </table:table-cell>
          <table:table-cell table:number-columns-repeated="9"/>
        </table:table-row>
        <table:table-row table:style-name="ro1">
          <table:table-cell office:value-type="string">
            <text:p>Topic21</text:p>
          </table:table-cell>
          <table:table-cell office:value-type="string">
            <text:p>Topic14</text:p>
          </table:table-cell>
          <table:table-cell office:value-type="float" office:value="0.00205462721011034">
            <text:p>0.0020546272</text:p>
          </table:table-cell>
          <table:table-cell office:value-type="string">
            <text:p>是因为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5</text:p>
          </table:table-cell>
          <table:table-cell office:value-type="float" office:value="0.00200374134738299">
            <text:p>0.0020037413</text:p>
          </table:table-cell>
          <table:table-cell office:value-type="string">
            <text:p>奶茶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8</text:p>
          </table:table-cell>
          <table:table-cell office:value-type="float" office:value="0.00189907955902018">
            <text:p>0.0018990796</text:p>
          </table:table-cell>
          <table:table-cell office:value-type="string">
            <text:p>明白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4</text:p>
          </table:table-cell>
          <table:table-cell office:value-type="float" office:value="0.00189306283246863">
            <text:p>0.0018930628</text:p>
          </table:table-cell>
          <table:table-cell office:value-type="string">
            <text:p>到货</text:p>
          </table:table-cell>
          <table:table-cell table:number-columns-repeated="9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9</text:p>
          </table:table-cell>
          <table:table-cell office:value-type="float" office:value="0.00182072807648592">
            <text:p>0.0018207281</text:p>
          </table:table-cell>
          <table:table-cell office:value-type="string">
            <text:p>完美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1</text:p>
          </table:table-cell>
          <table:table-cell office:value-type="float" office:value="0.00143038225872424">
            <text:p>0.0014303823</text:p>
          </table:table-cell>
          <table:table-cell office:value-type="string">
            <text:p>总算</text:p>
          </table:table-cell>
          <table:table-cell table:number-columns-repeated="9"/>
        </table:table-row>
        <table:table-row table:style-name="ro1">
          <table:table-cell office:value-type="string">
            <text:p>Topic11</text:p>
          </table:table-cell>
          <table:table-cell office:value-type="string">
            <text:p>Topic32</text:p>
          </table:table-cell>
          <table:table-cell office:value-type="float" office:value="0.00120811411702017">
            <text:p>0.0012081141</text:p>
          </table:table-cell>
          <table:table-cell office:value-type="string">
            <text:p>升级</text:p>
          </table:table-cell>
          <table:table-cell table:number-columns-repeated="9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32</text:p>
          </table:table-cell>
          <table:table-cell office:value-type="float" office:value="0.00118916491593065">
            <text:p>0.0011891649</text:p>
          </table:table-cell>
          <table:table-cell office:value-type="string">
            <text:p>完美</text:p>
          </table:table-cell>
          <table:table-cell table:number-columns-repeated="9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2</text:p>
          </table:table-cell>
          <table:table-cell office:value-type="float" office:value="0.00114578318199292">
            <text:p>0.0011457832</text:p>
          </table:table-cell>
          <table:table-cell office:value-type="string">
            <text:p>丑</text:p>
          </table:table-cell>
          <table:table-cell table:number-columns-repeated="9"/>
        </table:table-row>
        <table:table-row table:style-name="ro1">
          <table:table-cell office:value-type="string">
            <text:p>Topic23</text:p>
          </table:table-cell>
          <table:table-cell office:value-type="string">
            <text:p>Topic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</text:p>
          </table:table-cell>
          <table:table-cell office:value-type="string">
            <text:p>Topic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2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8</text:p>
          </table:table-cell>
          <table:table-cell office:value-type="string">
            <text:p>Topic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1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8</text:p>
          </table:table-cell>
          <table:table-cell office:value-type="string">
            <text:p>Topic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2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2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2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4</text:p>
          </table:table-cell>
          <table:table-cell office:value-type="string">
            <text:p>Topic2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7</text:p>
          </table:table-cell>
          <table:table-cell office:value-type="string">
            <text:p>Topic1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9</text:p>
          </table:table-cell>
          <table:table-cell office:value-type="string">
            <text:p>Topic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7</text:p>
          </table:table-cell>
          <table:table-cell office:value-type="string">
            <text:p>Topic2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6</text:p>
          </table:table-cell>
          <table:table-cell office:value-type="string">
            <text:p>Topic2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6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3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1</text:p>
          </table:table-cell>
          <table:table-cell office:value-type="string">
            <text:p>Topic1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5</text:p>
          </table:table-cell>
          <table:table-cell office:value-type="string">
            <text:p>Topic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2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3</text:p>
          </table:table-cell>
          <table:table-cell office:value-type="string">
            <text:p>Topic2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0</text:p>
          </table:table-cell>
          <table:table-cell office:value-type="string">
            <text:p>Topic3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9</text:p>
          </table:table-cell>
          <table:table-cell office:value-type="string">
            <text:p>Topic3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2</text:p>
          </table:table-cell>
          <table:table-cell office:value-type="string">
            <text:p>Topic3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3</text:p>
          </table:table-cell>
          <table:table-cell office:value-type="string">
            <text:p>Topic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8</text:p>
          </table:table-cell>
          <table:table-cell office:value-type="string">
            <text:p>Topic1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37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20</text:p>
          </table:table-cell>
          <table:table-cell office:value-type="string">
            <text:p>Topic9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1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Topic14</text:p>
          </table:table-cell>
          <table:table-cell office:value-type="string">
            <text:p>Topic37</text:p>
          </table:table-cell>
          <table:table-cell office:value-type="float" office:value="0">
            <text:p>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两两相似度.A1:两两相似度.C78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相似度排序.A1:相似度排序.B4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第一层.A1:第一层.C28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第二层.A1:第二层.C91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工作表5.A1:工作表5.M78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12pt" fo:language="en" fo:country="US" style:letter-kerning="true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 </meta:initial-creator>
    <meta:creation-date>2014-10-17T14:53:24</meta:creation-date>
    <dc:date>2014-10-17T16:23:37</dc:date>
    <dc:creator>alber </dc:creator>
    <meta:editing-duration>PT1M10S</meta:editing-duration>
    <meta:editing-cycles>2</meta:editing-cycles>
    <meta:generator>LibreOffice/3.5$Linux_X86_64 LibreOffice_project/350m1$Build-2</meta:generator>
    <meta:document-statistic meta:table-count="5" meta:cell-count="75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67cm" svg:y="4.174cm" style:legend-expansion="high" chart:style-name="ch2"/>
        <chart:plot-area chart:style-name="ch3" table:cell-range-address="两两相似度.C1:两两相似度.C780" svg:x="0.77cm" svg:y="0.855cm" svg:width="13.057cm" svg:height="7.545cm">
          <chartooo:coordinate-region svg:x="1.497cm" svg:y="1.055cm" svg:width="12.33cm" svg:height="6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两两相似度.C1:两两相似度.C780" chart:class="chart:bar">
            <chart:data-point chart:repeated="7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8972391257248">
                <text:p>0.568972391257248</text:p>
                <draw:g>
                  <svg:desc>两两相似度.C1:两两相似度.C7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929446880573">
                <text:p>0.54929446880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0140220690985">
                <text:p>0.530140220690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000592420849">
                <text:p>0.52000592420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0402534564019">
                <text:p>0.510402534564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7079140957263">
                <text:p>0.507079140957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3881035667558">
                <text:p>0.453881035667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3552673761612">
                <text:p>0.423552673761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3060616263265">
                <text:p>0.423060616263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8596231582267">
                <text:p>0.408596231582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5909881759146">
                <text:p>0.385909881759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3440963045089">
                <text:p>0.383440963045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0541312278348">
                <text:p>0.370541312278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7797484191661">
                <text:p>0.367797484191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6198030461353">
                <text:p>0.366198030461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2210895069117">
                <text:p>0.352210895069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0210920412332">
                <text:p>0.350210920412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4864878226639">
                <text:p>0.344864878226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1415974278165">
                <text:p>0.341415974278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1343195478339">
                <text:p>0.331343195478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817789208217">
                <text:p>0.32817789208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5839530481994">
                <text:p>0.325839530481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2926485445105">
                <text:p>0.322926485445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2405671048464">
                <text:p>0.322405671048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2337066642917">
                <text:p>0.3223370666429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073450295653">
                <text:p>0.315073450295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3094210248372">
                <text:p>0.313094210248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2861446095088">
                <text:p>0.312861446095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0194549940787">
                <text:p>0.310194549940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5534249265188">
                <text:p>0.3055342492651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8400164941989">
                <text:p>0.298400164941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5086240530262">
                <text:p>0.2950862405302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3925879424369">
                <text:p>0.2939258794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8228704830128">
                <text:p>0.288228704830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505988640653">
                <text:p>0.285059886406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3698184469536">
                <text:p>0.283698184469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0085395442293">
                <text:p>0.280085395442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590441055008">
                <text:p>0.27590441055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0627711545333">
                <text:p>0.270627711545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6264108127115">
                <text:p>0.266264108127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4466429105335">
                <text:p>0.2644664291053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2598000696181">
                <text:p>0.2625980006961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0783818978592">
                <text:p>0.260783818978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0081515655483">
                <text:p>0.260081515655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8692711857693">
                <text:p>0.2586927118576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7845670905659">
                <text:p>0.2578456709056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7426189738825">
                <text:p>0.257426189738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4760035908837">
                <text:p>0.2547600359088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7008931185115">
                <text:p>0.247008931185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874512169202">
                <text:p>0.245874512169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0307307652837">
                <text:p>0.2403073076528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9552426531495">
                <text:p>0.2395524265314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6681670190549">
                <text:p>0.236681670190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5682427434644">
                <text:p>0.235682427434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1781212809464">
                <text:p>0.231781212809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0905711188579">
                <text:p>0.230905711188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0444912903584">
                <text:p>0.230444912903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5773985055282">
                <text:p>0.2257739850552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0012447311639">
                <text:p>0.2200124473116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5489413598453">
                <text:p>0.2154894135984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4359827519818">
                <text:p>0.214359827519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961374915794">
                <text:p>0.211961374915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1571164723759">
                <text:p>0.2115711647237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1487961916263">
                <text:p>0.211487961916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0825354533114">
                <text:p>0.210825354533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8767505115387">
                <text:p>0.208767505115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7808946396148">
                <text:p>0.207808946396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6300257211258">
                <text:p>0.2063002572112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1520712418949">
                <text:p>0.201520712418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0175307967088">
                <text:p>0.200175307967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0129979828423">
                <text:p>0.200129979828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9463330740091">
                <text:p>0.1994633307400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3632822886051">
                <text:p>0.193632822886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2545859884829">
                <text:p>0.1925458598848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2262647422476">
                <text:p>0.192262647422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1923926543538">
                <text:p>0.191923926543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9405430040091">
                <text:p>0.189405430040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8604472743985">
                <text:p>0.188604472743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7789662682928">
                <text:p>0.187789662682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774844051946">
                <text:p>0.187748440519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5799665109422">
                <text:p>0.1857996651094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5110129895336">
                <text:p>0.185110129895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82174500839505">
                <text:p>0.182174500839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77204102583422">
                <text:p>0.1772041025834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6418753068238">
                <text:p>0.176418753068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3460042362157">
                <text:p>0.173460042362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3435458124282">
                <text:p>0.173435458124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1004138481738">
                <text:p>0.171004138481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0631015427001">
                <text:p>0.170631015427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5951382451785">
                <text:p>0.165951382451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5383893171954">
                <text:p>0.1653838931719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4023634370048">
                <text:p>0.164023634370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3923466653406">
                <text:p>0.1639234666534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045115430488">
                <text:p>0.16045115430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5984220976992">
                <text:p>0.1559842209769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5175304927683">
                <text:p>0.155175304927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106320079679">
                <text:p>0.1531063200796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2762983870559">
                <text:p>0.152762983870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1730266685242">
                <text:p>0.1517302666852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1576752722571">
                <text:p>0.1515767527225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0880576255014">
                <text:p>0.150880576255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0044950924223">
                <text:p>0.1500449509242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9221443473886">
                <text:p>0.149221443473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8617583525064">
                <text:p>0.1486175835250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8392949714878">
                <text:p>0.1483929497148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7671003837002">
                <text:p>0.147671003837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6657585578459">
                <text:p>0.1466575855784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6123505318184">
                <text:p>0.146123505318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46050031853398">
                <text:p>0.1460500318533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44963406633666">
                <text:p>0.1449634066336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44279861175699">
                <text:p>0.1442798611756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3841717997572">
                <text:p>0.1438417179975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3515687625995">
                <text:p>0.1435156876259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3286822662633">
                <text:p>0.1432868226626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3095476297438">
                <text:p>0.143095476297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292315157923">
                <text:p>0.14292315157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2500745551244">
                <text:p>0.142500745551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40863949437696">
                <text:p>0.1408639494376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40703920107426">
                <text:p>0.1407039201074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40432639570015">
                <text:p>0.140432639570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39039535804661">
                <text:p>0.1390395358046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8846632408084">
                <text:p>0.1388466324080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38544538651299">
                <text:p>0.138544538651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38123612146634">
                <text:p>0.1381236121466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790155912163">
                <text:p>0.13790155912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37597428642171">
                <text:p>0.1375974286421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6785773006688">
                <text:p>0.1367857730066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34987490073862">
                <text:p>0.1349874900738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3463381251712">
                <text:p>0.134633812517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3625188534736">
                <text:p>0.1336251885347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3520542735007">
                <text:p>0.1335205427350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588596108342">
                <text:p>0.1315885961083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7268405768369">
                <text:p>0.1272684057683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6342756731803">
                <text:p>0.1263427567318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25123236389166">
                <text:p>0.1251232363891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24831544400932">
                <text:p>0.1248315444009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24387630955409">
                <text:p>0.1243876309554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24077508293066">
                <text:p>0.1240775082930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1905608691114">
                <text:p>0.1219056086911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6200495937617">
                <text:p>0.116200495937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5679970579286">
                <text:p>0.115679970579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555095309783">
                <text:p>0.115550953097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5036858887647">
                <text:p>0.1150368588876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5007087119934">
                <text:p>0.1150070871199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2184474007053">
                <text:p>0.1121844740070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2178852870963">
                <text:p>0.1121788528709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11999047160383">
                <text:p>0.1119990471603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1483604639347">
                <text:p>0.1114836046393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10863163497483">
                <text:p>0.1108631634974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1082185588506">
                <text:p>0.110821855885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09071406430983">
                <text:p>0.1090714064309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08882272055444">
                <text:p>0.1088822720554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07835199634357">
                <text:p>0.1078351996343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0683990783803">
                <text:p>0.106839907838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06218597481994">
                <text:p>0.1062185974819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06145877167223">
                <text:p>0.1061458771672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04267540625609">
                <text:p>0.1042675406256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02658526111238">
                <text:p>0.1026585261112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02453381310396">
                <text:p>0.1024533813103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230521500121">
                <text:p>0.102305215001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2143742427374">
                <text:p>0.1021437424273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00470292363068">
                <text:p>0.100470292363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0380945368233">
                <text:p>0.1003809453682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96554859765352">
                <text:p>0.09965548597653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90855158114582">
                <text:p>0.09908551581145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79334770011776">
                <text:p>0.09793347700117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74650948477949">
                <text:p>0.09746509484779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58598852663698">
                <text:p>0.09585988526636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55786006991024">
                <text:p>0.09557860069910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54261954261954">
                <text:p>0.09542619542619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52781348085151">
                <text:p>0.09527813480851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5138142305903">
                <text:p>0.0951381423059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41071563708377">
                <text:p>0.09410715637083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3909730473981">
                <text:p>0.093909730473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36794330046728">
                <text:p>0.09367943300467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3515019817669">
                <text:p>0.0935150198176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22537853867258">
                <text:p>0.09225378538672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21380252878255">
                <text:p>0.0921380252878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18476603193309">
                <text:p>0.09184766031933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14844722751999">
                <text:p>0.0914844722751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11373582404171">
                <text:p>0.09113735824041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05352181929933">
                <text:p>0.09053521819299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901887204723472">
                <text:p>0.09018872047234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01346549084149">
                <text:p>0.09013465490841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97048323474548">
                <text:p>0.08970483234745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93437325621193">
                <text:p>0.08934373256211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84613669581589">
                <text:p>0.08846136695815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7372994284105">
                <text:p>0.0873729942841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61815589810509">
                <text:p>0.08618155898105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57545698510518">
                <text:p>0.08575456985105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57468967061629">
                <text:p>0.08574689670616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847306504958563">
                <text:p>0.08473065049585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45802596842751">
                <text:p>0.08458025968427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842302650590299">
                <text:p>0.0842302650590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41949388120942">
                <text:p>0.08419493881209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31602162520875">
                <text:p>0.0831602162520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31330534756122">
                <text:p>0.08313305347561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25743701430481">
                <text:p>0.08257437014304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24381439253804">
                <text:p>0.0824381439253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2291698317425">
                <text:p>0.0822916983174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21884024275504">
                <text:p>0.08218840242755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13345624597895">
                <text:p>0.08133456245978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12058426526957">
                <text:p>0.08120584265269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0514612357935">
                <text:p>0.0805146123579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00317823238693">
                <text:p>0.0800317823238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90856921928702">
                <text:p>0.07908569219287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89652869015812">
                <text:p>0.07896528690158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786051215320749">
                <text:p>0.07860512153207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83696664573154">
                <text:p>0.07836966645731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77129164554629">
                <text:p>0.0771291645546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69620724900187">
                <text:p>0.07696207249001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68439996678617">
                <text:p>0.07684399966786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758487738763692">
                <text:p>0.07584877387636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757770765294637">
                <text:p>0.07577707652946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751810085445249">
                <text:p>0.07518100854452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749230133952977">
                <text:p>0.07492301339529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74654143061195">
                <text:p>0.0746541430611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745874051162513">
                <text:p>0.07458740511625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741476897009751">
                <text:p>0.07414768970097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736212716244703">
                <text:p>0.07362127162447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29366239591555">
                <text:p>0.07293662395915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727682506611107">
                <text:p>0.07276825066111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2626147077553">
                <text:p>0.0726261470775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23406078876714">
                <text:p>0.0723406078876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1680723008108">
                <text:p>0.0716807230081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1515574959282">
                <text:p>0.0715155749592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11216101637279">
                <text:p>0.07112161016372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99041584489197">
                <text:p>0.06990415844891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92330208144406">
                <text:p>0.06923302081444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9126573015167">
                <text:p>0.0691265730151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90341525268198">
                <text:p>0.06903415252681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88391124230179">
                <text:p>0.06883911242301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87132259950491">
                <text:p>0.06871322599504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83220504960191">
                <text:p>0.0683220504960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82006538054238">
                <text:p>0.06820065380542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80903119590783">
                <text:p>0.06809031195907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7837076477781">
                <text:p>0.0678370764777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63738394640969">
                <text:p>0.06637383946409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61006279024137">
                <text:p>0.06610062790241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3178659065487">
                <text:p>0.06531786590654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48813093130658">
                <text:p>0.06488130931306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45131643268967">
                <text:p>0.06451316432689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42327403925514">
                <text:p>0.06423274039255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41114414039375">
                <text:p>0.0641114414039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39360830815039">
                <text:p>0.06393608308150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39115630846113">
                <text:p>0.06391156308461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36157770052317">
                <text:p>0.06361577700523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34551652626514">
                <text:p>0.06345516526265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628820713523304">
                <text:p>0.06288207135233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17383456712207">
                <text:p>0.06173834567122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16981330312319">
                <text:p>0.06169813303123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14910293466656">
                <text:p>0.06149102934666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10407804174852">
                <text:p>0.06104078041748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07693529394628">
                <text:p>0.06076935293946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07403951532329">
                <text:p>0.06074039515323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603409552527967">
                <text:p>0.06034095525279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97635403083789">
                <text:p>0.05976354030837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97489301059761">
                <text:p>0.05974893010597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93136872307767">
                <text:p>0.05931368723077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138351541533">
                <text:p>0.0591383515415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88047014377165">
                <text:p>0.05880470143771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81914043191984">
                <text:p>0.05819140431919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81669109144699">
                <text:p>0.05816691091446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81261024860957">
                <text:p>0.05812610248609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577816121545377">
                <text:p>0.05778161215453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575118134549324">
                <text:p>0.05751181345493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65108951837751">
                <text:p>0.05651089518377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6293664536932">
                <text:p>0.0562936645369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57472103544865">
                <text:p>0.05574721035448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555249268942215">
                <text:p>0.05552492689422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53812010203424">
                <text:p>0.05538120102034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48017116230758">
                <text:p>0.05480171162307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43331657103276">
                <text:p>0.05433316571032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41666705411831">
                <text:p>0.05416667054118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40869946571723">
                <text:p>0.05408699465717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534795908312315">
                <text:p>0.05347959083123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531647388461814">
                <text:p>0.05316473884618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531178454195286">
                <text:p>0.05311784541952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30823833617185">
                <text:p>0.05308238336171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530685013892189">
                <text:p>0.05306850138921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30063190334657">
                <text:p>0.05300631903346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2797786825347">
                <text:p>0.0527977868253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25015270964641">
                <text:p>0.05250152709646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23543659811651">
                <text:p>0.05235436598116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23425582436339">
                <text:p>0.05234255824363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521456074068424">
                <text:p>0.05214560740684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1740453134318">
                <text:p>0.0517404531343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514717162352344">
                <text:p>0.05147171623523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512096423653859">
                <text:p>0.05120964236538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10074314640067">
                <text:p>0.05100743146400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06184426515294">
                <text:p>0.05061844265152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04849834879523">
                <text:p>0.05048498348795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01388236010268">
                <text:p>0.05013882360102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98126624096046">
                <text:p>0.04981266240960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96688067287067">
                <text:p>0.04966880672870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96040644294667">
                <text:p>0.0496040644294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94279898379436">
                <text:p>0.04942798983794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93917957851997">
                <text:p>0.04939179578519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8989318869127">
                <text:p>0.0489893188691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82668244842745">
                <text:p>0.04826682448427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81788328275152">
                <text:p>0.04817883282751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78239917757169">
                <text:p>0.04782399177571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74582870776929">
                <text:p>0.04745828707769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73181368999359">
                <text:p>0.04731813689993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469958734317719">
                <text:p>0.04699587343177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68026685821173">
                <text:p>0.04680266858211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67891351495622">
                <text:p>0.04678913514956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6760038432025">
                <text:p>0.0467600384320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67025209714722">
                <text:p>0.04670252097147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65828487657494">
                <text:p>0.04658284876574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46526027274157">
                <text:p>0.0465260272741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464356793016009">
                <text:p>0.04643567930160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455117722819559">
                <text:p>0.04551177228195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51919842954431">
                <text:p>0.04519198429544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51709788245936">
                <text:p>0.04517097882459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443797662328313">
                <text:p>0.04437976623283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42129342389926">
                <text:p>0.04421293423899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40149165592495">
                <text:p>0.04401491655924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30105948183942">
                <text:p>0.04301059481839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427599523946452">
                <text:p>0.04275995239464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422557958699635">
                <text:p>0.04225579586996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421016999249093">
                <text:p>0.04210169992490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17223405458565">
                <text:p>0.04172234054585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11638092999147">
                <text:p>0.04116380929991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08186089211023">
                <text:p>0.04081860892110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08086203822742">
                <text:p>0.04080862038227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407200093427881">
                <text:p>0.04072000934278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406764440323093">
                <text:p>0.04067644403230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04138967449724">
                <text:p>0.04041389674497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040367410235">
                <text:p>0.040403674102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99884548742426">
                <text:p>0.03998845487424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99740877121204">
                <text:p>0.03997408771212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9946726167311">
                <text:p>0.0399467261673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96252502245572">
                <text:p>0.03962525022455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91951000110831">
                <text:p>0.03919510001108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91645821163055">
                <text:p>0.03916458211630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90247505315902">
                <text:p>0.03902475053159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8866571226721">
                <text:p>0.0388665712267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83148591497305">
                <text:p>0.03831485914973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82961102541877">
                <text:p>0.03829611025418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80904497843499">
                <text:p>0.03809044978434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79782733710936">
                <text:p>0.03797827337109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79589278855457">
                <text:p>0.03795892788554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76216522862389">
                <text:p>0.03762165228623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76211411304592">
                <text:p>0.03762114113045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75771309459422">
                <text:p>0.03757713094594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71976716940885">
                <text:p>0.03719767169408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70201230215212">
                <text:p>0.03702012302152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66657300702043">
                <text:p>0.03666573007020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66028807663714">
                <text:p>0.03660288076637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62280163177618">
                <text:p>0.03622801631776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61261801497762">
                <text:p>0.03612618014977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57578560868832">
                <text:p>0.03575785608688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56620205659875">
                <text:p>0.0356620205659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55924797664528">
                <text:p>0.03559247976645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52229654456507">
                <text:p>0.03522296544565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50998214575556">
                <text:p>0.03509982145755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50184652695964">
                <text:p>0.03501846526959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49965281633932">
                <text:p>0.03499652816339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45951585337397">
                <text:p>0.03459515853373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42065873907569">
                <text:p>0.03420658739075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41441686928817">
                <text:p>0.03414416869288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36831358456588">
                <text:p>0.03368313584565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36562413016076">
                <text:p>0.03365624130160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36325350673026">
                <text:p>0.03363253506730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35742856630374">
                <text:p>0.03357428566303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35375946072014">
                <text:p>0.03353759460720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35028013149975">
                <text:p>0.03350280131499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34067138383314">
                <text:p>0.03340671383833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32200586876947">
                <text:p>0.03322005868769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30704169925378">
                <text:p>0.03307041699253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30109541448517">
                <text:p>0.03301095414485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30016871058092">
                <text:p>0.03300168710580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29796231351278">
                <text:p>0.03297962313512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28997523046261">
                <text:p>0.03289975230462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2884172896838">
                <text:p>0.0328841728968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284873891338">
                <text:p>0.032848738913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28261140619934">
                <text:p>0.03282611406199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2799848210577">
                <text:p>0.0327998482105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27792765352595">
                <text:p>0.03277927653525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27755911178321">
                <text:p>0.03277559111783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25195658019503">
                <text:p>0.03251956580195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24071384491269">
                <text:p>0.03240713844912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22338165051819">
                <text:p>0.03223381650518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20761477143052">
                <text:p>0.03207614771430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19296730090349">
                <text:p>0.03192967300903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18997354788003">
                <text:p>0.03189973547880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17682876691117">
                <text:p>0.03176828766911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16778086551851">
                <text:p>0.03167780865518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15624519954902">
                <text:p>0.03156245199549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14662666075962">
                <text:p>0.03146626660759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13746738000764">
                <text:p>0.03137467380007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11890338271059">
                <text:p>0.03118903382710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10937739538814">
                <text:p>0.03109377395388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06776501297349">
                <text:p>0.03067765012973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06459335350062">
                <text:p>0.03064593353500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05835297622523">
                <text:p>0.03058352976225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05402228999397">
                <text:p>0.03054022289993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0537627539562">
                <text:p>0.0305376275395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305094053450951">
                <text:p>0.03050940534509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04579384691079">
                <text:p>0.03045793846910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03456354890456">
                <text:p>0.03034563548904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02492488576915">
                <text:p>0.03024924885769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00007348078478">
                <text:p>0.03000073480784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99098005870867">
                <text:p>0.02990980058708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98174986580784">
                <text:p>0.02981749865807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97800767021131">
                <text:p>0.02978007670211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96143243439535">
                <text:p>0.02961432434395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9335444568511">
                <text:p>0.0293354445685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92901061082048">
                <text:p>0.02929010610820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90926223537709">
                <text:p>0.02909262235377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87218964511019">
                <text:p>0.02872189645110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86435260265359">
                <text:p>0.02864352602653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86015252789202">
                <text:p>0.02860152527892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81751060125585">
                <text:p>0.02817510601255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80285553769758">
                <text:p>0.02802855537697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78940646624278">
                <text:p>0.02789406466242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78707242423762">
                <text:p>0.02787072424237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77331811993128">
                <text:p>0.02773318119931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76254888818154">
                <text:p>0.02762548888181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76129707112971">
                <text:p>0.02761297071129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76105531697322">
                <text:p>0.02761055316973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7322616623293">
                <text:p>0.0273226166232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72908722224285">
                <text:p>0.02729087222242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70518962870553">
                <text:p>0.02705189628705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69636067747792">
                <text:p>0.02696360677477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6938638921846">
                <text:p>0.0269386389218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655675395513">
                <text:p>0.026556753955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64553827827977">
                <text:p>0.02645538278279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60399342059086">
                <text:p>0.02603993420590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56968820681766">
                <text:p>0.02569688206817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55255925227966">
                <text:p>0.02552559252279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54633427916229">
                <text:p>0.02546334279162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53845866277874">
                <text:p>0.02538458662778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52503457272041">
                <text:p>0.02525034572720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51430496715936">
                <text:p>0.02514304967159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50478683912313">
                <text:p>0.02504786839123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48741420390462">
                <text:p>0.02487414203904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47256952538551">
                <text:p>0.02472569525385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46218733851934">
                <text:p>0.02462187338519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43341163687004">
                <text:p>0.02433411636870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40638466890763">
                <text:p>0.02406384668907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37565264906716">
                <text:p>0.02375652649067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37469086271678">
                <text:p>0.02374690862716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37212840923429">
                <text:p>0.02372128409234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37092304868206">
                <text:p>0.02370923048682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35913187289242">
                <text:p>0.02359131872892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34038644734055">
                <text:p>0.02340386447340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33465350091379">
                <text:p>0.02334653500913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33206142309512">
                <text:p>0.02332061423095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31211665914302">
                <text:p>0.02312116659143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30801232502794">
                <text:p>0.02308012325027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30131643100927">
                <text:p>0.02301316431009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30052119164586">
                <text:p>0.02300521191645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29497063675619">
                <text:p>0.02294970636756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29033566953393">
                <text:p>0.02290335669533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2899903119029">
                <text:p>0.0228999031190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28239734158203">
                <text:p>0.0228239734158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28133963524329">
                <text:p>0.02281339635243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28103796357457">
                <text:p>0.02281037963574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23793362679958">
                <text:p>0.02237933626799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23020548303327">
                <text:p>0.02230205483033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22622171002623">
                <text:p>0.02226221710026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21081323618738">
                <text:p>0.02210813236187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19963171749236">
                <text:p>0.02199631717492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15792741507162">
                <text:p>0.02157927415071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14828437203279">
                <text:p>0.02148284372032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14699397732367">
                <text:p>0.02146993977323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14180690876882">
                <text:p>0.02141806908768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10682476206594">
                <text:p>0.02106824762065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10127880522704">
                <text:p>0.02101278805227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06991852853353">
                <text:p>0.02069918528533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06762551408468">
                <text:p>0.02067625514084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06074903079512">
                <text:p>0.02060749030795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05447084859799">
                <text:p>0.02054470848597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04319103536228">
                <text:p>0.02043191035362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02691670961239">
                <text:p>0.02026916709612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00210958463935">
                <text:p>0.02002109584639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99058030618177">
                <text:p>0.01990580306181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96721989494768">
                <text:p>0.01967219894947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9582440579999">
                <text:p>0.0195824405799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94831290936789">
                <text:p>0.01948312909367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93944992263816">
                <text:p>0.01939449922638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92462973431869">
                <text:p>0.01924629734318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92290352912601">
                <text:p>0.01922903529126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91305839296896">
                <text:p>0.01913058392968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89954911858855">
                <text:p>0.01899549118588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89722295104885">
                <text:p>0.01897222951048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8948304681869">
                <text:p>0.0189483046818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89367491988471">
                <text:p>0.01893674919884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8783844705508">
                <text:p>0.0187838447055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87643025253882">
                <text:p>0.01876430252538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86051492875811">
                <text:p>0.01860514928758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85719758860764">
                <text:p>0.01857197588607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84539624635104">
                <text:p>0.01845396246351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84427805098465">
                <text:p>0.01844278050984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84254087362953">
                <text:p>0.01842540873629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84165758926223">
                <text:p>0.01841657589262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83896691014882">
                <text:p>0.01838966910148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83808411440486">
                <text:p>0.01838084114404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82999418168456">
                <text:p>0.01829994181684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82205066839255">
                <text:p>0.01822050668392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82091072579518">
                <text:p>0.01820910725795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81896348668021">
                <text:p>0.01818963486680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81260147640425">
                <text:p>0.01812601476404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81028930249704">
                <text:p>0.01810289302497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80692659868848">
                <text:p>0.01806926598688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78515757621172">
                <text:p>0.01785157576211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76959643721251">
                <text:p>0.01769596437212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7643894459198">
                <text:p>0.0176438944591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7553739690846">
                <text:p>0.0175537396908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75159601221296">
                <text:p>0.01751596012212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74775084522377">
                <text:p>0.01747750845223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73236776755045">
                <text:p>0.01732367767550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72976160773017">
                <text:p>0.01729761607730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70476140329043">
                <text:p>0.01704761403290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68891247639786">
                <text:p>0.01688912476397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68647674959065">
                <text:p>0.01686476749590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67377958247875">
                <text:p>0.01673779582478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67332030918203">
                <text:p>0.01673320309182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66899094998385">
                <text:p>0.01668990949983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6674737444098">
                <text:p>0.0166747374440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64941746164755">
                <text:p>0.01649417461647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61230606935097">
                <text:p>0.01612306069350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60887323389069">
                <text:p>0.01608873233890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60461164145303">
                <text:p>0.01604611641453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59658229728146">
                <text:p>0.01596582297281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58981062436838">
                <text:p>0.01589810624368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57959982088567">
                <text:p>0.01579599820885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56350540823926">
                <text:p>0.01563505408239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56215452351884">
                <text:p>0.01562154523518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5456156774243">
                <text:p>0.0154561567742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52009144812637">
                <text:p>0.01520091448126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51160235054599">
                <text:p>0.01511602350545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50600292923761">
                <text:p>0.01506002929237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50557860318516">
                <text:p>0.01505578603185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49722046983702">
                <text:p>0.01497220469837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49125296457475">
                <text:p>0.01491252964574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4640517908796">
                <text:p>0.0146405179087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43933161038343">
                <text:p>0.01439331610383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41540209039445">
                <text:p>0.01415402090394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41062795001649">
                <text:p>0.01410627950016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4029613801097">
                <text:p>0.0140296138010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40260618503266">
                <text:p>0.01402606185032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39189735957989">
                <text:p>0.01391897359579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37133879271446">
                <text:p>0.01371338792714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36932053849431">
                <text:p>0.01369320538494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36578947854023">
                <text:p>0.01365789478540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36279693788967">
                <text:p>0.01362796937889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3619963225232">
                <text:p>0.0136199632252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3562510080244">
                <text:p>0.0135625100802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35466903488725">
                <text:p>0.01354669034887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34343222035391">
                <text:p>0.01343432220353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33942027584571">
                <text:p>0.01339420275845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30628310178851">
                <text:p>0.01306283101788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29451239103374">
                <text:p>0.01294512391033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28732368343001">
                <text:p>0.01287323683430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28380670399661">
                <text:p>0.012838067039966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27133432564949">
                <text:p>0.01271334325649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26799306993572">
                <text:p>0.01267993069935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26741877423784">
                <text:p>0.01267418774237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26064926015666">
                <text:p>0.01260649260156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25391507128365">
                <text:p>0.01253915071283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2507999243342">
                <text:p>0.0125079992433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24233063257584">
                <text:p>0.01242330632575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21911958498057">
                <text:p>0.01219119584980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21104973167394">
                <text:p>0.01211049731673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20628608161654">
                <text:p>0.01206286081616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19405466174021">
                <text:p>0.01194054661740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18177148280478">
                <text:p>0.01181771482804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16559002261353">
                <text:p>0.01165590022613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13333863085542">
                <text:p>0.01133338630855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1320839199805">
                <text:p>0.0113208391998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11271197990693">
                <text:p>0.01112711979906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11247869721644">
                <text:p>0.01112478697216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10831458491818">
                <text:p>0.01108314584918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10805628858206">
                <text:p>0.01108056288582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10261929797204">
                <text:p>0.01102619297972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08218825837879">
                <text:p>0.01082188258378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06664378082309">
                <text:p>0.01066643780823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0659052442538">
                <text:p>0.0106590524425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06096663926269">
                <text:p>0.01060966639262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05089295351835">
                <text:p>0.010508929535183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04357895592239">
                <text:p>0.01043578955922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02685970778772">
                <text:p>0.01026859707787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02162843812442">
                <text:p>0.01021628438124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02119928940074">
                <text:p>0.01021199289400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01932796543854">
                <text:p>0.01019327965438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01824886749299">
                <text:p>0.01018248867492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01265510267483">
                <text:p>0.01012655102674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01070233580406">
                <text:p>0.01010702335804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00550502910978">
                <text:p>0.01005505029109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00357246550614">
                <text:p>0.01003572465506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999838462231845">
                <text:p>0.009998384622318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982725322536266">
                <text:p>0.009827253225362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981375054716955">
                <text:p>0.009813750547169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967272982453476">
                <text:p>0.009672729824534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964079868345538">
                <text:p>0.009640798683455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962470857661599">
                <text:p>0.009624708576615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953128619070361">
                <text:p>0.009531286190703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937905166515963">
                <text:p>0.00937905166515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93430002893811">
                <text:p>0.00934300028938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924661303675771">
                <text:p>0.009246613036757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918183768944729">
                <text:p>0.009181837689447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91447526790131">
                <text:p>0.00914475267901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91312580694416">
                <text:p>0.00913125806944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907278756722482">
                <text:p>0.009072787567224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90612734993291">
                <text:p>0.00906127349932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904621845817949">
                <text:p>0.0090462184581794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891857823324027">
                <text:p>0.008918578233240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880724734011649">
                <text:p>0.008807247340116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865338659610701">
                <text:p>0.008653386596107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849699631840876">
                <text:p>0.008496996318408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83773346017959">
                <text:p>0.00837733460179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834258530260181">
                <text:p>0.008342585302601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822935438376558">
                <text:p>0.008229354383765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821032825258398">
                <text:p>0.008210328252583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813108751085389">
                <text:p>0.008131087510853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804713451461513">
                <text:p>0.008047134514615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794134587469161">
                <text:p>0.007941345874691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786705804307043">
                <text:p>0.007867058043070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785409483043347">
                <text:p>0.007854094830433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78374976500867">
                <text:p>0.00783749765008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776839965575836">
                <text:p>0.007768399655758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774053532674222">
                <text:p>0.007740535326742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768797948429401">
                <text:p>0.007687979484294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767482667167318">
                <text:p>0.007674826671673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763731056249253">
                <text:p>0.007637310562492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737561742429842">
                <text:p>0.007375617424298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721794154191824">
                <text:p>0.007217941541918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711171872560893">
                <text:p>0.007111718725608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705949860959446">
                <text:p>0.007059498609594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703855921457183">
                <text:p>0.007038559214571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700859243511384">
                <text:p>0.007008592435113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69995121346818">
                <text:p>0.00699951213468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699772653047563">
                <text:p>0.006997726530475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692779229740184">
                <text:p>0.006927792297401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686571728154144">
                <text:p>0.006865717281541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683641397994416">
                <text:p>0.006836413979944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672584109293424">
                <text:p>0.006725841092934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66550517893128">
                <text:p>0.00665505178931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665136834503384">
                <text:p>0.006651368345033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65291711549366">
                <text:p>0.00652917115493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651572480387778">
                <text:p>0.006515724803877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650517222527915">
                <text:p>0.006505172225279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640612623129139">
                <text:p>0.006406126231291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639812358377426">
                <text:p>0.006398123583774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638068975750907">
                <text:p>0.006380689757509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635268760280577">
                <text:p>0.006352687602805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634224982767691">
                <text:p>0.006342249827676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632354460875547">
                <text:p>0.006323544608755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628156239898541">
                <text:p>0.006281562398985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614181067717029">
                <text:p>0.006141810677170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613181277737203">
                <text:p>0.006131812777372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611132214600139">
                <text:p>0.006111322146001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608478062558969">
                <text:p>0.006084780625589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607609228529407">
                <text:p>0.006076092285294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95382904005184">
                <text:p>0.005953829040051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68353334988026">
                <text:p>0.005683533349880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65696707287741">
                <text:p>0.005656967072877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8922302174582">
                <text:p>0.005589223021745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302887739516">
                <text:p>0.005563028877395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49055801369925">
                <text:p>0.005490558013699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43535551737594">
                <text:p>0.005435355517375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39070120503007">
                <text:p>0.005390701205030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33144377544906">
                <text:p>0.005331443775449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27574317347949">
                <text:p>0.005275743173479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03250409444446">
                <text:p>0.005032504094444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01417745112">
                <text:p>0.005014177451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494544077767926">
                <text:p>0.004945440777679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491441378613787">
                <text:p>0.004914413786137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490162107338327">
                <text:p>0.004901621073383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489897810809369">
                <text:p>0.004898978108093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488401608636482">
                <text:p>0.004884016086364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474271132475965">
                <text:p>0.004742711324759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465679084775593">
                <text:p>0.004656790847755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463299688098753">
                <text:p>0.004632996880987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445761432690776">
                <text:p>0.004457614326907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443382877046619">
                <text:p>0.004433828770466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442090213057209">
                <text:p>0.004420902130572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436097112266323">
                <text:p>0.004360971122663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435205641595679">
                <text:p>0.004352056415956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434620591412305">
                <text:p>0.004346205914123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429076413555898">
                <text:p>0.004290764135558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423239150558174">
                <text:p>0.004232391505581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420916329778648">
                <text:p>0.004209163297786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390263788027111">
                <text:p>0.003902637880271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377974178939348">
                <text:p>0.003779741789393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347202706549349">
                <text:p>0.003472027065493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339666849852214">
                <text:p>0.003396668498522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337411615610671">
                <text:p>0.003374116156106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329843559911585">
                <text:p>0.003298435599115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328157903233329">
                <text:p>0.003281579032333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304567067107077">
                <text:p>0.003045670671070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303615300798997">
                <text:p>0.003036153007989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302679550880816">
                <text:p>0.003026795508808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301970346591327">
                <text:p>0.003019703465913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297924771479718">
                <text:p>0.002979247714797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294603365037148">
                <text:p>0.002946033650371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290666540470397">
                <text:p>0.002906665404703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283234222136966">
                <text:p>0.002832342221369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281896744761522">
                <text:p>0.002818967447615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280776092307885">
                <text:p>0.002807760923078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268050143320807">
                <text:p>0.002680501433208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266879009805108">
                <text:p>0.002668790098051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265859986514615">
                <text:p>0.002658599865146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262019235627341">
                <text:p>0.002620192356273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257008122175783">
                <text:p>0.002570081221757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244339425753712">
                <text:p>0.002443394257537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237512068219326">
                <text:p>0.002375120682193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234178393118683">
                <text:p>0.002341783931186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230169873156183">
                <text:p>0.002301698731561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225285699047731">
                <text:p>0.002252856990477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225266726860639">
                <text:p>0.002252667268606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224977912935895">
                <text:p>0.002249779129358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222881849050211">
                <text:p>0.002228818490502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210648354588424">
                <text:p>0.002106483545884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205462721011034">
                <text:p>0.002054627210110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200374134738299">
                <text:p>0.002003741347382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189907955902018">
                <text:p>0.001899079559020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189306283246863">
                <text:p>0.001893062832468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182072807648592">
                <text:p>0.001820728076485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143038225872424">
                <text:p>0.001430382258724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20811411702017">
                <text:p>0.001208114117020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118916491593065">
                <text:p>0.001189164915930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114578318199292">
                <text:p>0.001145783181992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876cm" svg:y="4.17cm" style:legend-expansion="high" chart:style-name="ch2"/>
        <chart:plot-area chart:style-name="ch3" table:cell-range-address="相似度排序.B1:相似度排序.B40" svg:x="0.769cm" svg:y="0.851cm" svg:width="12.469cm" svg:height="7.542cm">
          <chartooo:coordinate-region svg:x="1.681cm" svg:y="1.051cm" svg:width="11.37cm" svg:height="6.2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相似度排序.B1:相似度排序.B40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8737938449512">
                <text:p>0.128737938449512</text:p>
                <draw:g>
                  <svg:desc>相似度排序.B1:相似度排序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6139852907277">
                <text:p>0.126139852907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987918426158">
                <text:p>0.121987918426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9294826499195">
                <text:p>0.119294826499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4996504146744">
                <text:p>0.114996504146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4059370672358">
                <text:p>0.114059370672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6002843846771">
                <text:p>0.106002843846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72261806932">
                <text:p>0.10072261806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6261355769015">
                <text:p>0.0906261355769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76011948328313">
                <text:p>0.0876011948328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3050491934924">
                <text:p>0.0830504919349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07514784318485">
                <text:p>0.0807514784318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84834716960754">
                <text:p>0.0784834716960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2328968826594">
                <text:p>0.0772328968826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57302103899324">
                <text:p>0.0757302103899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32382583399033">
                <text:p>0.0732382583399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10750700651635">
                <text:p>0.0710750700651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77547868003448">
                <text:p>0.0677547868003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71532485184146">
                <text:p>0.0671532485184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69226869363019">
                <text:p>0.0669226869363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63324351492246">
                <text:p>0.0663324351492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53239351617607">
                <text:p>0.0653239351617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43366582532615">
                <text:p>0.0543366582532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40100784726767">
                <text:p>0.05401007847267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20809565539467">
                <text:p>0.0520809565539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19526153888668">
                <text:p>0.0519526153888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90509820533424">
                <text:p>0.0490509820533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8615289270648">
                <text:p>0.0448615289270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3761889520246">
                <text:p>0.0433761889520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21399392156132">
                <text:p>0.0421399392156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146654533762">
                <text:p>0.039146654533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77417054859586">
                <text:p>0.0377417054859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73928980446756">
                <text:p>0.0373928980446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7323550765605">
                <text:p>0.036732355076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8939864529982">
                <text:p>0.0348939864529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3203739270395">
                <text:p>0.0323203739270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22974109497633">
                <text:p>0.0322974109497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15036448315939">
                <text:p>0.03150364483159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95636968047756">
                <text:p>0.0295636968047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49600069209608">
                <text:p>0.0149600069209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76cm" svg:y="4.176cm" style:legend-expansion="high" chart:style-name="ch2"/>
        <chart:plot-area chart:style-name="ch3" table:cell-range-address="第一层.C1:第一层.C28" svg:x="0.769cm" svg:y="0.855cm" svg:width="12.469cm" svg:height="7.55cm">
          <chartooo:coordinate-region svg:x="1.496cm" svg:y="1.055cm" svg:width="11.555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第一层.C1:第一层.C28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8972391257248">
                <text:p>0.568972391257248</text:p>
                <draw:g>
                  <svg:desc>第一层.C1:第一层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929446880573">
                <text:p>0.54929446880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0140220690985">
                <text:p>0.530140220690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000592420849">
                <text:p>0.52000592420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0402534564019">
                <text:p>0.510402534564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7079140957263">
                <text:p>0.507079140957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3881035667558">
                <text:p>0.453881035667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3552673761612">
                <text:p>0.423552673761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8596231582267">
                <text:p>0.408596231582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3440963045089">
                <text:p>0.383440963045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0541312278348">
                <text:p>0.370541312278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4864878226639">
                <text:p>0.344864878226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1343195478339">
                <text:p>0.331343195478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817789208217">
                <text:p>0.32817789208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5073450295653">
                <text:p>0.315073450295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5874512169202">
                <text:p>0.245874512169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0307307652837">
                <text:p>0.240307307652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0825354533114">
                <text:p>0.210825354533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9463330740091">
                <text:p>0.199463330740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7789662682928">
                <text:p>0.187789662682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774844051946">
                <text:p>0.18774844051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5799665109422">
                <text:p>0.185799665109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7671003837002">
                <text:p>0.147671003837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41114414039375">
                <text:p>0.064111441403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619963225232">
                <text:p>0.013619963225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8732368343001">
                <text:p>0.012873236834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81375054716955">
                <text:p>0.009813750547169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76839965575836">
                <text:p>0.00776839965575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876cm" svg:y="4.17cm" style:legend-expansion="high" chart:style-name="ch2"/>
        <chart:plot-area chart:style-name="ch3" table:cell-range-address="第二层.C1:第二层.C91" svg:x="0.769cm" svg:y="0.851cm" svg:width="12.469cm" svg:height="7.542cm">
          <chartooo:coordinate-region svg:x="1.681cm" svg:y="1.05cm" svg:width="11.37cm" svg:height="6.2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第二层.C1:第二层.C91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6198030461353">
                <text:p>0.366198030461353</text:p>
                <draw:g>
                  <svg:desc>第二层.C1:第二层.C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2210895069117">
                <text:p>0.352210895069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5839530481994">
                <text:p>0.325839530481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2926485445105">
                <text:p>0.322926485445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2337066642917">
                <text:p>0.322337066642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400164941989">
                <text:p>0.298400164941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5086240530262">
                <text:p>0.295086240530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3925879424369">
                <text:p>0.293925879424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598000696181">
                <text:p>0.262598000696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0783818978592">
                <text:p>0.260783818978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8692711857693">
                <text:p>0.258692711857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489413598453">
                <text:p>0.215489413598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1961374915794">
                <text:p>0.211961374915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1487961916263">
                <text:p>0.211487961916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2262647422476">
                <text:p>0.192262647422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9405430040091">
                <text:p>0.189405430040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8604472743985">
                <text:p>0.188604472743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6418753068238">
                <text:p>0.176418753068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3435458124282">
                <text:p>0.173435458124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1004138481738">
                <text:p>0.171004138481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4023634370048">
                <text:p>0.164023634370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1576752722571">
                <text:p>0.151576752722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0044950924223">
                <text:p>0.150044950924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8392949714878">
                <text:p>0.1483929497148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657585578459">
                <text:p>0.146657585578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3841717997572">
                <text:p>0.143841717997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8123612146634">
                <text:p>0.138123612146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7268405768369">
                <text:p>0.127268405768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4077508293066">
                <text:p>0.124077508293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2178852870963">
                <text:p>0.112178852870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0863163497483">
                <text:p>0.110863163497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6145877167223">
                <text:p>0.106145877167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5138142305903">
                <text:p>0.095138142305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41071563708377">
                <text:p>0.09410715637083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22537853867258">
                <text:p>0.0922537853867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01346549084149">
                <text:p>0.0901346549084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21884024275504">
                <text:p>0.0821884024275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89652869015812">
                <text:p>0.0789652869015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2626147077553">
                <text:p>0.072626147077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83220504960191">
                <text:p>0.0683220504960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81261024860957">
                <text:p>0.0581261024860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30823833617185">
                <text:p>0.0530823833617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30063190334657">
                <text:p>0.0530063190334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78239917757169">
                <text:p>0.0478239917757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68026685821173">
                <text:p>0.0468026685821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30105948183942">
                <text:p>0.0430105948183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99884548742426">
                <text:p>0.0399884548742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99740877121204">
                <text:p>0.0399740877121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79589278855456">
                <text:p>0.0379589278855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75771309459422">
                <text:p>0.0375771309459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5951585337397">
                <text:p>0.0345951585337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35028013149975">
                <text:p>0.0335028013149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2338165051819">
                <text:p>0.0322338165051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00007348078478">
                <text:p>0.03000073480784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6105531697322">
                <text:p>0.0276105531697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64553827827977">
                <text:p>0.02645538278279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3845866277874">
                <text:p>0.0253845866277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30801232502794">
                <text:p>0.0230801232502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89954911858855">
                <text:p>0.0189954911858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948304681869">
                <text:p>0.01894830468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84539624635104">
                <text:p>0.0184539624635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78515757621172">
                <text:p>0.0178515757621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49125296457475">
                <text:p>0.0149125296457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9189735957989">
                <text:p>0.0139189735957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36932053849431">
                <text:p>0.01369320538494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8380670399661">
                <text:p>0.01283806703996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507999243342">
                <text:p>0.012507999243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24233063257584">
                <text:p>0.01242330632575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21104973167394">
                <text:p>0.01211049731673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6096663926269">
                <text:p>0.0106096663926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1070233580406">
                <text:p>0.01010702335804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0357246550614">
                <text:p>0.0100357246550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24661303675771">
                <text:p>0.00924661303675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1447526790131">
                <text:p>0.00914475267901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74053532674222">
                <text:p>0.00774053532674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67482667167318">
                <text:p>0.00767482667167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11171872560893">
                <text:p>0.007111718725608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91441378613787">
                <text:p>0.00491441378613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45761432690776">
                <text:p>0.004457614326907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35205641595679">
                <text:p>0.004352056415956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29076413555898">
                <text:p>0.00429076413555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57008122175783">
                <text:p>0.002570081221757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34178393118683">
                <text:p>0.002341783931186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24977912935895">
                <text:p>0.00224977912935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89306283246863">
                <text:p>0.001893062832468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20811411702017">
                <text:p>0.00120811411702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18916491593065">
                <text:p>0.00118916491593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